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italic" fo:font-weight="bold" officeooo:rsid="00197404" officeooo:paragraph-rsid="00197404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italic" fo:font-weight="bold" officeooo:rsid="00197404" officeooo:paragraph-rsid="001a5a67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font-name="Arial2" fo:font-style="italic" fo:font-weight="bold" officeooo:rsid="00197404" officeooo:paragraph-rsid="00197404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font-name="Arial2" fo:font-style="italic" fo:font-weight="bold" officeooo:rsid="00197404" officeooo:paragraph-rsid="001a9521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font-name="Arial2" fo:font-style="italic" fo:font-weight="bold" officeooo:rsid="00197404" officeooo:paragraph-rsid="001e710f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font-name="Arial2" officeooo:paragraph-rsid="00197404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font-name="Arial2" officeooo:rsid="001a5a67" officeooo:paragraph-rsid="001a5a67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font-name="Arial2" fo:font-style="normal" fo:font-weight="normal" officeooo:rsid="0020323a" officeooo:paragraph-rsid="0020323a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normal" officeooo:paragraph-rsid="001a5a67" style:font-style-asian="normal" style:font-style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normal" fo:font-weight="normal" officeooo:rsid="00197404" officeooo:paragraph-rsid="001cd5ad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normal" fo:font-weight="normal" officeooo:rsid="00197404" officeooo:paragraph-rsid="001e710f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normal" fo:font-weight="normal" officeooo:rsid="001cd5ad" officeooo:paragraph-rsid="001cd5ad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normal" fo:font-weight="normal" officeooo:rsid="001cd5ad" officeooo:paragraph-rsid="0020323a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normal" fo:font-weight="normal" officeooo:rsid="0020323a" officeooo:paragraph-rsid="0020323a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font-style="normal" officeooo:rsid="001a5a67" officeooo:paragraph-rsid="001a5a67" fo:background-color="transparent" style:font-name-asian="Arial3" style:font-size-asian="11pt" style:font-style-asian="normal" style:font-name-complex="Arial3" style:font-style-complex="normal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font-style="normal" fo:font-weight="normal" officeooo:rsid="001cd5ad" officeooo:paragraph-rsid="001cd5ad" fo:background-color="transparent" style:font-name-asian="Arial3" style:font-size-asian="11pt" style:font-style-asian="normal" style:font-weight-asian="normal" style:font-name-complex="Arial3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font-style="normal" fo:font-weight="normal" officeooo:rsid="001e710f" officeooo:paragraph-rsid="001e710f" fo:background-color="transparent" style:font-name-asian="Arial3" style:font-size-asian="11pt" style:font-style-asian="normal" style:font-weight-asian="normal" style:font-name-complex="Arial3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font-style="normal" fo:font-weight="normal" fo:background-color="transparent" style:font-name-asian="Arial3" style:font-size-asian="11pt" style:font-style-asian="normal" style:font-weight-asian="normal" style:font-name-complex="Arial3" style:font-style-complex="normal" style:font-weight-complex="normal"/>
    </style:style>
    <style:style style:name="P19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style:use-window-font-color="true" loext:opacity="0%" style:font-name="Arial" fo:font-size="11pt" fo:letter-spacing="normal" fo:font-style="normal" fo:font-weight="normal" officeooo:rsid="0034a6d3" officeooo:paragraph-rsid="0034a6d3" fo:background-color="transparent" style:font-name-asian="Arial3" style:font-size-asian="11pt" style:font-style-asian="normal" style:font-weight-asian="normal" style:font-name-complex="Arial3" style:font-style-complex="normal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style:use-window-font-color="true" loext:opacity="0%" style:font-name="Arial" fo:font-size="11pt" fo:letter-spacing="normal" fo:background-color="transparent" style:font-name-asian="Arial3" style:font-size-asian="11pt" style:font-name-complex="Arial3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style:use-window-font-color="true" loext:opacity="0%" style:font-name="Arial" fo:font-size="11pt" fo:letter-spacing="normal" officeooo:paragraph-rsid="00369af6" fo:background-color="transparent" style:font-name-asian="Arial3" style:font-size-asian="11pt" style:font-name-complex="Arial3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style:use-window-font-color="true" loext:opacity="0%" style:font-name="Arial" fo:font-size="11pt" fo:letter-spacing="normal" officeooo:paragraph-rsid="003b9814" fo:background-color="transparent" style:font-name-asian="Arial3" style:font-size-asian="11pt" style:font-name-complex="Arial3"/>
    </style:style>
    <style:style style:name="P23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style:use-window-font-color="true" loext:opacity="0%" style:font-name="Arial" fo:font-size="11pt" fo:letter-spacing="normal" officeooo:rsid="00255219" officeooo:paragraph-rsid="002ece6b" fo:background-color="transparent" style:font-name-asian="Arial3" style:font-size-asian="11pt" style:font-name-complex="Arial3" style:font-size-complex="9pt"/>
    </style:style>
    <style:style style:name="P2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style:use-window-font-color="true" loext:opacity="0%" style:font-name="Arial" fo:font-size="11pt" fo:letter-spacing="normal" fo:font-style="italic" fo:font-weight="bold" officeooo:paragraph-rsid="0034a6d3" fo:background-color="transparent" style:font-name-asian="Arial3" style:font-size-asian="11pt" style:font-style-asian="italic" style:font-weight-asian="bold" style:font-name-complex="Arial3"/>
    </style:style>
    <style:style style:name="P2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style:use-window-font-color="true" loext:opacity="0%" style:font-name="Arial" fo:font-size="11pt" fo:letter-spacing="normal" fo:font-style="italic" fo:font-weight="bold" officeooo:paragraph-rsid="003c7ced" fo:background-color="transparent" style:font-name-asian="Arial3" style:font-size-asian="11pt" style:font-style-asian="italic" style:font-weight-asian="bold" style:font-name-complex="Arial3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style:use-window-font-color="true" loext:opacity="0%" style:font-name="Arial" fo:font-size="11pt" fo:letter-spacing="normal" fo:font-style="italic" fo:font-weight="bold" officeooo:paragraph-rsid="003d37b1" fo:background-color="transparent" style:font-name-asian="Arial3" style:font-size-asian="11pt" style:font-style-asian="italic" style:font-weight-asian="bold" style:font-name-complex="Arial3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e710f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20323a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2d138b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2a0eb5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2ece6b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3184ed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32c12a"/>
    </style:style>
    <style:style style:name="P3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officeooo:paragraph-rsid="00369af6"/>
    </style:style>
    <style:style style:name="P3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officeooo:paragraph-rsid="003b9814"/>
    </style:style>
    <style:style style:name="P3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officeooo:paragraph-rsid="003bf330"/>
    </style:style>
    <style:style style:name="P3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officeooo:paragraph-rsid="003d37b1"/>
    </style:style>
    <style:style style:name="P3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officeooo:paragraph-rsid="003dffe1"/>
    </style:style>
    <style:style style:name="P3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officeooo:paragraph-rsid="003eb38d"/>
    </style:style>
    <style:style style:name="P40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1e710f" officeooo:paragraph-rsid="001e710f"/>
    </style:style>
    <style:style style:name="P4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1e710f" officeooo:paragraph-rsid="001e7c47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1e710f" officeooo:paragraph-rsid="0020323a"/>
    </style:style>
    <style:style style:name="P43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1e710f" officeooo:paragraph-rsid="0020f5f8"/>
    </style:style>
    <style:style style:name="P44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20323a" officeooo:paragraph-rsid="0020323a"/>
    </style:style>
    <style:style style:name="P45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355269" loext:opacity="100%" style:font-name="Arial" fo:font-size="9pt" fo:letter-spacing="normal" officeooo:rsid="0022fff6" officeooo:paragraph-rsid="0022fff6" fo:background-color="transparent" style:font-name-asian="Arial3" style:font-size-asian="9pt" style:font-name-complex="Arial3" style:font-size-complex="9pt"/>
    </style:style>
    <style:style style:name="P46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355269" loext:opacity="100%" style:font-name="Arial" fo:font-size="9pt" fo:letter-spacing="normal" officeooo:rsid="0022fff6" officeooo:paragraph-rsid="0022fff6" fo:background-color="transparent" style:font-name-asian="Arial3" style:font-size-asian="9pt" style:font-name-complex="Arial3" style:font-size-complex="9pt"/>
    </style:style>
    <style:style style:name="P47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355269" loext:opacity="100%" style:font-name="Arial" fo:font-size="9pt" fo:letter-spacing="normal" officeooo:rsid="0022fff6" officeooo:paragraph-rsid="00241daf" fo:background-color="transparent" style:font-name-asian="Arial3" style:font-size-asian="9pt" style:font-name-complex="Arial3" style:font-size-complex="9pt"/>
    </style:style>
    <style:style style:name="P4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2fff6" officeooo:paragraph-rsid="002a0eb5" fo:background-color="transparent" style:font-name-asian="Arial3" style:font-size-asian="9pt" style:font-name-complex="Arial3" style:font-size-complex="9pt"/>
    </style:style>
    <style:style style:name="P4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2fff6" officeooo:paragraph-rsid="00270879" fo:background-color="transparent" style:font-name-asian="Arial3" style:font-size-asian="9pt" style:font-name-complex="Arial3" style:font-size-complex="9pt"/>
    </style:style>
    <style:style style:name="P5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2fff6" officeooo:paragraph-rsid="002b5dc6" fo:background-color="transparent" style:font-name-asian="Arial3" style:font-size-asian="9pt" style:font-name-complex="Arial3" style:font-size-complex="9pt"/>
    </style:style>
    <style:style style:name="P5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2fff6" officeooo:paragraph-rsid="002c4126" fo:background-color="transparent" style:font-name-asian="Arial3" style:font-size-asian="9pt" style:font-name-complex="Arial3" style:font-size-complex="9pt"/>
    </style:style>
    <style:style style:name="P5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2fff6" officeooo:paragraph-rsid="002c8331" fo:background-color="transparent" style:font-name-asian="Arial3" style:font-size-asian="9pt" style:font-name-complex="Arial3" style:font-size-complex="9pt"/>
    </style:style>
    <style:style style:name="P5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2fff6" officeooo:paragraph-rsid="002ece6b" fo:background-color="transparent" style:font-name-asian="Arial3" style:font-size-asian="9pt" style:font-name-complex="Arial3" style:font-size-complex="9pt"/>
    </style:style>
    <style:style style:name="P5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2fff6" officeooo:paragraph-rsid="003184ed" fo:background-color="transparent" style:font-name-asian="Arial3" style:font-size-asian="9pt" style:font-name-complex="Arial3" style:font-size-complex="9pt"/>
    </style:style>
    <style:style style:name="P5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2fff6" officeooo:paragraph-rsid="0032c12a" fo:background-color="transparent" style:font-name-asian="Arial3" style:font-size-asian="9pt" style:font-name-complex="Arial3" style:font-size-complex="9pt"/>
    </style:style>
    <style:style style:name="P5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55219" officeooo:paragraph-rsid="002a0eb5" fo:background-color="transparent" style:font-name-asian="Arial3" style:font-size-asian="9pt" style:font-name-complex="Arial3" style:font-size-complex="9pt"/>
    </style:style>
    <style:style style:name="P57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55219" officeooo:paragraph-rsid="002b5dc6" fo:background-color="transparent" style:font-name-asian="Arial3" style:font-size-asian="9pt" style:font-name-complex="Arial3" style:font-size-complex="9pt"/>
    </style:style>
    <style:style style:name="P58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55219" officeooo:paragraph-rsid="002c4126" fo:background-color="transparent" style:font-name-asian="Arial3" style:font-size-asian="9pt" style:font-name-complex="Arial3" style:font-size-complex="9pt"/>
    </style:style>
    <style:style style:name="P59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55219" officeooo:paragraph-rsid="002c8331" fo:background-color="transparent" style:font-name-asian="Arial3" style:font-size-asian="9pt" style:font-name-complex="Arial3" style:font-size-complex="9pt"/>
    </style:style>
    <style:style style:name="P6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55219" officeooo:paragraph-rsid="002ece6b" fo:background-color="transparent" style:font-name-asian="Arial3" style:font-size-asian="9pt" style:font-name-complex="Arial3" style:font-size-complex="9pt"/>
    </style:style>
    <style:style style:name="P6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55219" officeooo:paragraph-rsid="003184ed" fo:background-color="transparent" style:font-name-asian="Arial3" style:font-size-asian="9pt" style:font-name-complex="Arial3" style:font-size-complex="9pt"/>
    </style:style>
    <style:style style:name="P6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55219" officeooo:paragraph-rsid="0032c12a" fo:background-color="transparent" style:font-name-asian="Arial3" style:font-size-asian="9pt" style:font-name-complex="Arial3" style:font-size-complex="9pt"/>
    </style:style>
    <style:style style:name="P63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355269" loext:opacity="100%" style:font-name="Arial" fo:font-size="9pt" fo:letter-spacing="normal" officeooo:rsid="00270879" officeooo:paragraph-rsid="00270879" fo:background-color="transparent" style:font-name-asian="Arial3" style:font-size-asian="9pt" style:font-name-complex="Arial3" style:font-size-complex="9pt"/>
    </style:style>
    <style:style style:name="P64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70879" officeooo:paragraph-rsid="002b5dc6" fo:background-color="transparent" style:font-name-asian="Arial3" style:font-size-asian="9pt" style:font-name-complex="Arial3" style:font-size-complex="9pt"/>
    </style:style>
    <style:style style:name="P65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70879" officeooo:paragraph-rsid="002c4126" fo:background-color="transparent" style:font-name-asian="Arial3" style:font-size-asian="9pt" style:font-name-complex="Arial3" style:font-size-complex="9pt"/>
    </style:style>
    <style:style style:name="P66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70879" officeooo:paragraph-rsid="002c8331" fo:background-color="transparent" style:font-name-asian="Arial3" style:font-size-asian="9pt" style:font-name-complex="Arial3" style:font-size-complex="9pt"/>
    </style:style>
    <style:style style:name="P6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a0eb5" officeooo:paragraph-rsid="002a0eb5" fo:background-color="transparent" style:font-name-asian="Arial3" style:font-size-asian="9pt" style:font-name-complex="Arial3" style:font-size-complex="9pt"/>
    </style:style>
    <style:style style:name="P6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a0eb5" officeooo:paragraph-rsid="002b5dc6" fo:background-color="transparent" style:font-name-asian="Arial3" style:font-size-asian="9pt" style:font-name-complex="Arial3" style:font-size-complex="9pt"/>
    </style:style>
    <style:style style:name="P6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a0eb5" officeooo:paragraph-rsid="002c4126" fo:background-color="transparent" style:font-name-asian="Arial3" style:font-size-asian="9pt" style:font-name-complex="Arial3" style:font-size-complex="9pt"/>
    </style:style>
    <style:style style:name="P7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a0eb5" officeooo:paragraph-rsid="002c8331" fo:background-color="transparent" style:font-name-asian="Arial3" style:font-size-asian="9pt" style:font-name-complex="Arial3" style:font-size-complex="9pt"/>
    </style:style>
    <style:style style:name="P7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a0eb5" officeooo:paragraph-rsid="002ece6b" fo:background-color="transparent" style:font-name-asian="Arial3" style:font-size-asian="9pt" style:font-name-complex="Arial3" style:font-size-complex="9pt"/>
    </style:style>
    <style:style style:name="P7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a0eb5" officeooo:paragraph-rsid="003184ed" fo:background-color="transparent" style:font-name-asian="Arial3" style:font-size-asian="9pt" style:font-name-complex="Arial3" style:font-size-complex="9pt"/>
    </style:style>
    <style:style style:name="P7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a0eb5" officeooo:paragraph-rsid="0032c12a" fo:background-color="transparent" style:font-name-asian="Arial3" style:font-size-asian="9pt" style:font-name-complex="Arial3" style:font-size-complex="9pt"/>
    </style:style>
    <style:style style:name="P7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41daf" officeooo:paragraph-rsid="002a0eb5" fo:background-color="transparent" style:font-name-asian="Arial3" style:font-size-asian="9pt" style:font-name-complex="Arial3" style:font-size-complex="9pt"/>
    </style:style>
    <style:style style:name="P7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41daf" officeooo:paragraph-rsid="002b5dc6" fo:background-color="transparent" style:font-name-asian="Arial3" style:font-size-asian="9pt" style:font-name-complex="Arial3" style:font-size-complex="9pt"/>
    </style:style>
    <style:style style:name="P7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41daf" officeooo:paragraph-rsid="002c4126" fo:background-color="transparent" style:font-name-asian="Arial3" style:font-size-asian="9pt" style:font-name-complex="Arial3" style:font-size-complex="9pt"/>
    </style:style>
    <style:style style:name="P7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41daf" officeooo:paragraph-rsid="002c8331" fo:background-color="transparent" style:font-name-asian="Arial3" style:font-size-asian="9pt" style:font-name-complex="Arial3" style:font-size-complex="9pt"/>
    </style:style>
    <style:style style:name="P7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41daf" officeooo:paragraph-rsid="002ece6b" fo:background-color="transparent" style:font-name-asian="Arial3" style:font-size-asian="9pt" style:font-name-complex="Arial3" style:font-size-complex="9pt"/>
    </style:style>
    <style:style style:name="P7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41daf" officeooo:paragraph-rsid="003184ed" fo:background-color="transparent" style:font-name-asian="Arial3" style:font-size-asian="9pt" style:font-name-complex="Arial3" style:font-size-complex="9pt"/>
    </style:style>
    <style:style style:name="P8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41daf" officeooo:paragraph-rsid="0032c12a" fo:background-color="transparent" style:font-name-asian="Arial3" style:font-size-asian="9pt" style:font-name-complex="Arial3" style:font-size-complex="9pt"/>
    </style:style>
    <style:style style:name="P8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b5dc6" officeooo:paragraph-rsid="002b5dc6" fo:background-color="transparent" style:font-name-asian="Arial3" style:font-size-asian="9pt" style:font-name-complex="Arial3" style:font-size-complex="9pt"/>
    </style:style>
    <style:style style:name="P8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b5dc6" officeooo:paragraph-rsid="002c4126" fo:background-color="transparent" style:font-name-asian="Arial3" style:font-size-asian="9pt" style:font-name-complex="Arial3" style:font-size-complex="9pt"/>
    </style:style>
    <style:style style:name="P8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b5dc6" officeooo:paragraph-rsid="002c8331" fo:background-color="transparent" style:font-name-asian="Arial3" style:font-size-asian="9pt" style:font-name-complex="Arial3" style:font-size-complex="9pt"/>
    </style:style>
    <style:style style:name="P8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b5dc6" officeooo:paragraph-rsid="002ece6b" fo:background-color="transparent" style:font-name-asian="Arial3" style:font-size-asian="9pt" style:font-name-complex="Arial3" style:font-size-complex="9pt"/>
    </style:style>
    <style:style style:name="P8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b5dc6" officeooo:paragraph-rsid="003184ed" fo:background-color="transparent" style:font-name-asian="Arial3" style:font-size-asian="9pt" style:font-name-complex="Arial3" style:font-size-complex="9pt"/>
    </style:style>
    <style:style style:name="P8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b5dc6" officeooo:paragraph-rsid="0032c12a" fo:background-color="transparent" style:font-name-asian="Arial3" style:font-size-asian="9pt" style:font-name-complex="Arial3" style:font-size-complex="9pt"/>
    </style:style>
    <style:style style:name="P8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369af6" officeooo:paragraph-rsid="00369af6" fo:background-color="transparent" style:font-name-asian="Arial3" style:font-size-asian="9pt" style:font-name-complex="Arial3" style:font-size-complex="9pt"/>
    </style:style>
    <style:style style:name="P88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355269" loext:opacity="100%" style:font-name="Arial" fo:font-size="9pt" fo:letter-spacing="normal" officeooo:rsid="00255219" officeooo:paragraph-rsid="0022fff6" fo:background-color="transparent" style:font-name-asian="Arial3" style:font-size-asian="9pt" style:font-name-complex="Arial3"/>
    </style:style>
    <style:style style:name="P89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355269" loext:opacity="100%" style:font-name="Arial" fo:font-size="9pt" fo:letter-spacing="normal" fo:language="es" fo:country="AR" officeooo:rsid="002d138b" officeooo:paragraph-rsid="002d138b" fo:background-color="transparent" style:font-name-asian="Arial3" style:font-size-asian="9pt" style:font-name-complex="Arial3" style:font-size-complex="9pt"/>
    </style:style>
    <style:style style:name="P90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355269" loext:opacity="100%" style:font-name="Arial" fo:font-size="9pt" fo:letter-spacing="normal" fo:language="es" fo:country="AR" officeooo:rsid="002d138b" officeooo:paragraph-rsid="002ece6b" fo:background-color="transparent" style:font-name-asian="Arial3" style:font-size-asian="9pt" style:font-name-complex="Arial3" style:font-size-complex="9pt"/>
    </style:style>
    <style:style style:name="P9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355269" loext:opacity="100%" style:font-name="Arial" fo:font-size="9pt" fo:letter-spacing="normal" fo:language="es" fo:country="AR" officeooo:rsid="002d138b" officeooo:paragraph-rsid="003184ed" fo:background-color="transparent" style:font-name-asian="Arial3" style:font-size-asian="9pt" style:font-name-complex="Arial3" style:font-size-complex="9pt"/>
    </style:style>
    <style:style style:name="P92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355269" loext:opacity="100%" style:font-name="Arial" fo:font-size="9pt" fo:letter-spacing="normal" fo:language="es" fo:country="AR" officeooo:rsid="002d138b" officeooo:paragraph-rsid="0032c12a" fo:background-color="transparent" style:font-name-asian="Arial3" style:font-size-asian="9pt" style:font-name-complex="Arial3" style:font-size-complex="9pt"/>
    </style:style>
    <style:style style:name="P9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41daf" officeooo:paragraph-rsid="002a0eb5" fo:background-color="transparent" style:font-name-asian="Arial3" style:font-size-asian="9pt" style:font-name-complex="Arial3" style:font-size-complex="9pt"/>
    </style:style>
    <style:style style:name="P9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41daf" officeooo:paragraph-rsid="002b5dc6" fo:background-color="transparent" style:font-name-asian="Arial3" style:font-size-asian="9pt" style:font-name-complex="Arial3" style:font-size-complex="9pt"/>
    </style:style>
    <style:style style:name="P9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41daf" officeooo:paragraph-rsid="002c4126" fo:background-color="transparent" style:font-name-asian="Arial3" style:font-size-asian="9pt" style:font-name-complex="Arial3" style:font-size-complex="9pt"/>
    </style:style>
    <style:style style:name="P9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41daf" officeooo:paragraph-rsid="002c8331" fo:background-color="transparent" style:font-name-asian="Arial3" style:font-size-asian="9pt" style:font-name-complex="Arial3" style:font-size-complex="9pt"/>
    </style:style>
    <style:style style:name="P9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41daf" officeooo:paragraph-rsid="002ece6b" fo:background-color="transparent" style:font-name-asian="Arial3" style:font-size-asian="9pt" style:font-name-complex="Arial3" style:font-size-complex="9pt"/>
    </style:style>
    <style:style style:name="P9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41daf" officeooo:paragraph-rsid="003184ed" fo:background-color="transparent" style:font-name-asian="Arial3" style:font-size-asian="9pt" style:font-name-complex="Arial3" style:font-size-complex="9pt"/>
    </style:style>
    <style:style style:name="P9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41daf" officeooo:paragraph-rsid="0032c12a" fo:background-color="transparent" style:font-name-asian="Arial3" style:font-size-asian="9pt" style:font-name-complex="Arial3" style:font-size-complex="9pt"/>
    </style:style>
    <style:style style:name="P10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55219" officeooo:paragraph-rsid="002a0eb5" fo:background-color="transparent" style:font-name-asian="Arial3" style:font-size-asian="9pt" style:font-name-complex="Arial3" style:font-size-complex="9pt"/>
    </style:style>
    <style:style style:name="P10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55219" officeooo:paragraph-rsid="002b5dc6" fo:background-color="transparent" style:font-name-asian="Arial3" style:font-size-asian="9pt" style:font-name-complex="Arial3" style:font-size-complex="9pt"/>
    </style:style>
    <style:style style:name="P102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55219" officeooo:paragraph-rsid="002b5dc6" fo:background-color="transparent" style:font-name-asian="Arial3" style:font-size-asian="9pt" style:font-name-complex="Arial3" style:font-size-complex="9pt"/>
    </style:style>
    <style:style style:name="P10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55219" officeooo:paragraph-rsid="002c4126" fo:background-color="transparent" style:font-name-asian="Arial3" style:font-size-asian="9pt" style:font-name-complex="Arial3" style:font-size-complex="9pt"/>
    </style:style>
    <style:style style:name="P104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55219" officeooo:paragraph-rsid="002c4126" fo:background-color="transparent" style:font-name-asian="Arial3" style:font-size-asian="9pt" style:font-name-complex="Arial3" style:font-size-complex="9pt"/>
    </style:style>
    <style:style style:name="P10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55219" officeooo:paragraph-rsid="002c8331" fo:background-color="transparent" style:font-name-asian="Arial3" style:font-size-asian="9pt" style:font-name-complex="Arial3" style:font-size-complex="9pt"/>
    </style:style>
    <style:style style:name="P106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55219" officeooo:paragraph-rsid="002c8331" fo:background-color="transparent" style:font-name-asian="Arial3" style:font-size-asian="9pt" style:font-name-complex="Arial3" style:font-size-complex="9pt"/>
    </style:style>
    <style:style style:name="P107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55219" officeooo:paragraph-rsid="002e002c" fo:background-color="transparent" style:font-name-asian="Arial3" style:font-size-asian="9pt" style:font-name-complex="Arial3" style:font-size-complex="9pt"/>
    </style:style>
    <style:style style:name="P10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55219" officeooo:paragraph-rsid="002ece6b" fo:background-color="transparent" style:font-name-asian="Arial3" style:font-size-asian="9pt" style:font-name-complex="Arial3" style:font-size-complex="9pt"/>
    </style:style>
    <style:style style:name="P10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55219" officeooo:paragraph-rsid="003184ed" fo:background-color="transparent" style:font-name-asian="Arial3" style:font-size-asian="9pt" style:font-name-complex="Arial3" style:font-size-complex="9pt"/>
    </style:style>
    <style:style style:name="P11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55219" officeooo:paragraph-rsid="0032c12a" fo:background-color="transparent" style:font-name-asian="Arial3" style:font-size-asian="9pt" style:font-name-complex="Arial3" style:font-size-complex="9pt"/>
    </style:style>
    <style:style style:name="P11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2fff6" officeooo:paragraph-rsid="00270879" fo:background-color="transparent" style:font-name-asian="Arial3" style:font-size-asian="9pt" style:font-name-complex="Arial3" style:font-size-complex="9pt"/>
    </style:style>
    <style:style style:name="P112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c1c1c" loext:opacity="100%" style:font-name="Arial" fo:font-size="9pt" fo:letter-spacing="normal" officeooo:rsid="0022fff6" officeooo:paragraph-rsid="002b5dc6" fo:background-color="transparent" style:font-name-asian="Arial3" style:font-size-asian="9pt" style:font-name-complex="Arial3" style:font-size-complex="9pt"/>
    </style:style>
    <style:style style:name="P11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2fff6" officeooo:paragraph-rsid="002b5dc6" fo:background-color="transparent" style:font-name-asian="Arial3" style:font-size-asian="9pt" style:font-name-complex="Arial3" style:font-size-complex="9pt"/>
    </style:style>
    <style:style style:name="P11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c1c1c" loext:opacity="100%" style:font-name="Arial" fo:font-size="9pt" fo:letter-spacing="normal" officeooo:rsid="0022fff6" officeooo:paragraph-rsid="002c4126" fo:background-color="transparent" style:font-name-asian="Arial3" style:font-size-asian="9pt" style:font-name-complex="Arial3" style:font-size-complex="9pt"/>
    </style:style>
    <style:style style:name="P11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2fff6" officeooo:paragraph-rsid="002c4126" fo:background-color="transparent" style:font-name-asian="Arial3" style:font-size-asian="9pt" style:font-name-complex="Arial3" style:font-size-complex="9pt"/>
    </style:style>
    <style:style style:name="P116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c1c1c" loext:opacity="100%" style:font-name="Arial" fo:font-size="9pt" fo:letter-spacing="normal" officeooo:rsid="0022fff6" officeooo:paragraph-rsid="002c8331" fo:background-color="transparent" style:font-name-asian="Arial3" style:font-size-asian="9pt" style:font-name-complex="Arial3" style:font-size-complex="9pt"/>
    </style:style>
    <style:style style:name="P11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2fff6" officeooo:paragraph-rsid="002c8331" fo:background-color="transparent" style:font-name-asian="Arial3" style:font-size-asian="9pt" style:font-name-complex="Arial3" style:font-size-complex="9pt"/>
    </style:style>
    <style:style style:name="P11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2fff6" officeooo:paragraph-rsid="002ece6b" fo:background-color="transparent" style:font-name-asian="Arial3" style:font-size-asian="9pt" style:font-name-complex="Arial3" style:font-size-complex="9pt"/>
    </style:style>
    <style:style style:name="P11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2fff6" officeooo:paragraph-rsid="003184ed" fo:background-color="transparent" style:font-name-asian="Arial3" style:font-size-asian="9pt" style:font-name-complex="Arial3" style:font-size-complex="9pt"/>
    </style:style>
    <style:style style:name="P12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2fff6" officeooo:paragraph-rsid="0032c12a" fo:background-color="transparent" style:font-name-asian="Arial3" style:font-size-asian="9pt" style:font-name-complex="Arial3" style:font-size-complex="9pt"/>
    </style:style>
    <style:style style:name="P12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b5dc6" officeooo:paragraph-rsid="002b5dc6" fo:background-color="transparent" style:font-name-asian="Arial3" style:font-size-asian="9pt" style:font-name-complex="Arial3" style:font-size-complex="9pt"/>
    </style:style>
    <style:style style:name="P12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b5dc6" officeooo:paragraph-rsid="002c4126" fo:background-color="transparent" style:font-name-asian="Arial3" style:font-size-asian="9pt" style:font-name-complex="Arial3" style:font-size-complex="9pt"/>
    </style:style>
    <style:style style:name="P12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b5dc6" officeooo:paragraph-rsid="002c8331" fo:background-color="transparent" style:font-name-asian="Arial3" style:font-size-asian="9pt" style:font-name-complex="Arial3" style:font-size-complex="9pt"/>
    </style:style>
    <style:style style:name="P12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b5dc6" officeooo:paragraph-rsid="002ece6b" fo:background-color="transparent" style:font-name-asian="Arial3" style:font-size-asian="9pt" style:font-name-complex="Arial3" style:font-size-complex="9pt"/>
    </style:style>
    <style:style style:name="P12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b5dc6" officeooo:paragraph-rsid="003184ed" fo:background-color="transparent" style:font-name-asian="Arial3" style:font-size-asian="9pt" style:font-name-complex="Arial3" style:font-size-complex="9pt"/>
    </style:style>
    <style:style style:name="P12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b5dc6" officeooo:paragraph-rsid="0032c12a" fo:background-color="transparent" style:font-name-asian="Arial3" style:font-size-asian="9pt" style:font-name-complex="Arial3" style:font-size-complex="9pt"/>
    </style:style>
    <style:style style:name="P12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8ba46" officeooo:paragraph-rsid="002b5dc6" fo:background-color="transparent" style:font-name-asian="Arial3" style:font-size-asian="9pt" style:font-name-complex="Arial3" style:font-size-complex="9pt"/>
    </style:style>
    <style:style style:name="P128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c1c1c" loext:opacity="100%" style:font-name="Arial" fo:font-size="9pt" fo:letter-spacing="normal" officeooo:rsid="0008ba46" officeooo:paragraph-rsid="002b5dc6" fo:background-color="transparent" style:font-name-asian="Arial3" style:font-size-asian="9pt" style:font-name-complex="Arial3" style:font-size-complex="9pt"/>
    </style:style>
    <style:style style:name="P129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c1c1c" loext:opacity="100%" style:font-name="Arial" fo:font-size="9pt" fo:letter-spacing="normal" officeooo:rsid="0008ba46" officeooo:paragraph-rsid="002c4126" fo:background-color="transparent" style:font-name-asian="Arial3" style:font-size-asian="9pt" style:font-name-complex="Arial3" style:font-size-complex="9pt"/>
    </style:style>
    <style:style style:name="P13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8ba46" officeooo:paragraph-rsid="002c4126" fo:background-color="transparent" style:font-name-asian="Arial3" style:font-size-asian="9pt" style:font-name-complex="Arial3" style:font-size-complex="9pt"/>
    </style:style>
    <style:style style:name="P13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c1c1c" loext:opacity="100%" style:font-name="Arial" fo:font-size="9pt" fo:letter-spacing="normal" officeooo:rsid="0008ba46" officeooo:paragraph-rsid="002c8331" fo:background-color="transparent" style:font-name-asian="Arial3" style:font-size-asian="9pt" style:font-name-complex="Arial3" style:font-size-complex="9pt"/>
    </style:style>
    <style:style style:name="P13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8ba46" officeooo:paragraph-rsid="002c8331" fo:background-color="transparent" style:font-name-asian="Arial3" style:font-size-asian="9pt" style:font-name-complex="Arial3" style:font-size-complex="9pt"/>
    </style:style>
    <style:style style:name="P133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c1c1c" loext:opacity="100%" style:font-name="Arial" fo:font-size="9pt" fo:letter-spacing="normal" officeooo:rsid="0008ba46" officeooo:paragraph-rsid="002ece6b" fo:background-color="transparent" style:font-name-asian="Arial3" style:font-size-asian="9pt" style:font-name-complex="Arial3" style:font-size-complex="9pt"/>
    </style:style>
    <style:style style:name="P13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8ba46" officeooo:paragraph-rsid="002ece6b" fo:background-color="transparent" style:font-name-asian="Arial3" style:font-size-asian="9pt" style:font-name-complex="Arial3" style:font-size-complex="9pt"/>
    </style:style>
    <style:style style:name="P135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c1c1c" loext:opacity="100%" style:font-name="Arial" fo:font-size="9pt" fo:letter-spacing="normal" officeooo:rsid="0008ba46" officeooo:paragraph-rsid="003184ed" fo:background-color="transparent" style:font-name-asian="Arial3" style:font-size-asian="9pt" style:font-name-complex="Arial3" style:font-size-complex="9pt"/>
    </style:style>
    <style:style style:name="P13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8ba46" officeooo:paragraph-rsid="003184ed" fo:background-color="transparent" style:font-name-asian="Arial3" style:font-size-asian="9pt" style:font-name-complex="Arial3" style:font-size-complex="9pt"/>
    </style:style>
    <style:style style:name="P137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c1c1c" loext:opacity="100%" style:font-name="Arial" fo:font-size="9pt" fo:letter-spacing="normal" officeooo:rsid="0008ba46" officeooo:paragraph-rsid="0032c12a" fo:background-color="transparent" style:font-name-asian="Arial3" style:font-size-asian="9pt" style:font-name-complex="Arial3" style:font-size-complex="9pt"/>
    </style:style>
    <style:style style:name="P13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8ba46" officeooo:paragraph-rsid="0032c12a" fo:background-color="transparent" style:font-name-asian="Arial3" style:font-size-asian="9pt" style:font-name-complex="Arial3" style:font-size-complex="9pt"/>
    </style:style>
    <style:style style:name="P13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7d3e0" officeooo:paragraph-rsid="002b5dc6" fo:background-color="transparent" style:font-name-asian="Arial3" style:font-size-asian="9pt" style:font-name-complex="Arial3" style:font-size-complex="9pt"/>
    </style:style>
    <style:style style:name="P14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7d3e0" officeooo:paragraph-rsid="002c4126" fo:background-color="transparent" style:font-name-asian="Arial3" style:font-size-asian="9pt" style:font-name-complex="Arial3" style:font-size-complex="9pt"/>
    </style:style>
    <style:style style:name="P14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7d3e0" officeooo:paragraph-rsid="002c8331" fo:background-color="transparent" style:font-name-asian="Arial3" style:font-size-asian="9pt" style:font-name-complex="Arial3" style:font-size-complex="9pt"/>
    </style:style>
    <style:style style:name="P14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7d3e0" officeooo:paragraph-rsid="002ece6b" fo:background-color="transparent" style:font-name-asian="Arial3" style:font-size-asian="9pt" style:font-name-complex="Arial3" style:font-size-complex="9pt"/>
    </style:style>
    <style:style style:name="P14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7d3e0" officeooo:paragraph-rsid="003184ed" fo:background-color="transparent" style:font-name-asian="Arial3" style:font-size-asian="9pt" style:font-name-complex="Arial3" style:font-size-complex="9pt"/>
    </style:style>
    <style:style style:name="P14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7d3e0" officeooo:paragraph-rsid="0032c12a" fo:background-color="transparent" style:font-name-asian="Arial3" style:font-size-asian="9pt" style:font-name-complex="Arial3" style:font-size-complex="9pt"/>
    </style:style>
    <style:style style:name="P14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c4126" officeooo:paragraph-rsid="002c4126" fo:background-color="transparent" style:font-name-asian="Arial3" style:font-size-asian="9pt" style:font-name-complex="Arial3" style:font-size-complex="9pt"/>
    </style:style>
    <style:style style:name="P14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c4126" officeooo:paragraph-rsid="002c8331" fo:background-color="transparent" style:font-name-asian="Arial3" style:font-size-asian="9pt" style:font-name-complex="Arial3" style:font-size-complex="9pt"/>
    </style:style>
    <style:style style:name="P14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c4126" officeooo:paragraph-rsid="002ece6b" fo:background-color="transparent" style:font-name-asian="Arial3" style:font-size-asian="9pt" style:font-name-complex="Arial3" style:font-size-complex="9pt"/>
    </style:style>
    <style:style style:name="P14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c4126" officeooo:paragraph-rsid="003184ed" fo:background-color="transparent" style:font-name-asian="Arial3" style:font-size-asian="9pt" style:font-name-complex="Arial3" style:font-size-complex="9pt"/>
    </style:style>
    <style:style style:name="P14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c4126" officeooo:paragraph-rsid="0032c12a" fo:background-color="transparent" style:font-name-asian="Arial3" style:font-size-asian="9pt" style:font-name-complex="Arial3" style:font-size-complex="9pt"/>
    </style:style>
    <style:style style:name="P15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70879" officeooo:paragraph-rsid="002b5dc6" fo:background-color="transparent" style:font-name-asian="Arial3" style:font-size-asian="9pt" style:font-name-complex="Arial3" style:font-size-complex="9pt"/>
    </style:style>
    <style:style style:name="P15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70879" officeooo:paragraph-rsid="002c4126" fo:background-color="transparent" style:font-name-asian="Arial3" style:font-size-asian="9pt" style:font-name-complex="Arial3" style:font-size-complex="9pt"/>
    </style:style>
    <style:style style:name="P15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70879" officeooo:paragraph-rsid="002c8331" fo:background-color="transparent" style:font-name-asian="Arial3" style:font-size-asian="9pt" style:font-name-complex="Arial3" style:font-size-complex="9pt"/>
    </style:style>
    <style:style style:name="P15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70879" officeooo:paragraph-rsid="002ece6b" fo:background-color="transparent" style:font-name-asian="Arial3" style:font-size-asian="9pt" style:font-name-complex="Arial3" style:font-size-complex="9pt"/>
    </style:style>
    <style:style style:name="P15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70879" officeooo:paragraph-rsid="003184ed" fo:background-color="transparent" style:font-name-asian="Arial3" style:font-size-asian="9pt" style:font-name-complex="Arial3" style:font-size-complex="9pt"/>
    </style:style>
    <style:style style:name="P15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70879" officeooo:paragraph-rsid="0032c12a" fo:background-color="transparent" style:font-name-asian="Arial3" style:font-size-asian="9pt" style:font-name-complex="Arial3" style:font-size-complex="9pt"/>
    </style:style>
    <style:style style:name="P15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paragraph-rsid="003184ed" fo:background-color="transparent" style:font-name-asian="Arial3" style:font-size-asian="9pt" style:font-name-complex="Arial3"/>
    </style:style>
    <style:style style:name="P157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1c1c1c" loext:opacity="100%" style:font-name="Arial" fo:font-size="9pt" fo:letter-spacing="normal" fo:language="es" fo:country="AR" officeooo:rsid="002d138b" officeooo:paragraph-rsid="002d138b" fo:background-color="transparent" style:font-name-asian="Arial3" style:font-size-asian="9pt" style:font-name-complex="Arial3" style:font-size-complex="9pt"/>
    </style:style>
    <style:style style:name="P158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1c1c1c" loext:opacity="100%" style:font-name="Arial" fo:font-size="9pt" fo:letter-spacing="normal" fo:language="es" fo:country="AR" officeooo:rsid="002d138b" officeooo:paragraph-rsid="002ece6b" fo:background-color="transparent" style:font-name-asian="Arial3" style:font-size-asian="9pt" style:font-name-complex="Arial3" style:font-size-complex="9pt"/>
    </style:style>
    <style:style style:name="P159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1c1c1c" loext:opacity="100%" style:font-name="Arial" fo:font-size="9pt" fo:letter-spacing="normal" fo:language="es" fo:country="AR" officeooo:rsid="002d138b" officeooo:paragraph-rsid="003184ed" fo:background-color="transparent" style:font-name-asian="Arial3" style:font-size-asian="9pt" style:font-name-complex="Arial3" style:font-size-complex="9pt"/>
    </style:style>
    <style:style style:name="P160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1c1c1c" loext:opacity="100%" style:font-name="Arial" fo:font-size="9pt" fo:letter-spacing="normal" fo:language="es" fo:country="AR" officeooo:rsid="002d138b" officeooo:paragraph-rsid="0032c12a" fo:background-color="transparent" style:font-name-asian="Arial3" style:font-size-asian="9pt" style:font-name-complex="Arial3" style:font-size-complex="9pt"/>
    </style:style>
    <style:style style:name="P16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5b277d" loext:opacity="100%" style:font-name="Arial" fo:font-size="9pt" fo:letter-spacing="normal" officeooo:rsid="00270879" officeooo:paragraph-rsid="00270879" fo:background-color="transparent" style:font-name-asian="Arial3" style:font-size-asian="9pt" style:font-name-complex="Arial3" style:font-size-complex="9pt"/>
    </style:style>
    <style:style style:name="P162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5b277d" loext:opacity="100%" style:font-name="Arial" fo:font-size="9pt" fo:letter-spacing="normal" officeooo:rsid="00270879" officeooo:paragraph-rsid="002ece6b" fo:background-color="transparent" style:font-name-asian="Arial3" style:font-size-asian="9pt" style:font-name-complex="Arial3" style:font-size-complex="9pt"/>
    </style:style>
    <style:style style:name="P16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70879" officeooo:paragraph-rsid="002ece6b" fo:background-color="transparent" style:font-name-asian="Arial3" style:font-size-asian="9pt" style:font-name-complex="Arial3" style:font-size-complex="9pt"/>
    </style:style>
    <style:style style:name="P16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70879" officeooo:paragraph-rsid="003184ed" fo:background-color="transparent" style:font-name-asian="Arial3" style:font-size-asian="9pt" style:font-name-complex="Arial3" style:font-size-complex="9pt"/>
    </style:style>
    <style:style style:name="P165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5b277d" loext:opacity="100%" style:font-name="Arial" fo:font-size="9pt" fo:letter-spacing="normal" officeooo:rsid="00270879" officeooo:paragraph-rsid="003184ed" fo:background-color="transparent" style:font-name-asian="Arial3" style:font-size-asian="9pt" style:font-name-complex="Arial3" style:font-size-complex="9pt"/>
    </style:style>
    <style:style style:name="P16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2fff6" officeooo:paragraph-rsid="00270879" fo:background-color="transparent" style:font-name-asian="Arial3" style:font-size-asian="9pt" style:font-name-complex="Arial3" style:font-size-complex="9pt"/>
    </style:style>
    <style:style style:name="P16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2fff6" officeooo:paragraph-rsid="0022fff6" fo:background-color="transparent" style:font-name-asian="Arial3" style:font-size-asian="9pt" style:font-name-complex="Arial3" style:font-size-complex="9pt"/>
    </style:style>
    <style:style style:name="P16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2fff6" officeooo:paragraph-rsid="002a0eb5" fo:background-color="transparent" style:font-name-asian="Arial3" style:font-size-asian="9pt" style:font-name-complex="Arial3" style:font-size-complex="9pt"/>
    </style:style>
    <style:style style:name="P16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2fff6" officeooo:paragraph-rsid="002ece6b" fo:background-color="transparent" style:font-name-asian="Arial3" style:font-size-asian="9pt" style:font-name-complex="Arial3" style:font-size-complex="9pt"/>
    </style:style>
    <style:style style:name="P17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2fff6" officeooo:paragraph-rsid="003184ed" fo:background-color="transparent" style:font-name-asian="Arial3" style:font-size-asian="9pt" style:font-name-complex="Arial3" style:font-size-complex="9pt"/>
    </style:style>
    <style:style style:name="P17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b5dc6" officeooo:paragraph-rsid="002b5dc6" fo:background-color="transparent" style:font-name-asian="Arial3" style:font-size-asian="9pt" style:font-name-complex="Arial3" style:font-size-complex="9pt"/>
    </style:style>
    <style:style style:name="P17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b5dc6" officeooo:paragraph-rsid="002ece6b" fo:background-color="transparent" style:font-name-asian="Arial3" style:font-size-asian="9pt" style:font-name-complex="Arial3" style:font-size-complex="9pt"/>
    </style:style>
    <style:style style:name="P17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b5dc6" officeooo:paragraph-rsid="003184ed" fo:background-color="transparent" style:font-name-asian="Arial3" style:font-size-asian="9pt" style:font-name-complex="Arial3" style:font-size-complex="9pt"/>
    </style:style>
    <style:style style:name="P17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41daf" officeooo:paragraph-rsid="002b5dc6" fo:background-color="transparent" style:font-name-asian="Arial3" style:font-size-asian="9pt" style:font-name-complex="Arial3" style:font-size-complex="9pt"/>
    </style:style>
    <style:style style:name="P17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41daf" officeooo:paragraph-rsid="002ece6b" fo:background-color="transparent" style:font-name-asian="Arial3" style:font-size-asian="9pt" style:font-name-complex="Arial3" style:font-size-complex="9pt"/>
    </style:style>
    <style:style style:name="P17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41daf" officeooo:paragraph-rsid="003184ed" fo:background-color="transparent" style:font-name-asian="Arial3" style:font-size-asian="9pt" style:font-name-complex="Arial3" style:font-size-complex="9pt"/>
    </style:style>
    <style:style style:name="P17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a0eb5" officeooo:paragraph-rsid="002a0eb5" fo:background-color="transparent" style:font-name-asian="Arial3" style:font-size-asian="9pt" style:font-name-complex="Arial3" style:font-size-complex="9pt"/>
    </style:style>
    <style:style style:name="P17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a0eb5" officeooo:paragraph-rsid="002ece6b" fo:background-color="transparent" style:font-name-asian="Arial3" style:font-size-asian="9pt" style:font-name-complex="Arial3" style:font-size-complex="9pt"/>
    </style:style>
    <style:style style:name="P17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a0eb5" officeooo:paragraph-rsid="003184ed" fo:background-color="transparent" style:font-name-asian="Arial3" style:font-size-asian="9pt" style:font-name-complex="Arial3" style:font-size-complex="9pt"/>
    </style:style>
    <style:style style:name="P18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55219" officeooo:paragraph-rsid="002a0eb5" fo:background-color="transparent" style:font-name-asian="Arial3" style:font-size-asian="9pt" style:font-name-complex="Arial3" style:font-size-complex="9pt"/>
    </style:style>
    <style:style style:name="P18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55219" officeooo:paragraph-rsid="002b5dc6" fo:background-color="transparent" style:font-name-asian="Arial3" style:font-size-asian="9pt" style:font-name-complex="Arial3" style:font-size-complex="9pt"/>
    </style:style>
    <style:style style:name="P18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55219" officeooo:paragraph-rsid="002ece6b" fo:background-color="transparent" style:font-name-asian="Arial3" style:font-size-asian="9pt" style:font-name-complex="Arial3" style:font-size-complex="9pt"/>
    </style:style>
    <style:style style:name="P18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55219" officeooo:paragraph-rsid="003184ed" fo:background-color="transparent" style:font-name-asian="Arial3" style:font-size-asian="9pt" style:font-name-complex="Arial3" style:font-size-complex="9pt"/>
    </style:style>
    <style:style style:name="P18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fo:language="es" fo:country="AR" officeooo:rsid="002e002c" officeooo:paragraph-rsid="002e002c" fo:background-color="transparent" style:font-name-asian="Arial3" style:font-size-asian="9pt" style:font-name-complex="Arial3" style:font-size-complex="9pt"/>
    </style:style>
    <style:style style:name="P18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fo:language="es" fo:country="AR" officeooo:rsid="002e002c" officeooo:paragraph-rsid="002ece6b" fo:background-color="transparent" style:font-name-asian="Arial3" style:font-size-asian="9pt" style:font-name-complex="Arial3" style:font-size-complex="9pt"/>
    </style:style>
    <style:style style:name="P18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fo:language="es" fo:country="AR" officeooo:rsid="002e002c" officeooo:paragraph-rsid="003184ed" fo:background-color="transparent" style:font-name-asian="Arial3" style:font-size-asian="9pt" style:font-name-complex="Arial3" style:font-size-complex="9pt"/>
    </style:style>
    <style:style style:name="P18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fo:language="es" fo:country="AR" officeooo:rsid="002e002c" officeooo:paragraph-rsid="0032c12a" fo:background-color="transparent" style:font-name-asian="Arial3" style:font-size-asian="9pt" style:font-name-complex="Arial3" style:font-size-complex="9pt"/>
    </style:style>
    <style:style style:name="P18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70879" officeooo:paragraph-rsid="00270879" fo:background-color="transparent" style:font-name-asian="Arial3" style:font-size-asian="9pt" style:font-name-complex="Arial3" style:font-size-complex="9pt"/>
    </style:style>
    <style:style style:name="P189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70879" officeooo:paragraph-rsid="002b5dc6" fo:background-color="transparent" style:font-name-asian="Arial3" style:font-size-asian="9pt" style:font-name-complex="Arial3" style:font-size-complex="9pt"/>
    </style:style>
    <style:style style:name="P190" style:family="paragraph" style:parent-style-name="Standard" style:master-page-name="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ed4c05" loext:opacity="100%" style:font-name="Arial" fo:font-size="9pt" fo:letter-spacing="normal" officeooo:rsid="00270879" officeooo:paragraph-rsid="002b5dc6" fo:background-color="transparent" style:font-name-asian="Arial3" style:font-size-asian="9pt" style:font-name-complex="Arial3" style:font-size-complex="9pt"/>
    </style:style>
    <style:style style:name="P191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70879" officeooo:paragraph-rsid="002c4126" fo:background-color="transparent" style:font-name-asian="Arial3" style:font-size-asian="9pt" style:font-name-complex="Arial3" style:font-size-complex="9pt"/>
    </style:style>
    <style:style style:name="P192" style:family="paragraph" style:parent-style-name="Standard" style:master-page-name="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ed4c05" loext:opacity="100%" style:font-name="Arial" fo:font-size="9pt" fo:letter-spacing="normal" officeooo:rsid="00270879" officeooo:paragraph-rsid="002c4126" fo:background-color="transparent" style:font-name-asian="Arial3" style:font-size-asian="9pt" style:font-name-complex="Arial3" style:font-size-complex="9pt"/>
    </style:style>
    <style:style style:name="P193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70879" officeooo:paragraph-rsid="002c8331" fo:background-color="transparent" style:font-name-asian="Arial3" style:font-size-asian="9pt" style:font-name-complex="Arial3" style:font-size-complex="9pt"/>
    </style:style>
    <style:style style:name="P194" style:family="paragraph" style:parent-style-name="Standard" style:master-page-name="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ed4c05" loext:opacity="100%" style:font-name="Arial" fo:font-size="9pt" fo:letter-spacing="normal" officeooo:rsid="00270879" officeooo:paragraph-rsid="002c8331" fo:background-color="transparent" style:font-name-asian="Arial3" style:font-size-asian="9pt" style:font-name-complex="Arial3" style:font-size-complex="9pt"/>
    </style:style>
    <style:style style:name="P19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2fff6" officeooo:paragraph-rsid="00270879" fo:background-color="transparent" style:font-name-asian="Arial3" style:font-size-asian="9pt" style:font-name-complex="Arial3" style:font-size-complex="9pt"/>
    </style:style>
    <style:style style:name="P196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ed4c05" loext:opacity="100%" style:font-name="Arial" fo:font-size="9pt" fo:letter-spacing="normal" officeooo:rsid="0022fff6" officeooo:paragraph-rsid="00270879" fo:background-color="transparent" style:font-name-asian="Arial3" style:font-size-asian="9pt" style:font-name-complex="Arial3" style:font-size-complex="9pt"/>
    </style:style>
    <style:style style:name="P19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2fff6" officeooo:paragraph-rsid="002a0eb5" fo:background-color="transparent" style:font-name-asian="Arial3" style:font-size-asian="9pt" style:font-name-complex="Arial3" style:font-size-complex="9pt"/>
    </style:style>
    <style:style style:name="P198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2fff6" officeooo:paragraph-rsid="002b5dc6" fo:background-color="transparent" style:font-name-asian="Arial3" style:font-size-asian="9pt" style:font-name-complex="Arial3" style:font-size-complex="9pt"/>
    </style:style>
    <style:style style:name="P199" style:family="paragraph" style:parent-style-name="Standard" style:master-page-name="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ed4c05" loext:opacity="100%" style:font-name="Arial" fo:font-size="9pt" fo:letter-spacing="normal" officeooo:rsid="0022fff6" officeooo:paragraph-rsid="002b5dc6" fo:background-color="transparent" style:font-name-asian="Arial3" style:font-size-asian="9pt" style:font-name-complex="Arial3" style:font-size-complex="9pt"/>
    </style:style>
    <style:style style:name="P200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2fff6" officeooo:paragraph-rsid="002c4126" fo:background-color="transparent" style:font-name-asian="Arial3" style:font-size-asian="9pt" style:font-name-complex="Arial3" style:font-size-complex="9pt"/>
    </style:style>
    <style:style style:name="P201" style:family="paragraph" style:parent-style-name="Standard" style:master-page-name="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ed4c05" loext:opacity="100%" style:font-name="Arial" fo:font-size="9pt" fo:letter-spacing="normal" officeooo:rsid="0022fff6" officeooo:paragraph-rsid="002c4126" fo:background-color="transparent" style:font-name-asian="Arial3" style:font-size-asian="9pt" style:font-name-complex="Arial3" style:font-size-complex="9pt"/>
    </style:style>
    <style:style style:name="P202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2fff6" officeooo:paragraph-rsid="002c8331" fo:background-color="transparent" style:font-name-asian="Arial3" style:font-size-asian="9pt" style:font-name-complex="Arial3" style:font-size-complex="9pt"/>
    </style:style>
    <style:style style:name="P203" style:family="paragraph" style:parent-style-name="Standard" style:master-page-name="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ed4c05" loext:opacity="100%" style:font-name="Arial" fo:font-size="9pt" fo:letter-spacing="normal" officeooo:rsid="0022fff6" officeooo:paragraph-rsid="002c8331" fo:background-color="transparent" style:font-name-asian="Arial3" style:font-size-asian="9pt" style:font-name-complex="Arial3" style:font-size-complex="9pt"/>
    </style:style>
    <style:style style:name="P20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41daf" officeooo:paragraph-rsid="002a0eb5" fo:background-color="transparent" style:font-name-asian="Arial3" style:font-size-asian="9pt" style:font-name-complex="Arial3" style:font-size-complex="9pt"/>
    </style:style>
    <style:style style:name="P205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41daf" officeooo:paragraph-rsid="002b5dc6" fo:background-color="transparent" style:font-name-asian="Arial3" style:font-size-asian="9pt" style:font-name-complex="Arial3" style:font-size-complex="9pt"/>
    </style:style>
    <style:style style:name="P20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41daf" officeooo:paragraph-rsid="002b5dc6" fo:background-color="transparent" style:font-name-asian="Arial3" style:font-size-asian="9pt" style:font-name-complex="Arial3" style:font-size-complex="9pt"/>
    </style:style>
    <style:style style:name="P207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41daf" officeooo:paragraph-rsid="002c4126" fo:background-color="transparent" style:font-name-asian="Arial3" style:font-size-asian="9pt" style:font-name-complex="Arial3" style:font-size-complex="9pt"/>
    </style:style>
    <style:style style:name="P208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41daf" officeooo:paragraph-rsid="002c8331" fo:background-color="transparent" style:font-name-asian="Arial3" style:font-size-asian="9pt" style:font-name-complex="Arial3" style:font-size-complex="9pt"/>
    </style:style>
    <style:style style:name="P209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b5dc6" officeooo:paragraph-rsid="002b5dc6" fo:background-color="transparent" style:font-name-asian="Arial3" style:font-size-asian="9pt" style:font-name-complex="Arial3" style:font-size-complex="9pt"/>
    </style:style>
    <style:style style:name="P21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b5dc6" officeooo:paragraph-rsid="002b5dc6" fo:background-color="transparent" style:font-name-asian="Arial3" style:font-size-asian="9pt" style:font-name-complex="Arial3" style:font-size-complex="9pt"/>
    </style:style>
    <style:style style:name="P211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b5dc6" officeooo:paragraph-rsid="002c4126" fo:background-color="transparent" style:font-name-asian="Arial3" style:font-size-asian="9pt" style:font-name-complex="Arial3" style:font-size-complex="9pt"/>
    </style:style>
    <style:style style:name="P212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b5dc6" officeooo:paragraph-rsid="002c8331" fo:background-color="transparent" style:font-name-asian="Arial3" style:font-size-asian="9pt" style:font-name-complex="Arial3" style:font-size-complex="9pt"/>
    </style:style>
    <style:style style:name="P21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a0eb5" officeooo:paragraph-rsid="002a0eb5" fo:background-color="transparent" style:font-name-asian="Arial3" style:font-size-asian="9pt" style:font-name-complex="Arial3" style:font-size-complex="9pt"/>
    </style:style>
    <style:style style:name="P214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a0eb5" officeooo:paragraph-rsid="002b5dc6" fo:background-color="transparent" style:font-name-asian="Arial3" style:font-size-asian="9pt" style:font-name-complex="Arial3" style:font-size-complex="9pt"/>
    </style:style>
    <style:style style:name="P215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a0eb5" officeooo:paragraph-rsid="002c4126" fo:background-color="transparent" style:font-name-asian="Arial3" style:font-size-asian="9pt" style:font-name-complex="Arial3" style:font-size-complex="9pt"/>
    </style:style>
    <style:style style:name="P216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a0eb5" officeooo:paragraph-rsid="002c8331" fo:background-color="transparent" style:font-name-asian="Arial3" style:font-size-asian="9pt" style:font-name-complex="Arial3" style:font-size-complex="9pt"/>
    </style:style>
    <style:style style:name="P217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55219" officeooo:paragraph-rsid="002b5dc6" fo:background-color="transparent" style:font-name-asian="Arial3" style:font-size-asian="9pt" style:font-name-complex="Arial3" style:font-size-complex="9pt"/>
    </style:style>
    <style:style style:name="P21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55219" officeooo:paragraph-rsid="002b5dc6" fo:background-color="transparent" style:font-name-asian="Arial3" style:font-size-asian="9pt" style:font-name-complex="Arial3" style:font-size-complex="9pt"/>
    </style:style>
    <style:style style:name="P219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55219" officeooo:paragraph-rsid="002c4126" fo:background-color="transparent" style:font-name-asian="Arial3" style:font-size-asian="9pt" style:font-name-complex="Arial3" style:font-size-complex="9pt"/>
    </style:style>
    <style:style style:name="P22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55219" officeooo:paragraph-rsid="002c4126" fo:background-color="transparent" style:font-name-asian="Arial3" style:font-size-asian="9pt" style:font-name-complex="Arial3" style:font-size-complex="9pt"/>
    </style:style>
    <style:style style:name="P221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55219" officeooo:paragraph-rsid="002c8331" fo:background-color="transparent" style:font-name-asian="Arial3" style:font-size-asian="9pt" style:font-name-complex="Arial3" style:font-size-complex="9pt"/>
    </style:style>
    <style:style style:name="P22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55219" officeooo:paragraph-rsid="002c8331" fo:background-color="transparent" style:font-name-asian="Arial3" style:font-size-asian="9pt" style:font-name-complex="Arial3" style:font-size-complex="9pt"/>
    </style:style>
    <style:style style:name="P22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2fff6" officeooo:paragraph-rsid="002b5dc6" fo:background-color="transparent" style:font-name-asian="Arial3" style:font-size-asian="9pt" style:font-name-complex="Arial3" style:font-size-complex="9pt"/>
    </style:style>
    <style:style style:name="P22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2fff6" officeooo:paragraph-rsid="002c4126" fo:background-color="transparent" style:font-name-asian="Arial3" style:font-size-asian="9pt" style:font-name-complex="Arial3" style:font-size-complex="9pt"/>
    </style:style>
    <style:style style:name="P22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2fff6" officeooo:paragraph-rsid="002ece6b" fo:background-color="transparent" style:font-name-asian="Arial3" style:font-size-asian="9pt" style:font-name-complex="Arial3" style:font-size-complex="9pt"/>
    </style:style>
    <style:style style:name="P22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2fff6" officeooo:paragraph-rsid="0032c12a" fo:background-color="transparent" style:font-name-asian="Arial3" style:font-size-asian="9pt" style:font-name-complex="Arial3" style:font-size-complex="9pt"/>
    </style:style>
    <style:style style:name="P227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27622" loext:opacity="100%" style:font-name="Arial" fo:font-size="9pt" fo:letter-spacing="normal" officeooo:rsid="00270879" officeooo:paragraph-rsid="002b5dc6" fo:background-color="transparent" style:font-name-asian="Arial3" style:font-size-asian="9pt" style:font-name-complex="Arial3" style:font-size-complex="9pt"/>
    </style:style>
    <style:style style:name="P228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27622" loext:opacity="100%" style:font-name="Arial" fo:font-size="9pt" fo:letter-spacing="normal" officeooo:rsid="00270879" officeooo:paragraph-rsid="002ece6b" fo:background-color="transparent" style:font-name-asian="Arial3" style:font-size-asian="9pt" style:font-name-complex="Arial3" style:font-size-complex="9pt"/>
    </style:style>
    <style:style style:name="P229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27622" loext:opacity="100%" style:font-name="Arial" fo:font-size="9pt" fo:letter-spacing="normal" officeooo:rsid="00270879" officeooo:paragraph-rsid="0032c12a" fo:background-color="transparent" style:font-name-asian="Arial3" style:font-size-asian="9pt" style:font-name-complex="Arial3" style:font-size-complex="9pt"/>
    </style:style>
    <style:style style:name="P23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b5dc6" officeooo:paragraph-rsid="002b5dc6" fo:background-color="transparent" style:font-name-asian="Arial3" style:font-size-asian="9pt" style:font-name-complex="Arial3" style:font-size-complex="9pt"/>
    </style:style>
    <style:style style:name="P23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b5dc6" officeooo:paragraph-rsid="002ece6b" fo:background-color="transparent" style:font-name-asian="Arial3" style:font-size-asian="9pt" style:font-name-complex="Arial3" style:font-size-complex="9pt"/>
    </style:style>
    <style:style style:name="P23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b5dc6" officeooo:paragraph-rsid="0032c12a" fo:background-color="transparent" style:font-name-asian="Arial3" style:font-size-asian="9pt" style:font-name-complex="Arial3" style:font-size-complex="9pt"/>
    </style:style>
    <style:style style:name="P23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41daf" officeooo:paragraph-rsid="002b5dc6" fo:background-color="transparent" style:font-name-asian="Arial3" style:font-size-asian="9pt" style:font-name-complex="Arial3" style:font-size-complex="9pt"/>
    </style:style>
    <style:style style:name="P23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41daf" officeooo:paragraph-rsid="002ece6b" fo:background-color="transparent" style:font-name-asian="Arial3" style:font-size-asian="9pt" style:font-name-complex="Arial3" style:font-size-complex="9pt"/>
    </style:style>
    <style:style style:name="P23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41daf" officeooo:paragraph-rsid="0032c12a" fo:background-color="transparent" style:font-name-asian="Arial3" style:font-size-asian="9pt" style:font-name-complex="Arial3" style:font-size-complex="9pt"/>
    </style:style>
    <style:style style:name="P23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a0eb5" officeooo:paragraph-rsid="002b5dc6" fo:background-color="transparent" style:font-name-asian="Arial3" style:font-size-asian="9pt" style:font-name-complex="Arial3" style:font-size-complex="9pt"/>
    </style:style>
    <style:style style:name="P23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a0eb5" officeooo:paragraph-rsid="002ece6b" fo:background-color="transparent" style:font-name-asian="Arial3" style:font-size-asian="9pt" style:font-name-complex="Arial3" style:font-size-complex="9pt"/>
    </style:style>
    <style:style style:name="P23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a0eb5" officeooo:paragraph-rsid="0032c12a" fo:background-color="transparent" style:font-name-asian="Arial3" style:font-size-asian="9pt" style:font-name-complex="Arial3" style:font-size-complex="9pt"/>
    </style:style>
    <style:style style:name="P23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b5dc6" officeooo:paragraph-rsid="002c4126" fo:background-color="transparent" style:font-name-asian="Arial3" style:font-size-asian="9pt" style:font-name-complex="Arial3" style:font-size-complex="9pt"/>
    </style:style>
    <style:style style:name="P24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b5dc6" officeooo:paragraph-rsid="002ece6b" fo:background-color="transparent" style:font-name-asian="Arial3" style:font-size-asian="9pt" style:font-name-complex="Arial3" style:font-size-complex="9pt"/>
    </style:style>
    <style:style style:name="P241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b5dc6" officeooo:paragraph-rsid="003184ed" fo:background-color="transparent" style:font-name-asian="Arial3" style:font-size-asian="9pt" style:font-name-complex="Arial3" style:font-size-complex="9pt"/>
    </style:style>
    <style:style style:name="P242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b5dc6" officeooo:paragraph-rsid="0032c12a" fo:background-color="transparent" style:font-name-asian="Arial3" style:font-size-asian="9pt" style:font-name-complex="Arial3" style:font-size-complex="9pt"/>
    </style:style>
    <style:style style:name="P24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b5dc6" officeooo:paragraph-rsid="0032c12a" fo:background-color="transparent" style:font-name-asian="Arial3" style:font-size-asian="9pt" style:font-name-complex="Arial3" style:font-size-complex="9pt"/>
    </style:style>
    <style:style style:name="P24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acb20c" loext:opacity="100%" style:font-name="Arial" fo:font-size="9pt" fo:letter-spacing="normal" officeooo:rsid="00270879" officeooo:paragraph-rsid="002c4126" fo:background-color="transparent" style:font-name-asian="Arial3" style:font-size-asian="9pt" style:font-name-complex="Arial3" style:font-size-complex="9pt"/>
    </style:style>
    <style:style style:name="P245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acb20c" loext:opacity="100%" style:font-name="Arial" fo:font-size="9pt" fo:letter-spacing="normal" officeooo:rsid="00270879" officeooo:paragraph-rsid="002ece6b" fo:background-color="transparent" style:font-name-asian="Arial3" style:font-size-asian="9pt" style:font-name-complex="Arial3" style:font-size-complex="9pt"/>
    </style:style>
    <style:style style:name="P246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70879" officeooo:paragraph-rsid="003184ed" fo:background-color="transparent" style:font-name-asian="Arial3" style:font-size-asian="9pt" style:font-name-complex="Arial3" style:font-size-complex="9pt"/>
    </style:style>
    <style:style style:name="P247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70879" officeooo:paragraph-rsid="0032c12a" fo:background-color="transparent" style:font-name-asian="Arial3" style:font-size-asian="9pt" style:font-name-complex="Arial3" style:font-size-complex="9pt"/>
    </style:style>
    <style:style style:name="P248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acb20c" loext:opacity="100%" style:font-name="Arial" fo:font-size="9pt" fo:letter-spacing="normal" officeooo:rsid="00270879" officeooo:paragraph-rsid="0032c12a" fo:background-color="transparent" style:font-name-asian="Arial3" style:font-size-asian="9pt" style:font-name-complex="Arial3" style:font-size-complex="9pt"/>
    </style:style>
    <style:style style:name="P24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2fff6" officeooo:paragraph-rsid="002c4126" fo:background-color="transparent" style:font-name-asian="Arial3" style:font-size-asian="9pt" style:font-name-complex="Arial3" style:font-size-complex="9pt"/>
    </style:style>
    <style:style style:name="P25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2fff6" officeooo:paragraph-rsid="002ece6b" fo:background-color="transparent" style:font-name-asian="Arial3" style:font-size-asian="9pt" style:font-name-complex="Arial3" style:font-size-complex="9pt"/>
    </style:style>
    <style:style style:name="P251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2fff6" officeooo:paragraph-rsid="003184ed" fo:background-color="transparent" style:font-name-asian="Arial3" style:font-size-asian="9pt" style:font-name-complex="Arial3" style:font-size-complex="9pt"/>
    </style:style>
    <style:style style:name="P252" style:family="paragraph" style:parent-style-name="Standard" style:master-page-name="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acb20c" loext:opacity="100%" style:font-name="Arial" fo:font-size="9pt" fo:letter-spacing="normal" officeooo:rsid="0022fff6" officeooo:paragraph-rsid="003184ed" fo:background-color="transparent" style:font-name-asian="Arial3" style:font-size-asian="9pt" style:font-name-complex="Arial3" style:font-size-complex="9pt"/>
    </style:style>
    <style:style style:name="P253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2fff6" officeooo:paragraph-rsid="0032c12a" fo:background-color="transparent" style:font-name-asian="Arial3" style:font-size-asian="9pt" style:font-name-complex="Arial3" style:font-size-complex="9pt"/>
    </style:style>
    <style:style style:name="P254" style:family="paragraph" style:parent-style-name="Standard" style:master-page-name="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acb20c" loext:opacity="100%" style:font-name="Arial" fo:font-size="9pt" fo:letter-spacing="normal" officeooo:rsid="0022fff6" officeooo:paragraph-rsid="0032c12a" fo:background-color="transparent" style:font-name-asian="Arial3" style:font-size-asian="9pt" style:font-name-complex="Arial3" style:font-size-complex="9pt"/>
    </style:style>
    <style:style style:name="P25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2fff6" officeooo:paragraph-rsid="0032c12a" fo:background-color="transparent" style:font-name-asian="Arial3" style:font-size-asian="9pt" style:font-name-complex="Arial3" style:font-size-complex="9pt"/>
    </style:style>
    <style:style style:name="P25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41daf" officeooo:paragraph-rsid="002c4126" fo:background-color="transparent" style:font-name-asian="Arial3" style:font-size-asian="9pt" style:font-name-complex="Arial3" style:font-size-complex="9pt"/>
    </style:style>
    <style:style style:name="P25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41daf" officeooo:paragraph-rsid="002ece6b" fo:background-color="transparent" style:font-name-asian="Arial3" style:font-size-asian="9pt" style:font-name-complex="Arial3" style:font-size-complex="9pt"/>
    </style:style>
    <style:style style:name="P258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41daf" officeooo:paragraph-rsid="003184ed" fo:background-color="transparent" style:font-name-asian="Arial3" style:font-size-asian="9pt" style:font-name-complex="Arial3" style:font-size-complex="9pt"/>
    </style:style>
    <style:style style:name="P259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41daf" officeooo:paragraph-rsid="0032c12a" fo:background-color="transparent" style:font-name-asian="Arial3" style:font-size-asian="9pt" style:font-name-complex="Arial3" style:font-size-complex="9pt"/>
    </style:style>
    <style:style style:name="P26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41daf" officeooo:paragraph-rsid="0032c12a" fo:background-color="transparent" style:font-name-asian="Arial3" style:font-size-asian="9pt" style:font-name-complex="Arial3" style:font-size-complex="9pt"/>
    </style:style>
    <style:style style:name="P26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a0eb5" officeooo:paragraph-rsid="002c4126" fo:background-color="transparent" style:font-name-asian="Arial3" style:font-size-asian="9pt" style:font-name-complex="Arial3" style:font-size-complex="9pt"/>
    </style:style>
    <style:style style:name="P26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a0eb5" officeooo:paragraph-rsid="002ece6b" fo:background-color="transparent" style:font-name-asian="Arial3" style:font-size-asian="9pt" style:font-name-complex="Arial3" style:font-size-complex="9pt"/>
    </style:style>
    <style:style style:name="P263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a0eb5" officeooo:paragraph-rsid="003184ed" fo:background-color="transparent" style:font-name-asian="Arial3" style:font-size-asian="9pt" style:font-name-complex="Arial3" style:font-size-complex="9pt"/>
    </style:style>
    <style:style style:name="P264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a0eb5" officeooo:paragraph-rsid="0032c12a" fo:background-color="transparent" style:font-name-asian="Arial3" style:font-size-asian="9pt" style:font-name-complex="Arial3" style:font-size-complex="9pt"/>
    </style:style>
    <style:style style:name="P26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a0eb5" officeooo:paragraph-rsid="0032c12a" fo:background-color="transparent" style:font-name-asian="Arial3" style:font-size-asian="9pt" style:font-name-complex="Arial3" style:font-size-complex="9pt"/>
    </style:style>
    <style:style style:name="P26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c4126" officeooo:paragraph-rsid="002c4126" fo:background-color="transparent" style:font-name-asian="Arial3" style:font-size-asian="9pt" style:font-name-complex="Arial3" style:font-size-complex="9pt"/>
    </style:style>
    <style:style style:name="P26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c4126" officeooo:paragraph-rsid="002ece6b" fo:background-color="transparent" style:font-name-asian="Arial3" style:font-size-asian="9pt" style:font-name-complex="Arial3" style:font-size-complex="9pt"/>
    </style:style>
    <style:style style:name="P26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c4126" officeooo:paragraph-rsid="0032c12a" fo:background-color="transparent" style:font-name-asian="Arial3" style:font-size-asian="9pt" style:font-name-complex="Arial3" style:font-size-complex="9pt"/>
    </style:style>
    <style:style style:name="P269" style:family="paragraph" style:parent-style-name="Standard" style:master-page-name="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acb20c" loext:opacity="100%" style:font-name="Arial" fo:font-size="9pt" fo:letter-spacing="normal" officeooo:rsid="0032c12a" officeooo:paragraph-rsid="0032c12a" fo:background-color="transparent" style:font-name-asian="Arial3" style:font-size-asian="9pt" style:font-name-complex="Arial3" style:font-size-complex="9pt"/>
    </style:style>
    <style:style style:name="P27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c4126" officeooo:paragraph-rsid="002c4126" fo:background-color="transparent" style:font-name-asian="Arial3" style:font-size-asian="9pt" style:font-name-complex="Arial3" style:font-size-complex="9pt"/>
    </style:style>
    <style:style style:name="P27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c4126" officeooo:paragraph-rsid="002ece6b" fo:background-color="transparent" style:font-name-asian="Arial3" style:font-size-asian="9pt" style:font-name-complex="Arial3" style:font-size-complex="9pt"/>
    </style:style>
    <style:style style:name="P27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c4126" officeooo:paragraph-rsid="0032c12a" fo:background-color="transparent" style:font-name-asian="Arial3" style:font-size-asian="9pt" style:font-name-complex="Arial3" style:font-size-complex="9pt"/>
    </style:style>
    <style:style style:name="P273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c9211e" loext:opacity="100%" style:font-name="Arial" fo:font-size="9pt" fo:letter-spacing="normal" officeooo:rsid="00270879" officeooo:paragraph-rsid="002c4126" fo:background-color="transparent" style:font-name-asian="Arial3" style:font-size-asian="9pt" style:font-name-complex="Arial3" style:font-size-complex="9pt"/>
    </style:style>
    <style:style style:name="P27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c9211e" loext:opacity="100%" style:font-name="Arial" fo:font-size="9pt" fo:letter-spacing="normal" officeooo:rsid="00270879" officeooo:paragraph-rsid="002ece6b" fo:background-color="transparent" style:font-name-asian="Arial3" style:font-size-asian="9pt" style:font-name-complex="Arial3" style:font-size-complex="9pt"/>
    </style:style>
    <style:style style:name="P275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c9211e" loext:opacity="100%" style:font-name="Arial" fo:font-size="9pt" fo:letter-spacing="normal" officeooo:rsid="00270879" officeooo:paragraph-rsid="0032c12a" fo:background-color="transparent" style:font-name-asian="Arial3" style:font-size-asian="9pt" style:font-name-complex="Arial3" style:font-size-complex="9pt"/>
    </style:style>
    <style:style style:name="P27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2fff6" officeooo:paragraph-rsid="002c4126" fo:background-color="transparent" style:font-name-asian="Arial3" style:font-size-asian="9pt" style:font-name-complex="Arial3" style:font-size-complex="9pt"/>
    </style:style>
    <style:style style:name="P27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2fff6" officeooo:paragraph-rsid="002ece6b" fo:background-color="transparent" style:font-name-asian="Arial3" style:font-size-asian="9pt" style:font-name-complex="Arial3" style:font-size-complex="9pt"/>
    </style:style>
    <style:style style:name="P27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2fff6" officeooo:paragraph-rsid="0032c12a" fo:background-color="transparent" style:font-name-asian="Arial3" style:font-size-asian="9pt" style:font-name-complex="Arial3" style:font-size-complex="9pt"/>
    </style:style>
    <style:style style:name="P27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b5dc6" officeooo:paragraph-rsid="002c4126" fo:background-color="transparent" style:font-name-asian="Arial3" style:font-size-asian="9pt" style:font-name-complex="Arial3" style:font-size-complex="9pt"/>
    </style:style>
    <style:style style:name="P28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b5dc6" officeooo:paragraph-rsid="002ece6b" fo:background-color="transparent" style:font-name-asian="Arial3" style:font-size-asian="9pt" style:font-name-complex="Arial3" style:font-size-complex="9pt"/>
    </style:style>
    <style:style style:name="P28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b5dc6" officeooo:paragraph-rsid="0032c12a" fo:background-color="transparent" style:font-name-asian="Arial3" style:font-size-asian="9pt" style:font-name-complex="Arial3" style:font-size-complex="9pt"/>
    </style:style>
    <style:style style:name="P28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41daf" officeooo:paragraph-rsid="002c4126" fo:background-color="transparent" style:font-name-asian="Arial3" style:font-size-asian="9pt" style:font-name-complex="Arial3" style:font-size-complex="9pt"/>
    </style:style>
    <style:style style:name="P28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41daf" officeooo:paragraph-rsid="002ece6b" fo:background-color="transparent" style:font-name-asian="Arial3" style:font-size-asian="9pt" style:font-name-complex="Arial3" style:font-size-complex="9pt"/>
    </style:style>
    <style:style style:name="P28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41daf" officeooo:paragraph-rsid="0032c12a" fo:background-color="transparent" style:font-name-asian="Arial3" style:font-size-asian="9pt" style:font-name-complex="Arial3" style:font-size-complex="9pt"/>
    </style:style>
    <style:style style:name="P28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a0eb5" officeooo:paragraph-rsid="002c4126" fo:background-color="transparent" style:font-name-asian="Arial3" style:font-size-asian="9pt" style:font-name-complex="Arial3" style:font-size-complex="9pt"/>
    </style:style>
    <style:style style:name="P28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a0eb5" officeooo:paragraph-rsid="002ece6b" fo:background-color="transparent" style:font-name-asian="Arial3" style:font-size-asian="9pt" style:font-name-complex="Arial3" style:font-size-complex="9pt"/>
    </style:style>
    <style:style style:name="P28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a0eb5" officeooo:paragraph-rsid="0032c12a" fo:background-color="transparent" style:font-name-asian="Arial3" style:font-size-asian="9pt" style:font-name-complex="Arial3" style:font-size-complex="9pt"/>
    </style:style>
    <style:style style:name="P28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fo:language="es" fo:country="AR" officeooo:rsid="002e002c" officeooo:paragraph-rsid="002e002c" fo:background-color="transparent" style:font-name-asian="Arial3" style:font-size-asian="9pt" style:font-name-complex="Arial3" style:font-size-complex="9pt"/>
    </style:style>
    <style:style style:name="P28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fo:language="es" fo:country="AR" officeooo:rsid="002e002c" officeooo:paragraph-rsid="002ece6b" fo:background-color="transparent" style:font-name-asian="Arial3" style:font-size-asian="9pt" style:font-name-complex="Arial3" style:font-size-complex="9pt"/>
    </style:style>
    <style:style style:name="P29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fo:language="es" fo:country="AR" officeooo:rsid="002e002c" officeooo:paragraph-rsid="0032c12a" fo:background-color="transparent" style:font-name-asian="Arial3" style:font-size-asian="9pt" style:font-name-complex="Arial3" style:font-size-complex="9pt"/>
    </style:style>
    <style:style style:name="P29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8e86ae" loext:opacity="100%" style:font-name="Arial" fo:font-size="9pt" fo:letter-spacing="normal" officeooo:rsid="00270879" officeooo:paragraph-rsid="002c8331" fo:background-color="transparent" style:font-name-asian="Arial3" style:font-size-asian="9pt" style:font-name-complex="Arial3" style:font-size-complex="9pt"/>
    </style:style>
    <style:style style:name="P292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8e86ae" loext:opacity="100%" style:font-name="Arial" fo:font-size="9pt" fo:letter-spacing="normal" officeooo:rsid="00270879" officeooo:paragraph-rsid="002fa071" fo:background-color="transparent" style:font-name-asian="Arial3" style:font-size-asian="9pt" style:font-name-complex="Arial3" style:font-size-complex="9pt"/>
    </style:style>
    <style:style style:name="P293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8e86ae" loext:opacity="100%" style:font-name="Arial" fo:font-size="9pt" fo:letter-spacing="normal" officeooo:rsid="00270879" officeooo:paragraph-rsid="0032c12a" fo:background-color="transparent" style:font-name-asian="Arial3" style:font-size-asian="9pt" style:font-name-complex="Arial3" style:font-size-complex="9pt"/>
    </style:style>
    <style:style style:name="P29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2fff6" officeooo:paragraph-rsid="002c8331" fo:background-color="transparent" style:font-name-asian="Arial3" style:font-size-asian="9pt" style:font-name-complex="Arial3" style:font-size-complex="9pt"/>
    </style:style>
    <style:style style:name="P29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2fff6" officeooo:paragraph-rsid="002fa071" fo:background-color="transparent" style:font-name-asian="Arial3" style:font-size-asian="9pt" style:font-name-complex="Arial3" style:font-size-complex="9pt"/>
    </style:style>
    <style:style style:name="P29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2fff6" officeooo:paragraph-rsid="0032c12a" fo:background-color="transparent" style:font-name-asian="Arial3" style:font-size-asian="9pt" style:font-name-complex="Arial3" style:font-size-complex="9pt"/>
    </style:style>
    <style:style style:name="P29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b5dc6" officeooo:paragraph-rsid="002c8331" fo:background-color="transparent" style:font-name-asian="Arial3" style:font-size-asian="9pt" style:font-name-complex="Arial3" style:font-size-complex="9pt"/>
    </style:style>
    <style:style style:name="P29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b5dc6" officeooo:paragraph-rsid="002fa071" fo:background-color="transparent" style:font-name-asian="Arial3" style:font-size-asian="9pt" style:font-name-complex="Arial3" style:font-size-complex="9pt"/>
    </style:style>
    <style:style style:name="P29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b5dc6" officeooo:paragraph-rsid="0032c12a" fo:background-color="transparent" style:font-name-asian="Arial3" style:font-size-asian="9pt" style:font-name-complex="Arial3" style:font-size-complex="9pt"/>
    </style:style>
    <style:style style:name="P30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41daf" officeooo:paragraph-rsid="002c8331" fo:background-color="transparent" style:font-name-asian="Arial3" style:font-size-asian="9pt" style:font-name-complex="Arial3" style:font-size-complex="9pt"/>
    </style:style>
    <style:style style:name="P30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41daf" officeooo:paragraph-rsid="002fa071" fo:background-color="transparent" style:font-name-asian="Arial3" style:font-size-asian="9pt" style:font-name-complex="Arial3" style:font-size-complex="9pt"/>
    </style:style>
    <style:style style:name="P30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41daf" officeooo:paragraph-rsid="0032c12a" fo:background-color="transparent" style:font-name-asian="Arial3" style:font-size-asian="9pt" style:font-name-complex="Arial3" style:font-size-complex="9pt"/>
    </style:style>
    <style:style style:name="P30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a0eb5" officeooo:paragraph-rsid="002c8331" fo:background-color="transparent" style:font-name-asian="Arial3" style:font-size-asian="9pt" style:font-name-complex="Arial3" style:font-size-complex="9pt"/>
    </style:style>
    <style:style style:name="P30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a0eb5" officeooo:paragraph-rsid="002fa071" fo:background-color="transparent" style:font-name-asian="Arial3" style:font-size-asian="9pt" style:font-name-complex="Arial3" style:font-size-complex="9pt"/>
    </style:style>
    <style:style style:name="P30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a0eb5" officeooo:paragraph-rsid="0032c12a" fo:background-color="transparent" style:font-name-asian="Arial3" style:font-size-asian="9pt" style:font-name-complex="Arial3" style:font-size-complex="9pt"/>
    </style:style>
    <style:style style:name="P30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c8331" officeooo:paragraph-rsid="002c8331" fo:background-color="transparent" style:font-name-asian="Arial3" style:font-size-asian="9pt" style:font-name-complex="Arial3" style:font-size-complex="9pt"/>
    </style:style>
    <style:style style:name="P30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c8331" officeooo:paragraph-rsid="002fa071" fo:background-color="transparent" style:font-name-asian="Arial3" style:font-size-asian="9pt" style:font-name-complex="Arial3" style:font-size-complex="9pt"/>
    </style:style>
    <style:style style:name="P30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c8331" officeooo:paragraph-rsid="0032c12a" fo:background-color="transparent" style:font-name-asian="Arial3" style:font-size-asian="9pt" style:font-name-complex="Arial3" style:font-size-complex="9pt"/>
    </style:style>
    <style:style style:name="P30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fo:language="es" fo:country="AR" officeooo:rsid="002e002c" officeooo:paragraph-rsid="002e002c" fo:background-color="transparent" style:font-name-asian="Arial3" style:font-size-asian="9pt" style:font-name-complex="Arial3" style:font-size-complex="9pt"/>
    </style:style>
    <style:style style:name="P31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fo:language="es" fo:country="AR" officeooo:rsid="002e002c" officeooo:paragraph-rsid="002fa071" fo:background-color="transparent" style:font-name-asian="Arial3" style:font-size-asian="9pt" style:font-name-complex="Arial3" style:font-size-complex="9pt"/>
    </style:style>
    <style:style style:name="P31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fo:language="es" fo:country="AR" officeooo:rsid="002e002c" officeooo:paragraph-rsid="0032c12a" fo:background-color="transparent" style:font-name-asian="Arial3" style:font-size-asian="9pt" style:font-name-complex="Arial3" style:font-size-complex="9pt"/>
    </style:style>
    <style:style style:name="P31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fo:language="es" fo:country="AR" officeooo:rsid="0032c12a" officeooo:paragraph-rsid="0032c12a" fo:background-color="transparent" style:font-name-asian="Arial3" style:font-size-asian="9pt" style:font-name-complex="Arial3" style:font-size-complex="9pt"/>
    </style:style>
    <style:style style:name="P31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fo:language="es" fo:country="AR" officeooo:rsid="00346741" officeooo:paragraph-rsid="00346741" fo:background-color="transparent" style:font-name-asian="Arial3" style:font-size-asian="9pt" style:font-name-complex="Arial3" style:font-size-complex="9pt"/>
    </style:style>
    <style:style style:name="P314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8e86ae" loext:opacity="100%" style:font-name="Arial" fo:font-size="11pt" fo:letter-spacing="normal" fo:language="es" fo:country="AR" officeooo:rsid="002e002c" officeooo:paragraph-rsid="002e002c" fo:background-color="transparent" style:font-name-asian="Arial3" style:font-size-asian="11pt" style:font-name-complex="Arial3"/>
    </style:style>
    <style:style style:name="P31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2a6099" loext:opacity="100%" style:font-name="Arial" fo:font-size="9pt" fo:letter-spacing="normal" fo:language="es" fo:country="AR" officeooo:rsid="002e002c" officeooo:paragraph-rsid="002e002c" fo:background-color="transparent" style:font-name-asian="Arial3" style:font-size-asian="9pt" style:font-name-complex="Arial3" style:font-size-complex="9pt"/>
    </style:style>
    <style:style style:name="P31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2a6099" loext:opacity="100%" style:font-name="Arial" fo:font-size="9pt" fo:letter-spacing="normal" fo:language="es" fo:country="AR" officeooo:rsid="002e002c" officeooo:paragraph-rsid="002ece6b" fo:background-color="transparent" style:font-name-asian="Arial3" style:font-size-asian="9pt" style:font-name-complex="Arial3" style:font-size-complex="9pt"/>
    </style:style>
    <style:style style:name="P31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2a6099" loext:opacity="100%" style:font-name="Arial" fo:font-size="9pt" fo:letter-spacing="normal" fo:language="es" fo:country="AR" officeooo:rsid="002e002c" officeooo:paragraph-rsid="002fa071" fo:background-color="transparent" style:font-name-asian="Arial3" style:font-size-asian="9pt" style:font-name-complex="Arial3" style:font-size-complex="9pt"/>
    </style:style>
    <style:style style:name="P31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2a6099" loext:opacity="100%" style:font-name="Arial" fo:font-size="9pt" fo:letter-spacing="normal" fo:language="es" fo:country="AR" officeooo:rsid="002e002c" officeooo:paragraph-rsid="003184ed" fo:background-color="transparent" style:font-name-asian="Arial3" style:font-size-asian="9pt" style:font-name-complex="Arial3" style:font-size-complex="9pt"/>
    </style:style>
    <style:style style:name="P31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2a6099" loext:opacity="100%" style:font-name="Arial" fo:font-size="9pt" fo:letter-spacing="normal" fo:language="es" fo:country="AR" officeooo:rsid="002e002c" officeooo:paragraph-rsid="0032c12a" fo:background-color="transparent" style:font-name-asian="Arial3" style:font-size-asian="9pt" style:font-name-complex="Arial3" style:font-size-complex="9pt"/>
    </style:style>
    <style:style style:name="P320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2a6099" loext:opacity="100%" style:font-name="Arial" fo:font-size="9pt" fo:letter-spacing="normal" officeooo:rsid="00270879" officeooo:paragraph-rsid="002ece6b" fo:background-color="transparent" style:font-name-asian="Arial3" style:font-size-asian="9pt" style:font-name-complex="Arial3" style:font-size-complex="9pt"/>
    </style:style>
    <style:style style:name="P321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2a6099" loext:opacity="100%" style:font-name="Arial" fo:font-size="9pt" fo:letter-spacing="normal" officeooo:rsid="0022fff6" officeooo:paragraph-rsid="002ece6b" fo:background-color="transparent" style:font-name-asian="Arial3" style:font-size-asian="9pt" style:font-name-complex="Arial3" style:font-size-complex="9pt"/>
    </style:style>
    <style:style style:name="P322" style:family="paragraph" style:parent-style-name="Standard" style:master-page-name="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2a6099" loext:opacity="100%" style:font-name="Arial" fo:font-size="9pt" fo:letter-spacing="normal" officeooo:rsid="0022fff6" officeooo:paragraph-rsid="002ece6b" fo:background-color="transparent" style:font-name-asian="Arial3" style:font-size-asian="9pt" style:font-name-complex="Arial3" style:font-size-complex="9pt"/>
    </style:style>
    <style:style style:name="P323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2a6099" loext:opacity="100%" style:font-name="Arial" fo:font-size="9pt" fo:letter-spacing="normal" officeooo:rsid="00241daf" officeooo:paragraph-rsid="002ece6b" fo:background-color="transparent" style:font-name-asian="Arial3" style:font-size-asian="9pt" style:font-name-complex="Arial3" style:font-size-complex="9pt"/>
    </style:style>
    <style:style style:name="P324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2a6099" loext:opacity="100%" style:font-name="Arial" fo:font-size="9pt" fo:letter-spacing="normal" officeooo:rsid="00241daf" officeooo:paragraph-rsid="003184ed" fo:background-color="transparent" style:font-name-asian="Arial3" style:font-size-asian="9pt" style:font-name-complex="Arial3" style:font-size-complex="9pt"/>
    </style:style>
    <style:style style:name="P325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2a6099" loext:opacity="100%" style:font-name="Arial" fo:font-size="9pt" fo:letter-spacing="normal" officeooo:rsid="00241daf" officeooo:paragraph-rsid="0032c12a" fo:background-color="transparent" style:font-name-asian="Arial3" style:font-size-asian="9pt" style:font-name-complex="Arial3" style:font-size-complex="9pt"/>
    </style:style>
    <style:style style:name="P326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2a6099" loext:opacity="100%" style:font-name="Arial" fo:font-size="9pt" fo:letter-spacing="normal" officeooo:rsid="002b5dc6" officeooo:paragraph-rsid="002ece6b" fo:background-color="transparent" style:font-name-asian="Arial3" style:font-size-asian="9pt" style:font-name-complex="Arial3" style:font-size-complex="9pt"/>
    </style:style>
    <style:style style:name="P327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2a6099" loext:opacity="100%" style:font-name="Arial" fo:font-size="9pt" fo:letter-spacing="normal" officeooo:rsid="002a0eb5" officeooo:paragraph-rsid="002ece6b" fo:background-color="transparent" style:font-name-asian="Arial3" style:font-size-asian="9pt" style:font-name-complex="Arial3" style:font-size-complex="9pt"/>
    </style:style>
    <style:style style:name="P328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2a6099" loext:opacity="100%" style:font-name="Arial" fo:font-size="9pt" fo:letter-spacing="normal" officeooo:rsid="00255219" officeooo:paragraph-rsid="002ece6b" fo:background-color="transparent" style:font-name-asian="Arial3" style:font-size-asian="9pt" style:font-name-complex="Arial3" style:font-size-complex="9pt"/>
    </style:style>
    <style:style style:name="P329" style:family="paragraph" style:parent-style-name="Standard" style:master-page-name="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2a6099" loext:opacity="100%" style:font-name="Arial" fo:font-size="9pt" fo:letter-spacing="normal" officeooo:rsid="002ece6b" officeooo:paragraph-rsid="002ece6b" fo:background-color="transparent" style:font-name-asian="Arial3" style:font-size-asian="9pt" style:font-name-complex="Arial3" style:font-size-complex="9pt"/>
    </style:style>
    <style:style style:name="P330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ff7b59" loext:opacity="100%" style:font-name="Arial" fo:font-size="9pt" fo:letter-spacing="normal" officeooo:rsid="00241daf" officeooo:paragraph-rsid="0032c12a" fo:background-color="transparent" style:font-name-asian="Arial3" style:font-size-asian="9pt" style:font-name-complex="Arial3" style:font-size-complex="9pt"/>
    </style:style>
    <style:style style:name="P331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ff7b59" loext:opacity="100%" style:font-name="Arial" fo:font-size="9pt" fo:letter-spacing="normal" officeooo:rsid="0032c12a" officeooo:paragraph-rsid="0032c12a" fo:background-color="transparent" style:font-name-asian="Arial3" style:font-size-asian="9pt" style:font-name-complex="Arial3" style:font-size-complex="9pt"/>
    </style:style>
    <style:style style:name="P33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ff7b59" loext:opacity="100%" style:font-name="Arial" fo:font-size="9pt" fo:letter-spacing="normal" officeooo:rsid="0022fff6" officeooo:paragraph-rsid="0032c12a" fo:background-color="transparent" style:font-name-asian="Arial3" style:font-size-asian="9pt" style:font-name-complex="Arial3" style:font-size-complex="9pt"/>
    </style:style>
    <style:style style:name="P33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ff7b59" loext:opacity="100%" style:font-name="Arial" fo:font-size="9pt" fo:letter-spacing="normal" officeooo:rsid="00255219" officeooo:paragraph-rsid="0032c12a" fo:background-color="transparent" style:font-name-asian="Arial3" style:font-size-asian="9pt" style:font-name-complex="Arial3" style:font-size-complex="9pt"/>
    </style:style>
    <style:style style:name="P334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background-color="transparent" style:font-name-asian="Arial3" style:font-size-asian="11pt" style:font-name-complex="Arial3"/>
    </style:style>
    <style:style style:name="P335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officeooo:paragraph-rsid="002ece6b" fo:background-color="transparent" style:font-name-asian="Arial3" style:font-size-asian="11pt" style:font-name-complex="Arial3"/>
    </style:style>
    <style:style style:name="P336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officeooo:rsid="00197404" officeooo:paragraph-rsid="00197404" fo:background-color="transparent" style:font-name-asian="Arial3" style:font-size-asian="11pt" style:font-name-complex="Arial3"/>
    </style:style>
    <style:style style:name="P337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font-style="italic" fo:font-weight="bold" fo:background-color="transparent" style:font-name-asian="Arial3" style:font-size-asian="11pt" style:font-style-asian="italic" style:font-weight-asian="bold" style:font-name-complex="Arial3"/>
    </style:style>
    <style:style style:name="P338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</style:style>
    <style:style style:name="P339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3b9814"/>
    </style:style>
    <style:style style:name="P340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2ece6b"/>
    </style:style>
    <style:style style:name="P34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3d37b1"/>
    </style:style>
    <style:style style:name="P342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3bf330"/>
    </style:style>
    <style:style style:name="P343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97404"/>
    </style:style>
    <style:style style:name="P344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3dffe1"/>
    </style:style>
    <style:style style:name="P345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32c12a"/>
    </style:style>
    <style:style style:name="P346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20323a"/>
    </style:style>
    <style:style style:name="P347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a5a67"/>
    </style:style>
    <style:style style:name="P348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a9521"/>
    </style:style>
    <style:style style:name="P349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bda2a"/>
    </style:style>
    <style:style style:name="P350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cd5ad"/>
    </style:style>
    <style:style style:name="P35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e710f"/>
    </style:style>
    <style:style style:name="P352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e7c47"/>
    </style:style>
    <style:style style:name="P353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20f5f8"/>
    </style:style>
    <style:style style:name="P354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40af60"/>
    </style:style>
    <style:style style:name="P35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officeooo:paragraph-rsid="0040af60"/>
    </style:style>
    <style:style style:name="P356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1a9521" officeooo:paragraph-rsid="001a9521"/>
    </style:style>
    <style:style style:name="P357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1bda2a" officeooo:paragraph-rsid="001bda2a"/>
    </style:style>
    <style:style style:name="T1" style:family="text">
      <style:text-properties style:use-window-font-color="true" loext:opacity="0%" style:font-name="Arial" fo:font-size="11pt" fo:letter-spacing="normal" fo:font-style="italic" fo:font-weight="bold" fo:background-color="transparent" loext:char-shading-value="0" style:font-name-asian="Arial3" style:font-size-asian="11pt" style:font-style-asian="italic" style:font-weight-asian="bold" style:font-name-complex="Arial3"/>
    </style:style>
    <style:style style:name="T2" style:family="text">
      <style:text-properties style:use-window-font-color="true" loext:opacity="0%" style:font-name="Arial" fo:font-size="11pt" fo:letter-spacing="normal" fo:font-style="italic" fo:background-color="transparent" loext:char-shading-value="0" style:font-name-asian="Arial3" style:font-size-asian="11pt" style:font-style-asian="italic" style:font-name-complex="Arial3"/>
    </style:style>
    <style:style style:name="T3" style:family="text">
      <style:text-properties style:use-window-font-color="true" loext:opacity="0%" style:font-name="Arial" fo:font-size="11pt" fo:letter-spacing="normal" fo:font-style="italic" fo:background-color="transparent" loext:char-shading-value="0" style:font-name-asian="Arial3" style:font-size-asian="11pt" style:font-style-asian="italic" style:font-name-complex="Arial3" style:font-style-complex="italic"/>
    </style:style>
    <style:style style:name="T4" style:family="text">
      <style:text-properties style:use-window-font-color="true" loext:opacity="0%" style:font-name="Arial" fo:font-size="11pt" fo:letter-spacing="normal" fo:font-style="italic" officeooo:rsid="001a5a67" fo:background-color="transparent" loext:char-shading-value="0" style:font-name-asian="Arial3" style:font-size-asian="11pt" style:font-style-asian="italic" style:font-name-complex="Arial3" style:font-style-complex="italic"/>
    </style:style>
    <style:style style:name="T5" style:family="text">
      <style:text-properties style:use-window-font-color="true" loext:opacity="0%" style:font-name="Arial" fo:font-size="11pt" fo:letter-spacing="normal" fo:font-style="italic" officeooo:rsid="001bda2a" fo:background-color="transparent" loext:char-shading-value="0" style:font-name-asian="Arial3" style:font-size-asian="11pt" style:font-style-asian="italic" style:font-name-complex="Arial3" style:font-style-complex="italic"/>
    </style:style>
    <style:style style:name="T6" style:family="text">
      <style:text-properties style:use-window-font-color="true" loext:opacity="0%" style:font-name="Arial" fo:font-size="11pt" fo:letter-spacing="normal" fo:font-style="italic" officeooo:rsid="001cd5ad" fo:background-color="transparent" loext:char-shading-value="0" style:font-name-asian="Arial3" style:font-size-asian="11pt" style:font-style-asian="italic" style:font-name-complex="Arial3" style:font-style-complex="italic"/>
    </style:style>
    <style:style style:name="T7" style:family="text">
      <style:text-properties style:use-window-font-color="true" loext:opacity="0%" style:font-name="Arial" fo:font-size="11pt" fo:letter-spacing="normal" fo:font-style="italic" officeooo:rsid="0020323a" fo:background-color="transparent" loext:char-shading-value="0" style:font-name-asian="Arial3" style:font-size-asian="11pt" style:font-style-asian="italic" style:font-name-complex="Arial3" style:font-style-complex="italic"/>
    </style:style>
    <style:style style:name="T8" style:family="text">
      <style:text-properties style:use-window-font-color="true" loext:opacity="0%" style:font-name="Arial" fo:font-size="11pt" fo:letter-spacing="normal" fo:font-style="italic" officeooo:rsid="0034a6d3" fo:background-color="transparent" loext:char-shading-value="0" style:font-name-asian="Arial3" style:font-size-asian="11pt" style:font-style-asian="italic" style:font-name-complex="Arial3"/>
    </style:style>
    <style:style style:name="T9" style:family="text">
      <style:text-properties style:use-window-font-color="true" loext:opacity="0%" style:font-name="Arial" fo:font-size="11pt" fo:letter-spacing="normal" fo:font-style="italic" officeooo:rsid="00369af6" fo:background-color="transparent" loext:char-shading-value="0" style:font-name-asian="Arial3" style:font-size-asian="11pt" style:font-style-asian="italic" style:font-name-complex="Arial3"/>
    </style:style>
    <style:style style:name="T10" style:family="text">
      <style:text-properties style:use-window-font-color="true" loext:opacity="0%" style:font-name="Arial" fo:font-size="11pt" fo:letter-spacing="normal" fo:font-style="italic" officeooo:rsid="003bf330" fo:background-color="transparent" loext:char-shading-value="0" style:font-name-asian="Arial3" style:font-size-asian="11pt" style:font-style-asian="italic" style:font-name-complex="Arial3"/>
    </style:style>
    <style:style style:name="T11" style:family="text">
      <style:text-properties style:use-window-font-color="true" loext:opacity="0%" style:font-name="Arial" fo:font-size="11pt" fo:letter-spacing="normal" fo:font-style="italic" officeooo:rsid="003c7ced" fo:background-color="transparent" loext:char-shading-value="0" style:font-name-asian="Arial3" style:font-size-asian="11pt" style:font-style-asian="italic" style:font-name-complex="Arial3"/>
    </style:style>
    <style:style style:name="T12" style:family="text">
      <style:text-properties style:use-window-font-color="true" loext:opacity="0%" style:font-name="Arial" fo:font-size="11pt" fo:letter-spacing="normal" fo:font-style="italic" officeooo:rsid="003d37b1" fo:background-color="transparent" loext:char-shading-value="0" style:font-name-asian="Arial3" style:font-size-asian="11pt" style:font-style-asian="italic" style:font-name-complex="Arial3"/>
    </style:style>
    <style:style style:name="T13" style:family="text">
      <style:text-properties style:use-window-font-color="true" loext:opacity="0%" style:font-name="Arial" fo:font-size="11pt" fo:letter-spacing="normal" fo:font-style="italic" officeooo:rsid="0040af60" fo:background-color="transparent" loext:char-shading-value="0" style:font-name-asian="Arial3" style:font-size-asian="11pt" style:font-style-asian="italic" style:font-name-complex="Arial3"/>
    </style:style>
    <style:style style:name="T14" style:family="text">
      <style:text-properties style:use-window-font-color="true" loext:opacity="0%" style:font-name="Arial" fo:font-size="11pt" fo:letter-spacing="normal" fo:font-style="italic" fo:font-weight="normal" fo:background-color="transparent" loext:char-shading-value="0" style:font-name-asian="Arial3" style:font-size-asian="11pt" style:font-style-asian="italic" style:font-weight-asian="normal" style:font-name-complex="Arial3" style:font-style-complex="italic" style:font-weight-complex="normal"/>
    </style:style>
    <style:style style:name="T15" style:family="text">
      <style:text-properties style:use-window-font-color="true" loext:opacity="0%" style:font-name="Arial" fo:font-size="11pt" fo:letter-spacing="normal" fo:font-style="italic" fo:font-weight="normal" officeooo:rsid="0020323a" fo:background-color="transparent" loext:char-shading-value="0" style:font-name-asian="Arial3" style:font-size-asian="11pt" style:font-style-asian="italic" style:font-weight-asian="normal" style:font-name-complex="Arial3" style:font-style-complex="italic" style:font-weight-complex="normal"/>
    </style:style>
    <style:style style:name="T16" style:family="text">
      <style:text-properties style:use-window-font-color="true" loext:opacity="0%" style:font-name="Arial" fo:font-size="11pt" fo:letter-spacing="normal" fo:background-color="transparent" loext:char-shading-value="0" style:font-name-asian="Arial3" style:font-size-asian="11pt" style:font-name-complex="Arial3"/>
    </style:style>
    <style:style style:name="T17" style:family="text">
      <style:text-properties style:use-window-font-color="true" loext:opacity="0%" style:font-name="Arial" fo:font-size="11pt" fo:letter-spacing="normal" officeooo:rsid="001a5a67" fo:background-color="transparent" loext:char-shading-value="0" style:font-name-asian="Arial3" style:font-size-asian="11pt" style:font-name-complex="Arial3"/>
    </style:style>
    <style:style style:name="T18" style:family="text">
      <style:text-properties style:use-window-font-color="true" loext:opacity="0%" style:font-name="Arial" fo:font-size="11pt" fo:letter-spacing="normal" officeooo:rsid="001a9521" fo:background-color="transparent" loext:char-shading-value="0" style:font-name-asian="Arial3" style:font-size-asian="11pt" style:font-name-complex="Arial3"/>
    </style:style>
    <style:style style:name="T19" style:family="text">
      <style:text-properties style:use-window-font-color="true" loext:opacity="0%" style:font-name="Arial" fo:font-size="11pt" fo:letter-spacing="normal" officeooo:rsid="001bda2a" fo:background-color="transparent" loext:char-shading-value="0" style:font-name-asian="Arial3" style:font-size-asian="11pt" style:font-name-complex="Arial3"/>
    </style:style>
    <style:style style:name="T20" style:family="text">
      <style:text-properties style:use-window-font-color="true" loext:opacity="0%" style:font-name="Arial" fo:font-size="11pt" fo:letter-spacing="normal" officeooo:rsid="001c3571" fo:background-color="transparent" loext:char-shading-value="0" style:font-name-asian="Arial3" style:font-size-asian="11pt" style:font-name-complex="Arial3"/>
    </style:style>
    <style:style style:name="T21" style:family="text">
      <style:text-properties style:use-window-font-color="true" loext:opacity="0%" style:font-name="Arial" fo:font-size="11pt" fo:letter-spacing="normal" officeooo:rsid="001cd5ad" fo:background-color="transparent" loext:char-shading-value="0" style:font-name-asian="Arial3" style:font-size-asian="11pt" style:font-name-complex="Arial3"/>
    </style:style>
    <style:style style:name="T22" style:family="text">
      <style:text-properties style:use-window-font-color="true" loext:opacity="0%" style:font-name="Arial" fo:font-size="11pt" fo:letter-spacing="normal" officeooo:rsid="001e710f" fo:background-color="transparent" loext:char-shading-value="0" style:font-name-asian="Arial3" style:font-size-asian="11pt" style:font-name-complex="Arial3"/>
    </style:style>
    <style:style style:name="T23" style:family="text">
      <style:text-properties style:use-window-font-color="true" loext:opacity="0%" style:font-name="Arial" fo:font-size="11pt" fo:letter-spacing="normal" officeooo:rsid="001e7c47" fo:background-color="transparent" loext:char-shading-value="0" style:font-name-asian="Arial3" style:font-size-asian="11pt" style:font-name-complex="Arial3"/>
    </style:style>
    <style:style style:name="T24" style:family="text">
      <style:text-properties style:use-window-font-color="true" loext:opacity="0%" style:font-name="Arial" fo:font-size="11pt" fo:letter-spacing="normal" officeooo:rsid="0020323a" fo:background-color="transparent" loext:char-shading-value="0" style:font-name-asian="Arial3" style:font-size-asian="11pt" style:font-name-complex="Arial3"/>
    </style:style>
    <style:style style:name="T25" style:family="text">
      <style:text-properties style:use-window-font-color="true" loext:opacity="0%" style:font-name="Arial" fo:font-size="11pt" fo:letter-spacing="normal" officeooo:rsid="0020f5f8" fo:background-color="transparent" loext:char-shading-value="0" style:font-name-asian="Arial3" style:font-size-asian="11pt" style:font-name-complex="Arial3"/>
    </style:style>
    <style:style style:name="T26" style:family="text">
      <style:text-properties style:use-window-font-color="true" loext:opacity="0%" style:font-name="Arial" fo:font-size="11pt" fo:letter-spacing="normal" officeooo:rsid="00215db6" fo:background-color="transparent" loext:char-shading-value="0" style:font-name-asian="Arial3" style:font-size-asian="11pt" style:font-name-complex="Arial3"/>
    </style:style>
    <style:style style:name="T27" style:family="text">
      <style:text-properties style:use-window-font-color="true" loext:opacity="0%" style:font-name="Arial" fo:font-size="11pt" fo:letter-spacing="normal" officeooo:rsid="002c4126" fo:background-color="transparent" loext:char-shading-value="0" style:font-name-asian="Arial3" style:font-size-asian="11pt" style:font-name-complex="Arial3"/>
    </style:style>
    <style:style style:name="T28" style:family="text">
      <style:text-properties style:use-window-font-color="true" loext:opacity="0%" style:font-name="Arial" fo:font-size="11pt" fo:letter-spacing="normal" officeooo:rsid="002ece6b" fo:background-color="transparent" loext:char-shading-value="0" style:font-name-asian="Arial3" style:font-size-asian="11pt" style:font-name-complex="Arial3"/>
    </style:style>
    <style:style style:name="T29" style:family="text">
      <style:text-properties style:use-window-font-color="true" loext:opacity="0%" style:font-name="Arial" fo:font-size="11pt" fo:letter-spacing="normal" officeooo:rsid="0032c12a" fo:background-color="transparent" loext:char-shading-value="0" style:font-name-asian="Arial3" style:font-size-asian="11pt" style:font-name-complex="Arial3"/>
    </style:style>
    <style:style style:name="T30" style:family="text">
      <style:text-properties style:use-window-font-color="true" loext:opacity="0%" style:font-name="Arial" fo:font-size="11pt" fo:letter-spacing="normal" officeooo:rsid="0034a6d3" fo:background-color="transparent" loext:char-shading-value="0" style:font-name-asian="Arial3" style:font-size-asian="11pt" style:font-name-complex="Arial3"/>
    </style:style>
    <style:style style:name="T31" style:family="text">
      <style:text-properties style:use-window-font-color="true" loext:opacity="0%" style:font-name="Arial" fo:font-size="11pt" fo:letter-spacing="normal" officeooo:rsid="00369af6" fo:background-color="transparent" loext:char-shading-value="0" style:font-name-asian="Arial3" style:font-size-asian="11pt" style:font-name-complex="Arial3"/>
    </style:style>
    <style:style style:name="T32" style:family="text">
      <style:text-properties style:use-window-font-color="true" loext:opacity="0%" style:font-name="Arial" fo:font-size="11pt" fo:letter-spacing="normal" officeooo:rsid="003b9814" fo:background-color="transparent" loext:char-shading-value="0" style:font-name-asian="Arial3" style:font-size-asian="11pt" style:font-name-complex="Arial3"/>
    </style:style>
    <style:style style:name="T33" style:family="text">
      <style:text-properties style:use-window-font-color="true" loext:opacity="0%" style:font-name="Arial" fo:font-size="11pt" fo:letter-spacing="normal" officeooo:rsid="00385288" fo:background-color="transparent" loext:char-shading-value="0" style:font-name-asian="Arial3" style:font-size-asian="11pt" style:font-name-complex="Arial3"/>
    </style:style>
    <style:style style:name="T34" style:family="text">
      <style:text-properties style:use-window-font-color="true" loext:opacity="0%" style:font-name="Arial" fo:font-size="11pt" fo:letter-spacing="normal" officeooo:rsid="003c7ced" fo:background-color="transparent" loext:char-shading-value="0" style:font-name-asian="Arial3" style:font-size-asian="11pt" style:font-name-complex="Arial3"/>
    </style:style>
    <style:style style:name="T35" style:family="text">
      <style:text-properties style:use-window-font-color="true" loext:opacity="0%" style:font-name="Arial" fo:font-size="11pt" fo:letter-spacing="normal" officeooo:rsid="003d37b1" fo:background-color="transparent" loext:char-shading-value="0" style:font-name-asian="Arial3" style:font-size-asian="11pt" style:font-name-complex="Arial3"/>
    </style:style>
    <style:style style:name="T36" style:family="text">
      <style:text-properties style:use-window-font-color="true" loext:opacity="0%" style:font-name="Arial" fo:font-size="11pt" fo:letter-spacing="normal" officeooo:rsid="003eb38d" fo:background-color="transparent" loext:char-shading-value="0" style:font-name-asian="Arial3" style:font-size-asian="11pt" style:font-name-complex="Arial3"/>
    </style:style>
    <style:style style:name="T37" style:family="text">
      <style:text-properties style:use-window-font-color="true" loext:opacity="0%" style:font-name="Arial" fo:font-size="11pt" fo:letter-spacing="normal" officeooo:rsid="0040af60" fo:background-color="transparent" loext:char-shading-value="0" style:font-name-asian="Arial3" style:font-size-asian="11pt" style:font-name-complex="Arial3"/>
    </style:style>
    <style:style style:name="T38" style:family="text">
      <style:text-properties style:use-window-font-color="true" loext:opacity="0%" style:font-name="Arial" fo:font-size="11pt" fo:letter-spacing="normal" officeooo:rsid="0041d6c7" fo:background-color="transparent" loext:char-shading-value="0" style:font-name-asian="Arial3" style:font-size-asian="11pt" style:font-name-complex="Arial3"/>
    </style:style>
    <style:style style:name="T39" style:family="text">
      <style:text-properties style:use-window-font-color="true" loext:opacity="0%" style:font-name="Arial" fo:font-size="11pt" fo:letter-spacing="normal" fo:font-style="normal" fo:background-color="transparent" loext:char-shading-value="0" style:font-name-asian="Arial3" style:font-size-asian="11pt" style:font-style-asian="normal" style:font-name-complex="Arial3" style:font-style-complex="normal"/>
    </style:style>
    <style:style style:name="T40" style:family="text">
      <style:text-properties style:use-window-font-color="true" loext:opacity="0%" style:font-name="Arial" fo:font-size="11pt" fo:letter-spacing="normal" fo:font-style="normal" fo:font-weight="normal" fo:background-color="transparent" loext:char-shading-value="0" style:font-name-asian="Arial3" style:font-size-asian="11pt" style:font-style-asian="normal" style:font-weight-asian="normal" style:font-name-complex="Arial3" style:font-style-complex="normal" style:font-weight-complex="normal"/>
    </style:style>
    <style:style style:name="T41" style:family="text">
      <style:text-properties style:use-window-font-color="true" loext:opacity="0%" style:font-name="Arial" fo:font-size="11pt" fo:letter-spacing="normal" fo:font-style="normal" fo:font-weight="normal" officeooo:rsid="001e710f" fo:background-color="transparent" loext:char-shading-value="0" style:font-name-asian="Arial3" style:font-size-asian="11pt" style:font-style-asian="normal" style:font-weight-asian="normal" style:font-name-complex="Arial3" style:font-style-complex="normal" style:font-weight-complex="normal"/>
    </style:style>
    <style:style style:name="T42" style:family="text">
      <style:text-properties style:use-window-font-color="true" loext:opacity="0%" style:font-name="Arial" fo:font-size="11pt" fo:letter-spacing="normal" fo:font-style="normal" fo:font-weight="normal" officeooo:rsid="001e7c47" fo:background-color="transparent" loext:char-shading-value="0" style:font-name-asian="Arial3" style:font-size-asian="11pt" style:font-style-asian="normal" style:font-weight-asian="normal" style:font-name-complex="Arial3" style:font-style-complex="normal" style:font-weight-complex="normal"/>
    </style:style>
    <style:style style:name="T43" style:family="text">
      <style:text-properties style:use-window-font-color="true" loext:opacity="0%" style:font-name="Arial" fo:font-size="11pt" fo:letter-spacing="normal" fo:font-style="normal" fo:font-weight="normal" officeooo:rsid="0020323a" fo:background-color="transparent" loext:char-shading-value="0" style:font-name-asian="Arial3" style:font-size-asian="11pt" style:font-style-asian="normal" style:font-weight-asian="normal" style:font-name-complex="Arial3" style:font-style-complex="normal" style:font-weight-complex="normal"/>
    </style:style>
    <style:style style:name="T44" style:family="text">
      <style:text-properties style:use-window-font-color="true" loext:opacity="0%" style:font-name="Arial" fo:font-size="11pt" fo:letter-spacing="normal" fo:font-style="normal" fo:font-weight="normal" officeooo:rsid="0020f5f8" fo:background-color="transparent" loext:char-shading-value="0" style:font-name-asian="Arial3" style:font-size-asian="11pt" style:font-style-asian="normal" style:font-weight-asian="normal" style:font-name-complex="Arial3" style:font-style-complex="normal" style:font-weight-complex="normal"/>
    </style:style>
    <style:style style:name="T45" style:family="text">
      <style:text-properties style:use-window-font-color="true" loext:opacity="0%" style:font-name="Arial" fo:font-size="11pt" fo:letter-spacing="normal" fo:font-style="normal" fo:font-weight="normal" officeooo:rsid="0034a6d3" fo:background-color="transparent" loext:char-shading-value="0" style:font-name-asian="Arial3" style:font-size-asian="11pt" style:font-style-asian="normal" style:font-weight-asian="normal" style:font-name-complex="Arial3" style:font-style-complex="normal" style:font-weight-complex="normal"/>
    </style:style>
    <style:style style:name="T46" style:family="text">
      <style:text-properties style:use-window-font-color="true" loext:opacity="0%" style:font-name="Arial" fo:font-size="11pt" fo:letter-spacing="normal" fo:font-style="normal" fo:font-weight="normal" officeooo:rsid="00369af6" fo:background-color="transparent" loext:char-shading-value="0" style:font-name-asian="Arial3" style:font-size-asian="11pt" style:font-style-asian="normal" style:font-weight-asian="normal" style:font-name-complex="Arial3" style:font-style-complex="normal" style:font-weight-complex="normal"/>
    </style:style>
    <style:style style:name="T47" style:family="text">
      <style:text-properties style:use-window-font-color="true" loext:opacity="0%" style:font-name="Arial" fo:font-size="11pt" fo:letter-spacing="normal" fo:language="es" fo:country="AR" fo:background-color="transparent" loext:char-shading-value="0" style:font-name-asian="Arial3" style:font-size-asian="11pt" style:font-name-complex="Arial3"/>
    </style:style>
    <style:style style:name="T48" style:family="text">
      <style:text-properties style:use-window-font-color="true" loext:opacity="0%" style:font-name="Arial" fo:font-size="11pt" fo:letter-spacing="normal" fo:language="es" fo:country="AR" officeooo:rsid="003d37b1" fo:background-color="transparent" loext:char-shading-value="0" style:font-name-asian="Arial3" style:font-size-asian="11pt" style:font-name-complex="Arial3"/>
    </style:style>
    <style:style style:name="T49" style:family="text">
      <style:text-properties style:use-window-font-color="true" loext:opacity="0%" style:font-name="Arial" fo:font-size="11pt" fo:letter-spacing="normal" fo:language="es" fo:country="AR" officeooo:rsid="003dffe1" fo:background-color="transparent" loext:char-shading-value="0" style:font-name-asian="Arial3" style:font-size-asian="11pt" style:font-name-complex="Arial3"/>
    </style:style>
    <style:style style:name="T50" style:family="text">
      <style:text-properties style:use-window-font-color="true" loext:opacity="0%" style:font-name="Arial" fo:font-size="11pt" fo:letter-spacing="normal" fo:language="es" fo:country="AR" officeooo:rsid="003eb38d" fo:background-color="transparent" loext:char-shading-value="0" style:font-name-asian="Arial3" style:font-size-asian="11pt" style:font-name-complex="Arial3"/>
    </style:style>
    <style:style style:name="T51" style:family="text">
      <style:text-properties style:use-window-font-color="true" loext:opacity="0%" style:font-name="Arial" fo:font-size="11pt" fo:letter-spacing="normal" fo:language="es" fo:country="AR" fo:font-style="italic" officeooo:rsid="003d37b1" fo:background-color="transparent" loext:char-shading-value="0" style:font-name-asian="Arial3" style:font-size-asian="11pt" style:font-style-asian="italic" style:font-name-complex="Arial3"/>
    </style:style>
    <style:style style:name="T52" style:family="text">
      <style:text-properties style:use-window-font-color="true" loext:opacity="0%" style:font-name="Arial" fo:font-size="11pt" fo:letter-spacing="normal" fo:language="es" fo:country="AR" fo:font-style="italic" officeooo:rsid="00369af6" fo:background-color="transparent" loext:char-shading-value="0" style:font-name-asian="Arial3" style:font-size-asian="11pt" style:font-style-asian="italic" style:font-name-complex="Arial3"/>
    </style:style>
    <style:style style:name="T53" style:family="text">
      <style:text-properties style:use-window-font-color="true" loext:opacity="0%" style:font-name="Arial" fo:font-size="11pt" fo:letter-spacing="normal" fo:language="es" fo:country="AR" fo:font-style="italic" officeooo:rsid="003dffe1" fo:background-color="transparent" loext:char-shading-value="0" style:font-name-asian="Arial3" style:font-size-asian="11pt" style:font-style-asian="italic" style:font-name-complex="Arial3"/>
    </style:style>
    <style:style style:name="T54" style:family="text">
      <style:text-properties style:use-window-font-color="true" loext:opacity="0%" style:font-name="Arial" fo:font-size="11pt" fo:letter-spacing="normal" fo:language="es" fo:country="AR" fo:font-style="italic" officeooo:rsid="0040af60" fo:background-color="transparent" loext:char-shading-value="0" style:font-name-asian="Arial3" style:font-size-asian="11pt" style:font-style-asian="italic" style:font-name-complex="Arial3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normal" style:font-style-asian="normal" style:font-style-complex="normal"/>
    </style:style>
    <style:style style:name="T5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1a9521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1e710f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34a6d3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369af6" style:font-style-asian="normal" style:font-weight-asian="normal" style:font-style-complex="normal" style:font-weight-complex="normal"/>
    </style:style>
    <style:style style:name="T62" style:family="text">
      <style:text-properties style:font-name="Arial2"/>
    </style:style>
    <style:style style:name="T63" style:family="text">
      <style:text-properties style:font-name="Arial2" officeooo:rsid="001cd5ad"/>
    </style:style>
    <style:style style:name="T64" style:family="text">
      <style:text-properties style:font-name="Arial2" fo:font-style="italic" fo:font-weight="bold" style:font-style-asian="italic" style:font-weight-asian="bold" style:font-style-complex="italic" style:font-weight-complex="bold"/>
    </style:style>
    <style:style style:name="T65" style:family="text">
      <style:text-properties style:font-name="Arial2" fo:font-style="italic" fo:font-weight="bold" officeooo:rsid="001cd5ad" style:font-style-asian="italic" style:font-weight-asian="bold" style:font-style-complex="italic" style:font-weight-complex="bold"/>
    </style:style>
    <style:style style:name="T66" style:family="text">
      <style:text-properties style:font-name="Arial2" fo:font-style="italic" fo:font-weight="bold" officeooo:rsid="001e710f" style:font-style-asian="italic" style:font-weight-asian="bold" style:font-style-complex="italic" style:font-weight-complex="bold"/>
    </style:style>
    <style:style style:name="T67" style:family="text">
      <style:text-properties style:font-name="Arial2" fo:font-style="italic" fo:font-weight="bold" officeooo:rsid="00197404" style:font-style-asian="italic" style:font-weight-asian="bold" style:font-style-complex="italic" style:font-weight-complex="bold"/>
    </style:style>
    <style:style style:name="T68" style:family="text">
      <style:text-properties style:font-name="Arial2" fo:font-style="italic" fo:font-weight="bold" officeooo:rsid="0020323a" style:font-style-asian="italic" style:font-weight-asian="bold" style:font-style-complex="italic" style:font-weight-complex="bold"/>
    </style:style>
    <style:style style:name="T69" style:family="text">
      <style:text-properties style:font-name="Arial2" fo:font-style="italic" style:font-style-asian="italic" style:font-style-complex="italic"/>
    </style:style>
    <style:style style:name="T70" style:family="text">
      <style:text-properties style:font-name="Arial2" fo:font-style="italic" officeooo:rsid="0020323a" style:font-style-asian="italic" style:font-style-complex="italic"/>
    </style:style>
    <style:style style:name="T71" style:family="text">
      <style:text-properties style:font-name="Arial2" officeooo:rsid="001e710f"/>
    </style:style>
    <style:style style:name="T72" style:family="text">
      <style:text-properties style:font-name="Arial2" fo:font-style="normal" fo:font-weight="normal" officeooo:rsid="00197404" style:font-style-asian="normal" style:font-weight-asian="normal" style:font-style-complex="normal" style:font-weight-complex="normal"/>
    </style:style>
    <style:style style:name="T73" style:family="text">
      <style:text-properties style:font-name="Arial2" officeooo:rsid="00197404"/>
    </style:style>
    <style:style style:name="T74" style:family="text">
      <style:text-properties style:font-name="Arial2" officeooo:rsid="0020323a"/>
    </style:style>
    <style:style style:name="T75" style:family="text">
      <style:text-properties officeooo:rsid="001a9521"/>
    </style:style>
    <style:style style:name="T76" style:family="text">
      <style:text-properties fo:font-weight="normal" officeooo:rsid="001a9521" style:font-weight-asian="normal" style:font-weight-complex="normal"/>
    </style:style>
    <style:style style:name="T77" style:family="text">
      <style:text-properties fo:font-weight="normal" officeooo:rsid="001e710f" style:font-weight-asian="normal" style:font-weight-complex="normal"/>
    </style:style>
    <style:style style:name="T78" style:family="text">
      <style:text-properties officeooo:rsid="00241daf"/>
    </style:style>
    <style:style style:name="T79" style:family="text">
      <style:text-properties officeooo:rsid="00270879"/>
    </style:style>
    <style:style style:name="T80" style:family="text">
      <style:text-properties officeooo:rsid="002b5dc6"/>
    </style:style>
    <style:style style:name="T81" style:family="text">
      <style:text-properties fo:color="#5b277d" loext:opacity="100%" officeooo:rsid="00270879"/>
    </style:style>
    <style:style style:name="T82" style:family="text">
      <style:text-properties fo:color="#ed4c05" loext:opacity="100%"/>
    </style:style>
    <style:style style:name="T83" style:family="text">
      <style:text-properties fo:color="#ed4c05" loext:opacity="100%" officeooo:rsid="00255219"/>
    </style:style>
    <style:style style:name="T84" style:family="text">
      <style:text-properties officeooo:rsid="0008ba46"/>
    </style:style>
    <style:style style:name="T85" style:family="text">
      <style:text-properties style:font-size-complex="9pt"/>
    </style:style>
    <style:style style:name="T86" style:family="text">
      <style:text-properties officeooo:rsid="0022fff6" style:font-size-complex="9pt"/>
    </style:style>
    <style:style style:name="T87" style:family="text">
      <style:text-properties officeooo:rsid="003184ed" style:font-size-complex="9pt"/>
    </style:style>
    <style:style style:name="T88" style:family="text">
      <style:text-properties officeooo:rsid="00270879" style:font-size-complex="9pt"/>
    </style:style>
    <style:style style:name="T89" style:family="text">
      <style:text-properties officeooo:rsid="002c4126"/>
    </style:style>
    <style:style style:name="T90" style:family="text">
      <style:text-properties officeooo:rsid="002c8331"/>
    </style:style>
    <style:style style:name="T91" style:family="text">
      <style:text-properties fo:color="#1c1c1c" loext:opacity="100%" style:font-name="Arial" fo:font-size="9pt" fo:letter-spacing="normal" fo:language="es" fo:country="AR" officeooo:rsid="002d138b" fo:background-color="transparent" loext:char-shading-value="0" style:font-name-asian="Arial3" style:font-size-asian="9pt" style:font-name-complex="Arial3" style:font-size-complex="9pt"/>
    </style:style>
    <style:style style:name="T92" style:family="text">
      <style:text-properties fo:color="#355269" loext:opacity="100%" style:font-name="Arial" fo:font-size="9pt" fo:letter-spacing="normal" officeooo:rsid="0022fff6" fo:background-color="transparent" loext:char-shading-value="0" style:font-name-asian="Arial3" style:font-size-asian="9pt" style:font-name-complex="Arial3" style:font-size-complex="9pt"/>
    </style:style>
    <style:style style:name="T93" style:family="text">
      <style:text-properties fo:color="#355269" loext:opacity="100%" style:font-name="Arial" fo:font-size="9pt" fo:letter-spacing="normal" fo:language="es" fo:country="AR" officeooo:rsid="002d138b" fo:background-color="transparent" loext:char-shading-value="0" style:font-name-asian="Arial3" style:font-size-asian="9pt" style:font-name-complex="Arial3" style:font-size-complex="9pt"/>
    </style:style>
    <style:style style:name="T94" style:family="text">
      <style:text-properties fo:language="es" fo:country="AR" officeooo:rsid="002d138b"/>
    </style:style>
    <style:style style:name="T95" style:family="text">
      <style:text-properties officeooo:rsid="002ece6b"/>
    </style:style>
    <style:style style:name="T96" style:family="text">
      <style:text-properties fo:color="#127622" loext:opacity="100%" style:font-name="Arial" fo:font-size="9pt" fo:letter-spacing="normal" officeooo:rsid="002b5dc6" fo:background-color="transparent" loext:char-shading-value="0" style:font-name-asian="Arial3" style:font-size-asian="9pt" style:font-name-complex="Arial3" style:font-size-complex="9pt"/>
    </style:style>
    <style:style style:name="T97" style:family="text">
      <style:text-properties fo:color="#127622" loext:opacity="100%" style:font-name="Arial" fo:font-size="9pt" fo:letter-spacing="normal" officeooo:rsid="002ece6b" fo:background-color="transparent" loext:char-shading-value="0" style:font-name-asian="Arial3" style:font-size-asian="9pt" style:font-name-complex="Arial3" style:font-size-complex="9pt"/>
    </style:style>
    <style:style style:name="T98" style:family="text">
      <style:text-properties fo:color="#127622" loext:opacity="100%" style:font-name="Arial" fo:font-size="9pt" fo:letter-spacing="normal" officeooo:rsid="0032c12a" fo:background-color="transparent" loext:char-shading-value="0" style:font-name-asian="Arial3" style:font-size-asian="9pt" style:font-name-complex="Arial3" style:font-size-complex="9pt"/>
    </style:style>
    <style:style style:name="T99" style:family="text">
      <style:text-properties fo:color="#127622" loext:opacity="100%" fo:font-size="9pt" officeooo:rsid="002b5dc6" style:font-size-asian="9pt" style:font-size-complex="9pt"/>
    </style:style>
    <style:style style:name="T100" style:family="text">
      <style:text-properties fo:color="#2a6099" loext:opacity="100%" style:font-name="Arial" fo:font-size="9pt" fo:letter-spacing="normal" fo:language="es" fo:country="AR" officeooo:rsid="002e002c" fo:background-color="transparent" loext:char-shading-value="0" style:font-name-asian="Arial3" style:font-size-asian="9pt" style:font-name-complex="Arial3" style:font-size-complex="9pt"/>
    </style:style>
    <style:style style:name="T101" style:family="text">
      <style:text-properties fo:color="#2a6099" loext:opacity="100%" fo:font-size="9pt" fo:language="es" fo:country="AR" officeooo:rsid="002e002c" style:font-size-asian="9pt" style:font-size-complex="9pt"/>
    </style:style>
    <style:style style:name="T102" style:family="text">
      <style:text-properties officeooo:rsid="003184ed"/>
    </style:style>
    <style:style style:name="T103" style:family="text">
      <style:text-properties officeooo:rsid="0032c12a"/>
    </style:style>
    <style:style style:name="T104" style:family="text">
      <style:text-properties officeooo:rsid="0022fff6"/>
    </style:style>
    <style:style style:name="T105" style:family="text">
      <style:text-properties officeooo:rsid="00369af6"/>
    </style:style>
    <style:style style:name="T106" style:family="text">
      <style:text-properties officeooo:rsid="0038528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Generic damage formula:<text:line-break/>Spells should deal base avg dmg of a heavy weapon (9) + dmg per level:<text:line-break/></text:p>
      <text:p text:style-name="P24"><text:span text:style-name="T60">1 →</text:span><text:span text:style-name="T61">11</text:span><text:span text:style-name="T60"><text:line-break/>2 → </text:span><text:span text:style-name="T61">13</text:span><text:span text:style-name="T60"><text:line-break/>3 → </text:span><text:span text:style-name="T61">15</text:span><text:span text:style-name="T60"><text:line-break/>4 → </text:span><text:span text:style-name="T61">17</text:span><text:span text:style-name="T60"><text:line-break/>5 → </text:span><text:span text:style-name="T61">18</text:span><text:span text:style-name="T60"><text:line-break/></text:span><text:span text:style-name="T61">6 → 19</text:span><text:span text:style-name="T60"><text:line-break/>Mods:<text:line-break/>Pure dmg: +30%<text:line-break/>One large bonus: -20%<text:line-break/>One massive bonus: -50% </text:span><text:line-break/><text:span text:style-name="T61">rounded down to the nearest 0,5</text:span><text:span text:style-name="T57"><text:line-break/></text:span><text:line-break/><text:line-break/>Fire spells:</text:p>
      <text:p text:style-name="P34"><text:span text:style-name="T16">Fireball (</text:span><text:span text:style-name="T2">Arcane</text:span><text:span text:style-name="T16">):<text:line-break/><text:line-break/></text:span><text:span text:style-name="T30">Tooltip: Deals heavy fire damage to one body part. At higher levels, has a chance to explode damaging all body parts.<text:line-break/><text:line-break/>On use: (Casted Fireball at Y level) You produce an orb of flame in your palm, launching it at &lt;enemy&gt; dealing X damage t</text:span><text:span text:style-name="T31">o &lt;bodypart&gt;</text:span><text:span text:style-name="T30">. &lt;if explodes&gt; It explodes on impact dealing Z damage </text:span><text:span text:style-name="T31">to all other parts</text:span><text:span text:style-name="T30">.<text:line-break/><text:line-break/></text:span><text:span text:style-name="T31">Formula: base +30% </text:span><text:span text:style-name="T30"><text:line-break/></text:span></text:p>
      <text:p text:style-name="P20">Lvl1: Deals <text:span text:style-name="T105">10-18 (14)</text:span> fire damage</text:p>
      <text:p text:style-name="P20">Lvl2: Deals <text:span text:style-name="T105">12-21 (16,5)</text:span> fire damage</text:p>
      <text:p text:style-name="P20">Lvl3: Deals <text:span text:style-name="T106">14-24 </text:span><text:span text:style-name="T105">(</text:span><text:span text:style-name="T106">19</text:span><text:span text:style-name="T105">)</text:span> fire damage, 30% chance to deal <text:span text:style-name="T106">1-2 fire</text:span> damage to all other body parts</text:p>
      <text:p text:style-name="P20">Lvl4: Deals <text:span text:style-name="T106">16-28 (22)</text:span> fire damage, 40% chance to deal <text:span text:style-name="T106">1-3</text:span> <text:span text:style-name="T106">fire</text:span> damage to all other body parts</text:p>
      <text:p text:style-name="P21">Lvl5: Deals <text:span text:style-name="T106">17-29 (23)</text:span> fire damage, 50% chance to deal <text:span text:style-name="T106">1-3</text:span> <text:span text:style-name="T106">fire</text:span> damage to all other body parts<text:line-break/><text:span text:style-name="T105">Lvl6: Deals </text:span><text:span text:style-name="T106">19-32 (25,5)</text:span><text:span text:style-name="T105"> fire damage, 50% chance to deal </text:span><text:span text:style-name="T106">2-3</text:span><text:span text:style-name="T105"> </text:span><text:span text:style-name="T106">fire</text:span><text:span text:style-name="T105"> damage to all other body parts</text:span></text:p>
      <text:p text:style-name="P87"/>
      <text:p text:style-name="P49"/>
      <text:p text:style-name="P111">TAGS: SPELL | FIRE | ARCANE<text:line-break/><text:span text:style-name="T79">GENERIC:<text:line-break/>Perks:</text:span></text:p>
      <text:p text:style-name="P111">Supposed to Rot: +0,2 dmg multi per necrotic limb</text:p>
      <text:p text:style-name="P111">Herald of salvation: -0,05 dmg multi</text:p>
      <text:p text:style-name="P145">Reckless: +0,05 dmg multi per cloth or empty armor slot</text:p>
      <text:p text:style-name="P315">Shatter: <text:s/>+0,05 dmg mult per turn enemy has been chilled</text:p>
      <text:p text:style-name="P184">Fatal Curse: +0,1 mult against cursed enemies</text:p>
      <text:p text:style-name="P184"/>
      <text:p text:style-name="P121">Weapons:</text:p>
      <text:p text:style-name="P128"><text:soft-page-break/>Daevas capricionsouness: 10% to 25% of random fire/cold/light</text:p>
      <text:p text:style-name="P127">Demongrip: 25% as fire</text:p>
      <text:p text:style-name="P127">Hellsiege: 25% as fire</text:p>
      <text:p text:style-name="P127">Desert wind: 15% as fire</text:p>
      <text:p text:style-name="P127">Marids gift: 15% as cold</text:p>
      <text:p text:style-name="P127">Eventide: 35% as cold</text:p>
      <text:p text:style-name="P127">Thurizas: 35% as light</text:p>
      <text:p text:style-name="P127">Crescent Moon: 15% as magic</text:p>
      <text:p text:style-name="P127">Cuchaviva: 15% as magic</text:p>
      <text:p text:style-name="P127"/>
      <text:p text:style-name="P150">Items:</text:p>
      <text:p text:style-name="P128">Cleanser of the unholy: 10% as fire</text:p>
      <text:p text:style-name="P127">Voice of the Storm: 15% as lightning</text:p>
      <text:p text:style-name="P139">Acolyte of the damned: 15% as magic</text:p>
      <text:p text:style-name="P127">Essence Spike: 8% as magic</text:p>
      <text:p text:style-name="P127">Hourglass of reshaping: 8% as magic</text:p>
      <text:p text:style-name="P113"><text:span text:style-name="T84">Zircon ring: 5% added as magic</text:span><text:span text:style-name="T79"><text:line-break/></text:span>Poisoner’s Precaution: 20% chance to poison</text:p>
      <text:p text:style-name="P93">The Stampede: +0,02 dmg multi per initiative higher than enemy</text:p>
      <text:p text:style-name="P100">ruby ring: 3% of dmg as fire per affliction on enemy</text:p>
      <text:p text:style-name="P100">amber ring: +0,07 mult if at full endurance</text:p>
      <text:p text:style-name="P100">soapstone ring: +0,08 mult if enemy restrained</text:p>
      <text:p text:style-name="P100">jet: +0,2 mult</text:p>
      <text:p text:style-name="P48"><text:span text:style-name="T79"><text:line-break/>---------------------------<text:line-break/>SPELL<text:line-break/>Perks:<text:line-break/></text:span>Destructor: +0.1 dmg multi</text:p>
      <text:p text:style-name="P48"/>
      <text:p text:style-name="P30"><text:span text:style-name="T92">Consumables</text:span><text:span text:style-name="T91">:</text:span></text:p>
      <text:p text:style-name="P30"><text:span text:style-name="T92">Potion</text:span><text:span text:style-name="T91"> </text:span><text:span text:style-name="T92">of</text:span><text:span text:style-name="T91"> </text:span><text:span text:style-name="T92">bitterness</text:span><text:span text:style-name="T91">: 10% </text:span><text:span text:style-name="T92">as</text:span><text:span text:style-name="T91"> </text:span><text:span text:style-name="T92">cold</text:span></text:p>
      <text:p text:style-name="P30"><text:span text:style-name="T91">G </text:span><text:span text:style-name="T92">potion</text:span><text:span text:style-name="T91"> of </text:span><text:span text:style-name="T92">bitterness</text:span><text:span text:style-name="T91">: 25% as cold</text:span></text:p>
      <text:p text:style-name="P89">Elixir of bitterness: 5% as cold per stack</text:p>
      <text:p text:style-name="P29"><text:span text:style-name="T92">Potion</text:span><text:span text:style-name="T91"> </text:span><text:span text:style-name="T92">of</text:span><text:span text:style-name="T91"> </text:span><text:span text:style-name="T93">wrath</text:span><text:span text:style-name="T91">: 10% </text:span><text:span text:style-name="T92">as</text:span><text:span text:style-name="T91"> f</text:span><text:span text:style-name="T93">ire</text:span></text:p>
      <text:p text:style-name="P29"><text:span text:style-name="T91">G </text:span><text:span text:style-name="T92">potion</text:span><text:span text:style-name="T91"> of </text:span><text:span text:style-name="T93">wrath</text:span><text:span text:style-name="T91">: 25% as fire</text:span></text:p>
      <text:p text:style-name="P157">Elixir of wrath: 5% as fire per stack</text:p>
      <text:p text:style-name="P29"><text:span text:style-name="T92">Potion</text:span><text:span text:style-name="T91"> </text:span><text:span text:style-name="T92">of</text:span><text:span text:style-name="T91"> </text:span><text:span text:style-name="T93">hatred</text:span><text:span text:style-name="T91">: 10% </text:span><text:span text:style-name="T92">as</text:span><text:span text:style-name="T91"> </text:span><text:span text:style-name="T93">light</text:span></text:p>
      <text:p text:style-name="P29"><text:span text:style-name="T91">G </text:span><text:span text:style-name="T92">potion</text:span><text:span text:style-name="T91"> of </text:span><text:span text:style-name="T93">hatred</text:span><text:span text:style-name="T91">: 25% as lightning</text:span></text:p>
      <text:p text:style-name="P157">Elixir of hatred: 5% as lightning per stack</text:p>
      <text:p text:style-name="P29"><text:span text:style-name="T91"/></text:p>
      <text:p text:style-name="P81">Weapons:</text:p>
      <text:p text:style-name="P75">Crescent moon: After an attack crits, this deals +0,25 dmg multi</text:p>
      <text:p text:style-name="P75"/>
      <text:p text:style-name="P67"><text:span text:style-name="T80">Equipment</text:span>:</text:p>
      <text:p text:style-name="P48">Acolyte of the damned: spend 5% of currend end and half that to dmg</text:p>
      <text:p text:style-name="P74">Kinetic absorber: -1 to cd when you block</text:p>
      <text:p text:style-name="P56">Pledge of blood: if at max end, remove 10% of it and gain +4 rating</text:p>
      <text:p text:style-name="P56">Hourglass of reshaping: +0,05 dmg mult per spell on cd</text:p>
      <text:p text:style-name="P56">ancient puzzle box: if last use of spell, then +0,1 mult and +2 rating</text:p>
      <text:p text:style-name="P56"><text:soft-page-break/>topaz ring: next attack deals 10% extra as lightning</text:p>
      <text:p text:style-name="P56">pearl ring: if first spell of combat, +3 rating</text:p>
      <text:p text:style-name="P56">nacre: 15% chance of not going into cd</text:p>
      <text:p text:style-name="P63">---------------------------<text:line-break/><text:span text:style-name="T82">FIRE</text:span></text:p>
      <text:p text:style-name="P188">Perks:</text:p>
      <text:p text:style-name="P195">Pyromancer: Minimum level 2</text:p>
      <text:p text:style-name="P195">Cremator: 15% chance to burn</text:p>
      <text:p text:style-name="P195">Fan the flames: Burns deal +0.4 dmg multi and last 1 turn less</text:p>
      <text:p text:style-name="P196">Firewalker: +0,1 dmg multi</text:p>
      <text:p text:style-name="P195">Lich: -1 to maximum level</text:p>
      <text:p text:style-name="P197">Electromancer: -1 to maximum level</text:p>
      <text:p text:style-name="P204"/>
      <text:p text:style-name="P210">Weapons:</text:p>
      <text:p text:style-name="P206">Desert wind: next attack deals 30% extra dmg as fire</text:p>
      <text:p text:style-name="P204"/>
      <text:p text:style-name="P213"><text:span text:style-name="T80">Equipment</text:span>:</text:p>
      <text:p text:style-name="P204">Hand of the vizier: +1 to rating, next attack deals 10% extra dmg as fire</text:p>
      <text:p text:style-name="P48"><text:span text:style-name="T83">ammo ring: burns deal 2% of targets max end per round</text:span><text:span text:style-name="T79"><text:line-break/>----------------------------<text:line-break/></text:span><text:span text:style-name="T81">ARCANE</text:span></text:p>
      <text:p text:style-name="P161">Perks:</text:p>
      <text:p text:style-name="P166">Arcanist: +2 to rating</text:p>
      <text:p text:style-name="P166">Scroll Savant: +4 to rating if cast from a scroll</text:p>
      <text:p text:style-name="P167"/>
      <text:p text:style-name="P171">Weapons:</text:p>
      <text:p text:style-name="P174">Tool of creation: +1 to rating/+2 if ToC has a glyph</text:p>
      <text:p text:style-name="P174">Magisters rod: +1 to rating/ armor pen converted to rating at 2:1</text:p>
      <text:p text:style-name="P174">Shimmerstaff: +1 to rating</text:p>
      <text:p text:style-name="P174"/>
      <text:p text:style-name="P177"><text:span text:style-name="T80">Equipment</text:span>:</text:p>
      <text:p text:style-name="P168">Sorcerer’s Pledge: <text:span text:style-name="T78">+1 to rating if arcane</text:span></text:p>
      <text:p text:style-name="P168">Sorcerer’s Pledge: -0,1 dmg multi <text:span text:style-name="T78">if not arcane</text:span></text:p>
      <text:p text:style-name="P180">great icosahedron: +2 to rating, unlocks lvl 6</text:p>
      <text:p text:style-name="P46"><text:line-break/></text:p>
      <text:p text:style-name="P45"/>
      <text:p text:style-name="P47"/>
      <text:p text:style-name="P88"><text:span text:style-name="T85"/></text:p>
      <text:p text:style-name="P88"><text:span text:style-name="T85"/></text:p>
      <text:p text:style-name="P88"><text:span text:style-name="T85"/></text:p>
      <text:p text:style-name="P334" loext:marker-style-name="T16"/>
      <text:p text:style-name="P338" loext:marker-style-name="T16"><text:span text:style-name="T16">Fissure (</text:span><text:span text:style-name="T2">Nature):</text:span></text:p>
      <text:p text:style-name="P338" loext:marker-style-name="T16"><text:span text:style-name="T2"/></text:p>
      <text:p text:style-name="P37"><text:span text:style-name="T8">Tooltip: Deals heavy fire damage </text:span><text:span text:style-name="T51">distributed among all enemy body parts</text:span><text:span text:style-name="T8">. At higher levels, has a chance to </text:span><text:span text:style-name="T51">burn the enemy</text:span><text:span text:style-name="T8">.<text:line-break/><text:line-break/>On use: (Casted </text:span><text:span text:style-name="T51">Fissure</text:span><text:span text:style-name="T8"> at Y level) </text:span><text:span text:style-name="T51">You cause a crack in the earth, causing burning vapors to singe</text:span><text:span text:style-name="T8"> &lt;enemy&gt; dealing X </text:span><text:span text:style-name="T51">fire </text:span><text:span text:style-name="T8">damage t</text:span><text:span text:style-name="T9">o </text:span><text:span text:style-name="T51">all their body parts</text:span><text:span text:style-name="T8">. &lt;if </text:span><text:span text:style-name="T51">burn</text:span><text:span text:style-name="T8">&gt; </text:span><text:span text:style-name="T51">The enemy catches on fire</text:span><text:span text:style-name="T8"><text:line-break/></text:span><text:soft-page-break/><text:span text:style-name="T9">Formula: </text:span><text:span text:style-name="T51">(</text:span><text:span text:style-name="T9">base +30%</text:span><text:span text:style-name="T51">)</text:span><text:span text:style-name="T52"> </text:span><text:span text:style-name="T51">/4</text:span><text:span text:style-name="T52"> </text:span><text:span text:style-name="T8"><text:line-break/></text:span></text:p>
      <text:p text:style-name="P338" loext:marker-style-name="T16"><text:span text:style-name="T16">Lvl1: Deal </text:span><text:span text:style-name="T49">1-6 (3.5)</text:span><text:span text:style-name="T16"> fire damage to all body parts</text:span></text:p>
      <text:p text:style-name="P338" loext:marker-style-name="T16"><text:span text:style-name="T16">Lvl2: Deal </text:span><text:span text:style-name="T49">2-6 (4)</text:span><text:span text:style-name="T16"> fire damage to all body parts</text:span></text:p>
      <text:p text:style-name="P338" loext:marker-style-name="T16"><text:span text:style-name="T16">Lvl3: Deal </text:span><text:span text:style-name="T49">3-7 (5)</text:span><text:span text:style-name="T16"> fire damage to all body parts, 20% chance to burn</text:span></text:p>
      <text:p text:style-name="P338" loext:marker-style-name="T16"><text:span text:style-name="T16">Lvl4: Deal </text:span><text:span text:style-name="T49">4-7 (5.5)</text:span><text:span text:style-name="T16"> fire damage to all body parts, 30% chance to burn</text:span></text:p>
      <text:p text:style-name="P338" loext:marker-style-name="T16"><text:span text:style-name="T16">Lvl5: Deal </text:span><text:span text:style-name="T49">5-7 (6)</text:span><text:span text:style-name="T16"> fire damage to all body parts, 40% chance to burn</text:span></text:p>
      <text:p text:style-name="P334" loext:marker-style-name="T16"/>
      <text:p text:style-name="P112">TAGS: SPELL | FIRE | <text:span text:style-name="T80">NATURE</text:span><text:line-break/><text:span text:style-name="T79">GENERIC:<text:line-break/>Perks:</text:span></text:p>
      <text:p text:style-name="P113">Supposed to Rot: +0,2 dmg multi per necrotic limb</text:p>
      <text:p text:style-name="P113">Herald of salvation: -0,05 dmg multi</text:p>
      <text:p text:style-name="P145">Reckless: +0,05 dmg multi per cloth or empty armor slot</text:p>
      <text:p text:style-name="P315">Shatter: <text:s/>+0,05 dmg mult per turn enemy has been chilled</text:p>
      <text:p text:style-name="P184">Fatal Curse: +0,1 mult against cursed enemies</text:p>
      <text:p text:style-name="P184"/>
      <text:p text:style-name="P121">Weapons:</text:p>
      <text:p text:style-name="P128">Daevas capricionsouness: 10% to 25% of random fire/cold/light</text:p>
      <text:p text:style-name="P127">Demongrip: 25% as fire</text:p>
      <text:p text:style-name="P127">Hellsiege: 25% as fire</text:p>
      <text:p text:style-name="P127">Desert wind: 15% as fire</text:p>
      <text:p text:style-name="P127">Marids gift: 15% as cold</text:p>
      <text:p text:style-name="P127">Eventide: 35% as cold</text:p>
      <text:p text:style-name="P127">Thurizas: 35% as light</text:p>
      <text:p text:style-name="P127">Crescent Moon: 15% as magic</text:p>
      <text:p text:style-name="P127">Cuchaviva: 15% as magic</text:p>
      <text:p text:style-name="P127"/>
      <text:p text:style-name="P150">Items:</text:p>
      <text:p text:style-name="P128">Cleanser of the unholy: 10% as fire</text:p>
      <text:p text:style-name="P127">Voice of the Storm: 15% as lightning</text:p>
      <text:p text:style-name="P139">Acolyte of the damned: 15% as magic</text:p>
      <text:p text:style-name="P127">Essence Spike: 8% as magic</text:p>
      <text:p text:style-name="P127">Hourglass of reshaping: 8% as magic</text:p>
      <text:p text:style-name="P113"><text:span text:style-name="T84">Zircon ring: 5% added as magic</text:span><text:span text:style-name="T79"><text:line-break/></text:span>Poisoner’s Precaution: 20% chance to poison</text:p>
      <text:p text:style-name="P94">The Stampede: +0,02 dmg multi per initiative higher than enemy</text:p>
      <text:p text:style-name="P101">ruby ring: 3% of dmg as fire per affliction on enemy</text:p>
      <text:p text:style-name="P101">amber ring: +0,07 mult if at full endurance</text:p>
      <text:p text:style-name="P101">soapstone ring: +0,08 mult if enemy restrained</text:p>
      <text:p text:style-name="P101">jet: +0,2 mult</text:p>
      <text:p text:style-name="P50"><text:span text:style-name="T79"><text:line-break/>---------------------------<text:line-break/>SPELL<text:line-break/>Perks:<text:line-break/></text:span>Destructor: +0.1 dmg multi</text:p>
      <text:p text:style-name="P50"/>
      <text:p text:style-name="P29"><text:span text:style-name="T92">Consumables</text:span><text:span text:style-name="T91">:</text:span></text:p>
      <text:p text:style-name="P29"><text:span text:style-name="T92">Potion</text:span><text:span text:style-name="T91"> </text:span><text:span text:style-name="T92">of</text:span><text:span text:style-name="T91"> </text:span><text:span text:style-name="T92">bitterness</text:span><text:span text:style-name="T91">: 10% </text:span><text:span text:style-name="T92">as</text:span><text:span text:style-name="T91"> </text:span><text:span text:style-name="T92">cold</text:span></text:p>
      <text:p text:style-name="P29"><text:soft-page-break/><text:span text:style-name="T91">G </text:span><text:span text:style-name="T92">potion</text:span><text:span text:style-name="T91"> of </text:span><text:span text:style-name="T92">bitterness</text:span><text:span text:style-name="T91">: 25% as cold</text:span></text:p>
      <text:p text:style-name="P89">Elixir of bitterness: 5% as cold per stack</text:p>
      <text:p text:style-name="P29"><text:span text:style-name="T92">Potion</text:span><text:span text:style-name="T91"> </text:span><text:span text:style-name="T92">of</text:span><text:span text:style-name="T91"> </text:span><text:span text:style-name="T93">wrath</text:span><text:span text:style-name="T91">: 10% </text:span><text:span text:style-name="T92">as</text:span><text:span text:style-name="T91"> f</text:span><text:span text:style-name="T93">ire</text:span></text:p>
      <text:p text:style-name="P29"><text:span text:style-name="T91">G </text:span><text:span text:style-name="T92">potion</text:span><text:span text:style-name="T91"> of </text:span><text:span text:style-name="T93">wrath</text:span><text:span text:style-name="T91">: 25% as fire</text:span></text:p>
      <text:p text:style-name="P157">Elixir of wrath: 5% as fire per stack</text:p>
      <text:p text:style-name="P29"><text:span text:style-name="T92">Potion</text:span><text:span text:style-name="T91"> </text:span><text:span text:style-name="T92">of</text:span><text:span text:style-name="T91"> </text:span><text:span text:style-name="T93">hatred</text:span><text:span text:style-name="T91">: 10% </text:span><text:span text:style-name="T92">as</text:span><text:span text:style-name="T91"> </text:span><text:span text:style-name="T93">light</text:span></text:p>
      <text:p text:style-name="P29"><text:span text:style-name="T91">G </text:span><text:span text:style-name="T92">potion</text:span><text:span text:style-name="T91"> of </text:span><text:span text:style-name="T93">hatred</text:span><text:span text:style-name="T91">: 25% as lightning</text:span></text:p>
      <text:p text:style-name="P157">Elixir of hatred: 5% as lightning per stack</text:p>
      <text:p text:style-name="P50"/>
      <text:p text:style-name="P81">Weapons:</text:p>
      <text:p text:style-name="P75">Crescent moon: After an attack crits, this deals +0,25 dmg multi</text:p>
      <text:p text:style-name="P75"/>
      <text:p text:style-name="P68"><text:span text:style-name="T80">Equipment</text:span>:</text:p>
      <text:p text:style-name="P50">Acolyte of the damned: spend 5% of currend end and half that to dmg</text:p>
      <text:p text:style-name="P75">Kinetic absorber: -1 to cd when you block</text:p>
      <text:p text:style-name="P57">Pledge of blood: if at max end, remove 10% of it and gain +4 rating</text:p>
      <text:p text:style-name="P57">Hourglass of reshaping: +0,05 dmg mult per spell on cd</text:p>
      <text:p text:style-name="P57">ancient puzzle box: if last use of spell, then +0,1 mult and +2 rating</text:p>
      <text:p text:style-name="P57">topaz ring: next attack deals 10% extra as lightning</text:p>
      <text:p text:style-name="P57">pearl ring: if first spell of combat, +3 rating</text:p>
      <text:p text:style-name="P57">nacre: 15% chance of not going into cd</text:p>
      <text:p text:style-name="P64">---------------------------</text:p>
      <text:p text:style-name="P190">FIRE</text:p>
      <text:p text:style-name="P189">Perks:</text:p>
      <text:p text:style-name="P198">Pyromancer: Minimum level 2</text:p>
      <text:p text:style-name="P198">Cremator: 15% chance to burn</text:p>
      <text:p text:style-name="P198">Fan the flames: Burns deal +0.4 dmg multi and last 1 turn less</text:p>
      <text:p text:style-name="P199">Firewalker: +0,1 dmg multi</text:p>
      <text:p text:style-name="P198">Lich: -1 to maximum level</text:p>
      <text:p text:style-name="P198">Electromancer: -1 to maximum level</text:p>
      <text:p text:style-name="P205"/>
      <text:p text:style-name="P209">Weapons:</text:p>
      <text:p text:style-name="P205">Desert wind: next attack deals 30% extra dmg as fire</text:p>
      <text:p text:style-name="P205"/>
      <text:p text:style-name="P214"><text:span text:style-name="T80">Equipment</text:span>:</text:p>
      <text:p text:style-name="P205">Hand of the vizier: +1 to rating, next attack deals 10% extra dmg as fire</text:p>
      <text:p text:style-name="P217">ammo ring: burns deal 2% of targets max end per round</text:p>
      <text:p text:style-name="P218"/>
      <text:p text:style-name="P102">---------------------------</text:p>
      <text:p text:style-name="P230">NATURE</text:p>
      <text:p text:style-name="P227">Perks:</text:p>
      <text:p text:style-name="P223"><text:span text:style-name="T80">Shaman</text:span>: +2 to rating</text:p>
      <text:p text:style-name="P223"/>
      <text:p text:style-name="P223"/>
      <text:p text:style-name="P230">Weapons:</text:p>
      <text:p text:style-name="P230">Desert wind: rating +1</text:p>
      <text:p text:style-name="P233"/>
      <text:p text:style-name="P236"><text:span text:style-name="T80">Equipment</text:span>:</text:p>
      <text:p text:style-name="P224">Sorcerer’s Pledge: <text:span text:style-name="T78">+1 to rating if </text:span><text:span text:style-name="T89">nature</text:span></text:p>
      <text:p text:style-name="P224"><text:soft-page-break/>Sorcerer’s Pledge: -0,1 dmg multi <text:span text:style-name="T78">if not </text:span><text:span text:style-name="T89">nature</text:span></text:p>
      <text:p text:style-name="P230">Coralweave: +1 rating</text:p>
      <text:p text:style-name="P230">Voice of the storm: +2 rating</text:p>
      <text:p text:style-name="P230">Calamity conflux: +2 rating, 5% extra as cold and light</text:p>
      <text:p text:style-name="P181"><text:span text:style-name="T83"/></text:p>
      <text:p text:style-name="P338" loext:marker-style-name="T16"><text:span text:style-name="T16"/></text:p>
      <text:p text:style-name="P338" loext:marker-style-name="T16"><text:span text:style-name="T16"/></text:p>
      <text:p text:style-name="P338" loext:marker-style-name="T16"><text:span text:style-name="T16"/></text:p>
      <text:p text:style-name="P338" loext:marker-style-name="T16"><text:span text:style-name="T16"/></text:p>
      <text:p text:style-name="P338" loext:marker-style-name="T16"><text:span text:style-name="T16"/></text:p>
      <text:p text:style-name="P338" loext:marker-style-name="T16"><text:span text:style-name="T16"/></text:p>
      <text:p text:style-name="P338" loext:marker-style-name="T16"><text:span text:style-name="T16"/></text:p>
      <text:p text:style-name="P338" loext:marker-style-name="T16"><text:span text:style-name="T16"/></text:p>
      <text:p text:style-name="P338" loext:marker-style-name="T16"><text:span text:style-name="T16"/></text:p>
      <text:p text:style-name="P338" loext:marker-style-name="T16"><text:span text:style-name="T16"/></text:p>
      <text:p text:style-name="P338" loext:marker-style-name="T16"><text:span text:style-name="T16">Holy fire </text:span><text:span text:style-name="T2">(divine)</text:span><text:span text:style-name="T16">:</text:span></text:p>
      <text:p text:style-name="P338" loext:marker-style-name="T16"><text:span text:style-name="T16"/></text:p>
      <text:p text:style-name="P35"><text:span text:style-name="T30">Tooltip: Deals heavy fire damage to one body part</text:span><text:span text:style-name="T32">, purging all afflictions from the enemy and dealing extra damage per affliction removed.</text:span><text:span text:style-name="T30"><text:line-break/><text:line-break/>On use: (Casted </text:span><text:span text:style-name="T32">Holy Fire</text:span><text:span text:style-name="T30"> at Y level) </text:span><text:span text:style-name="T32">You call a golden flame to envelop</text:span><text:span text:style-name="T30"> &lt;enemy&gt; dealing X damage t</text:span><text:span text:style-name="T31">o &lt;bodypart&gt;</text:span><text:span text:style-name="T30">. &lt;if </text:span><text:span text:style-name="T32">afflicted</text:span><text:span text:style-name="T30">&gt; It </text:span><text:span text:style-name="T32">purges &lt;Number of afflictions&gt;</text:span><text:span text:style-name="T30"> on impact dealing Z </text:span><text:span text:style-name="T32">extra damage</text:span><text:span text:style-name="T30"><text:line-break/><text:line-break/></text:span><text:span text:style-name="T31">Formula: base +30% </text:span><text:span text:style-name="T30"><text:line-break/></text:span></text:p>
      <text:p text:style-name="P339" loext:marker-style-name="T16"><text:span text:style-name="T16">Lvl1: Deal </text:span><text:span text:style-name="T31">10-18 (14)</text:span><text:span text:style-name="T16"> fire damage, removes afflictions, dealing </text:span><text:span text:style-name="T32">1</text:span><text:span text:style-name="T16"> extra for each one</text:span></text:p>
      <text:p text:style-name="P339" loext:marker-style-name="T16"><text:span text:style-name="T16">Lvl2: Deals </text:span><text:span text:style-name="T31">12-21 (16,5)</text:span><text:span text:style-name="T16"> fire damage, removes afflictions, dealing 1 extra for each one</text:span></text:p>
      <text:p text:style-name="P339" loext:marker-style-name="T16"><text:span text:style-name="T16">Lvl3: Deals </text:span><text:span text:style-name="T33">14-24 </text:span><text:span text:style-name="T31">(</text:span><text:span text:style-name="T33">19</text:span><text:span text:style-name="T31">)</text:span><text:span text:style-name="T16"> fire damage,, removes afflictions, dealing </text:span><text:span text:style-name="T32">2</text:span><text:span text:style-name="T16"> extra for each one</text:span></text:p>
      <text:p text:style-name="P339" loext:marker-style-name="T16"><text:span text:style-name="T16">Lvl4: Deals </text:span><text:span text:style-name="T33">16-28 (22)</text:span><text:span text:style-name="T16"> fire damage, removes afflictions, dealing </text:span><text:span text:style-name="T32">2</text:span><text:span text:style-name="T16"> extra for each one</text:span></text:p>
      <text:p text:style-name="P339" loext:marker-style-name="T16"><text:span text:style-name="T16">Lvl5: Deals </text:span><text:span text:style-name="T33">17-29 (23)</text:span><text:span text:style-name="T16"> fire damage, removes afflictions, dealing </text:span><text:span text:style-name="T32">3</text:span><text:span text:style-name="T16"> extra for each one</text:span></text:p>
      <text:p text:style-name="P22"/>
      <text:p text:style-name="P114">TAGS: SPELL | FIRE | <text:span text:style-name="T89">DIVINE</text:span><text:line-break/><text:span text:style-name="T79">GENERIC:<text:line-break/>Perks:</text:span></text:p>
      <text:p text:style-name="P115">Supposed to Rot: +0,2 dmg multi per necrotic limb</text:p>
      <text:p text:style-name="P115">Herald of salvation: -0,05 dmg multi</text:p>
      <text:p text:style-name="P145">Reckless: +0,05 dmg multi per cloth or empty armor slot</text:p>
      <text:p text:style-name="P315">Shatter: <text:s/>+0,05 dmg mult per turn enemy has been chilled</text:p>
      <text:p text:style-name="P184">Fatal Curse: +0,1 mult against cursed enemies</text:p>
      <text:p text:style-name="P184"/>
      <text:p text:style-name="P122">Weapons:</text:p>
      <text:p text:style-name="P129">Daevas capricionsouness: 10% to 25% of random fire/cold/light</text:p>
      <text:p text:style-name="P130">Demongrip: 25% as fire</text:p>
      <text:p text:style-name="P130">Hellsiege: 25% as fire</text:p>
      <text:p text:style-name="P130">Desert wind: 15% as fire</text:p>
      <text:p text:style-name="P130">Marids gift: 15% as cold</text:p>
      <text:p text:style-name="P130">Eventide: 35% as cold</text:p>
      <text:p text:style-name="P130">Thurizas: 35% as light</text:p>
      <text:p text:style-name="P130">Crescent Moon: 15% as magic</text:p>
      <text:p text:style-name="P130"><text:soft-page-break/>Cuchaviva: 15% as magic</text:p>
      <text:p text:style-name="P130"/>
      <text:p text:style-name="P115"><text:span text:style-name="T89">Equipment</text:span><text:span text:style-name="T79">:</text:span></text:p>
      <text:p text:style-name="P129">Cleanser of the unholy: 10% as fire</text:p>
      <text:p text:style-name="P130">Voice of the Storm: 15% as lightning</text:p>
      <text:p text:style-name="P140">Acolyte of the damned: 15% as magic</text:p>
      <text:p text:style-name="P130">Essence Spike: 8% as magic</text:p>
      <text:p text:style-name="P130">Hourglass of reshaping: 8% as magic</text:p>
      <text:p text:style-name="P115"><text:span text:style-name="T84">Zircon ring: 5% added as magic</text:span><text:span text:style-name="T79"><text:line-break/></text:span>Poisoner’s Precaution: 20% chance to poison</text:p>
      <text:p text:style-name="P95">The Stampede: +0,02 dmg multi per initiative higher than enemy</text:p>
      <text:p text:style-name="P103">ruby ring: 3% of dmg as fire per affliction on enemy</text:p>
      <text:p text:style-name="P103">amber ring: +0,07 mult if at full endurance</text:p>
      <text:p text:style-name="P103">soapstone ring: +0,08 mult if enemy restrained</text:p>
      <text:p text:style-name="P103">jet: +0,2 mult</text:p>
      <text:p text:style-name="P51"><text:span text:style-name="T79"><text:line-break/>---------------------------<text:line-break/>SPELL<text:line-break/>Perks:<text:line-break/></text:span>Destructor: +0.1 dmg multi</text:p>
      <text:p text:style-name="P51"/>
      <text:p text:style-name="P29"><text:span text:style-name="T92">Consumables</text:span><text:span text:style-name="T91">:</text:span></text:p>
      <text:p text:style-name="P29"><text:span text:style-name="T92">Potion</text:span><text:span text:style-name="T91"> </text:span><text:span text:style-name="T92">of</text:span><text:span text:style-name="T91"> </text:span><text:span text:style-name="T92">bitterness</text:span><text:span text:style-name="T91">: 10% </text:span><text:span text:style-name="T92">as</text:span><text:span text:style-name="T91"> </text:span><text:span text:style-name="T92">cold</text:span></text:p>
      <text:p text:style-name="P29"><text:span text:style-name="T91">G </text:span><text:span text:style-name="T92">potion</text:span><text:span text:style-name="T91"> of </text:span><text:span text:style-name="T92">bitterness</text:span><text:span text:style-name="T91">: 25% as cold</text:span></text:p>
      <text:p text:style-name="P89">Elixir of bitterness: 5% as cold per stack</text:p>
      <text:p text:style-name="P29"><text:span text:style-name="T92">Potion</text:span><text:span text:style-name="T91"> </text:span><text:span text:style-name="T92">of</text:span><text:span text:style-name="T91"> </text:span><text:span text:style-name="T93">wrath</text:span><text:span text:style-name="T91">: 10% </text:span><text:span text:style-name="T92">as</text:span><text:span text:style-name="T91"> f</text:span><text:span text:style-name="T93">ire</text:span></text:p>
      <text:p text:style-name="P29"><text:span text:style-name="T91">G </text:span><text:span text:style-name="T92">potion</text:span><text:span text:style-name="T91"> of </text:span><text:span text:style-name="T93">wrath</text:span><text:span text:style-name="T91">: 25% as fire</text:span></text:p>
      <text:p text:style-name="P157">Elixir of wrath: 5% as fire per stack</text:p>
      <text:p text:style-name="P29"><text:span text:style-name="T92">Potion</text:span><text:span text:style-name="T91"> </text:span><text:span text:style-name="T92">of</text:span><text:span text:style-name="T91"> </text:span><text:span text:style-name="T93">hatred</text:span><text:span text:style-name="T91">: 10% </text:span><text:span text:style-name="T92">as</text:span><text:span text:style-name="T91"> </text:span><text:span text:style-name="T93">light</text:span></text:p>
      <text:p text:style-name="P29"><text:span text:style-name="T91">G </text:span><text:span text:style-name="T92">potion</text:span><text:span text:style-name="T91"> of </text:span><text:span text:style-name="T93">hatred</text:span><text:span text:style-name="T91">: 25% as lightning</text:span></text:p>
      <text:p text:style-name="P157">Elixir of hatred: 5% as lightning per stack</text:p>
      <text:p text:style-name="P51"/>
      <text:p text:style-name="P82">Weapons:</text:p>
      <text:p text:style-name="P76">Crescent moon: After an attack crits, this deals +0,25 dmg multi</text:p>
      <text:p text:style-name="P76"/>
      <text:p text:style-name="P69"><text:span text:style-name="T80">Equipment</text:span>:</text:p>
      <text:p text:style-name="P51">Acolyte of the damned: spend 5% of currend end and half that to dmg</text:p>
      <text:p text:style-name="P76">Kinetic absorber: -1 to cd when you block</text:p>
      <text:p text:style-name="P58">Pledge of blood: if at max end, remove 10% of it and gain +4 rating</text:p>
      <text:p text:style-name="P58">Hourglass of reshaping: +0,05 dmg mult per spell on cd</text:p>
      <text:p text:style-name="P58">ancient puzzle box: if last use of spell, then +0,1 mult and +2 rating</text:p>
      <text:p text:style-name="P58">topaz ring: next attack deals 10% extra as lightning</text:p>
      <text:p text:style-name="P58">pearl ring: if first spell of combat, +3 rating</text:p>
      <text:p text:style-name="P58">nacre: 15% chance of not going into cd</text:p>
      <text:p text:style-name="P65">---------------------------</text:p>
      <text:p text:style-name="P192">FIRE</text:p>
      <text:p text:style-name="P191">Perks:</text:p>
      <text:p text:style-name="P200">Pyromancer: Minimum level 2</text:p>
      <text:p text:style-name="P200">Cremator: 15% chance to burn</text:p>
      <text:p text:style-name="P200"><text:soft-page-break/>Fan the flames: Burns deal +0.4 dmg multi and last 1 turn less</text:p>
      <text:p text:style-name="P201">Firewalker: +0,1 dmg multi</text:p>
      <text:p text:style-name="P200">Lich: -1 to maximum level</text:p>
      <text:p text:style-name="P200">Electromancer: -1 to maximum level</text:p>
      <text:p text:style-name="P207"/>
      <text:p text:style-name="P211">Weapons:</text:p>
      <text:p text:style-name="P207">Desert wind: next attack deals 30% extra dmg as fire</text:p>
      <text:p text:style-name="P207"/>
      <text:p text:style-name="P215"><text:span text:style-name="T80">Equipment</text:span>:</text:p>
      <text:p text:style-name="P207">Hand of the vizier: +1 to rating, next attack deals 10% extra dmg as fire</text:p>
      <text:p text:style-name="P219">ammo ring: burns deal 2% of targets max end per round</text:p>
      <text:p text:style-name="P220"/>
      <text:p text:style-name="P104">---------------------------</text:p>
      <text:p text:style-name="P266">DIVINE</text:p>
      <text:p text:style-name="P244">Perks:</text:p>
      <text:p text:style-name="P249"><text:span text:style-name="T89">Dominie</text:span>: +2 to rating</text:p>
      <text:p text:style-name="P249"/>
      <text:p text:style-name="P249"/>
      <text:p text:style-name="P239">Weapons:</text:p>
      <text:p text:style-name="P239"><text:span text:style-name="T89">Gandiva</text:span>: rating +1</text:p>
      <text:p text:style-name="P256"/>
      <text:p text:style-name="P261"><text:span text:style-name="T80">Equipment</text:span>:</text:p>
      <text:p text:style-name="P249">Sorcerer’s Pledge: <text:span text:style-name="T78">+1 to rating if </text:span><text:span text:style-name="T89">divine</text:span></text:p>
      <text:p text:style-name="P249">Sorcerer’s Pledge: -0,1 dmg multi <text:span text:style-name="T78">if not </text:span><text:span text:style-name="T89">divine</text:span></text:p>
      <text:p text:style-name="P239"><text:span text:style-name="T89">Hood of penitence</text:span>: +<text:span text:style-name="T89">3</text:span> rating</text:p>
      <text:p text:style-name="P239"><text:span text:style-name="T89">Sacred Oath</text:span> +<text:span text:style-name="T89">1</text:span> rating</text:p>
      <text:p text:style-name="P239"><text:span text:style-name="T89">Gilded icon</text:span>: +2 rating, <text:span text:style-name="T89">if Holy Fire remove CD and +1 use</text:span></text:p>
      <text:p text:style-name="P334" loext:marker-style-name="T16"/>
      <text:p text:style-name="P338" loext:marker-style-name="T2"><text:span text:style-name="T16"/></text:p>
      <text:p text:style-name="P338" loext:marker-style-name="T2"><text:span text:style-name="T16"/></text:p>
      <text:p text:style-name="P338" loext:marker-style-name="T2"><text:span text:style-name="T16"/></text:p>
      <text:p text:style-name="P338" loext:marker-style-name="T2"><text:span text:style-name="T16"/></text:p>
      <text:p text:style-name="P338" loext:marker-style-name="T2"><text:span text:style-name="T16"/></text:p>
      <text:p text:style-name="P338" loext:marker-style-name="T2"><text:span text:style-name="T16"/></text:p>
      <text:p text:style-name="P338" loext:marker-style-name="T2"><text:span text:style-name="T16"/></text:p>
      <text:p text:style-name="P338" loext:marker-style-name="T2"><text:span text:style-name="T16"/></text:p>
      <text:p text:style-name="P338" loext:marker-style-name="T2"><text:span text:style-name="T16"/></text:p>
      <text:p text:style-name="P338" loext:marker-style-name="T2"><text:span text:style-name="T16"/></text:p>
      <text:p text:style-name="P338" loext:marker-style-name="T2"><text:span text:style-name="T16"/></text:p>
      <text:p text:style-name="P338" loext:marker-style-name="T2"><text:span text:style-name="T16"/></text:p>
      <text:p text:style-name="P338" loext:marker-style-name="T2"><text:span text:style-name="T16"/></text:p>
      <text:p text:style-name="P338" loext:marker-style-name="T2"><text:span text:style-name="T16"/></text:p>
      <text:p text:style-name="P338" loext:marker-style-name="T2"><text:span text:style-name="T16"/></text:p>
      <text:p text:style-name="P338" loext:marker-style-name="T2"><text:span text:style-name="T16"/></text:p>
      <text:p text:style-name="P338" loext:marker-style-name="T2"><text:span text:style-name="T16"/></text:p>
      <text:p text:style-name="P338" loext:marker-style-name="T2"><text:span text:style-name="T16"/></text:p>
      <text:p text:style-name="P338" loext:marker-style-name="T2"><text:span text:style-name="T16"/></text:p>
      <text:p text:style-name="P338" loext:marker-style-name="T2"><text:span text:style-name="T16"/></text:p>
      <text:p text:style-name="P338" loext:marker-style-name="T2"><text:span text:style-name="T16"/></text:p>
      <text:p text:style-name="P338" loext:marker-style-name="T2"><text:soft-page-break/><text:span text:style-name="T16">Boil Blood (</text:span><text:span text:style-name="T27">infernal</text:span><text:span text:style-name="T2">)</text:span></text:p>
      <text:p text:style-name="P338" loext:marker-style-name="T2"><text:span text:style-name="T2"/></text:p>
      <text:p text:style-name="P355"><text:span text:style-name="T8">Tooltip: Deals </text:span><text:span text:style-name="T13">heavy</text:span><text:span text:style-name="T8"> fire damage </text:span><text:span text:style-name="T54">increased</text:span><text:span text:style-name="T51"> </text:span><text:span text:style-name="T54">by every body part under 50% endurance on the enemy</text:span><text:span text:style-name="T8">.<text:line-break/><text:line-break/>On use: (Casted </text:span><text:span text:style-name="T54">Boil Blood</text:span><text:span text:style-name="T8"> at Y level) </text:span><text:span text:style-name="T13">Hellish magic courses through &lt;enemy&gt;</text:span><text:span text:style-name="T51">, </text:span><text:span text:style-name="T54">igniting their innards for</text:span><text:span text:style-name="T8"> X </text:span><text:span text:style-name="T51">fire </text:span><text:span text:style-name="T8">damage. &lt;if </text:span><text:span text:style-name="T54">extra damage triggers</text:span><text:span text:style-name="T8">&gt; </text:span><text:span text:style-name="T54">Due to their wounds, the enemy takes an additional Z fire damage<text:line-break/></text:span><text:span text:style-name="T8"><text:line-break/></text:span><text:span text:style-name="T9">Formula: base +30%</text:span><text:span text:style-name="T52"> </text:span><text:span text:style-name="T8"><text:line-break/></text:span></text:p>
      <text:p text:style-name="P338" loext:marker-style-name="T16"><text:span text:style-name="T16">Lvl1: Deal </text:span><text:span text:style-name="T37">10-18 (14)</text:span><text:span text:style-name="T16"> fire damage, </text:span><text:span text:style-name="T37">1</text:span><text:span text:style-name="T16"> extra for each </text:span><text:span text:style-name="T37">part under 50% on target</text:span></text:p>
      <text:p text:style-name="P354" loext:marker-style-name="T16"><text:span text:style-name="T16">Lvl2: Deal </text:span><text:span text:style-name="T37">12-21 (16,5)</text:span><text:span text:style-name="T16"> fire damage, </text:span><text:span text:style-name="T37">1</text:span><text:span text:style-name="T16"> extra for each </text:span><text:span text:style-name="T37">part under 50% on target</text:span></text:p>
      <text:p text:style-name="P354" loext:marker-style-name="T16"><text:span text:style-name="T16">Lvl3: Deal </text:span><text:span text:style-name="T37">14-24 (19)</text:span><text:span text:style-name="T16"> fire damage, </text:span><text:span text:style-name="T37">2</text:span><text:span text:style-name="T16"> extra for each </text:span><text:span text:style-name="T37">part under 50% on target</text:span></text:p>
      <text:p text:style-name="P354" loext:marker-style-name="T16"><text:span text:style-name="T16">Lvl4: Deal </text:span><text:span text:style-name="T37">16-28 (22)</text:span><text:span text:style-name="T16"> fire damage, </text:span><text:span text:style-name="T37">3</text:span><text:span text:style-name="T16"> extra for each </text:span><text:span text:style-name="T37">part under 50% on target</text:span></text:p>
      <text:p text:style-name="P354" loext:marker-style-name="T16"><text:span text:style-name="T16">Lvl5: Deal </text:span><text:span text:style-name="T37">17-29 (23)</text:span><text:span text:style-name="T16"> fire damage, </text:span><text:span text:style-name="T37">3</text:span><text:span text:style-name="T16"> extra for each </text:span><text:span text:style-name="T37">part under 50% on target</text:span></text:p>
      <text:p text:style-name="P334" loext:marker-style-name="T16"/>
      <text:p text:style-name="P114">TAGS: SPELL | FIRE | <text:span text:style-name="T89">INFERNAL</text:span><text:line-break/><text:span text:style-name="T79">GENERIC:<text:line-break/>Perks:</text:span></text:p>
      <text:p text:style-name="P115">Supposed to Rot: +0,2 dmg multi per necrotic limb</text:p>
      <text:p text:style-name="P115">Herald of salvation: -0,05 dmg multi</text:p>
      <text:p text:style-name="P145">Reckless: +0,05 dmg multi per cloth or empty armor slot</text:p>
      <text:p text:style-name="P315">Shatter: <text:s/>+0,05 dmg mult per turn enemy has been chilled</text:p>
      <text:p text:style-name="P184">Fatal Curse: +0,1 mult against cursed enemies</text:p>
      <text:p text:style-name="P184"/>
      <text:p text:style-name="P122">Weapons:</text:p>
      <text:p text:style-name="P129">Daevas capricionsouness: 10% to 25% of random fire/cold/light</text:p>
      <text:p text:style-name="P130">Demongrip: 25% as fire</text:p>
      <text:p text:style-name="P130">Hellsiege: 25% as fire</text:p>
      <text:p text:style-name="P130">Desert wind: 15% as fire</text:p>
      <text:p text:style-name="P130">Marids gift: 15% as cold</text:p>
      <text:p text:style-name="P130">Eventide: 35% as cold</text:p>
      <text:p text:style-name="P130">Thurizas: 35% as light</text:p>
      <text:p text:style-name="P130">Crescent Moon: 15% as magic</text:p>
      <text:p text:style-name="P130">Cuchaviva: 15% as magic</text:p>
      <text:p text:style-name="P130"/>
      <text:p text:style-name="P151">Items:</text:p>
      <text:p text:style-name="P129">Cleanser of the unholy: 10% as fire</text:p>
      <text:p text:style-name="P130">Voice of the Storm: 15% as lightning</text:p>
      <text:p text:style-name="P140">Acolyte of the damned: 15% as magic</text:p>
      <text:p text:style-name="P130">Essence Spike: 8% as magic</text:p>
      <text:p text:style-name="P130">Hourglass of reshaping: 8% as magic</text:p>
      <text:p text:style-name="P115"><text:span text:style-name="T84">Zircon ring: 5% added as magic</text:span><text:span text:style-name="T79"><text:line-break/></text:span>Poisoner’s Precaution: 20% chance to poison</text:p>
      <text:p text:style-name="P95">The Stampede: +0,02 dmg multi per initiative higher than enemy</text:p>
      <text:p text:style-name="P103">ruby ring: 3% of dmg as fire per affliction on enemy</text:p>
      <text:p text:style-name="P103">amber ring: +0,07 mult if at full endurance</text:p>
      <text:p text:style-name="P103">soapstone ring: +0,08 mult if enemy restrained</text:p>
      <text:p text:style-name="P103">jet: +0,2 mult</text:p>
      <text:p text:style-name="P51"><text:soft-page-break/><text:span text:style-name="T79"><text:line-break/>---------------------------<text:line-break/>SPELL<text:line-break/>Perks:<text:line-break/></text:span>Destructor: +0.1 dmg multi</text:p>
      <text:p text:style-name="P51"/>
      <text:p text:style-name="P29"><text:span text:style-name="T92">Consumables</text:span><text:span text:style-name="T91">:</text:span></text:p>
      <text:p text:style-name="P29"><text:span text:style-name="T92">Potion</text:span><text:span text:style-name="T91"> </text:span><text:span text:style-name="T92">of</text:span><text:span text:style-name="T91"> </text:span><text:span text:style-name="T92">bitterness</text:span><text:span text:style-name="T91">: 10% </text:span><text:span text:style-name="T92">as</text:span><text:span text:style-name="T91"> </text:span><text:span text:style-name="T92">cold</text:span></text:p>
      <text:p text:style-name="P29"><text:span text:style-name="T91">G </text:span><text:span text:style-name="T92">potion</text:span><text:span text:style-name="T91"> of </text:span><text:span text:style-name="T92">bitterness</text:span><text:span text:style-name="T91">: 25% as cold</text:span></text:p>
      <text:p text:style-name="P89">Elixir of bitterness: 5% as cold per stack</text:p>
      <text:p text:style-name="P29"><text:span text:style-name="T92">Potion</text:span><text:span text:style-name="T91"> </text:span><text:span text:style-name="T92">of</text:span><text:span text:style-name="T91"> </text:span><text:span text:style-name="T93">wrath</text:span><text:span text:style-name="T91">: 10% </text:span><text:span text:style-name="T92">as</text:span><text:span text:style-name="T91"> f</text:span><text:span text:style-name="T93">ire</text:span></text:p>
      <text:p text:style-name="P29"><text:span text:style-name="T91">G </text:span><text:span text:style-name="T92">potion</text:span><text:span text:style-name="T91"> of </text:span><text:span text:style-name="T93">wrath</text:span><text:span text:style-name="T91">: 25% as fire</text:span></text:p>
      <text:p text:style-name="P157">Elixir of wrath: 5% as fire per stack</text:p>
      <text:p text:style-name="P29"><text:span text:style-name="T92">Potion</text:span><text:span text:style-name="T91"> </text:span><text:span text:style-name="T92">of</text:span><text:span text:style-name="T91"> </text:span><text:span text:style-name="T93">hatred</text:span><text:span text:style-name="T91">: 10% </text:span><text:span text:style-name="T92">as</text:span><text:span text:style-name="T91"> </text:span><text:span text:style-name="T93">light</text:span></text:p>
      <text:p text:style-name="P29"><text:span text:style-name="T91">G </text:span><text:span text:style-name="T92">potion</text:span><text:span text:style-name="T91"> of </text:span><text:span text:style-name="T93">hatred</text:span><text:span text:style-name="T91">: 25% as lightning</text:span></text:p>
      <text:p text:style-name="P157">Elixir of hatred: 5% as lightning per stack</text:p>
      <text:p text:style-name="P51"/>
      <text:p text:style-name="P82">Weapons:</text:p>
      <text:p text:style-name="P76">Crescent moon: After an attack crits, this deals +0,25 dmg multi</text:p>
      <text:p text:style-name="P76"/>
      <text:p text:style-name="P69"><text:span text:style-name="T80">Equipment</text:span>:</text:p>
      <text:p text:style-name="P51">Acolyte of the damned: spend 5% of currend end and half that to dmg</text:p>
      <text:p text:style-name="P76">Kinetic absorber: -1 to cd when you block</text:p>
      <text:p text:style-name="P58">Pledge of blood:<text:span text:style-name="T89">+1 rating,</text:span> if at max end, remove 10% of it and gain +4 rating</text:p>
      <text:p text:style-name="P58">Hourglass of reshaping: +0,05 dmg mult per spell on cd</text:p>
      <text:p text:style-name="P58">ancient puzzle box: if last use of spell, then +0,1 mult and +2 rating</text:p>
      <text:p text:style-name="P58">topaz ring: next attack deals 10% extra as lightning</text:p>
      <text:p text:style-name="P58">pearl ring: if first spell of combat, +3 rating</text:p>
      <text:p text:style-name="P58">nacre: 15% chance of not going into cd</text:p>
      <text:p text:style-name="P65">---------------------------</text:p>
      <text:p text:style-name="P192">FIRE</text:p>
      <text:p text:style-name="P191">Perks:</text:p>
      <text:p text:style-name="P200">Pyromancer: Minimum level 2</text:p>
      <text:p text:style-name="P200">Cremator: 15% chance to burn</text:p>
      <text:p text:style-name="P200">Fan the flames: Burns deal +0.4 dmg multi and last 1 turn less</text:p>
      <text:p text:style-name="P201">Firewalker: +0,1 dmg multi</text:p>
      <text:p text:style-name="P200">Lich: -1 to maximum level</text:p>
      <text:p text:style-name="P200">Electromancer: -1 to maximum level</text:p>
      <text:p text:style-name="P207"/>
      <text:p text:style-name="P211">Weapons:</text:p>
      <text:p text:style-name="P207">Desert wind: next attack deals 30% extra dmg as fire</text:p>
      <text:p text:style-name="P207"/>
      <text:p text:style-name="P215"><text:span text:style-name="T80">Equipment</text:span>:</text:p>
      <text:p text:style-name="P207">Hand of the vizier: +1 to rating, next attack deals 10% extra dmg as fire</text:p>
      <text:p text:style-name="P219">ammo ring: burns deal 2% of targets max end per round</text:p>
      <text:p text:style-name="P220"/>
      <text:p text:style-name="P104">---------------------------</text:p>
      <text:p text:style-name="P270">INFERNAL</text:p>
      <text:p text:style-name="P273">Perks:</text:p>
      <text:p text:style-name="P276"><text:soft-page-break/><text:span text:style-name="T89">Demonologist</text:span>: +2 to rating</text:p>
      <text:p text:style-name="P276"/>
      <text:p text:style-name="P276"/>
      <text:p text:style-name="P279">Weapons:</text:p>
      <text:p text:style-name="P279"/>
      <text:p text:style-name="P282"/>
      <text:p text:style-name="P285"><text:span text:style-name="T80">Equipment</text:span>:</text:p>
      <text:p text:style-name="P276">Sorcerer’s Pledge: <text:span text:style-name="T78">+1 to rating if </text:span><text:span text:style-name="T89">infernal</text:span></text:p>
      <text:p text:style-name="P276">Sorcerer’s Pledge: -0,1 dmg multi <text:span text:style-name="T78">if not </text:span><text:span text:style-name="T89">infernal</text:span></text:p>
      <text:p text:style-name="P279"><text:span text:style-name="T89">Chained heart</text:span>: +<text:span text:style-name="T89">2</text:span> rating, <text:span text:style-name="T89">+0,15 mult, consumes 5% of current endurance, restores all spent endu at end of combat</text:span></text:p>
      <text:p text:style-name="P288">Crown of horns: +2 rating, +0,4 mult while cursed</text:p>
      <text:p text:style-name="P334" loext:marker-style-name="T16"/>
      <text:p text:style-name="P334" loext:marker-style-name="T16"/>
      <text:p text:style-name="P338" loext:marker-style-name="T2"><text:span text:style-name="T16"/></text:p>
      <text:p text:style-name="P338" loext:marker-style-name="T2"><text:span text:style-name="T16"/></text:p>
      <text:p text:style-name="P338" loext:marker-style-name="T2"><text:span text:style-name="T16"/></text:p>
      <text:p text:style-name="P338" loext:marker-style-name="T2"><text:span text:style-name="T16"/></text:p>
      <text:p text:style-name="P338" loext:marker-style-name="T2"><text:span text:style-name="T16"/></text:p>
      <text:p text:style-name="P338" loext:marker-style-name="T2"><text:span text:style-name="T16"/></text:p>
      <text:p text:style-name="P338" loext:marker-style-name="T2"><text:span text:style-name="T16">Blackfire (</text:span><text:span text:style-name="T2">Eldritch)</text:span></text:p>
      <text:p text:style-name="P338" loext:marker-style-name="T2"><text:span text:style-name="T2"/></text:p>
      <text:p text:style-name="P355"><text:span text:style-name="T8">Tooltip: Deals </text:span><text:span text:style-name="T13">moderate</text:span><text:span text:style-name="T8"> fire damage </text:span><text:span text:style-name="T54">with a chance to chill. At higher levels, it also has a chance to curse.</text:span><text:span text:style-name="T8"><text:line-break/><text:line-break/>On use: (Casted </text:span><text:span text:style-name="T54">Blackfire </text:span><text:span text:style-name="T8">at Y level) </text:span><text:span text:style-name="T13">Flames that drink light surround &lt;enemy&gt;</text:span><text:span text:style-name="T51">, </text:span><text:span text:style-name="T54">burning them for</text:span><text:span text:style-name="T8"> X </text:span><text:span text:style-name="T51">fire </text:span><text:span text:style-name="T8">damage. &lt;if </text:span><text:span text:style-name="T54">chill</text:span><text:span text:style-name="T8">&gt; </text:span><text:span text:style-name="T13">The flames turn to ice, inflicting chill. &lt;if curse&gt; The flames turn to darkness, inflicting curse.</text:span><text:span text:style-name="T54"><text:line-break/></text:span><text:span text:style-name="T8"><text:line-break/></text:span><text:span text:style-name="T9">Formula: base -</text:span><text:span text:style-name="T13">20</text:span><text:span text:style-name="T9">%</text:span><text:span text:style-name="T52"> </text:span><text:span text:style-name="T8"><text:line-break/></text:span></text:p>
      <text:p text:style-name="P338" loext:marker-style-name="T16"><text:span text:style-name="T16">Lvl1: Deal </text:span><text:span text:style-name="T38">6-11 (8,5)</text:span><text:span text:style-name="T16"> fire damage, has a 30% to chill</text:span></text:p>
      <text:p text:style-name="P338" loext:marker-style-name="T16"><text:span text:style-name="T16">Lvl2: Deal </text:span><text:span text:style-name="T38">8-13 (10,5)</text:span><text:span text:style-name="T16"> fire damage, has a 40% to chill</text:span></text:p>
      <text:p text:style-name="P338" loext:marker-style-name="T16"><text:span text:style-name="T16">Lvl3: Deal </text:span><text:span text:style-name="T38">10-14 (12)</text:span><text:span text:style-name="T16"> fire damage, has a 50% to chill and a 10% to curse</text:span></text:p>
      <text:p text:style-name="P338" loext:marker-style-name="T16"><text:span text:style-name="T16">Lvl4: Deal </text:span><text:span text:style-name="T38">12-16 (14)</text:span><text:span text:style-name="T16"> fire damage, has a 50% to chill and a 20% to curse</text:span></text:p>
      <text:p text:style-name="P338" loext:marker-style-name="T16"><text:span text:style-name="T16">Lvl5: Deal </text:span><text:span text:style-name="T38">13-16 (14.5)</text:span><text:span text:style-name="T16"> fire damage, has a 50% to chill and a 30% to curse</text:span></text:p>
      <text:p text:style-name="P334" loext:marker-style-name="T16"/>
      <text:p text:style-name="P116">TAGS: SPELL | FIRE | <text:span text:style-name="T90">ELDRITCH </text:span><text:span text:style-name="T94">| CHILL | CURSE</text:span><text:line-break/><text:span text:style-name="T79">GENERIC:<text:line-break/>Perks:</text:span></text:p>
      <text:p text:style-name="P117">Supposed to Rot: +0,2 dmg multi per necrotic limb</text:p>
      <text:p text:style-name="P117">Herald of salvation: -0,05 dmg multi</text:p>
      <text:p text:style-name="P146">Reckless: +0,05 dmg multi per cloth or empty armor slot</text:p>
      <text:p text:style-name="P315">Shatter: <text:s/>+0,05 dmg mult per turn enemy has been chilled</text:p>
      <text:p text:style-name="P184">Fatal Curse: +0,1 mult against cursed enemies</text:p>
      <text:p text:style-name="P184"/>
      <text:p text:style-name="P123">Weapons:</text:p>
      <text:p text:style-name="P131">Daevas capricionsouness: 10% to 25% of random fire/cold/light</text:p>
      <text:p text:style-name="P132">Demongrip: 25% as fire</text:p>
      <text:p text:style-name="P132">Hellsiege: 25% as fire</text:p>
      <text:p text:style-name="P132"><text:soft-page-break/>Desert wind: 15% as fire</text:p>
      <text:p text:style-name="P132">Marids gift: 15% as cold</text:p>
      <text:p text:style-name="P132">Eventide: 35% as cold</text:p>
      <text:p text:style-name="P132">Thurizas: 35% as light</text:p>
      <text:p text:style-name="P132">Crescent Moon: 15% as magic</text:p>
      <text:p text:style-name="P132">Cuchaviva: 15% as magic</text:p>
      <text:p text:style-name="P132"/>
      <text:p text:style-name="P152">Items:</text:p>
      <text:p text:style-name="P131">Cleanser of the unholy: 10% as fire</text:p>
      <text:p text:style-name="P132">Voice of the Storm: 15% as lightning</text:p>
      <text:p text:style-name="P141">Acolyte of the damned: 15% as magic</text:p>
      <text:p text:style-name="P132">Essence Spike: 8% as magic</text:p>
      <text:p text:style-name="P132">Hourglass of reshaping: 8% as magic</text:p>
      <text:p text:style-name="P117"><text:span text:style-name="T84">Zircon ring: 5% added as magic</text:span><text:span text:style-name="T79"><text:line-break/></text:span>Poisoner’s Precaution: 20% chance to poison</text:p>
      <text:p text:style-name="P96">The Stampede: +0,02 dmg multi per initiative higher than enemy</text:p>
      <text:p text:style-name="P105">ruby ring: 3% of dmg as fire per affliction on enemy</text:p>
      <text:p text:style-name="P105">amber ring: +0,07 mult if at full endurance</text:p>
      <text:p text:style-name="P105">soapstone ring: +0,08 mult if enemy restrained</text:p>
      <text:p text:style-name="P105">jet: +0,2 mult</text:p>
      <text:p text:style-name="P52"><text:span text:style-name="T79"><text:line-break/>---------------------------<text:line-break/>SPELL<text:line-break/>Perks:<text:line-break/></text:span>Destructor: +0.1 dmg multi</text:p>
      <text:p text:style-name="P52"/>
      <text:p text:style-name="P29"><text:span text:style-name="T92">Consumables</text:span><text:span text:style-name="T91">:</text:span></text:p>
      <text:p text:style-name="P29"><text:span text:style-name="T92">Potion</text:span><text:span text:style-name="T91"> </text:span><text:span text:style-name="T92">of</text:span><text:span text:style-name="T91"> </text:span><text:span text:style-name="T92">bitterness</text:span><text:span text:style-name="T91">: 10% </text:span><text:span text:style-name="T92">as</text:span><text:span text:style-name="T91"> </text:span><text:span text:style-name="T92">cold</text:span></text:p>
      <text:p text:style-name="P29"><text:span text:style-name="T91">G </text:span><text:span text:style-name="T92">potion</text:span><text:span text:style-name="T91"> of </text:span><text:span text:style-name="T92">bitterness</text:span><text:span text:style-name="T91">: 25% as cold</text:span></text:p>
      <text:p text:style-name="P89">Elixir of bitterness: 5% as cold per stack</text:p>
      <text:p text:style-name="P29"><text:span text:style-name="T92">Potion</text:span><text:span text:style-name="T91"> </text:span><text:span text:style-name="T92">of</text:span><text:span text:style-name="T91"> </text:span><text:span text:style-name="T93">wrath</text:span><text:span text:style-name="T91">: 10% </text:span><text:span text:style-name="T92">as</text:span><text:span text:style-name="T91"> f</text:span><text:span text:style-name="T93">ire</text:span></text:p>
      <text:p text:style-name="P29"><text:span text:style-name="T91">G </text:span><text:span text:style-name="T92">potion</text:span><text:span text:style-name="T91"> of </text:span><text:span text:style-name="T93">wrath</text:span><text:span text:style-name="T91">: 25% as fire</text:span></text:p>
      <text:p text:style-name="P157">Elixir of wrath: 5% as fire per stack</text:p>
      <text:p text:style-name="P29"><text:span text:style-name="T92">Potion</text:span><text:span text:style-name="T91"> </text:span><text:span text:style-name="T92">of</text:span><text:span text:style-name="T91"> </text:span><text:span text:style-name="T93">hatred</text:span><text:span text:style-name="T91">: 10% </text:span><text:span text:style-name="T92">as</text:span><text:span text:style-name="T91"> </text:span><text:span text:style-name="T93">light</text:span></text:p>
      <text:p text:style-name="P29"><text:span text:style-name="T91">G </text:span><text:span text:style-name="T92">potion</text:span><text:span text:style-name="T91"> of </text:span><text:span text:style-name="T93">hatred</text:span><text:span text:style-name="T91">: 25% as lightning</text:span></text:p>
      <text:p text:style-name="P157">Elixir of hatred: 5% as lightning per stack</text:p>
      <text:p text:style-name="P52"/>
      <text:p text:style-name="P52"/>
      <text:p text:style-name="P83">Weapons:</text:p>
      <text:p text:style-name="P77">Crescent moon: After an attack crits, this deals +0,25 dmg multi</text:p>
      <text:p text:style-name="P77"/>
      <text:p text:style-name="P70"><text:span text:style-name="T80">Equipment</text:span>:</text:p>
      <text:p text:style-name="P52">Acolyte of the damned: spend 5% of currend end and half that to dmg</text:p>
      <text:p text:style-name="P77">Kinetic absorber: -1 to cd when you block</text:p>
      <text:p text:style-name="P59">Pledge of blood:<text:span text:style-name="T89">+1 rating,</text:span> if at max end, remove 10% of it and gain +4 rating</text:p>
      <text:p text:style-name="P59">Hourglass of reshaping: +0,05 dmg mult per spell on cd</text:p>
      <text:p text:style-name="P59">ancient puzzle box: if last use of spell, then +0,1 mult and +2 rating</text:p>
      <text:p text:style-name="P59">topaz ring: next attack deals 10% extra as lightning</text:p>
      <text:p text:style-name="P59">pearl ring: if first spell of combat, +3 rating</text:p>
      <text:p text:style-name="P59"><text:soft-page-break/>nacre: 15% chance of not going into cd</text:p>
      <text:p text:style-name="P66">---------------------------</text:p>
      <text:p text:style-name="P194">FIRE</text:p>
      <text:p text:style-name="P193">Perks:</text:p>
      <text:p text:style-name="P202">Pyromancer: Minimum level 2</text:p>
      <text:p text:style-name="P202">Cremator: 15% chance to burn</text:p>
      <text:p text:style-name="P202">Fan the flames: Burns deal +0.4 dmg multi and last 1 turn less</text:p>
      <text:p text:style-name="P203">Firewalker: +0,1 dmg multi</text:p>
      <text:p text:style-name="P202">Lich: -1 to maximum level</text:p>
      <text:p text:style-name="P202">Electromancer: -1 to maximum level</text:p>
      <text:p text:style-name="P208"/>
      <text:p text:style-name="P212">Weapons:</text:p>
      <text:p text:style-name="P208">Desert wind: next attack deals 30% extra dmg as fire</text:p>
      <text:p text:style-name="P208"/>
      <text:p text:style-name="P216"><text:span text:style-name="T80">Equipment</text:span>:</text:p>
      <text:p text:style-name="P208">Hand of the vizier: +1 to rating, next attack deals 10% extra dmg as fire</text:p>
      <text:p text:style-name="P221">ammo ring: burns deal 2% of targets max end per round</text:p>
      <text:p text:style-name="P222"/>
      <text:p text:style-name="P106">---------------------------</text:p>
      <text:p text:style-name="P306">ELDRITCH</text:p>
      <text:p text:style-name="P291">Perks:</text:p>
      <text:p text:style-name="P294"><text:span text:style-name="T90">Occultist</text:span>: +2 to rating</text:p>
      <text:p text:style-name="P306">Toying with madness: -2 to +4 rating (at random)</text:p>
      <text:p text:style-name="P294"/>
      <text:p text:style-name="P297">Weapons:</text:p>
      <text:p text:style-name="P297"/>
      <text:p text:style-name="P300"/>
      <text:p text:style-name="P303"><text:span text:style-name="T80">Equipment</text:span>:</text:p>
      <text:p text:style-name="P294">Sorcerer’s Pledge: <text:span text:style-name="T78">+1 to rating if </text:span><text:span text:style-name="T90">eldritch</text:span></text:p>
      <text:p text:style-name="P294">Sorcerer’s Pledge: -0,1 dmg multi <text:span text:style-name="T78">if not </text:span><text:span text:style-name="T90">eldritch</text:span></text:p>
      <text:p text:style-name="P297"><text:span text:style-name="T90">forbidden tome</text:span>: +<text:span text:style-name="T89">2</text:span> rating, <text:span text:style-name="T90">applies random affliction to you and enemy</text:span></text:p>
      <text:p text:style-name="P309">mirror mask: +2 rating, removes afflictions and copies onto enemy</text:p>
      <text:p text:style-name="P297">-------------------</text:p>
      <text:p text:style-name="P315">CHILL</text:p>
      <text:p text:style-name="P315">Perks:<text:line-break/>Chilled to the bone: Chills last twice as long<text:line-break/></text:p>
      <text:p text:style-name="P315">Weapons:</text:p>
      <text:p text:style-name="P315"/>
      <text:p text:style-name="P315">Equipment:</text:p>
      <text:p text:style-name="P315">aquamarine ring: Chilled enemies cannot recover endurace</text:p>
      <text:p text:style-name="P107">---------------------</text:p>
      <text:p text:style-name="P184">CURSE</text:p>
      <text:p text:style-name="P184">Perks:<text:line-break/><text:line-break/></text:p>
      <text:p text:style-name="P184">Weapons:</text:p>
      <text:p text:style-name="P184"/>
      <text:p text:style-name="P184">Equipment:</text:p>
      <text:p text:style-name="P184"><text:soft-page-break/>amethyst ring: cursed enemies have -50% reduced extra damage for crits</text:p>
      <text:p text:style-name="P314"/>
      <text:p text:style-name="P338" loext:marker-style-name="T16"><text:span text:style-name="T1">Fire Rituals</text:span><text:span text:style-name="T16">:<text:line-break/><text:line-break/>Create Bonfire (</text:span><text:span text:style-name="T2">nature)</text:span><text:span text:style-name="T16">:<text:line-break/>Lvl1: Create a bonfire that lasts for 4 hours. Mishap: Take fire damage<text:line-break/>Lvl2: Create a bonfire that lasts for 6 hours. Mishap: Take fire damage<text:line-break/>Lvl3: Create a bonfire that lasts for 8 hours. Cooking rotten food removes the rot. <text:s/>Mishap: Take fire damage<text:line-break/>Lvl4: Create a bonfire that lasts for 10 hours. <text:s/>Cooking rotten food removes the rot. <text:s/>Mishap: Take fire damage<text:line-break/>Lvl5: Create a bonfire that lasts for 12 hours. <text:s/>Cooking rotten food removes the rot. <text:s/>Mishap: Take fire damage<text:line-break/><text:line-break/>Fire Wall (</text:span><text:span text:style-name="T2">arcane)</text:span><text:span text:style-name="T16">:<text:line-break/>Lvl1: Surround your camp with a wall of fire, causing ambushing enemies to take X fire damage during the first round of combat. Mishap: Take fire damage<text:line-break/>Lvl2: Surround your camp with a wall of fire, causing ambushing enemies to take X fire damage during the first round of combat. Mishap: Take fire damage<text:line-break/>Lvl3: Surround your camp with a wall of fire, causing ambushing enemies to take X fire damage and have a 30% chance to be burned during the first round of combat. Mishap: Take fire damage<text:line-break/>Lvl4: Surround your camp with a wall of fire, causing ambushing enemies to take X fire damage and have a 45% chance to be burned during the first round of combat. Mishap: Take fire damage<text:line-break/>Lvl5: Surround your camp with a wall of fire, causing ambushing enemies to take X fire damage and have a 60% chance to be burned during the first round of combat. Mishap: Take fire damage<text:line-break/><text:line-break/>Aura of Incineration (</text:span><text:span text:style-name="T2">divine)</text:span><text:span text:style-name="T16">:<text:line-break/>Lvl1: At the end of your turn, deal X fire damage to enemies. Only one aura can be active at a time. Lasts until next rest. Mishap: Take fire damage<text:line-break/>Lvl1: At the end of your turn, deal X fire damage to enemies. Only one aura can be active at a time. Lasts until next rest Mishap: Take fire damage<text:line-break/>Lvl1: At the end of your turn, deal X fire damage to enemies with a 10% chance to burn. Only one aura can be active at a time. Lasts until next rest Mishap: Take fire damage<text:line-break/>Lvl1: At the end of your turn, deal X fire damage to enemies with a 15% chance to burn. Only one aura can be active at a time. Lasts until next rest Mishap: Take fire damage<text:line-break/>Lvl1: At the end of your turn, deal X fire damage to enemies with a 20% chance to burn. Only one aura can be active at a time. Lasts until next rest Mishap: Take fire damage<text:line-break/><text:line-break/><text:line-break/><text:line-break/>Volcanic Glyph (</text:span><text:span text:style-name="T2">arcane)</text:span><text:span text:style-name="T16">:<text:line-break/>Lvl1: Inscribe a weapon with fire magic, causing your attacks and skills with it to deal an additional 10% damage as fire and granting it +1 maximum damage. Only one glyph can be active per weapon at a time. Lasts until the next rest. Mishap: Destroy weapon<text:line-break/>Lvl2: Inscribe a weapon with fire magic, causing your attacks and skills with it to deal an additional 15% damage as fire and granting it +1 maximum damage. Only one glyph can be active per weapon at a time. Lasts until the next rest. Mishap: Destroy weapon<text:line-break/>Lvl3: Inscribe a weapon with fire magic, causing your attacks and skills with it to deal an additional 20% damage as fire and granting it +2 maximum damage. Only one glyph can be active per weapon </text:span><text:soft-page-break/><text:span text:style-name="T16">at a time. Lasts until the next rest. Mishap: Destroy weapon</text:span></text:p>
      <text:p text:style-name="P338" loext:marker-style-name="T16"><text:span text:style-name="T16">Lvl4: Inscribe a weapon with fire magic, causing your attacks and skills with it to deal an additional 25% damage as fire and granting it +3 maximum damage. Only one glyph can be active per weapon at a time. Lasts until the next rest. Mishap: Destroy weapon</text:span><text:span text:style-name="T16"/></text:p>
      <text:p text:style-name="P338" loext:marker-style-name="T16"><text:span text:style-name="T16">Lvl5: Inscribe a weapon with fire magic, causing your attacks and skills with it to deal an additional 30% damage as fire and granting it +4 maximum damage. Only one glyph can be active per weapon at a time. Lasts until the next rest. Mishap: Destroy weapon</text:span><text:span text:style-name="T16"/></text:p>
      <text:p text:style-name="P338" loext:marker-style-name="T16"><text:span text:style-name="T16"><text:line-break/>Molten Aegis (</text:span><text:span text:style-name="T2">arcane)</text:span><text:span text:style-name="T16">:<text:line-break/>Lvl1: Cover yourself with burning coals, reducing all incoming damage by 1 and granting you X fire thorns. Only one aegis can be active at a time. Lasts until the next rest. Mishap: Reduce fire resistance<text:line-break/>Lvl2: Cover yourself with burning coals, reducing all incoming damage by 1 and granting you X fire thorns. Only one aegis can be active at a time. Lasts until the next rest. Mishap: Reduce fire resistance<text:line-break/>Lvl3: Cover yourself with burning coals, reducing all incoming damage by 2 and granting you X fire thorns. Only one aegis can be active at a time. Lasts until the next rest. Mishap: Reduce fire resistance<text:line-break/>Lvl4: Cover yourself with burning coals, reducing all incoming damage by 3 and granting you X fire thorns. Only one aegis can be active at a time. Lasts until the next rest. Mishap: Reduce fire resistance<text:line-break/>Lvl5: Cover yourself with burning coals, reducing all incoming damage by 4 and granting you X fire thorns. Only one aegis can be active at a time. Lasts until the next rest. Mishap: Reduce fire resistance<text:line-break/><text:line-break/>Archdemon Form </text:span><text:span text:style-name="T2">(switches body parts to a new set) (eldritch)</text:span><text:span text:style-name="T16">:<text:line-break/>Lvl1: Does nothing. Mishap: Summon hostile demon<text:line-break/>Lvl2: Does nothing. Mishap: Summon hostile demon<text:line-break/>Lvl3: Transform yourself into an Archdemon. Only one form can be active at a time. Mishap: Summon hostile demon<text:line-break/>Lvl4: Transform yourself into an Archdemon. Only one form can be active at a time. 5% of permanent changes. Mishap: Summon hostile demon<text:line-break/>Lvl5: Transform yourself into an Archdemon. Only one form can be active at a time. 10% of permanent changes. Mishap: Summon hostile demon<text:line-break/></text:span></text:p>
      <text:p text:style-name="P336" loext:marker-style-name="T16">Hellish Might (<text:span text:style-name="T55">infernal)<text:line-break/></text:span><text:span text:style-name="T56">Lvl1: Does nothing. Misshap: Permanently reduce one random stat.</text:span></text:p>
      <text:p text:style-name="P336" loext:marker-style-name="T16"><text:span text:style-name="T56">Lvl2: Does nothing. Misshap: Permanently reduce one random stat.<text:line-break/>Lvl3: Permanently gain 1 strenght (up to 18). Misshap: Permanently reduce one random stat.<text:line-break/>Lvl4: Permanently gain 1 strenght (up to 20) Misshap: Permanently reduce one random stat.<text:line-break/>Lvl5: Permanently gain 1 strenght (up to 22) Misshap: Permanently reduce one random stat.</text:span></text:p>
      <text:p text:style-name="P338" loext:marker-style-name="T16"><text:span text:style-name="T1"/></text:p>
      <text:p text:style-name="P338" loext:marker-style-name="T16"><text:span text:style-name="T1"/></text:p>
      <text:p text:style-name="P338" loext:marker-style-name="T16"><text:span text:style-name="T1">Cold spells</text:span><text:span text:style-name="T16">:<text:line-break/><text:line-break/>Freezing Ray (</text:span><text:span text:style-name="T2">Arcane</text:span><text:span text:style-name="T16">):<text:line-break/>Lvl1: Deal X frost damage, 5% to paralyze targeted body part<text:line-break/>Lvl2: Deal X frost damage, 5% to paralyze targeted body part<text:line-break/>Lvl3: Deal X frost damage, 6% to paralyze targeted body part<text:line-break/></text:span><text:soft-page-break/><text:span text:style-name="T16">Lvl4: Deal X frost damage, 7% to paralyze targeted body part<text:line-break/>Lvl5: Deal X frost damage, 8% to paralyze targeted body part</text:span></text:p>
      <text:p text:style-name="P334" loext:marker-style-name="T16"/>
      <text:p text:style-name="P118">TAGS: SPELL | <text:span text:style-name="T95">COLD</text:span> | ARCANE<text:line-break/><text:span text:style-name="T79">GENERIC:<text:line-break/>Perks:</text:span></text:p>
      <text:p text:style-name="P118">Supposed to Rot: +0,2 dmg multi per necrotic limb</text:p>
      <text:p text:style-name="P118">Herald of salvation: -0,05 dmg multi</text:p>
      <text:p text:style-name="P147">Reckless: +0,05 dmg multi per cloth or empty armor slot</text:p>
      <text:p text:style-name="P316">Shatter: <text:s/>+0,05 dmg mult per turn enemy has been chilled</text:p>
      <text:p text:style-name="P185">Fatal Curse: +0,1 mult against cursed enemies</text:p>
      <text:p text:style-name="P185"/>
      <text:p text:style-name="P124">Weapons:</text:p>
      <text:p text:style-name="P133">Daevas capricionsouness: 10% to 25% of random fire/cold/light</text:p>
      <text:p text:style-name="P134">Demongrip: 25% as fire</text:p>
      <text:p text:style-name="P134">Hellsiege: 25% as fire</text:p>
      <text:p text:style-name="P134">Desert wind: 15% as fire</text:p>
      <text:p text:style-name="P134">Marids gift: 15% as cold</text:p>
      <text:p text:style-name="P134">Eventide: 35% as cold</text:p>
      <text:p text:style-name="P134">Thurizas: 35% as light</text:p>
      <text:p text:style-name="P134">Crescent Moon: 15% as magic</text:p>
      <text:p text:style-name="P134">Cuchaviva: 15% as magic</text:p>
      <text:p text:style-name="P134"/>
      <text:p text:style-name="P153">Items:</text:p>
      <text:p text:style-name="P133">Cleanser of the unholy: 10% as fire</text:p>
      <text:p text:style-name="P134">Voice of the Storm: 15% as lightning</text:p>
      <text:p text:style-name="P142">Acolyte of the damned: 15% as magic</text:p>
      <text:p text:style-name="P134">Essence Spike: 8% as magic</text:p>
      <text:p text:style-name="P134">Hourglass of reshaping: 8% as magic</text:p>
      <text:p text:style-name="P118"><text:span text:style-name="T84">Zircon ring: 5% added as magic</text:span><text:span text:style-name="T79"><text:line-break/></text:span>Poisoner’s Precaution: 20% chance to poison</text:p>
      <text:p text:style-name="P97">The Stampede: +0,02 dmg multi per initiative higher than enemy</text:p>
      <text:p text:style-name="P108">ruby ring: 3% of dmg as fire per affliction on enemy</text:p>
      <text:p text:style-name="P108">amber ring: +0,07 mult if at full endurance</text:p>
      <text:p text:style-name="P108">soapstone ring: +0,08 mult if enemy restrained</text:p>
      <text:p text:style-name="P108">jet: +0,2 mult</text:p>
      <text:p text:style-name="P53"><text:span text:style-name="T79"><text:line-break/>---------------------------<text:line-break/>SPELL<text:line-break/>Perks:<text:line-break/></text:span>Destructor: +0.1 dmg multi</text:p>
      <text:p text:style-name="P53"/>
      <text:p text:style-name="P31"><text:span text:style-name="T92">Consumables</text:span><text:span text:style-name="T91">:</text:span></text:p>
      <text:p text:style-name="P31"><text:span text:style-name="T92">Potion</text:span><text:span text:style-name="T91"> </text:span><text:span text:style-name="T92">of</text:span><text:span text:style-name="T91"> </text:span><text:span text:style-name="T92">bitterness</text:span><text:span text:style-name="T91">: 10% </text:span><text:span text:style-name="T92">as</text:span><text:span text:style-name="T91"> </text:span><text:span text:style-name="T92">cold</text:span></text:p>
      <text:p text:style-name="P31"><text:span text:style-name="T91">G </text:span><text:span text:style-name="T92">potion</text:span><text:span text:style-name="T91"> of </text:span><text:span text:style-name="T92">bitterness</text:span><text:span text:style-name="T91">: 25% as cold</text:span></text:p>
      <text:p text:style-name="P90">Elixir of bitterness: 5% as cold per stack</text:p>
      <text:p text:style-name="P31"><text:span text:style-name="T92">Potion</text:span><text:span text:style-name="T91"> </text:span><text:span text:style-name="T92">of</text:span><text:span text:style-name="T91"> </text:span><text:span text:style-name="T93">wrath</text:span><text:span text:style-name="T91">: 10% </text:span><text:span text:style-name="T92">as</text:span><text:span text:style-name="T91"> f</text:span><text:span text:style-name="T93">ire</text:span></text:p>
      <text:p text:style-name="P31"><text:span text:style-name="T91">G </text:span><text:span text:style-name="T92">potion</text:span><text:span text:style-name="T91"> of </text:span><text:span text:style-name="T93">wrath</text:span><text:span text:style-name="T91">: 25% as fire</text:span></text:p>
      <text:p text:style-name="P158">Elixir of wrath: 5% as fire per stack</text:p>
      <text:p text:style-name="P31"><text:soft-page-break/><text:span text:style-name="T92">Potion</text:span><text:span text:style-name="T91"> </text:span><text:span text:style-name="T92">of</text:span><text:span text:style-name="T91"> </text:span><text:span text:style-name="T93">hatred</text:span><text:span text:style-name="T91">: 10% </text:span><text:span text:style-name="T92">as</text:span><text:span text:style-name="T91"> </text:span><text:span text:style-name="T93">light</text:span></text:p>
      <text:p text:style-name="P31"><text:span text:style-name="T91">G </text:span><text:span text:style-name="T92">potion</text:span><text:span text:style-name="T91"> of </text:span><text:span text:style-name="T93">hatred</text:span><text:span text:style-name="T91">: 25% as lightning</text:span></text:p>
      <text:p text:style-name="P158">Elixir of hatred: 5% as lightning per stack</text:p>
      <text:p text:style-name="P31"><text:span text:style-name="T91"/></text:p>
      <text:p text:style-name="P84">Weapons:</text:p>
      <text:p text:style-name="P78">Crescent moon: After an attack crits, this deals +0,25 dmg multi</text:p>
      <text:p text:style-name="P78"/>
      <text:p text:style-name="P71"><text:span text:style-name="T80">Equipment</text:span>:</text:p>
      <text:p text:style-name="P53">Acolyte of the damned: spend 5% of currend end and half that to dmg</text:p>
      <text:p text:style-name="P78">Kinetic absorber: -1 to cd when you block</text:p>
      <text:p text:style-name="P60">Pledge of blood: if at max end, remove 10% of it and gain +4 rating</text:p>
      <text:p text:style-name="P60">Hourglass of reshaping: +0,05 dmg mult per spell on cd</text:p>
      <text:p text:style-name="P60">ancient puzzle box: if last use of spell, then +0,1 mult and +2 rating</text:p>
      <text:p text:style-name="P60">topaz ring: next attack deals 10% extra as lightning</text:p>
      <text:p text:style-name="P60">pearl ring: if first spell of combat, +3 rating</text:p>
      <text:p text:style-name="P60">nacre: 15% chance of not going into cd</text:p>
      <text:p text:style-name="P334" loext:marker-style-name="T16">………………………</text:p>
      <text:p text:style-name="P329">COLD</text:p>
      <text:p text:style-name="P320">Perks:</text:p>
      <text:p text:style-name="P321"><text:span text:style-name="T95">Lich</text:span>: Minimum level 2</text:p>
      <text:p text:style-name="P322"><text:span text:style-name="T95">Blizzard</text:span>walker: +0,1 dmg multi</text:p>
      <text:p text:style-name="P321"><text:span text:style-name="T95">Pyromancer</text:span>: -1 to maximum level</text:p>
      <text:p text:style-name="P321">Electromancer: -1 to maximum level</text:p>
      <text:p text:style-name="P323"/>
      <text:p text:style-name="P326">Weapons:</text:p>
      <text:p text:style-name="P323"/>
      <text:p text:style-name="P323"/>
      <text:p text:style-name="P327"><text:span text:style-name="T80">Equipment</text:span>:</text:p>
      <text:p text:style-name="P323">Hand of the vizier: +1 to rating, next attack deals 10% extra dmg as <text:span text:style-name="T95">cold</text:span></text:p>
      <text:p text:style-name="P328">-------------------------------------------------</text:p>
      <text:p text:style-name="P163">ARCANE</text:p>
      <text:p text:style-name="P162">Perks:</text:p>
      <text:p text:style-name="P169">Arcanist: +2 to rating</text:p>
      <text:p text:style-name="P169">Scroll Savant: +4 to rating if cast from a scroll</text:p>
      <text:p text:style-name="P169"/>
      <text:p text:style-name="P172">Weapons:</text:p>
      <text:p text:style-name="P175">Tool of creation: +1 to rating/+2 if ToC has a glyph</text:p>
      <text:p text:style-name="P175">Magisters rod: +1 to rating/ armor pen converted to rating at 2:1</text:p>
      <text:p text:style-name="P175">Shimmerstaff: +1 to rating</text:p>
      <text:p text:style-name="P175"/>
      <text:p text:style-name="P178"><text:span text:style-name="T80">Equipment</text:span>:</text:p>
      <text:p text:style-name="P169">Sorcerer’s Pledge: <text:span text:style-name="T78">+1 to rating if arcane</text:span></text:p>
      <text:p text:style-name="P169">Sorcerer’s Pledge: -0,1 dmg multi <text:span text:style-name="T78">if not arcane</text:span></text:p>
      <text:p text:style-name="P182">great icosahedron: +2 to rating, unlocks lvl 6</text:p>
      <text:p text:style-name="P334" loext:marker-style-name="T16"/>
      <text:p text:style-name="P338" loext:marker-style-name="T16"><text:span text:style-name="T16">Cold Wave (</text:span><text:span text:style-name="T2">Nature):<text:line-break/></text:span><text:span text:style-name="T16">Lvl1: Deal X frost damage to all body parts<text:line-break/>Lvl2: Deal X frost damage to all body parts</text:span></text:p>
      <text:p text:style-name="P338" loext:marker-style-name="T16"><text:span text:style-name="T16">Lvl3: Deal X frost damage to all body parts, 30% chance to chill</text:span><text:span text:style-name="T16"/></text:p>
      <text:p text:style-name="P338" loext:marker-style-name="T16"><text:soft-page-break/><text:span text:style-name="T16">Lvl4: Deal X frost damage to all body parts, 40% chance to chill</text:span><text:span text:style-name="T16"/></text:p>
      <text:p text:style-name="P31" loext:marker-style-name="T16"><text:span text:style-name="T16">Lvl5: Deal X frost damage to all body parts, 50% chance to chill<text:line-break/></text:span></text:p>
      <text:p text:style-name="P118">TAGS: SPELL | <text:span text:style-name="T95">COLD</text:span> | <text:span text:style-name="T95">NATURE | CHILL</text:span><text:line-break/><text:span text:style-name="T79">GENERIC:<text:line-break/>Perks:</text:span></text:p>
      <text:p text:style-name="P118">Supposed to Rot: +0,2 dmg multi per necrotic limb</text:p>
      <text:p text:style-name="P118">Herald of salvation: -0,05 dmg multi</text:p>
      <text:p text:style-name="P147">Reckless: +0,05 dmg multi per cloth or empty armor slot</text:p>
      <text:p text:style-name="P316">Shatter: <text:s/>+0,05 dmg mult per turn enemy has been chilled</text:p>
      <text:p text:style-name="P185">Fatal Curse: +0,1 mult against cursed enemies</text:p>
      <text:p text:style-name="P185"/>
      <text:p text:style-name="P124">Weapons:</text:p>
      <text:p text:style-name="P133">Daevas capricionsouness: 10% to 25% of random fire/cold/light</text:p>
      <text:p text:style-name="P134">Demongrip: 25% as fire</text:p>
      <text:p text:style-name="P134">Hellsiege: 25% as fire</text:p>
      <text:p text:style-name="P134">Desert wind: 15% as fire</text:p>
      <text:p text:style-name="P134">Marids gift: 15% as cold</text:p>
      <text:p text:style-name="P134">Eventide: 35% as cold</text:p>
      <text:p text:style-name="P134">Thurizas: 35% as light</text:p>
      <text:p text:style-name="P134">Crescent Moon: 15% as magic</text:p>
      <text:p text:style-name="P134">Cuchaviva: 15% as magic</text:p>
      <text:p text:style-name="P134"/>
      <text:p text:style-name="P153">Items:</text:p>
      <text:p text:style-name="P133">Cleanser of the unholy: 10% as fire</text:p>
      <text:p text:style-name="P134">Voice of the Storm: 15% as lightning</text:p>
      <text:p text:style-name="P142">Acolyte of the damned: 15% as magic</text:p>
      <text:p text:style-name="P134">Essence Spike: 8% as magic</text:p>
      <text:p text:style-name="P134">Hourglass of reshaping: 8% as magic</text:p>
      <text:p text:style-name="P118"><text:span text:style-name="T84">Zircon ring: 5% added as magic</text:span><text:span text:style-name="T79"><text:line-break/></text:span>Poisoner’s Precaution: 20% chance to poison</text:p>
      <text:p text:style-name="P97">The Stampede: +0,02 dmg multi per initiative higher than enemy</text:p>
      <text:p text:style-name="P108">ruby ring: 3% of dmg as fire per affliction on enemy</text:p>
      <text:p text:style-name="P108">amber ring: +0,07 mult if at full endurance</text:p>
      <text:p text:style-name="P108">soapstone ring: +0,08 mult if enemy restrained</text:p>
      <text:p text:style-name="P108">jet: +0,2 mult</text:p>
      <text:p text:style-name="P53"><text:span text:style-name="T79"><text:line-break/>---------------------------<text:line-break/>SPELL<text:line-break/>Perks:<text:line-break/></text:span>Destructor: +0.1 dmg multi</text:p>
      <text:p text:style-name="P53"/>
      <text:p text:style-name="P31"><text:span text:style-name="T92">Consumables</text:span><text:span text:style-name="T91">:</text:span></text:p>
      <text:p text:style-name="P31"><text:span text:style-name="T92">Potion</text:span><text:span text:style-name="T91"> </text:span><text:span text:style-name="T92">of</text:span><text:span text:style-name="T91"> </text:span><text:span text:style-name="T92">bitterness</text:span><text:span text:style-name="T91">: 10% </text:span><text:span text:style-name="T92">as</text:span><text:span text:style-name="T91"> </text:span><text:span text:style-name="T92">cold</text:span></text:p>
      <text:p text:style-name="P31"><text:span text:style-name="T91">G </text:span><text:span text:style-name="T92">potion</text:span><text:span text:style-name="T91"> of </text:span><text:span text:style-name="T92">bitterness</text:span><text:span text:style-name="T91">: 25% as cold</text:span></text:p>
      <text:p text:style-name="P90">Elixir of bitterness: 5% as cold per stack</text:p>
      <text:p text:style-name="P31"><text:span text:style-name="T92">Potion</text:span><text:span text:style-name="T91"> </text:span><text:span text:style-name="T92">of</text:span><text:span text:style-name="T91"> </text:span><text:span text:style-name="T93">wrath</text:span><text:span text:style-name="T91">: 10% </text:span><text:span text:style-name="T92">as</text:span><text:span text:style-name="T91"> f</text:span><text:span text:style-name="T93">ire</text:span></text:p>
      <text:p text:style-name="P31"><text:span text:style-name="T91">G </text:span><text:span text:style-name="T92">potion</text:span><text:span text:style-name="T91"> of </text:span><text:span text:style-name="T93">wrath</text:span><text:span text:style-name="T91">: 25% as fire</text:span></text:p>
      <text:p text:style-name="P158">Elixir of wrath: 5% as fire per stack</text:p>
      <text:p text:style-name="P31"><text:soft-page-break/><text:span text:style-name="T92">Potion</text:span><text:span text:style-name="T91"> </text:span><text:span text:style-name="T92">of</text:span><text:span text:style-name="T91"> </text:span><text:span text:style-name="T93">hatred</text:span><text:span text:style-name="T91">: 10% </text:span><text:span text:style-name="T92">as</text:span><text:span text:style-name="T91"> </text:span><text:span text:style-name="T93">light</text:span></text:p>
      <text:p text:style-name="P31"><text:span text:style-name="T91">G </text:span><text:span text:style-name="T92">potion</text:span><text:span text:style-name="T91"> of </text:span><text:span text:style-name="T93">hatred</text:span><text:span text:style-name="T91">: 25% as lightning</text:span></text:p>
      <text:p text:style-name="P158">Elixir of hatred: 5% as lightning per stack</text:p>
      <text:p text:style-name="P31"><text:span text:style-name="T91"/></text:p>
      <text:p text:style-name="P84">Weapons:</text:p>
      <text:p text:style-name="P78">Crescent moon: After an attack crits, this deals +0,25 dmg multi</text:p>
      <text:p text:style-name="P78"/>
      <text:p text:style-name="P71"><text:span text:style-name="T80">Equipment</text:span>:</text:p>
      <text:p text:style-name="P53">Acolyte of the damned: spend 5% of currend end and half that to dmg</text:p>
      <text:p text:style-name="P78">Kinetic absorber: -1 to cd when you block</text:p>
      <text:p text:style-name="P60">Pledge of blood: if at max end, remove 10% of it and gain +4 rating</text:p>
      <text:p text:style-name="P60">Hourglass of reshaping: +0,05 dmg mult per spell on cd</text:p>
      <text:p text:style-name="P60">ancient puzzle box: if last use of spell, then +0,1 mult and +2 rating</text:p>
      <text:p text:style-name="P60">topaz ring: next attack deals 10% extra as lightning</text:p>
      <text:p text:style-name="P60">pearl ring: if first spell of combat, +3 rating</text:p>
      <text:p text:style-name="P60">nacre: 15% chance of not going into cd</text:p>
      <text:p text:style-name="P335" loext:marker-style-name="T16">………………………</text:p>
      <text:p text:style-name="P329">COLD</text:p>
      <text:p text:style-name="P320">Perks:</text:p>
      <text:p text:style-name="P321"><text:span text:style-name="T95">Lich</text:span>: Minimum level 2</text:p>
      <text:p text:style-name="P322"><text:span text:style-name="T95">Blizzard</text:span>walker: +0,1 dmg multi</text:p>
      <text:p text:style-name="P321"><text:span text:style-name="T95">Pyromancer</text:span>: -1 to maximum level</text:p>
      <text:p text:style-name="P321">Electromancer: -1 to maximum level</text:p>
      <text:p text:style-name="P323"/>
      <text:p text:style-name="P326">Weapons:</text:p>
      <text:p text:style-name="P323"/>
      <text:p text:style-name="P323"/>
      <text:p text:style-name="P327"><text:span text:style-name="T80">Equipment</text:span>:</text:p>
      <text:p text:style-name="P323">Hand of the vizier: +1 to rating, next attack deals 10% extra dmg as <text:span text:style-name="T95">cold</text:span></text:p>
      <text:p text:style-name="P23">-------------------------------------------------</text:p>
      <text:p text:style-name="P231">NATURE</text:p>
      <text:p text:style-name="P228">Perks:</text:p>
      <text:p text:style-name="P225"><text:span text:style-name="T80">Shaman</text:span>: +2 to rating</text:p>
      <text:p text:style-name="P225"/>
      <text:p text:style-name="P225"/>
      <text:p text:style-name="P231">Weapons:</text:p>
      <text:p text:style-name="P231">Desert wind: rating +1</text:p>
      <text:p text:style-name="P234"/>
      <text:p text:style-name="P237"><text:span text:style-name="T80">Equipment</text:span>:</text:p>
      <text:p text:style-name="P225">Sorcerer’s Pledge: <text:span text:style-name="T78">+1 to rating if </text:span><text:span text:style-name="T89">nature</text:span></text:p>
      <text:p text:style-name="P225">Sorcerer’s Pledge: -0,1 dmg multi <text:span text:style-name="T78">if not </text:span><text:span text:style-name="T89">nature</text:span></text:p>
      <text:p text:style-name="P231">Coralweave: +1 rating</text:p>
      <text:p text:style-name="P231">Voice of the storm: +2 rating</text:p>
      <text:p text:style-name="P31" loext:marker-style-name="T16"><text:span text:style-name="T96">Calamity conflux: +2 rating, 5% extra as </text:span><text:span text:style-name="T97">fire</text:span><text:span text:style-name="T96"> and light</text:span></text:p>
      <text:p text:style-name="P31" loext:marker-style-name="T16"><text:span text:style-name="T96">--------------------------------------------------------------</text:span></text:p>
      <text:p text:style-name="P316">CHILL</text:p>
      <text:p text:style-name="P316">Perks:<text:line-break/>Chilled to the bone: Chills last twice as long<text:line-break/></text:p>
      <text:p text:style-name="P316"><text:soft-page-break/>Weapons:</text:p>
      <text:p text:style-name="P316"/>
      <text:p text:style-name="P316">Equipment:</text:p>
      <text:p text:style-name="P31" loext:marker-style-name="T16"><text:span text:style-name="T100">aquamarine ring: Chilled enemies cannot recover endurace</text:span></text:p>
      <text:p text:style-name="P341" loext:marker-style-name="T16"><text:span text:style-name="T16"><text:line-break/></text:span><text:span text:style-name="T28">Winter</text:span><text:span text:style-name="T16"> Breath (</text:span><text:span text:style-name="T2">Divine):</text:span></text:p>
      <text:p text:style-name="P341" loext:marker-style-name="T16"><text:span text:style-name="T2"/></text:p>
      <text:p text:style-name="P341" loext:marker-style-name="T16"><text:span text:style-name="T8">Tooltip: Deals </text:span><text:span text:style-name="T12">minor cold damage to an enemy and chills them</text:span><text:span text:style-name="T10">. </text:span><text:span text:style-name="T12">At higher levels, deals greatly increased damage to already chilled enemies.</text:span><text:span text:style-name="T8"><text:line-break/><text:line-break/>On use: (Casted </text:span><text:span text:style-name="T12">Winter Breath</text:span><text:span text:style-name="T8"> at Y level) </text:span><text:span text:style-name="T12">Your breath becomes ice and blasts</text:span><text:span text:style-name="T8"> &lt;enemy&gt; </text:span><text:span text:style-name="T12">for</text:span><text:span text:style-name="T8"> X </text:span><text:span text:style-name="T11">cold </text:span><text:span text:style-name="T8">damage. &lt;if </text:span><text:span text:style-name="T12">already chilled</text:span><text:span text:style-name="T8">&gt; </text:span><text:span text:style-name="T12">The air coalesces into frozen daggers dealing an additional Z cold damage.</text:span><text:span text:style-name="T8"><text:line-break/><text:line-break/></text:span><text:span text:style-name="T9">Formula: base </text:span><text:span text:style-name="T11">-</text:span><text:span text:style-name="T12">50%</text:span><text:span text:style-name="T2"><text:line-break/></text:span><text:span text:style-name="T16">Lvl1: Chill enemy, deal </text:span><text:span text:style-name="T35">3-8</text:span><text:span text:style-name="T48"> (5.5)</text:span><text:span text:style-name="T47"> </text:span><text:span text:style-name="T16">frost damage<text:line-break/>Lvl2: Chill enemy, deal </text:span><text:span text:style-name="T48">4-9 (6.5)</text:span><text:span text:style-name="T16"> frost damage<text:line-break/>Lvl3: Chill enemy, deal </text:span><text:span text:style-name="T48">5-10 (7.5)</text:span><text:span text:style-name="T16"> frost damage. Deals </text:span><text:span text:style-name="T48">8</text:span><text:span text:style-name="T16"> extra if enemy is already chilled<text:line-break/>Lvl4: Chill enemy, deal </text:span><text:span text:style-name="T48">6-11 (8.5)</text:span><text:span text:style-name="T16"> frost damage. Deals </text:span><text:span text:style-name="T48">10</text:span><text:span text:style-name="T16"> extra if enemy is already chilled<text:line-break/>Lvl5: Chill enemy, deal </text:span><text:span text:style-name="T48">6-12 (9)</text:span><text:span text:style-name="T16"> frost damage. Deals </text:span><text:span text:style-name="T48">14</text:span><text:span text:style-name="T16"> extra if enemy is already chilled</text:span></text:p>
      <text:p text:style-name="P334" loext:marker-style-name="T16"/>
      <text:p text:style-name="P26"><text:span text:style-name="T60">1 →</text:span><text:span text:style-name="T61">11</text:span><text:span text:style-name="T60"><text:line-break/>2 → </text:span><text:span text:style-name="T61">13</text:span><text:span text:style-name="T60"><text:line-break/>3 → </text:span><text:span text:style-name="T61">15</text:span><text:span text:style-name="T60"><text:line-break/>4 → </text:span><text:span text:style-name="T61">17</text:span><text:span text:style-name="T60"><text:line-break/>5 → </text:span><text:span text:style-name="T61">18</text:span><text:span text:style-name="T60"><text:line-break/></text:span><text:span text:style-name="T61">6 → 19</text:span></text:p>
      <text:p text:style-name="P334" loext:marker-style-name="T16"/>
      <text:p text:style-name="P118">TAGS: SPELL | <text:span text:style-name="T95">COLD</text:span> | <text:span text:style-name="T95">DIVINE | CHILL</text:span><text:line-break/><text:span text:style-name="T79">GENERIC:<text:line-break/>Perks:</text:span></text:p>
      <text:p text:style-name="P118">Supposed to Rot: +0,2 dmg multi per necrotic limb</text:p>
      <text:p text:style-name="P118">Herald of salvation: -0,05 dmg multi</text:p>
      <text:p text:style-name="P147">Reckless: +0,05 dmg multi per cloth or empty armor slot</text:p>
      <text:p text:style-name="P316">Shatter: <text:s/>+0,05 dmg mult per turn enemy has been chilled</text:p>
      <text:p text:style-name="P185">Fatal Curse: +0,1 mult against cursed enemies</text:p>
      <text:p text:style-name="P185"/>
      <text:p text:style-name="P124">Weapons:</text:p>
      <text:p text:style-name="P133">Daevas capricionsouness: 10% to 25% of random fire/cold/light</text:p>
      <text:p text:style-name="P134">Demongrip: 25% as fire</text:p>
      <text:p text:style-name="P134">Hellsiege: 25% as fire</text:p>
      <text:p text:style-name="P134">Desert wind: 15% as fire</text:p>
      <text:p text:style-name="P134">Marids gift: 15% as cold</text:p>
      <text:p text:style-name="P134">Eventide: 35% as cold</text:p>
      <text:p text:style-name="P134">Thurizas: 35% as light</text:p>
      <text:p text:style-name="P134">Crescent Moon: 15% as magic</text:p>
      <text:p text:style-name="P134">Cuchaviva: 15% as magic</text:p>
      <text:p text:style-name="P134"/>
      <text:p text:style-name="P153">Items:</text:p>
      <text:p text:style-name="P133"><text:soft-page-break/>Cleanser of the unholy: 10% as fire</text:p>
      <text:p text:style-name="P134">Voice of the Storm: 15% as lightning</text:p>
      <text:p text:style-name="P142">Acolyte of the damned: 15% as magic</text:p>
      <text:p text:style-name="P134">Essence Spike: 8% as magic</text:p>
      <text:p text:style-name="P134">Hourglass of reshaping: 8% as magic</text:p>
      <text:p text:style-name="P118"><text:span text:style-name="T84">Zircon ring: 5% added as magic</text:span><text:span text:style-name="T79"><text:line-break/></text:span>Poisoner’s Precaution: 20% chance to poison</text:p>
      <text:p text:style-name="P97">The Stampede: +0,02 dmg multi per initiative higher than enemy</text:p>
      <text:p text:style-name="P108">ruby ring: 3% of dmg as fire per affliction on enemy</text:p>
      <text:p text:style-name="P108">amber ring: +0,07 mult if at full endurance</text:p>
      <text:p text:style-name="P108">soapstone ring: +0,08 mult if enemy restrained</text:p>
      <text:p text:style-name="P108">jet: +0,2 mult</text:p>
      <text:p text:style-name="P53"><text:span text:style-name="T79"><text:line-break/>---------------------------<text:line-break/>SPELL<text:line-break/>Perks:<text:line-break/></text:span>Destructor: +0.1 dmg multi</text:p>
      <text:p text:style-name="P53"/>
      <text:p text:style-name="P31"><text:span text:style-name="T92">Consumables</text:span><text:span text:style-name="T91">:</text:span></text:p>
      <text:p text:style-name="P31"><text:span text:style-name="T92">Potion</text:span><text:span text:style-name="T91"> </text:span><text:span text:style-name="T92">of</text:span><text:span text:style-name="T91"> </text:span><text:span text:style-name="T92">bitterness</text:span><text:span text:style-name="T91">: 10% </text:span><text:span text:style-name="T92">as</text:span><text:span text:style-name="T91"> </text:span><text:span text:style-name="T92">cold</text:span></text:p>
      <text:p text:style-name="P31"><text:span text:style-name="T91">G </text:span><text:span text:style-name="T92">potion</text:span><text:span text:style-name="T91"> of </text:span><text:span text:style-name="T92">bitterness</text:span><text:span text:style-name="T91">: 25% as cold</text:span></text:p>
      <text:p text:style-name="P90">Elixir of bitterness: 5% as cold per stack</text:p>
      <text:p text:style-name="P31"><text:span text:style-name="T92">Potion</text:span><text:span text:style-name="T91"> </text:span><text:span text:style-name="T92">of</text:span><text:span text:style-name="T91"> </text:span><text:span text:style-name="T93">wrath</text:span><text:span text:style-name="T91">: 10% </text:span><text:span text:style-name="T92">as</text:span><text:span text:style-name="T91"> f</text:span><text:span text:style-name="T93">ire</text:span></text:p>
      <text:p text:style-name="P31"><text:span text:style-name="T91">G </text:span><text:span text:style-name="T92">potion</text:span><text:span text:style-name="T91"> of </text:span><text:span text:style-name="T93">wrath</text:span><text:span text:style-name="T91">: 25% as fire</text:span></text:p>
      <text:p text:style-name="P158">Elixir of wrath: 5% as fire per stack</text:p>
      <text:p text:style-name="P31"><text:span text:style-name="T92">Potion</text:span><text:span text:style-name="T91"> </text:span><text:span text:style-name="T92">of</text:span><text:span text:style-name="T91"> </text:span><text:span text:style-name="T93">hatred</text:span><text:span text:style-name="T91">: 10% </text:span><text:span text:style-name="T92">as</text:span><text:span text:style-name="T91"> </text:span><text:span text:style-name="T93">light</text:span></text:p>
      <text:p text:style-name="P31"><text:span text:style-name="T91">G </text:span><text:span text:style-name="T92">potion</text:span><text:span text:style-name="T91"> of </text:span><text:span text:style-name="T93">hatred</text:span><text:span text:style-name="T91">: 25% as lightning</text:span></text:p>
      <text:p text:style-name="P158">Elixir of hatred: 5% as lightning per stack</text:p>
      <text:p text:style-name="P31"><text:span text:style-name="T91"/></text:p>
      <text:p text:style-name="P84">Weapons:</text:p>
      <text:p text:style-name="P78">Crescent moon: After an attack crits, this deals +0,25 dmg multi</text:p>
      <text:p text:style-name="P78"/>
      <text:p text:style-name="P71"><text:span text:style-name="T80">Equipment</text:span>:</text:p>
      <text:p text:style-name="P53">Acolyte of the damned: spend 5% of currend end and half that to dmg</text:p>
      <text:p text:style-name="P78">Kinetic absorber: -1 to cd when you block</text:p>
      <text:p text:style-name="P60">Pledge of blood: if at max end, remove 10% of it and gain +4 rating</text:p>
      <text:p text:style-name="P60">Hourglass of reshaping: +0,05 dmg mult per spell on cd</text:p>
      <text:p text:style-name="P60">ancient puzzle box: if last use of spell, then +0,1 mult and +2 rating</text:p>
      <text:p text:style-name="P60">topaz ring: next attack deals 10% extra as lightning</text:p>
      <text:p text:style-name="P60">pearl ring: if first spell of combat, +3 rating</text:p>
      <text:p text:style-name="P60">nacre: 15% chance of not going into cd</text:p>
      <text:p text:style-name="P335" loext:marker-style-name="T16">………………………</text:p>
      <text:p text:style-name="P329">COLD</text:p>
      <text:p text:style-name="P320">Perks:</text:p>
      <text:p text:style-name="P321"><text:span text:style-name="T95">Lich</text:span>: Minimum level 2</text:p>
      <text:p text:style-name="P322"><text:span text:style-name="T95">Blizzard</text:span>walker: +0,1 dmg multi</text:p>
      <text:p text:style-name="P321"><text:span text:style-name="T95">Pyromancer</text:span>: -1 to maximum level</text:p>
      <text:p text:style-name="P321">Electromancer: -1 to maximum level</text:p>
      <text:p text:style-name="P323"/>
      <text:p text:style-name="P326"><text:soft-page-break/>Weapons:</text:p>
      <text:p text:style-name="P323"/>
      <text:p text:style-name="P323"/>
      <text:p text:style-name="P327"><text:span text:style-name="T80">Equipment</text:span>:</text:p>
      <text:p text:style-name="P323">Hand of the vizier: +1 to rating, next attack deals 10% extra dmg as <text:span text:style-name="T95">cold</text:span></text:p>
      <text:p text:style-name="P23">-------------------------------------------------</text:p>
      <text:p text:style-name="P267">DIVINE</text:p>
      <text:p text:style-name="P245">Perks:</text:p>
      <text:p text:style-name="P250"><text:span text:style-name="T89">Dominie</text:span>: +2 to rating</text:p>
      <text:p text:style-name="P250"/>
      <text:p text:style-name="P250"/>
      <text:p text:style-name="P240">Weapons:</text:p>
      <text:p text:style-name="P240"><text:span text:style-name="T89">Gandiva</text:span>: rating +1</text:p>
      <text:p text:style-name="P257"/>
      <text:p text:style-name="P262"><text:span text:style-name="T80">Equipment</text:span>:</text:p>
      <text:p text:style-name="P250">Sorcerer’s Pledge: <text:span text:style-name="T78">+1 to rating if </text:span><text:span text:style-name="T89">divine</text:span></text:p>
      <text:p text:style-name="P250">Sorcerer’s Pledge: -0,1 dmg multi <text:span text:style-name="T78">if not </text:span><text:span text:style-name="T89">divine</text:span></text:p>
      <text:p text:style-name="P240"><text:span text:style-name="T89">Hood of penitence</text:span>: +<text:span text:style-name="T89">3</text:span> rating</text:p>
      <text:p text:style-name="P240"><text:span text:style-name="T89">Sacred Oath</text:span> +<text:span text:style-name="T89">1</text:span> rating</text:p>
      <text:p text:style-name="P240"><text:span text:style-name="T89">Gilded icon</text:span>: +2 rating, <text:span text:style-name="T89">if </text:span><text:span text:style-name="T95">Winter Breath</text:span><text:span text:style-name="T89"> remove CD and +1 use</text:span></text:p>
      <text:p text:style-name="P335" loext:marker-style-name="T16"><text:span text:style-name="T96"/></text:p>
      <text:p text:style-name="P31" loext:marker-style-name="T16"><text:span text:style-name="T96">--------------------------------------------------------------</text:span></text:p>
      <text:p text:style-name="P316">CHILL</text:p>
      <text:p text:style-name="P316">Perks:<text:line-break/>Chilled to the bone: Chills last twice as long<text:line-break/></text:p>
      <text:p text:style-name="P316">Weapons:</text:p>
      <text:p text:style-name="P316"/>
      <text:p text:style-name="P316">Equipment:</text:p>
      <text:p text:style-name="P31" loext:marker-style-name="T16"><text:span text:style-name="T101">aquamarine ring: Chilled enemies cannot recover endurace</text:span></text:p>
      <text:p text:style-name="P334" loext:marker-style-name="T16"/>
      <text:p text:style-name="P342" loext:marker-style-name="T16"><text:span text:style-name="T16">Chant of Caina (</text:span><text:span text:style-name="T2">Infernal):</text:span></text:p>
      <text:p text:style-name="P342" loext:marker-style-name="T16"><text:span text:style-name="T2"/></text:p>
      <text:p text:style-name="P36"><text:span text:style-name="T8">Tooltip: Deals </text:span><text:span text:style-name="T10">cold</text:span><text:span text:style-name="T8"> damage to one </text:span><text:span text:style-name="T10">enemy</text:span><text:span text:style-name="T8">. </text:span><text:span text:style-name="T10">If the enemy’s remaining endurance is below a threshold, it dies instantly.</text:span><text:span text:style-name="T8"><text:line-break/><text:line-break/>On use: (Casted </text:span><text:span text:style-name="T11">Chant of Caina</text:span><text:span text:style-name="T8"> at Y level) You </text:span><text:span text:style-name="T11">sing words of unholy power causing</text:span><text:span text:style-name="T8"> &lt;enemy&gt; </text:span><text:span text:style-name="T11">to take</text:span><text:span text:style-name="T8"> X </text:span><text:span text:style-name="T11">cold </text:span><text:span text:style-name="T8">damage. &lt;if </text:span><text:span text:style-name="T11">threshold</text:span><text:span text:style-name="T8">&gt; </text:span><text:span text:style-name="T11">The &lt;enemy&gt; freezes and shatters into tiny pieces.</text:span><text:span text:style-name="T8"><text:line-break/><text:line-break/></text:span><text:span text:style-name="T9">Formula: base </text:span><text:span text:style-name="T11">+0%</text:span></text:p>
      <text:p text:style-name="P342" loext:marker-style-name="T16"><text:span text:style-name="T2"><text:line-break/></text:span><text:span text:style-name="T16">Lvl1: Deal </text:span><text:span text:style-name="T34">8-14 (11)</text:span><text:span text:style-name="T16"> frost damage. If target is left below 5% Endurance, it dies.<text:line-break/>Lvl</text:span><text:span text:style-name="T48">2</text:span><text:span text:style-name="T16">: Deal </text:span><text:span text:style-name="T34">10-16 (13)</text:span><text:span text:style-name="T16"> frost damage. If target is left below 5% Endurance, it dies.<text:line-break/>Lvl</text:span><text:span text:style-name="T48">3</text:span><text:span text:style-name="T16">: Deal </text:span><text:span text:style-name="T34">12-18 (15)</text:span><text:span text:style-name="T16"> frost damage. If target is left below 6% Endurance, it dies.<text:line-break/>Lvl</text:span><text:span text:style-name="T48">4</text:span><text:span text:style-name="T16">: Deal </text:span><text:span text:style-name="T34">14-20 (17)</text:span><text:span text:style-name="T16"> frost damage. If target is left below 7% Endurance, it dies.<text:line-break/>Lvl</text:span><text:span text:style-name="T48">5</text:span><text:span text:style-name="T16">: Deal </text:span><text:span text:style-name="T34">14-22 (18)</text:span><text:span text:style-name="T16"> frost damage. If target is left below 8% Endurance, it dies.</text:span></text:p>
      <text:p text:style-name="P25"><text:span text:style-name="T61"/></text:p>
      <text:p text:style-name="P118">TAGS: SPELL | <text:span text:style-name="T95">COLD</text:span> | <text:span text:style-name="T95">INFERNAL </text:span><text:line-break/><text:span text:style-name="T79">GENERIC:<text:line-break/></text:span><text:soft-page-break/><text:span text:style-name="T79">Perks:</text:span></text:p>
      <text:p text:style-name="P118">Supposed to Rot: +0,2 dmg multi per necrotic limb</text:p>
      <text:p text:style-name="P118">Herald of salvation: -0,05 dmg multi</text:p>
      <text:p text:style-name="P147">Reckless: +0,05 dmg multi per cloth or empty armor slot</text:p>
      <text:p text:style-name="P316">Shatter: <text:s/>+0,05 dmg mult per turn enemy has been chilled</text:p>
      <text:p text:style-name="P185">Fatal Curse: +0,1 mult against cursed enemies</text:p>
      <text:p text:style-name="P185"/>
      <text:p text:style-name="P124">Weapons:</text:p>
      <text:p text:style-name="P133">Daevas capricionsouness: 10% to 25% of random fire/cold/light</text:p>
      <text:p text:style-name="P134">Demongrip: 25% as fire</text:p>
      <text:p text:style-name="P134">Hellsiege: 25% as fire</text:p>
      <text:p text:style-name="P134">Desert wind: 15% as fire</text:p>
      <text:p text:style-name="P134">Marids gift: 15% as cold</text:p>
      <text:p text:style-name="P134">Eventide: 35% as cold</text:p>
      <text:p text:style-name="P134">Thurizas: 35% as light</text:p>
      <text:p text:style-name="P134">Crescent Moon: 15% as magic</text:p>
      <text:p text:style-name="P134">Cuchaviva: 15% as magic</text:p>
      <text:p text:style-name="P134"/>
      <text:p text:style-name="P153">Items:</text:p>
      <text:p text:style-name="P133">Cleanser of the unholy: 10% as fire</text:p>
      <text:p text:style-name="P134">Voice of the Storm: 15% as lightning</text:p>
      <text:p text:style-name="P142">Acolyte of the damned: 15% as magic</text:p>
      <text:p text:style-name="P134">Essence Spike: 8% as magic</text:p>
      <text:p text:style-name="P134">Hourglass of reshaping: 8% as magic</text:p>
      <text:p text:style-name="P118"><text:span text:style-name="T84">Zircon ring: 5% added as magic</text:span><text:span text:style-name="T79"><text:line-break/></text:span>Poisoner’s Precaution: 20% chance to poison</text:p>
      <text:p text:style-name="P97">The Stampede: +0,02 dmg multi per initiative higher than enemy</text:p>
      <text:p text:style-name="P108">ruby ring: 3% of dmg as fire per affliction on enemy</text:p>
      <text:p text:style-name="P108">amber ring: +0,07 mult if at full endurance</text:p>
      <text:p text:style-name="P108">soapstone ring: +0,08 mult if enemy restrained</text:p>
      <text:p text:style-name="P108">jet: +0,2 mult</text:p>
      <text:p text:style-name="P53"><text:span text:style-name="T79"><text:line-break/>---------------------------<text:line-break/>SPELL<text:line-break/>Perks:<text:line-break/></text:span>Destructor: +0.1 dmg multi</text:p>
      <text:p text:style-name="P53"/>
      <text:p text:style-name="P31"><text:span text:style-name="T92">Consumables</text:span><text:span text:style-name="T91">:</text:span></text:p>
      <text:p text:style-name="P31"><text:span text:style-name="T92">Potion</text:span><text:span text:style-name="T91"> </text:span><text:span text:style-name="T92">of</text:span><text:span text:style-name="T91"> </text:span><text:span text:style-name="T92">bitterness</text:span><text:span text:style-name="T91">: 10% </text:span><text:span text:style-name="T92">as</text:span><text:span text:style-name="T91"> </text:span><text:span text:style-name="T92">cold</text:span></text:p>
      <text:p text:style-name="P31"><text:span text:style-name="T91">G </text:span><text:span text:style-name="T92">potion</text:span><text:span text:style-name="T91"> of </text:span><text:span text:style-name="T92">bitterness</text:span><text:span text:style-name="T91">: 25% as cold</text:span></text:p>
      <text:p text:style-name="P90">Elixir of bitterness: 5% as cold per stack</text:p>
      <text:p text:style-name="P31"><text:span text:style-name="T92">Potion</text:span><text:span text:style-name="T91"> </text:span><text:span text:style-name="T92">of</text:span><text:span text:style-name="T91"> </text:span><text:span text:style-name="T93">wrath</text:span><text:span text:style-name="T91">: 10% </text:span><text:span text:style-name="T92">as</text:span><text:span text:style-name="T91"> f</text:span><text:span text:style-name="T93">ire</text:span></text:p>
      <text:p text:style-name="P31"><text:span text:style-name="T91">G </text:span><text:span text:style-name="T92">potion</text:span><text:span text:style-name="T91"> of </text:span><text:span text:style-name="T93">wrath</text:span><text:span text:style-name="T91">: 25% as fire</text:span></text:p>
      <text:p text:style-name="P158">Elixir of wrath: 5% as fire per stack</text:p>
      <text:p text:style-name="P31"><text:span text:style-name="T92">Potion</text:span><text:span text:style-name="T91"> </text:span><text:span text:style-name="T92">of</text:span><text:span text:style-name="T91"> </text:span><text:span text:style-name="T93">hatred</text:span><text:span text:style-name="T91">: 10% </text:span><text:span text:style-name="T92">as</text:span><text:span text:style-name="T91"> </text:span><text:span text:style-name="T93">light</text:span></text:p>
      <text:p text:style-name="P31"><text:span text:style-name="T91">G </text:span><text:span text:style-name="T92">potion</text:span><text:span text:style-name="T91"> of </text:span><text:span text:style-name="T93">hatred</text:span><text:span text:style-name="T91">: 25% as lightning</text:span></text:p>
      <text:p text:style-name="P158">Elixir of hatred: 5% as lightning per stack</text:p>
      <text:p text:style-name="P31"><text:span text:style-name="T91"/></text:p>
      <text:p text:style-name="P84">Weapons:</text:p>
      <text:p text:style-name="P78"><text:soft-page-break/>Crescent moon: After an attack crits, this deals +0,25 dmg multi</text:p>
      <text:p text:style-name="P78"/>
      <text:p text:style-name="P71"><text:span text:style-name="T80">Equipment</text:span>:</text:p>
      <text:p text:style-name="P53">Acolyte of the damned: spend 5% of currend end and half that to dmg</text:p>
      <text:p text:style-name="P78">Kinetic absorber: -1 to cd when you block</text:p>
      <text:p text:style-name="P60">Pledge of blood: if at max end, remove 10% of it and gain +4 rating</text:p>
      <text:p text:style-name="P60">Hourglass of reshaping: +0,05 dmg mult per spell on cd</text:p>
      <text:p text:style-name="P60">ancient puzzle box: if last use of spell, then +0,1 mult and +2 rating</text:p>
      <text:p text:style-name="P60">topaz ring: next attack deals 10% extra as lightning</text:p>
      <text:p text:style-name="P60">pearl ring: if first spell of combat, +3 rating</text:p>
      <text:p text:style-name="P60">nacre: 15% chance of not going into cd</text:p>
      <text:p text:style-name="P335" loext:marker-style-name="T16">………………………</text:p>
      <text:p text:style-name="P329">COLD</text:p>
      <text:p text:style-name="P320">Perks:</text:p>
      <text:p text:style-name="P321"><text:span text:style-name="T95">Lich</text:span>: Minimum level 2</text:p>
      <text:p text:style-name="P322"><text:span text:style-name="T95">Blizzard</text:span>walker: +0,1 dmg multi</text:p>
      <text:p text:style-name="P321"><text:span text:style-name="T95">Pyromancer</text:span>: -1 to maximum level</text:p>
      <text:p text:style-name="P321">Electromancer: -1 to maximum level</text:p>
      <text:p text:style-name="P323"/>
      <text:p text:style-name="P326">Weapons:</text:p>
      <text:p text:style-name="P323"/>
      <text:p text:style-name="P323"/>
      <text:p text:style-name="P327"><text:span text:style-name="T80">Equipment</text:span>:</text:p>
      <text:p text:style-name="P323">Hand of the vizier: +1 to rating, next attack deals 10% extra dmg as <text:span text:style-name="T95">cold</text:span></text:p>
      <text:p text:style-name="P23">-------------------------------------------------</text:p>
      <text:p text:style-name="P271">INFERNAL</text:p>
      <text:p text:style-name="P274">Perks:</text:p>
      <text:p text:style-name="P277"><text:span text:style-name="T89">Demonologist</text:span>: +2 to rating</text:p>
      <text:p text:style-name="P277"/>
      <text:p text:style-name="P277"/>
      <text:p text:style-name="P280">Weapons:</text:p>
      <text:p text:style-name="P280"/>
      <text:p text:style-name="P283"/>
      <text:p text:style-name="P286"><text:span text:style-name="T80">Equipment</text:span>:</text:p>
      <text:p text:style-name="P277">Sorcerer’s Pledge: <text:span text:style-name="T78">+1 to rating if </text:span><text:span text:style-name="T89">infernal</text:span></text:p>
      <text:p text:style-name="P277">Sorcerer’s Pledge: -0,1 dmg multi <text:span text:style-name="T78">if not </text:span><text:span text:style-name="T89">infernal</text:span></text:p>
      <text:p text:style-name="P280"><text:span text:style-name="T89">Chained heart</text:span>: +<text:span text:style-name="T89">2</text:span> rating, <text:span text:style-name="T89">+0,15 mult, consumes 5% of current endurance, restores all spent endu at end of combat</text:span></text:p>
      <text:p text:style-name="P289">Crown of horns: +2 rating, +0,4 mult while cursed</text:p>
      <text:p text:style-name="P328"/>
      <text:p text:style-name="P328"/>
      <text:p text:style-name="P328"/>
      <text:p text:style-name="P328"/>
      <text:p text:style-name="P334" loext:marker-style-name="T16"/>
      <text:p text:style-name="P338" loext:marker-style-name="T16"><text:span text:style-name="T16">Drain Body Heat (</text:span><text:span text:style-name="T2">Eldritch):<text:line-break/></text:span><text:span text:style-name="T16">Lvl1: Deal X frost damage. Has a 5% chance to chill per every 10% of endurance the enemy is missing<text:line-break/>Lvl2: Deal X frost damage. Has a 6% chance to chill per every 10% of endurance the enemy is missing<text:line-break/>Lvl3: Deal X frost damage. Has a 8% chance to chill per every 9% of endurance the enemy is missing<text:line-break/></text:span><text:soft-page-break/><text:span text:style-name="T16">Lvl4: Deal X frost damage. Has a 9% chance to chill per every 8% of endurance the enemy is missing<text:line-break/>Lvl5: Deal X frost damage. Has a 10% chance to chill per every 8% of endurance the enemy is missing</text:span></text:p>
      <text:p text:style-name="P334" loext:marker-style-name="T16"/>
      <text:p text:style-name="P118">TAGS: SPELL | <text:span text:style-name="T95">COLD</text:span> | <text:span text:style-name="T95">ELDRITCH | CHILL</text:span><text:line-break/><text:span text:style-name="T79">GENERIC:<text:line-break/>Perks:</text:span></text:p>
      <text:p text:style-name="P118">Supposed to Rot: +0,2 dmg multi per necrotic limb</text:p>
      <text:p text:style-name="P118">Herald of salvation: -0,05 dmg multi</text:p>
      <text:p text:style-name="P147">Reckless: +0,05 dmg multi per cloth or empty armor slot</text:p>
      <text:p text:style-name="P316">Shatter: <text:s/>+0,05 dmg mult per turn enemy has been chilled</text:p>
      <text:p text:style-name="P185">Fatal Curse: +0,1 mult against cursed enemies</text:p>
      <text:p text:style-name="P185"/>
      <text:p text:style-name="P124">Weapons:</text:p>
      <text:p text:style-name="P133">Daevas capricionsouness: 10% to 25% of random fire/cold/light</text:p>
      <text:p text:style-name="P134">Demongrip: 25% as fire</text:p>
      <text:p text:style-name="P134">Hellsiege: 25% as fire</text:p>
      <text:p text:style-name="P134">Desert wind: 15% as fire</text:p>
      <text:p text:style-name="P134">Marids gift: 15% as cold</text:p>
      <text:p text:style-name="P134">Eventide: 35% as cold</text:p>
      <text:p text:style-name="P134">Thurizas: 35% as light</text:p>
      <text:p text:style-name="P134">Crescent Moon: 15% as magic</text:p>
      <text:p text:style-name="P134">Cuchaviva: 15% as magic</text:p>
      <text:p text:style-name="P134"/>
      <text:p text:style-name="P153">Items:</text:p>
      <text:p text:style-name="P133">Cleanser of the unholy: 10% as fire</text:p>
      <text:p text:style-name="P134">Voice of the Storm: 15% as lightning</text:p>
      <text:p text:style-name="P142">Acolyte of the damned: 15% as magic</text:p>
      <text:p text:style-name="P134">Essence Spike: 8% as magic</text:p>
      <text:p text:style-name="P134">Hourglass of reshaping: 8% as magic</text:p>
      <text:p text:style-name="P118"><text:span text:style-name="T84">Zircon ring: 5% added as magic</text:span><text:span text:style-name="T79"><text:line-break/></text:span>Poisoner’s Precaution: 20% chance to poison</text:p>
      <text:p text:style-name="P97">The Stampede: +0,02 dmg multi per initiative higher than enemy</text:p>
      <text:p text:style-name="P108">ruby ring: 3% of dmg as fire per affliction on enemy</text:p>
      <text:p text:style-name="P108">amber ring: +0,07 mult if at full endurance</text:p>
      <text:p text:style-name="P108">soapstone ring: +0,08 mult if enemy restrained</text:p>
      <text:p text:style-name="P108">jet: +0,2 mult</text:p>
      <text:p text:style-name="P53"><text:span text:style-name="T79"><text:line-break/>---------------------------<text:line-break/>SPELL<text:line-break/>Perks:<text:line-break/></text:span>Destructor: +0.1 dmg multi</text:p>
      <text:p text:style-name="P53"/>
      <text:p text:style-name="P31"><text:span text:style-name="T92">Consumables</text:span><text:span text:style-name="T91">:</text:span></text:p>
      <text:p text:style-name="P31"><text:span text:style-name="T92">Potion</text:span><text:span text:style-name="T91"> </text:span><text:span text:style-name="T92">of</text:span><text:span text:style-name="T91"> </text:span><text:span text:style-name="T92">bitterness</text:span><text:span text:style-name="T91">: 10% </text:span><text:span text:style-name="T92">as</text:span><text:span text:style-name="T91"> </text:span><text:span text:style-name="T92">cold</text:span></text:p>
      <text:p text:style-name="P31"><text:span text:style-name="T91">G </text:span><text:span text:style-name="T92">potion</text:span><text:span text:style-name="T91"> of </text:span><text:span text:style-name="T92">bitterness</text:span><text:span text:style-name="T91">: 25% as cold</text:span></text:p>
      <text:p text:style-name="P90">Elixir of bitterness: 5% as cold per stack</text:p>
      <text:p text:style-name="P31"><text:span text:style-name="T92">Potion</text:span><text:span text:style-name="T91"> </text:span><text:span text:style-name="T92">of</text:span><text:span text:style-name="T91"> </text:span><text:span text:style-name="T93">wrath</text:span><text:span text:style-name="T91">: 10% </text:span><text:span text:style-name="T92">as</text:span><text:span text:style-name="T91"> f</text:span><text:span text:style-name="T93">ire</text:span></text:p>
      <text:p text:style-name="P31"><text:span text:style-name="T91">G </text:span><text:span text:style-name="T92">potion</text:span><text:span text:style-name="T91"> of </text:span><text:span text:style-name="T93">wrath</text:span><text:span text:style-name="T91">: 25% as fire</text:span></text:p>
      <text:p text:style-name="P158"><text:soft-page-break/>Elixir of wrath: 5% as fire per stack</text:p>
      <text:p text:style-name="P31"><text:span text:style-name="T92">Potion</text:span><text:span text:style-name="T91"> </text:span><text:span text:style-name="T92">of</text:span><text:span text:style-name="T91"> </text:span><text:span text:style-name="T93">hatred</text:span><text:span text:style-name="T91">: 10% </text:span><text:span text:style-name="T92">as</text:span><text:span text:style-name="T91"> </text:span><text:span text:style-name="T93">light</text:span></text:p>
      <text:p text:style-name="P31"><text:span text:style-name="T91">G </text:span><text:span text:style-name="T92">potion</text:span><text:span text:style-name="T91"> of </text:span><text:span text:style-name="T93">hatred</text:span><text:span text:style-name="T91">: 25% as lightning</text:span></text:p>
      <text:p text:style-name="P158">Elixir of hatred: 5% as lightning per stack</text:p>
      <text:p text:style-name="P31"><text:span text:style-name="T91"/></text:p>
      <text:p text:style-name="P84">Weapons:</text:p>
      <text:p text:style-name="P78">Crescent moon: After an attack crits, this deals +0,25 dmg multi</text:p>
      <text:p text:style-name="P78"/>
      <text:p text:style-name="P71"><text:span text:style-name="T80">Equipment</text:span>:</text:p>
      <text:p text:style-name="P53">Acolyte of the damned: spend 5% of currend end and half that to dmg</text:p>
      <text:p text:style-name="P78">Kinetic absorber: -1 to cd when you block</text:p>
      <text:p text:style-name="P60">Pledge of blood: if at max end, remove 10% of it and gain +4 rating</text:p>
      <text:p text:style-name="P60">Hourglass of reshaping: +0,05 dmg mult per spell on cd</text:p>
      <text:p text:style-name="P60">ancient puzzle box: if last use of spell, then +0,1 mult and +2 rating</text:p>
      <text:p text:style-name="P60">topaz ring: next attack deals 10% extra as lightning</text:p>
      <text:p text:style-name="P60">pearl ring: if first spell of combat, +3 rating</text:p>
      <text:p text:style-name="P60">nacre: 15% chance of not going into cd</text:p>
      <text:p text:style-name="P335" loext:marker-style-name="T16">………………………</text:p>
      <text:p text:style-name="P329">COLD</text:p>
      <text:p text:style-name="P320">Perks:</text:p>
      <text:p text:style-name="P321"><text:span text:style-name="T95">Lich</text:span>: Minimum level 2</text:p>
      <text:p text:style-name="P322"><text:span text:style-name="T95">Blizzard</text:span>walker: +0,1 dmg multi</text:p>
      <text:p text:style-name="P321"><text:span text:style-name="T95">Pyromancer</text:span>: -1 to maximum level</text:p>
      <text:p text:style-name="P321">Electromancer: -1 to maximum level</text:p>
      <text:p text:style-name="P323"/>
      <text:p text:style-name="P326">Weapons:</text:p>
      <text:p text:style-name="P323"/>
      <text:p text:style-name="P323"/>
      <text:p text:style-name="P327"><text:span text:style-name="T80">Equipment</text:span>:</text:p>
      <text:p text:style-name="P323">Hand of the vizier: +1 to rating, next attack deals 10% extra dmg as <text:span text:style-name="T95">cold</text:span></text:p>
      <text:p text:style-name="P23">-------------------------------------------------</text:p>
      <text:p text:style-name="P307">ELDRITCH</text:p>
      <text:p text:style-name="P292">Perks:</text:p>
      <text:p text:style-name="P295"><text:span text:style-name="T90">Occultist</text:span>: +2 to rating</text:p>
      <text:p text:style-name="P307">Toying with madness: -2 to +4 rating (at random)</text:p>
      <text:p text:style-name="P295"/>
      <text:p text:style-name="P298">Weapons:</text:p>
      <text:p text:style-name="P298"/>
      <text:p text:style-name="P301"/>
      <text:p text:style-name="P304"><text:span text:style-name="T80">Equipment</text:span>:</text:p>
      <text:p text:style-name="P295">Sorcerer’s Pledge: <text:span text:style-name="T78">+1 to rating if </text:span><text:span text:style-name="T90">eldritch</text:span></text:p>
      <text:p text:style-name="P295">Sorcerer’s Pledge: -0,1 dmg multi <text:span text:style-name="T78">if not </text:span><text:span text:style-name="T90">eldritch</text:span></text:p>
      <text:p text:style-name="P298"><text:span text:style-name="T90">forbidden tome</text:span>: +<text:span text:style-name="T89">2</text:span> rating, <text:span text:style-name="T90">applies random affliction to you and enemy</text:span></text:p>
      <text:p text:style-name="P310">mirror mask: +2 rating, removes afflictions and copies onto enemy</text:p>
      <text:p text:style-name="P298">-------------------</text:p>
      <text:p text:style-name="P317">CHILL</text:p>
      <text:p text:style-name="P317">Perks:<text:line-break/>Chilled to the bone: Chills last twice as long<text:line-break/></text:p>
      <text:p text:style-name="P317"><text:soft-page-break/>Weapons:</text:p>
      <text:p text:style-name="P317"/>
      <text:p text:style-name="P317">Equipment:</text:p>
      <text:p text:style-name="P317">aquamarine ring: Chilled enemies cannot recover endurace</text:p>
      <text:p text:style-name="P334" loext:marker-style-name="T16"/>
      <text:p text:style-name="P334" loext:marker-style-name="T16"/>
      <text:p text:style-name="P334" loext:marker-style-name="T16"/>
      <text:p text:style-name="P338" loext:marker-style-name="T16"><text:span text:style-name="T1">Cold rituals</text:span><text:span text:style-name="T16">:</text:span></text:p>
      <text:p text:style-name="P334" loext:marker-style-name="T16"/>
      <text:p text:style-name="P334" loext:marker-style-name="T16"/>
      <text:p text:style-name="P338" loext:marker-style-name="T2"><text:span text:style-name="T16">Snowy Mist (</text:span><text:span text:style-name="T2">Nature)</text:span></text:p>
      <text:p text:style-name="P338" loext:marker-style-name="T16"><text:span text:style-name="T16">Lvl1: Conceals your camp, reducing chance of ambushes. Lasts 4 hours. Misshap: Call enemy to your location<text:line-break/>Lvl2: Conceals your camp, reducing chance of ambushes Lasts 4 hours Misshap: Call enemy to your location<text:line-break/>Lvl3: Conceals your camp, reducing chance of ambushes Lasts 6 hours Misshap: Call enemy to your location<text:line-break/>Lvl4: Conceals your camp, reducing chance of ambushes Lasts 8 hours Misshap: Call enemy to your location</text:span><text:span text:style-name="T16"/></text:p>
      <text:p text:style-name="P338" loext:marker-style-name="T16"><text:span text:style-name="T16">Lvl5: Conceals your camp, reducing chance of ambushes. Lasts 10 hours Misshap: Call enemy to your location<text:line-break/><text:line-break/>Black Ice (</text:span><text:span text:style-name="T2">arcane)<text:line-break/></text:span><text:span text:style-name="T16">Lvl1: Surround your camp with jagged patches of ice, causing ambushing enemies to take X frost damage and be chilled. Misshap: Take cold damage<text:line-break/>Lvl2: Surround your camp with jagged patches of ice, causing ambushing enemies to take X frost damage and be chilled. Misshap: Take cold damage<text:line-break/>Lvl3: Surround your camp with jagged patches of ice, causing ambushing enemies to take X frost damage and be chilled. Misshap: Take cold damage<text:line-break/>Lvl4: Surround your camp with jagged patches of ice, causing ambushing enemies to take X frost damage and be chilled. Misshap: Take cold damage<text:line-break/>Lvl5: Surround your camp with jagged patches of ice, causing ambushing enemies to take X frost damage and be chilled. Misshap: Take cold damage<text:line-break/></text:span></text:p>
      <text:p text:style-name="P338" loext:marker-style-name="T16"><text:span text:style-name="T16">Aura of Rime (</text:span><text:span text:style-name="T2">Divine)<text:line-break/></text:span><text:span text:style-name="T16">Lvl1: At the end of your turn, deal X frost damage to enemies. Only one aura can be active at a time. Lasts until next rest. Mishap: Take cold damage</text:span></text:p>
      <text:p text:style-name="P338" loext:marker-style-name="T16"><text:span text:style-name="T16">Lvl2: At the end of your turn, deal X frost damage to enemies. Only one aura can be active at a time. Lasts until next rest. Mishap: Take cold damage</text:span><text:span text:style-name="T16"/></text:p>
      <text:p text:style-name="P338" loext:marker-style-name="T16"><text:span text:style-name="T16">Lvl3: At the end of your turn, deal X frost damage to enemies with a 30% chance to chill. Only one aura can be active at a time. Lasts until next rest. Mishap: Take cold damage</text:span><text:span text:style-name="T2"><text:line-break/></text:span><text:span text:style-name="T16">Lvl4: At the end of your turn, deal X frost damage to enemies with a 40% chance to chill. Only one aura can be active at a time. Lasts until next rest. Mishap: Take cold damage</text:span><text:span text:style-name="T2"><text:line-break/></text:span><text:span text:style-name="T16">Lvl5: At the end of your turn, deal X frost damage to enemies with a 50% chance to chill. Only one aura can be active at a time. Lasts until next rest. Mishap: Take cold damage</text:span></text:p>
      <text:p text:style-name="P334" loext:marker-style-name="T16"/>
      <text:p text:style-name="P338" loext:marker-style-name="T16"><text:span text:style-name="T16">Glacial Glyph (</text:span><text:span text:style-name="T2">arcane)<text:line-break/></text:span><text:span text:style-name="T16">Lvl1: Inscribe a weapon with cold magic, causing your attacks and skills with it to deal an additional 10% damage as cold and granting it +2% crit chance. Only one glyph can be active per weapon at a </text:span><text:soft-page-break/><text:span text:style-name="T16">time. Lasts until the next rest. Mishap: Destroy weapon<text:line-break/>Lvl2: Inscribe a weapon with cold magic, causing your attacks and skills with it to deal an additional 15% damage as cold and granting it +2% crit chance. Only one glyph can be active per weapon at a time. Lasts until the next rest. Mishap: Destroy weapon<text:line-break/>Lvl3: Inscribe a weapon with cold magic, causing your attacks and skills with it to deal an additional 20% damage as cold and granting it +2.5% crit chance. Only one glyph can be active per weapon at a time. Lasts until the next rest. Mishap: Destroy weapon<text:line-break/>Lvl4: Inscribe a weapon with cold magic, causing your attacks and skills with it to deal an additional 25% damage as cold and granting it +3% crit chance. Only one glyph can be active per weapon at a time. Lasts until the next rest. Mishap: Destroy weapon</text:span></text:p>
      <text:p text:style-name="P338" loext:marker-style-name="T16"><text:span text:style-name="T16">Lvl5: Inscribe a weapon with cold magic, causing your attacks and skills with it to deal an additional 30% damage as cold and granting it +3.5% crit chance. Only one glyph can be active per weapon at a time. Lasts until the next rest. Mishap: Destroy weapon</text:span><text:span text:style-name="T16"/></text:p>
      <text:p text:style-name="P334" loext:marker-style-name="T16"/>
      <text:p text:style-name="P338" loext:marker-style-name="T16"><text:span text:style-name="T16">Polar Aegis (</text:span><text:span text:style-name="T2">arcane</text:span><text:span text:style-name="T16">)</text:span></text:p>
      <text:p text:style-name="P338" loext:marker-style-name="T16"><text:span text:style-name="T16">Lvl1: Cover yourself with a layer of frost that has X hit points. 50% of all damage taken is absorbed by Polar Aegis instead . Only one aegis can be active at a time. Lasts until the next rest. Mishap: Reduce cold resistance</text:span><text:span text:style-name="T16"/></text:p>
      <text:p text:style-name="P338" loext:marker-style-name="T16"><text:span text:style-name="T16">Lvl2: Cover yourself with a layer of frost that has X hit points. 50% of all damage taken is absorbed by Polar Aegis instead . Only one aegis can be active at a time. Lasts until the next rest. Mishap: Reduce cold resistance</text:span><text:span text:style-name="T16"/></text:p>
      <text:p text:style-name="P338" loext:marker-style-name="T16"><text:span text:style-name="T16">Lvl3: Cover yourself with a layer of frost that has X hit points. 55% of all damage taken is absorbed by Polar Aegis instead . Only one aegis can be active at a time. Lasts until the next rest. Mishap: Reduce cold resistance</text:span><text:span text:style-name="T16"/></text:p>
      <text:p text:style-name="P338" loext:marker-style-name="T16"><text:span text:style-name="T16">Lvl4: Cover yourself with a layer of frost that has X hit points. 60% of all damage taken is absorbed by Polar Aegis instead . Only one aegis can be active at a time. Lasts until the next rest. Mishap: Reduce cold resistance</text:span><text:span text:style-name="T16"/></text:p>
      <text:p text:style-name="P338" loext:marker-style-name="T16"><text:span text:style-name="T16">Lvl5: Cover yourself with a layer of frost that has X hit points. 65% of all damage taken is absorbed by Polar Aegis instead . Only one aegis can be active at a time. Lasts until the next rest. Mishap: Reduce cold resistance</text:span><text:span text:style-name="T16"/></text:p>
      <text:p text:style-name="P334" loext:marker-style-name="T16"/>
      <text:p text:style-name="P338" loext:marker-style-name="T16"><text:span text:style-name="T16">Mi-go Form </text:span><text:span text:style-name="T2">(switches body parts to a new set) (eldritch)</text:span><text:span text:style-name="T16">:<text:line-break/>Lvl1: Does nothing. Mishap: Summon hostile troglodyte<text:line-break/>Lvl2: Does nothing. Mishap: Summon hostile troglodyte<text:line-break/>Lvl3: Transform yourself into a Mi-go. Only one form can be active at a time. Mishap: Summon hostile troglodyte<text:line-break/>Lvl4: Transform yourself into a Mi-go. Only one form can be active at a time. 5% of permanent changes. Mishap: Summon hostile troglodyte<text:line-break/>Lvl5: Transform yourself into a Mi-go. Only one form can be active at a time. 10% of permanent changes. Mishap: Summon hostile troglodyte<text:line-break/></text:span></text:p>
      <text:p text:style-name="P336" loext:marker-style-name="T16">Abyssal Cunning (<text:span text:style-name="T55">infernal)<text:line-break/></text:span><text:span text:style-name="T56">Lvl1: Does nothing. Misshap: Permanently reduce one random stat.</text:span></text:p>
      <text:p text:style-name="P336" loext:marker-style-name="T16"><text:span text:style-name="T56">Lvl2: Does nothing. Misshap: Permanently reduce one random stat.<text:line-break/>Lvl3: Permanently gain 1 dex (up to 18). Misshap: Permanently reduce one random stat.<text:line-break/>Lvl4: Permanently gain 1 dex (up to 20) Misshap: Permanently reduce one random stat.<text:line-break/>Lvl5: Permanently gain 1 dex (up to 22) Misshap: Permanently reduce one random stat.</text:span></text:p>
      <text:p text:style-name="P343" loext:marker-style-name="T16"><text:span text:style-name="T1"/></text:p>
      <text:p text:style-name="P334" loext:marker-style-name="T16"/>
      <text:p text:style-name="P338" loext:marker-style-name="T2"><text:soft-page-break/><text:span text:style-name="T1">Lightning spells:<text:line-break/><text:line-break/></text:span><text:span text:style-name="T16">Arcing Bolt (</text:span><text:span text:style-name="T2">arcane)</text:span></text:p>
      <text:p text:style-name="P338" loext:marker-style-name="T2"><text:span text:style-name="T2"/></text:p>
      <text:p text:style-name="P344" loext:marker-style-name="T16"><text:span text:style-name="T8">Tooltip: Deals </text:span><text:span text:style-name="T53">heavy</text:span><text:span text:style-name="T12"> </text:span><text:span text:style-name="T53">lightning</text:span><text:span text:style-name="T12"> damage to an enemy </text:span><text:span text:style-name="T53">body part</text:span><text:span text:style-name="T12">.</text:span><text:span text:style-name="T10"> </text:span><text:span text:style-name="T12">At higher levels, </text:span><text:span text:style-name="T53">it has a chance to leap to another random body part.</text:span><text:span text:style-name="T8"><text:line-break/><text:line-break/>On use: (Casted </text:span><text:span text:style-name="T53">Arcing Bolt</text:span><text:span text:style-name="T8"> at Y level) </text:span><text:span text:style-name="T53">You weave electrical energy towards</text:span><text:span text:style-name="T8"> &lt;enemy&gt; </text:span><text:span text:style-name="T53">hitting their &lt;bodypart&gt; for</text:span><text:span text:style-name="T8"> X </text:span><text:span text:style-name="T53">lightning</text:span><text:span text:style-name="T11"> </text:span><text:span text:style-name="T8">damage. &lt;if </text:span><text:span text:style-name="T53">leaps</text:span><text:span text:style-name="T8">&gt; </text:span><text:span text:style-name="T12">The </text:span><text:span text:style-name="T53">bolt leaps towards their &lt;bodypart&gt; dealing Z damage</text:span><text:span text:style-name="T12">.</text:span><text:span text:style-name="T8"><text:line-break/><text:line-break/></text:span><text:span text:style-name="T9">Formula: base </text:span><text:span text:style-name="T53">+3</text:span><text:span text:style-name="T12">0%</text:span></text:p>
      <text:p text:style-name="P38"><text:span text:style-name="T2"/></text:p>
      <text:p text:style-name="P338" loext:marker-style-name="T16"><text:span text:style-name="T16">Lvl1: Deal </text:span><text:span text:style-name="T49">8-20 (14)</text:span><text:span text:style-name="T16"> lightning damage<text:line-break/>Lvl2: Deal </text:span><text:span text:style-name="T49">9-24 (16,5)</text:span><text:span text:style-name="T16"> lightning damage</text:span></text:p>
      <text:p text:style-name="P338" loext:marker-style-name="T16"><text:span text:style-name="T16">Lvl3: Deal </text:span><text:span text:style-name="T49">11-27 (19)</text:span><text:span text:style-name="T16"> lightning damage, 15% chance to repeat on another body part for </text:span><text:span text:style-name="T49">5-14</text:span><text:span text:style-name="T16"> damage</text:span></text:p>
      <text:p text:style-name="P338" loext:marker-style-name="T16"><text:span text:style-name="T16">Lvl4: Deal </text:span><text:span text:style-name="T49">13-31 (22)</text:span><text:span text:style-name="T16"> lightning damage, 20% chance to repeat on another body part for </text:span><text:span text:style-name="T49">6</text:span><text:span text:style-name="T16">-</text:span><text:span text:style-name="T49">16</text:span><text:span text:style-name="T16"> damage</text:span></text:p>
      <text:p text:style-name="P338" loext:marker-style-name="T16"><text:span text:style-name="T16">Lvl5: Deal </text:span><text:span text:style-name="T49">15-31 (23)</text:span><text:span text:style-name="T16"> lightning damage, 25% chance to repeat on another body part for </text:span><text:span text:style-name="T49">7-16</text:span><text:span text:style-name="T16"> </text:span></text:p>
      <text:p text:style-name="P338" loext:marker-style-name="T16"><text:span text:style-name="T16">damage</text:span></text:p>
      <text:p text:style-name="P344" loext:marker-style-name="T16"><text:span text:style-name="T16">Lvl</text:span><text:span text:style-name="T49">6</text:span><text:span text:style-name="T16">: Deal </text:span><text:span text:style-name="T49">17-34 (25.5)</text:span><text:span text:style-name="T16"> lightning damage, 25% chance to repeat on another body part for </text:span><text:span text:style-name="T49">8-17</text:span><text:span text:style-name="T16"> </text:span></text:p>
      <text:p text:style-name="P344" loext:marker-style-name="T16"><text:span text:style-name="T16">damage</text:span></text:p>
      <text:p text:style-name="P344" loext:marker-style-name="T16"><text:span text:style-name="T16"/></text:p>
      <text:p text:style-name="P156"><text:span text:style-name="T86">TAGS: SPELL | </text:span><text:span text:style-name="T87">LIGHTNING</text:span><text:span text:style-name="T86"> | ARCANE<text:line-break/></text:span><text:span text:style-name="T88">GENERIC:<text:line-break/>Perks:</text:span></text:p>
      <text:p text:style-name="P119">Supposed to Rot: +0,2 dmg multi per necrotic limb</text:p>
      <text:p text:style-name="P119">Herald of salvation: -0,05 dmg multi</text:p>
      <text:p text:style-name="P148">Reckless: +0,05 dmg multi per cloth or empty armor slot</text:p>
      <text:p text:style-name="P318">Shatter: <text:s/>+0,05 dmg mult per turn enemy has been chilled</text:p>
      <text:p text:style-name="P186">Fatal Curse: +0,1 mult against cursed enemies</text:p>
      <text:p text:style-name="P186"/>
      <text:p text:style-name="P125">Weapons:</text:p>
      <text:p text:style-name="P135">Daevas capricionsouness: 10% to 25% of random fire/cold/light</text:p>
      <text:p text:style-name="P136">Demongrip: 25% as fire</text:p>
      <text:p text:style-name="P136">Hellsiege: 25% as fire</text:p>
      <text:p text:style-name="P136">Desert wind: 15% as fire</text:p>
      <text:p text:style-name="P136">Marids gift: 15% as cold</text:p>
      <text:p text:style-name="P136">Eventide: 35% as cold</text:p>
      <text:p text:style-name="P136">Thurizas: 35% as light</text:p>
      <text:p text:style-name="P136">Crescent Moon: 15% as magic</text:p>
      <text:p text:style-name="P136">Cuchaviva: 15% as magic</text:p>
      <text:p text:style-name="P136"/>
      <text:p text:style-name="P154">Items:</text:p>
      <text:p text:style-name="P135">Cleanser of the unholy: 10% as fire</text:p>
      <text:p text:style-name="P136">Voice of the Storm: 15% as lightning</text:p>
      <text:p text:style-name="P143">Acolyte of the damned: 15% as magic</text:p>
      <text:p text:style-name="P136">Essence Spike: 8% as magic</text:p>
      <text:p text:style-name="P136">Hourglass of reshaping: 8% as magic</text:p>
      <text:p text:style-name="P119"><text:span text:style-name="T84">Zircon ring: 5% added as magic</text:span><text:span text:style-name="T79"><text:line-break/></text:span><text:soft-page-break/>Poisoner’s Precaution: 20% chance to poison</text:p>
      <text:p text:style-name="P98">The Stampede: +0,02 dmg multi per initiative higher than enemy</text:p>
      <text:p text:style-name="P109">ruby ring: 3% of dmg as fire per affliction on enemy</text:p>
      <text:p text:style-name="P109">amber ring: +0,07 mult if at full endurance</text:p>
      <text:p text:style-name="P109">soapstone ring: +0,08 mult if enemy restrained</text:p>
      <text:p text:style-name="P109">jet: +0,2 mult</text:p>
      <text:p text:style-name="P54"><text:span text:style-name="T79"><text:line-break/>---------------------------<text:line-break/>SPELL<text:line-break/>Perks:<text:line-break/></text:span>Destructor: +0.1 dmg multi</text:p>
      <text:p text:style-name="P54"/>
      <text:p text:style-name="P32"><text:span text:style-name="T92">Consumables</text:span><text:span text:style-name="T91">:</text:span></text:p>
      <text:p text:style-name="P32"><text:span text:style-name="T92">Potion</text:span><text:span text:style-name="T91"> </text:span><text:span text:style-name="T92">of</text:span><text:span text:style-name="T91"> </text:span><text:span text:style-name="T92">bitterness</text:span><text:span text:style-name="T91">: 10% </text:span><text:span text:style-name="T92">as</text:span><text:span text:style-name="T91"> </text:span><text:span text:style-name="T92">cold</text:span></text:p>
      <text:p text:style-name="P32"><text:span text:style-name="T91">G </text:span><text:span text:style-name="T92">potion</text:span><text:span text:style-name="T91"> of </text:span><text:span text:style-name="T92">bitterness</text:span><text:span text:style-name="T91">: 25% as cold</text:span></text:p>
      <text:p text:style-name="P91">Elixir of bitterness: 5% as cold per stack</text:p>
      <text:p text:style-name="P32"><text:span text:style-name="T92">Potion</text:span><text:span text:style-name="T91"> </text:span><text:span text:style-name="T92">of</text:span><text:span text:style-name="T91"> </text:span><text:span text:style-name="T93">wrath</text:span><text:span text:style-name="T91">: 10% </text:span><text:span text:style-name="T92">as</text:span><text:span text:style-name="T91"> f</text:span><text:span text:style-name="T93">ire</text:span></text:p>
      <text:p text:style-name="P32"><text:span text:style-name="T91">G </text:span><text:span text:style-name="T92">potion</text:span><text:span text:style-name="T91"> of </text:span><text:span text:style-name="T93">wrath</text:span><text:span text:style-name="T91">: 25% as fire</text:span></text:p>
      <text:p text:style-name="P159">Elixir of wrath: 5% as fire per stack</text:p>
      <text:p text:style-name="P32"><text:span text:style-name="T92">Potion</text:span><text:span text:style-name="T91"> </text:span><text:span text:style-name="T92">of</text:span><text:span text:style-name="T91"> </text:span><text:span text:style-name="T93">hatred</text:span><text:span text:style-name="T91">: 10% </text:span><text:span text:style-name="T92">as</text:span><text:span text:style-name="T91"> </text:span><text:span text:style-name="T93">light</text:span></text:p>
      <text:p text:style-name="P32"><text:span text:style-name="T91">G </text:span><text:span text:style-name="T92">potion</text:span><text:span text:style-name="T91"> of </text:span><text:span text:style-name="T93">hatred</text:span><text:span text:style-name="T91">: 25% as lightning</text:span></text:p>
      <text:p text:style-name="P159">Elixir of hatred: 5% as lightning per stack</text:p>
      <text:p text:style-name="P32"><text:span text:style-name="T91"/></text:p>
      <text:p text:style-name="P85">Weapons:</text:p>
      <text:p text:style-name="P79">Crescent moon: After an attack crits, this deals +0,25 dmg multi</text:p>
      <text:p text:style-name="P79"/>
      <text:p text:style-name="P72"><text:span text:style-name="T80">Equipment</text:span>:</text:p>
      <text:p text:style-name="P54">Acolyte of the damned: spend 5% of currend end and half that to dmg</text:p>
      <text:p text:style-name="P79">Kinetic absorber: -1 to cd when you block</text:p>
      <text:p text:style-name="P61">Pledge of blood: if at max end, remove 10% of it and gain +4 rating</text:p>
      <text:p text:style-name="P61">Hourglass of reshaping: +0,05 dmg mult per spell on cd</text:p>
      <text:p text:style-name="P61">ancient puzzle box: if last use of spell, then +0,1 mult and +2 rating</text:p>
      <text:p text:style-name="P61">topaz ring: next attack deals 10% extra as lightning</text:p>
      <text:p text:style-name="P61">pearl ring: if first spell of combat, +3 rating</text:p>
      <text:p text:style-name="P61">nacre: 15% chance of not going into cd</text:p>
      <text:p text:style-name="P61">-------------------------------------------------------------</text:p>
      <text:p text:style-name="P269">LIGHTNING</text:p>
      <text:p text:style-name="P246">Perks:</text:p>
      <text:p text:style-name="P251"><text:span text:style-name="T103">Electromancer</text:span>: Minimum level 2</text:p>
      <text:p text:style-name="P252"><text:span text:style-name="T103">Storm</text:span>walker: +0,1 dmg multi</text:p>
      <text:p text:style-name="P251"><text:span text:style-name="T95">Pyromancer</text:span>: -1 to maximum level</text:p>
      <text:p text:style-name="P251"><text:span text:style-name="T103">Lich:</text:span> -1 to maximum level</text:p>
      <text:p text:style-name="P258"/>
      <text:p text:style-name="P241">Weapons:</text:p>
      <text:p text:style-name="P258"/>
      <text:p text:style-name="P258"/>
      <text:p text:style-name="P263"><text:span text:style-name="T80">Equipment</text:span>:</text:p>
      <text:p text:style-name="P258">Hand of the vizier: +1 to rating, next attack deals 10% extra dmg as <text:span text:style-name="T103">light</text:span></text:p>
      <text:p text:style-name="P324">-------------------------------------------------</text:p>
      <text:p text:style-name="P164"><text:soft-page-break/>ARCANE</text:p>
      <text:p text:style-name="P165">Perks:</text:p>
      <text:p text:style-name="P170">Arcanist: +2 to rating</text:p>
      <text:p text:style-name="P170">Scroll Savant: +4 to rating if cast from a scroll</text:p>
      <text:p text:style-name="P170"/>
      <text:p text:style-name="P173">Weapons:</text:p>
      <text:p text:style-name="P176">Tool of creation: +1 to rating/+2 if ToC has a glyph</text:p>
      <text:p text:style-name="P176">Magisters rod: +1 to rating/ armor pen converted to rating at 2:1</text:p>
      <text:p text:style-name="P176">Shimmerstaff: +1 to rating</text:p>
      <text:p text:style-name="P176"/>
      <text:p text:style-name="P179"><text:span text:style-name="T80">Equipment</text:span>:</text:p>
      <text:p text:style-name="P170">Sorcerer’s Pledge: <text:span text:style-name="T78">+1 to rating if arcane</text:span></text:p>
      <text:p text:style-name="P170">Sorcerer’s Pledge: -0,1 dmg multi <text:span text:style-name="T78">if not arcane</text:span></text:p>
      <text:p text:style-name="P183">great icosahedron: +2 to rating, unlocks lvl 6</text:p>
      <text:p text:style-name="P338" loext:marker-style-name="T2"><text:span text:style-name="T16">Lightning Strike (</text:span><text:span text:style-name="T2">nature)</text:span></text:p>
      <text:p text:style-name="P338" loext:marker-style-name="T16"><text:span text:style-name="T16">Lvl1: Deal X lightning damage to all body parts, 5% chance to stun<text:line-break/>Lvl2: Deal X lightning damage to all body parts, 5% chance to stun</text:span><text:span text:style-name="T16"/></text:p>
      <text:p text:style-name="P338" loext:marker-style-name="T16"><text:span text:style-name="T16">Lvl3: Deal X lightning damage to all body parts, 6% chance to stun</text:span><text:span text:style-name="T16"/></text:p>
      <text:p text:style-name="P338" loext:marker-style-name="T16"><text:span text:style-name="T16">Lvl4: Deal X lightning damage to all body parts, 7% chance to stun</text:span><text:span text:style-name="T16"/></text:p>
      <text:p text:style-name="P338" loext:marker-style-name="T1"><text:span text:style-name="T16">Lvl5: Deal X lightning damage to all body parts, 8% chance to stun</text:span><text:span text:style-name="T1"/></text:p>
      <text:p text:style-name="P337" loext:marker-style-name="T1"/>
      <text:p text:style-name="P120">TAGS: SPELL | <text:span text:style-name="T102">LIGHTNING</text:span> | <text:span text:style-name="T103">NATURE</text:span><text:line-break/><text:span text:style-name="T79">GENERIC:<text:line-break/>Perks:</text:span></text:p>
      <text:p text:style-name="P120">Supposed to Rot: +0,2 dmg multi per necrotic limb</text:p>
      <text:p text:style-name="P120">Herald of salvation: -0,05 dmg multi</text:p>
      <text:p text:style-name="P149">Reckless: +0,05 dmg multi per cloth or empty armor slot</text:p>
      <text:p text:style-name="P319">Shatter: <text:s/>+0,05 dmg mult per turn enemy has been chilled</text:p>
      <text:p text:style-name="P187">Fatal Curse: +0,1 mult against cursed enemies</text:p>
      <text:p text:style-name="P187"/>
      <text:p text:style-name="P126">Weapons:</text:p>
      <text:p text:style-name="P137">Daevas capricionsouness: 10% to 25% of random fire/cold/light</text:p>
      <text:p text:style-name="P138">Demongrip: 25% as fire</text:p>
      <text:p text:style-name="P138">Hellsiege: 25% as fire</text:p>
      <text:p text:style-name="P138">Desert wind: 15% as fire</text:p>
      <text:p text:style-name="P138">Marids gift: 15% as cold</text:p>
      <text:p text:style-name="P138">Eventide: 35% as cold</text:p>
      <text:p text:style-name="P138">Thurizas: 35% as light</text:p>
      <text:p text:style-name="P138">Crescent Moon: 15% as magic</text:p>
      <text:p text:style-name="P138">Cuchaviva: 15% as magic</text:p>
      <text:p text:style-name="P138"/>
      <text:p text:style-name="P155">Items:</text:p>
      <text:p text:style-name="P137">Cleanser of the unholy: 10% as fire</text:p>
      <text:p text:style-name="P138">Voice of the Storm: 15% as lightning</text:p>
      <text:p text:style-name="P144">Acolyte of the damned: 15% as magic</text:p>
      <text:p text:style-name="P138">Essence Spike: 8% as magic</text:p>
      <text:p text:style-name="P138">Hourglass of reshaping: 8% as magic</text:p>
      <text:p text:style-name="P120"><text:span text:style-name="T84">Zircon ring: 5% added as magic</text:span><text:span text:style-name="T79"><text:line-break/></text:span>Poisoner’s Precaution: 20% chance to poison</text:p>
      <text:p text:style-name="P99"><text:soft-page-break/>The Stampede: +0,02 dmg multi per initiative higher than enemy</text:p>
      <text:p text:style-name="P110">ruby ring: 3% of dmg as fire per affliction on enemy</text:p>
      <text:p text:style-name="P110">amber ring: +0,07 mult if at full endurance</text:p>
      <text:p text:style-name="P110">soapstone ring: +0,08 mult if enemy restrained</text:p>
      <text:p text:style-name="P110">jet: +0,2 mult</text:p>
      <text:p text:style-name="P55"><text:span text:style-name="T79"><text:line-break/>---------------------------<text:line-break/>SPELL<text:line-break/>Perks:<text:line-break/></text:span>Destructor: +0.1 dmg multi</text:p>
      <text:p text:style-name="P55"/>
      <text:p text:style-name="P33"><text:span text:style-name="T92">Consumables</text:span><text:span text:style-name="T91">:</text:span></text:p>
      <text:p text:style-name="P33"><text:span text:style-name="T92">Potion</text:span><text:span text:style-name="T91"> </text:span><text:span text:style-name="T92">of</text:span><text:span text:style-name="T91"> </text:span><text:span text:style-name="T92">bitterness</text:span><text:span text:style-name="T91">: 10% </text:span><text:span text:style-name="T92">as</text:span><text:span text:style-name="T91"> </text:span><text:span text:style-name="T92">cold</text:span></text:p>
      <text:p text:style-name="P33"><text:span text:style-name="T91">G </text:span><text:span text:style-name="T92">potion</text:span><text:span text:style-name="T91"> of </text:span><text:span text:style-name="T92">bitterness</text:span><text:span text:style-name="T91">: 25% as cold</text:span></text:p>
      <text:p text:style-name="P92">Elixir of bitterness: 5% as cold per stack</text:p>
      <text:p text:style-name="P33"><text:span text:style-name="T92">Potion</text:span><text:span text:style-name="T91"> </text:span><text:span text:style-name="T92">of</text:span><text:span text:style-name="T91"> </text:span><text:span text:style-name="T93">wrath</text:span><text:span text:style-name="T91">: 10% </text:span><text:span text:style-name="T92">as</text:span><text:span text:style-name="T91"> f</text:span><text:span text:style-name="T93">ire</text:span></text:p>
      <text:p text:style-name="P33"><text:span text:style-name="T91">G </text:span><text:span text:style-name="T92">potion</text:span><text:span text:style-name="T91"> of </text:span><text:span text:style-name="T93">wrath</text:span><text:span text:style-name="T91">: 25% as fire</text:span></text:p>
      <text:p text:style-name="P160">Elixir of wrath: 5% as fire per stack</text:p>
      <text:p text:style-name="P33"><text:span text:style-name="T92">Potion</text:span><text:span text:style-name="T91"> </text:span><text:span text:style-name="T92">of</text:span><text:span text:style-name="T91"> </text:span><text:span text:style-name="T93">hatred</text:span><text:span text:style-name="T91">: 10% </text:span><text:span text:style-name="T92">as</text:span><text:span text:style-name="T91"> </text:span><text:span text:style-name="T93">light</text:span></text:p>
      <text:p text:style-name="P33"><text:span text:style-name="T91">G </text:span><text:span text:style-name="T92">potion</text:span><text:span text:style-name="T91"> of </text:span><text:span text:style-name="T93">hatred</text:span><text:span text:style-name="T91">: 25% as lightning</text:span></text:p>
      <text:p text:style-name="P160">Elixir of hatred: 5% as lightning per stack</text:p>
      <text:p text:style-name="P33"><text:span text:style-name="T91"/></text:p>
      <text:p text:style-name="P86">Weapons:</text:p>
      <text:p text:style-name="P80">Crescent moon: After an attack crits, this deals +0,25 dmg multi</text:p>
      <text:p text:style-name="P80"/>
      <text:p text:style-name="P73"><text:span text:style-name="T80">Equipment</text:span>:</text:p>
      <text:p text:style-name="P55">Acolyte of the damned: spend 5% of currend end and half that to dmg</text:p>
      <text:p text:style-name="P80">Kinetic absorber: -1 to cd when you block</text:p>
      <text:p text:style-name="P62">Pledge of blood: if at max end, remove 10% of it and gain +4 rating</text:p>
      <text:p text:style-name="P62">Hourglass of reshaping: +0,05 dmg mult per spell on cd</text:p>
      <text:p text:style-name="P62">ancient puzzle box: if last use of spell, then +0,1 mult and +2 rating</text:p>
      <text:p text:style-name="P62">topaz ring: next attack deals 10% extra as lightning</text:p>
      <text:p text:style-name="P62">pearl ring: if first spell of combat, +3 rating</text:p>
      <text:p text:style-name="P62">nacre: 15% chance of not going into cd</text:p>
      <text:p text:style-name="P62">-------------------------------------------------------------</text:p>
      <text:p text:style-name="P269">LIGHTNING</text:p>
      <text:p text:style-name="P247">Perks:</text:p>
      <text:p text:style-name="P253"><text:span text:style-name="T103">Electromancer</text:span>: Minimum level 2</text:p>
      <text:p text:style-name="P254"><text:span text:style-name="T103">Storm</text:span>walker: +0,1 dmg multi</text:p>
      <text:p text:style-name="P253"><text:span text:style-name="T95">Pyromancer</text:span>: -1 to maximum level</text:p>
      <text:p text:style-name="P253"><text:span text:style-name="T103">Lich:</text:span> -1 to maximum level</text:p>
      <text:p text:style-name="P259"/>
      <text:p text:style-name="P242">Weapons:</text:p>
      <text:p text:style-name="P259"/>
      <text:p text:style-name="P259"/>
      <text:p text:style-name="P264"><text:span text:style-name="T80">Equipment</text:span>:</text:p>
      <text:p text:style-name="P259">Hand of the vizier: +1 to rating, next attack deals 10% extra dmg as <text:span text:style-name="T103">light</text:span></text:p>
      <text:p text:style-name="P325">-------------------------------------------------</text:p>
      <text:p text:style-name="P232">NATURE</text:p>
      <text:p text:style-name="P229"><text:soft-page-break/>Perks:</text:p>
      <text:p text:style-name="P226"><text:span text:style-name="T80">Shaman</text:span>: +2 to rating</text:p>
      <text:p text:style-name="P226"/>
      <text:p text:style-name="P226"/>
      <text:p text:style-name="P232">Weapons:</text:p>
      <text:p text:style-name="P232">Desert wind: rating +1</text:p>
      <text:p text:style-name="P235"/>
      <text:p text:style-name="P238"><text:span text:style-name="T80">Equipment</text:span>:</text:p>
      <text:p text:style-name="P226">Sorcerer’s Pledge: <text:span text:style-name="T78">+1 to rating if </text:span><text:span text:style-name="T89">nature</text:span></text:p>
      <text:p text:style-name="P226">Sorcerer’s Pledge: -0,1 dmg multi <text:span text:style-name="T78">if not </text:span><text:span text:style-name="T89">nature</text:span></text:p>
      <text:p text:style-name="P232">Coralweave: +1 rating</text:p>
      <text:p text:style-name="P232">Voice of the storm: +2 rating</text:p>
      <text:p text:style-name="P33" loext:marker-style-name="T16"><text:span text:style-name="T96">Calamity conflux: +2 rating, 5% extra as </text:span><text:span text:style-name="T97">fire</text:span><text:span text:style-name="T96"> and </text:span><text:span text:style-name="T98">cold</text:span></text:p>
      <text:p text:style-name="P33" loext:marker-style-name="T16"><text:span text:style-name="T99">--------------------------------------------------------------</text:span></text:p>
      <text:p text:style-name="P338" loext:marker-style-name="T2"><text:span text:style-name="T16">Sky Spear (</text:span><text:span text:style-name="T2">divine)</text:span></text:p>
      <text:p text:style-name="P33" loext:marker-style-name="T16"><text:span text:style-name="T16">Lvl1: Deal X lightning damage, 20% extra per every </text:span><text:span text:style-name="T29">time it was casted this combat</text:span><text:span text:style-name="T16"><text:line-break/>Lvl2: Deal X lightning damage, 20% extra per every </text:span><text:span text:style-name="T29">time it was casted this combat</text:span></text:p>
      <text:p text:style-name="P33" loext:marker-style-name="T16"><text:span text:style-name="T16">Lvl3: Deal X lightning damage, 25% extra per every </text:span><text:span text:style-name="T29">time it was casted this combat</text:span></text:p>
      <text:p text:style-name="P33" loext:marker-style-name="T16"><text:span text:style-name="T16">Lvl4: Deal X lightning damage, 30% extra per every </text:span><text:span text:style-name="T29">time it was casted this combat</text:span></text:p>
      <text:p text:style-name="P33" loext:marker-style-name="T1"><text:span text:style-name="T16">Lvl5: Deal X lightning damage, 35% extra per every </text:span><text:span text:style-name="T29">time it was casted this combat</text:span></text:p>
      <text:p text:style-name="P337" loext:marker-style-name="T1"/>
      <text:p text:style-name="P120">TAGS: SPELL | <text:span text:style-name="T102">LIGHTNING</text:span> | <text:span text:style-name="T103">DIVINE</text:span><text:line-break/><text:span text:style-name="T79">GENERIC:<text:line-break/>Perks:</text:span></text:p>
      <text:p text:style-name="P120">Supposed to Rot: +0,2 dmg multi per necrotic limb</text:p>
      <text:p text:style-name="P120">Herald of salvation: -0,05 dmg multi</text:p>
      <text:p text:style-name="P149">Reckless: +0,05 dmg multi per cloth or empty armor slot</text:p>
      <text:p text:style-name="P319">Shatter: <text:s/>+0,05 dmg mult per turn enemy has been chilled</text:p>
      <text:p text:style-name="P187">Fatal Curse: +0,1 mult against cursed enemies</text:p>
      <text:p text:style-name="P187"/>
      <text:p text:style-name="P126">Weapons:</text:p>
      <text:p text:style-name="P137">Daevas capricionsouness: 10% to 25% of random fire/cold/light</text:p>
      <text:p text:style-name="P138">Demongrip: 25% as fire</text:p>
      <text:p text:style-name="P138">Hellsiege: 25% as fire</text:p>
      <text:p text:style-name="P138">Desert wind: 15% as fire</text:p>
      <text:p text:style-name="P138">Marids gift: 15% as cold</text:p>
      <text:p text:style-name="P138">Eventide: 35% as cold</text:p>
      <text:p text:style-name="P138">Thurizas: 35% as light</text:p>
      <text:p text:style-name="P138">Crescent Moon: 15% as magic</text:p>
      <text:p text:style-name="P138">Cuchaviva: 15% as magic</text:p>
      <text:p text:style-name="P138"/>
      <text:p text:style-name="P155">Items:</text:p>
      <text:p text:style-name="P137">Cleanser of the unholy: 10% as fire</text:p>
      <text:p text:style-name="P138">Voice of the Storm: 15% as lightning</text:p>
      <text:p text:style-name="P144">Acolyte of the damned: 15% as magic</text:p>
      <text:p text:style-name="P138">Essence Spike: 8% as magic</text:p>
      <text:p text:style-name="P138">Hourglass of reshaping: 8% as magic</text:p>
      <text:p text:style-name="P120"><text:span text:style-name="T84">Zircon ring: 5% added as magic</text:span><text:span text:style-name="T79"><text:line-break/></text:span>Poisoner’s Precaution: 20% chance to poison</text:p>
      <text:p text:style-name="P99"><text:soft-page-break/>The Stampede: +0,02 dmg multi per initiative higher than enemy</text:p>
      <text:p text:style-name="P110">ruby ring: 3% of dmg as fire per affliction on enemy</text:p>
      <text:p text:style-name="P110">amber ring: +0,07 mult if at full endurance</text:p>
      <text:p text:style-name="P110">soapstone ring: +0,08 mult if enemy restrained</text:p>
      <text:p text:style-name="P110">jet: +0,2 mult</text:p>
      <text:p text:style-name="P55"><text:span text:style-name="T79"><text:line-break/>---------------------------<text:line-break/>SPELL<text:line-break/>Perks:<text:line-break/></text:span>Destructor: +0.1 dmg multi</text:p>
      <text:p text:style-name="P55"/>
      <text:p text:style-name="P33"><text:span text:style-name="T92">Consumables</text:span><text:span text:style-name="T91">:</text:span></text:p>
      <text:p text:style-name="P33"><text:span text:style-name="T92">Potion</text:span><text:span text:style-name="T91"> </text:span><text:span text:style-name="T92">of</text:span><text:span text:style-name="T91"> </text:span><text:span text:style-name="T92">bitterness</text:span><text:span text:style-name="T91">: 10% </text:span><text:span text:style-name="T92">as</text:span><text:span text:style-name="T91"> </text:span><text:span text:style-name="T92">cold</text:span></text:p>
      <text:p text:style-name="P33"><text:span text:style-name="T91">G </text:span><text:span text:style-name="T92">potion</text:span><text:span text:style-name="T91"> of </text:span><text:span text:style-name="T92">bitterness</text:span><text:span text:style-name="T91">: 25% as cold</text:span></text:p>
      <text:p text:style-name="P92">Elixir of bitterness: 5% as cold per stack</text:p>
      <text:p text:style-name="P33"><text:span text:style-name="T92">Potion</text:span><text:span text:style-name="T91"> </text:span><text:span text:style-name="T92">of</text:span><text:span text:style-name="T91"> </text:span><text:span text:style-name="T93">wrath</text:span><text:span text:style-name="T91">: 10% </text:span><text:span text:style-name="T92">as</text:span><text:span text:style-name="T91"> f</text:span><text:span text:style-name="T93">ire</text:span></text:p>
      <text:p text:style-name="P33"><text:span text:style-name="T91">G </text:span><text:span text:style-name="T92">potion</text:span><text:span text:style-name="T91"> of </text:span><text:span text:style-name="T93">wrath</text:span><text:span text:style-name="T91">: 25% as fire</text:span></text:p>
      <text:p text:style-name="P160">Elixir of wrath: 5% as fire per stack</text:p>
      <text:p text:style-name="P33"><text:span text:style-name="T92">Potion</text:span><text:span text:style-name="T91"> </text:span><text:span text:style-name="T92">of</text:span><text:span text:style-name="T91"> </text:span><text:span text:style-name="T93">hatred</text:span><text:span text:style-name="T91">: 10% </text:span><text:span text:style-name="T92">as</text:span><text:span text:style-name="T91"> </text:span><text:span text:style-name="T93">light</text:span></text:p>
      <text:p text:style-name="P33"><text:span text:style-name="T91">G </text:span><text:span text:style-name="T92">potion</text:span><text:span text:style-name="T91"> of </text:span><text:span text:style-name="T93">hatred</text:span><text:span text:style-name="T91">: 25% as lightning</text:span></text:p>
      <text:p text:style-name="P160">Elixir of hatred: 5% as lightning per stack</text:p>
      <text:p text:style-name="P33"><text:span text:style-name="T91"/></text:p>
      <text:p text:style-name="P86">Weapons:</text:p>
      <text:p text:style-name="P80">Crescent moon: After an attack crits, this deals +0,25 dmg multi</text:p>
      <text:p text:style-name="P80"/>
      <text:p text:style-name="P73"><text:span text:style-name="T80">Equipment</text:span>:</text:p>
      <text:p text:style-name="P55">Acolyte of the damned: spend 5% of currend end and half that to dmg</text:p>
      <text:p text:style-name="P80">Kinetic absorber: -1 to cd when you block</text:p>
      <text:p text:style-name="P62">Pledge of blood: if at max end, remove 10% of it and gain +4 rating</text:p>
      <text:p text:style-name="P62">Hourglass of reshaping: +0,05 dmg mult per spell on cd</text:p>
      <text:p text:style-name="P62">ancient puzzle box: if last use of spell, then +0,1 mult and +2 rating</text:p>
      <text:p text:style-name="P62">topaz ring: next attack deals 10% extra as lightning</text:p>
      <text:p text:style-name="P62">pearl ring: if first spell of combat, +3 rating</text:p>
      <text:p text:style-name="P62">nacre: 15% chance of not going into cd</text:p>
      <text:p text:style-name="P62">-------------------------------------------------------------</text:p>
      <text:p text:style-name="P269">LIGHTNING</text:p>
      <text:p text:style-name="P247">Perks:</text:p>
      <text:p text:style-name="P253"><text:span text:style-name="T103">Electromancer</text:span>: Minimum level 2</text:p>
      <text:p text:style-name="P254"><text:span text:style-name="T103">Storm</text:span>walker: +0,1 dmg multi</text:p>
      <text:p text:style-name="P253"><text:span text:style-name="T95">Pyromancer</text:span>: -1 to maximum level</text:p>
      <text:p text:style-name="P253"><text:span text:style-name="T103">Lich:</text:span> -1 to maximum level</text:p>
      <text:p text:style-name="P259"/>
      <text:p text:style-name="P242">Weapons:</text:p>
      <text:p text:style-name="P259"/>
      <text:p text:style-name="P259"/>
      <text:p text:style-name="P264"><text:span text:style-name="T80">Equipment</text:span>:</text:p>
      <text:p text:style-name="P259">Hand of the vizier: +1 to rating, next attack deals 10% extra dmg as <text:span text:style-name="T103">light</text:span></text:p>
      <text:p text:style-name="P18">--------------------------------------------------------</text:p>
      <text:p text:style-name="P268">DIVINE</text:p>
      <text:p text:style-name="P248"><text:soft-page-break/>Perks:</text:p>
      <text:p text:style-name="P255"><text:span text:style-name="T89">Dominie</text:span>: +2 to rating</text:p>
      <text:p text:style-name="P255"/>
      <text:p text:style-name="P255"/>
      <text:p text:style-name="P243">Weapons:</text:p>
      <text:p text:style-name="P243"><text:span text:style-name="T89">Gandiva</text:span>: rating +1</text:p>
      <text:p text:style-name="P260"/>
      <text:p text:style-name="P265"><text:span text:style-name="T80">Equipment</text:span>:</text:p>
      <text:p text:style-name="P255">Sorcerer’s Pledge: <text:span text:style-name="T78">+1 to rating if </text:span><text:span text:style-name="T89">divine</text:span></text:p>
      <text:p text:style-name="P255">Sorcerer’s Pledge: -0,1 dmg multi <text:span text:style-name="T78">if not </text:span><text:span text:style-name="T89">divine</text:span></text:p>
      <text:p text:style-name="P243"><text:span text:style-name="T89">Hood of penitence</text:span>: +<text:span text:style-name="T89">3</text:span> rating</text:p>
      <text:p text:style-name="P243"><text:span text:style-name="T89">Sacred Oath</text:span> +<text:span text:style-name="T89">1</text:span> rating</text:p>
      <text:p text:style-name="P243"><text:span text:style-name="T89">Gilded icon</text:span>: +2 rating, <text:span text:style-name="T89">if </text:span><text:span text:style-name="T103">Sky Spear</text:span><text:span text:style-name="T89"> remove CD and +1 use</text:span></text:p>
      <text:p text:style-name="P243"/>
      <text:p text:style-name="P338" loext:marker-style-name="T2"><text:span text:style-name="T16">Red Lightning (</text:span><text:span text:style-name="T2">infernal)</text:span></text:p>
      <text:p text:style-name="P338" loext:marker-style-name="T16"><text:span text:style-name="T16">Lvl1: Deal X lightning damage, 33% chance to burn<text:line-break/>Lvl2: Deal X lightning damage, 33% chance to burn</text:span><text:span text:style-name="T16"/></text:p>
      <text:p text:style-name="P338" loext:marker-style-name="T16"><text:span text:style-name="T16">Lvl3: Deal X lightning damage, 45% chance to burn</text:span><text:span text:style-name="T16"/></text:p>
      <text:p text:style-name="P338" loext:marker-style-name="T16"><text:span text:style-name="T16">Lvl4: Deal X lightning damage, 57% chance to burn</text:span><text:span text:style-name="T16"/></text:p>
      <text:p text:style-name="P338" loext:marker-style-name="T16"><text:span text:style-name="T16">Lvl5: Deal X lightning damage, 70% chance to burn</text:span><text:span text:style-name="T16"/></text:p>
      <text:p text:style-name="P120">TAGS: SPELL | <text:span text:style-name="T102">LIGHTNING</text:span> | <text:span text:style-name="T103">INFERNAL | BURN<text:line-break/></text:span><text:span text:style-name="T79">GENERIC:<text:line-break/>Perks:</text:span></text:p>
      <text:p text:style-name="P120">Supposed to Rot: +0,2 dmg multi per necrotic limb</text:p>
      <text:p text:style-name="P120">Herald of salvation: -0,05 dmg multi</text:p>
      <text:p text:style-name="P149">Reckless: +0,05 dmg multi per cloth or empty armor slot</text:p>
      <text:p text:style-name="P319">Shatter: <text:s/>+0,05 dmg mult per turn enemy has been chilled</text:p>
      <text:p text:style-name="P187">Fatal Curse: +0,1 mult against cursed enemies</text:p>
      <text:p text:style-name="P187"/>
      <text:p text:style-name="P126">Weapons:</text:p>
      <text:p text:style-name="P137">Daevas capricionsouness: 10% to 25% of random fire/cold/light</text:p>
      <text:p text:style-name="P138">Demongrip: 25% as fire</text:p>
      <text:p text:style-name="P138">Hellsiege: 25% as fire</text:p>
      <text:p text:style-name="P138">Desert wind: 15% as fire</text:p>
      <text:p text:style-name="P138">Marids gift: 15% as cold</text:p>
      <text:p text:style-name="P138">Eventide: 35% as cold</text:p>
      <text:p text:style-name="P138">Thurizas: 35% as light</text:p>
      <text:p text:style-name="P138">Crescent Moon: 15% as magic</text:p>
      <text:p text:style-name="P138">Cuchaviva: 15% as magic</text:p>
      <text:p text:style-name="P138"/>
      <text:p text:style-name="P155">Items:</text:p>
      <text:p text:style-name="P137">Cleanser of the unholy: 10% as fire</text:p>
      <text:p text:style-name="P138">Voice of the Storm: 15% as lightning</text:p>
      <text:p text:style-name="P144">Acolyte of the damned: 15% as magic</text:p>
      <text:p text:style-name="P138">Essence Spike: 8% as magic</text:p>
      <text:p text:style-name="P138">Hourglass of reshaping: 8% as magic</text:p>
      <text:p text:style-name="P120"><text:span text:style-name="T84">Zircon ring: 5% added as magic</text:span><text:span text:style-name="T79"><text:line-break/></text:span>Poisoner’s Precaution: 20% chance to poison</text:p>
      <text:p text:style-name="P99">The Stampede: +0,02 dmg multi per initiative higher than enemy</text:p>
      <text:p text:style-name="P110"><text:soft-page-break/>ruby ring: 3% of dmg as fire per affliction on enemy</text:p>
      <text:p text:style-name="P110">amber ring: +0,07 mult if at full endurance</text:p>
      <text:p text:style-name="P110">soapstone ring: +0,08 mult if enemy restrained</text:p>
      <text:p text:style-name="P110">jet: +0,2 mult</text:p>
      <text:p text:style-name="P55"><text:span text:style-name="T79"><text:line-break/>---------------------------<text:line-break/>SPELL<text:line-break/>Perks:<text:line-break/></text:span>Destructor: +0.1 dmg multi</text:p>
      <text:p text:style-name="P55"/>
      <text:p text:style-name="P33"><text:span text:style-name="T92">Consumables</text:span><text:span text:style-name="T91">:</text:span></text:p>
      <text:p text:style-name="P33"><text:span text:style-name="T92">Potion</text:span><text:span text:style-name="T91"> </text:span><text:span text:style-name="T92">of</text:span><text:span text:style-name="T91"> </text:span><text:span text:style-name="T92">bitterness</text:span><text:span text:style-name="T91">: 10% </text:span><text:span text:style-name="T92">as</text:span><text:span text:style-name="T91"> </text:span><text:span text:style-name="T92">cold</text:span></text:p>
      <text:p text:style-name="P33"><text:span text:style-name="T91">G </text:span><text:span text:style-name="T92">potion</text:span><text:span text:style-name="T91"> of </text:span><text:span text:style-name="T92">bitterness</text:span><text:span text:style-name="T91">: 25% as cold</text:span></text:p>
      <text:p text:style-name="P92">Elixir of bitterness: 5% as cold per stack</text:p>
      <text:p text:style-name="P33"><text:span text:style-name="T92">Potion</text:span><text:span text:style-name="T91"> </text:span><text:span text:style-name="T92">of</text:span><text:span text:style-name="T91"> </text:span><text:span text:style-name="T93">wrath</text:span><text:span text:style-name="T91">: 10% </text:span><text:span text:style-name="T92">as</text:span><text:span text:style-name="T91"> f</text:span><text:span text:style-name="T93">ire</text:span></text:p>
      <text:p text:style-name="P33"><text:span text:style-name="T91">G </text:span><text:span text:style-name="T92">potion</text:span><text:span text:style-name="T91"> of </text:span><text:span text:style-name="T93">wrath</text:span><text:span text:style-name="T91">: 25% as fire</text:span></text:p>
      <text:p text:style-name="P160">Elixir of wrath: 5% as fire per stack</text:p>
      <text:p text:style-name="P33"><text:span text:style-name="T92">Potion</text:span><text:span text:style-name="T91"> </text:span><text:span text:style-name="T92">of</text:span><text:span text:style-name="T91"> </text:span><text:span text:style-name="T93">hatred</text:span><text:span text:style-name="T91">: 10% </text:span><text:span text:style-name="T92">as</text:span><text:span text:style-name="T91"> </text:span><text:span text:style-name="T93">light</text:span></text:p>
      <text:p text:style-name="P33"><text:span text:style-name="T91">G </text:span><text:span text:style-name="T92">potion</text:span><text:span text:style-name="T91"> of </text:span><text:span text:style-name="T93">hatred</text:span><text:span text:style-name="T91">: 25% as lightning</text:span></text:p>
      <text:p text:style-name="P160">Elixir of hatred: 5% as lightning per stack</text:p>
      <text:p text:style-name="P33"><text:span text:style-name="T91"/></text:p>
      <text:p text:style-name="P86">Weapons:</text:p>
      <text:p text:style-name="P80">Crescent moon: After an attack crits, this deals +0,25 dmg multi</text:p>
      <text:p text:style-name="P80"/>
      <text:p text:style-name="P73"><text:span text:style-name="T80">Equipment</text:span>:</text:p>
      <text:p text:style-name="P55">Acolyte of the damned: spend 5% of currend end and half that to dmg</text:p>
      <text:p text:style-name="P80">Kinetic absorber: -1 to cd when you block</text:p>
      <text:p text:style-name="P62">Pledge of blood: if at max end, remove 10% of it and gain +4 rating</text:p>
      <text:p text:style-name="P62">Hourglass of reshaping: +0,05 dmg mult per spell on cd</text:p>
      <text:p text:style-name="P62">ancient puzzle box: if last use of spell, then +0,1 mult and +2 rating</text:p>
      <text:p text:style-name="P62">topaz ring: next attack deals 10% extra as lightning</text:p>
      <text:p text:style-name="P62">pearl ring: if first spell of combat, +3 rating</text:p>
      <text:p text:style-name="P62">nacre: 15% chance of not going into cd</text:p>
      <text:p text:style-name="P62">-------------------------------------------------------------</text:p>
      <text:p text:style-name="P269">LIGHTNING</text:p>
      <text:p text:style-name="P247">Perks:</text:p>
      <text:p text:style-name="P253"><text:span text:style-name="T103">Electromancer</text:span>: Minimum level 2</text:p>
      <text:p text:style-name="P254"><text:span text:style-name="T103">Storm</text:span>walker: +0,1 dmg multi</text:p>
      <text:p text:style-name="P253"><text:span text:style-name="T95">Pyromancer</text:span>: -1 to maximum level</text:p>
      <text:p text:style-name="P253"><text:span text:style-name="T103">Lich:</text:span> -1 to maximum level</text:p>
      <text:p text:style-name="P259"/>
      <text:p text:style-name="P242">Weapons:</text:p>
      <text:p text:style-name="P259"/>
      <text:p text:style-name="P259"/>
      <text:p text:style-name="P264"><text:span text:style-name="T80">Equipment</text:span>:</text:p>
      <text:p text:style-name="P259">Hand of the vizier: +1 to rating, next attack deals 10% extra dmg as <text:span text:style-name="T103">light</text:span></text:p>
      <text:p text:style-name="P259">-----------------------------------------------------------</text:p>
      <text:p text:style-name="P272">INFERNAL</text:p>
      <text:p text:style-name="P275">Perks:</text:p>
      <text:p text:style-name="P278"><text:soft-page-break/><text:span text:style-name="T89">Demonologist</text:span>: +2 to rating</text:p>
      <text:p text:style-name="P278"/>
      <text:p text:style-name="P278"/>
      <text:p text:style-name="P281">Weapons:</text:p>
      <text:p text:style-name="P281"/>
      <text:p text:style-name="P284"/>
      <text:p text:style-name="P287"><text:span text:style-name="T80">Equipment</text:span>:</text:p>
      <text:p text:style-name="P278">Sorcerer’s Pledge: <text:span text:style-name="T78">+1 to rating if </text:span><text:span text:style-name="T89">infernal</text:span></text:p>
      <text:p text:style-name="P278">Sorcerer’s Pledge: -0,1 dmg multi <text:span text:style-name="T78">if not </text:span><text:span text:style-name="T89">infernal</text:span></text:p>
      <text:p text:style-name="P281"><text:span text:style-name="T89">Chained heart</text:span>: +<text:span text:style-name="T89">2</text:span> rating, <text:span text:style-name="T89">+0,15 mult, consumes 5% of current endurance, restores all spent endu at end of combat</text:span></text:p>
      <text:p text:style-name="P290">Crown of horns: +2 rating, +0,4 mult while cursed</text:p>
      <text:p text:style-name="P330">--------------------------------------------</text:p>
      <text:p text:style-name="P331">BURN</text:p>
      <text:p text:style-name="P331">Perks:<text:line-break/><text:span text:style-name="T104">Fan the flames: Burns deal +0.4 dmg multi and last 1 turn less</text:span></text:p>
      <text:p text:style-name="P331"><text:span text:style-name="T104">W</text:span>eapons:</text:p>
      <text:p text:style-name="P331"/>
      <text:p text:style-name="P331"><text:span text:style-name="T104">E</text:span>quipment:</text:p>
      <text:p text:style-name="P333">ammo ring: burns deal 2% of targets max end per round</text:p>
      <text:p text:style-name="P332"/>
      <text:p text:style-name="P332"/>
      <text:p text:style-name="P338" loext:marker-style-name="T2"><text:span text:style-name="T16"/></text:p>
      <text:p text:style-name="P338" loext:marker-style-name="T2"><text:span text:style-name="T16"/></text:p>
      <text:p text:style-name="P338" loext:marker-style-name="T2"><text:span text:style-name="T16"/></text:p>
      <text:p text:style-name="P338" loext:marker-style-name="T2"><text:span text:style-name="T16"/></text:p>
      <text:p text:style-name="P338" loext:marker-style-name="T2"><text:span text:style-name="T16"/></text:p>
      <text:p text:style-name="P338" loext:marker-style-name="T2"><text:span text:style-name="T16"/></text:p>
      <text:p text:style-name="P338" loext:marker-style-name="T2"><text:span text:style-name="T16"/></text:p>
      <text:p text:style-name="P338" loext:marker-style-name="T2"><text:span text:style-name="T16"/></text:p>
      <text:p text:style-name="P338" loext:marker-style-name="T2"><text:span text:style-name="T16"/></text:p>
      <text:p text:style-name="P338" loext:marker-style-name="T2"><text:span text:style-name="T16">Ball Lightning (</text:span><text:span text:style-name="T2">eldritch)</text:span></text:p>
      <text:p text:style-name="P39"><text:span text:style-name="T45">1 →</text:span><text:span text:style-name="T46">11</text:span><text:span text:style-name="T45"><text:line-break/>2 → </text:span><text:span text:style-name="T46">13</text:span><text:span text:style-name="T45"><text:line-break/>3 → </text:span><text:span text:style-name="T46">15</text:span><text:span text:style-name="T45"><text:line-break/>4 → </text:span><text:span text:style-name="T46">17</text:span><text:span text:style-name="T45"><text:line-break/>5 → </text:span><text:span text:style-name="T46">18</text:span><text:span text:style-name="T16"><text:line-break/></text:span><text:span text:style-name="T30">Tooltip: Deals </text:span><text:span text:style-name="T50">moderate</text:span><text:span text:style-name="T30"> </text:span><text:span text:style-name="T50">lightning</text:span><text:span text:style-name="T30"> damage to one body part </text:span><text:span text:style-name="T50">with a chance to overload the enemy</text:span><text:span text:style-name="T30"><text:line-break/><text:line-break/>On use: (Casted </text:span><text:span text:style-name="T50">Ball Lightning</text:span><text:span text:style-name="T30"> at Y level) </text:span><text:span text:style-name="T50">You call a living orb of lightning to assault &lt;enemy&gt;</text:span><text:span text:style-name="T30">, dealing X </text:span><text:span text:style-name="T50">lightning </text:span><text:span text:style-name="T30">damage t</text:span><text:span text:style-name="T31">o &lt;bodypart&gt;</text:span><text:span text:style-name="T30">. &lt;if </text:span><text:span text:style-name="T50">overcharge</text:span><text:span text:style-name="T30">&gt; </text:span><text:span text:style-name="T50">&lt;enemy&gt; becomes charged with harmful energy!</text:span><text:span text:style-name="T30"><text:line-break/><text:line-break/></text:span><text:span text:style-name="T31">Formula: base +</text:span><text:span text:style-name="T50">0%</text:span><text:span text:style-name="T31"> </text:span><text:span text:style-name="T30"><text:line-break/></text:span></text:p>
      <text:p text:style-name="P338" loext:marker-style-name="T2"><text:span text:style-name="T2"/></text:p>
      <text:p text:style-name="P338" loext:marker-style-name="T16"><text:span text:style-name="T16">Lvl1: Deal </text:span><text:span text:style-name="T36">6</text:span><text:span text:style-name="T50">-16</text:span><text:span text:style-name="T16"> </text:span><text:span text:style-name="T50">(11) </text:span><text:span text:style-name="T16">lightning damage, 10% chance to overcharge<text:line-break/>Lvl2: Deal </text:span><text:span text:style-name="T50">7-19 (13)</text:span><text:span text:style-name="T16"> lightning damage, 10% chance to overcharge</text:span></text:p>
      <text:p text:style-name="P338" loext:marker-style-name="T16"><text:span text:style-name="T16">Lvl3: Deal </text:span><text:span text:style-name="T50">9-21 (15)</text:span><text:span text:style-name="T16"> lightning damage, 15% chance to overcharge</text:span></text:p>
      <text:p text:style-name="P338" loext:marker-style-name="T16"><text:span text:style-name="T16">Lvl4: Deal </text:span><text:span text:style-name="T50">11-23 (17)</text:span><text:span text:style-name="T16"> lightning damage, 20% chance to overcharge</text:span></text:p>
      <text:p text:style-name="P338" loext:marker-style-name="T16"><text:span text:style-name="T16">Lvl5: Deal </text:span><text:span text:style-name="T50">12-24 (18)</text:span><text:span text:style-name="T16"> lightning damage, 25% chance to overcharge</text:span></text:p>
      <text:p text:style-name="P338" loext:marker-style-name="T16"><text:soft-page-break/><text:span text:style-name="T16"/></text:p>
      <text:p text:style-name="P120">TAGS: SPELL | <text:span text:style-name="T102">LIGHTNING</text:span> | <text:span text:style-name="T103">ELDRITCH | OVERCHARGE<text:line-break/></text:span><text:span text:style-name="T79">GENERIC:<text:line-break/>Perks:</text:span></text:p>
      <text:p text:style-name="P120">Supposed to Rot: +0,2 dmg multi per necrotic limb</text:p>
      <text:p text:style-name="P120">Herald of salvation: -0,05 dmg multi</text:p>
      <text:p text:style-name="P149">Reckless: +0,05 dmg multi per cloth or empty armor slot</text:p>
      <text:p text:style-name="P319">Shatter: <text:s/>+0,05 dmg mult per turn enemy has been chilled</text:p>
      <text:p text:style-name="P187">Fatal Curse: +0,1 mult against cursed enemies</text:p>
      <text:p text:style-name="P187"/>
      <text:p text:style-name="P126">Weapons:</text:p>
      <text:p text:style-name="P137">Daevas capricionsouness: 10% to 25% of random fire/cold/light</text:p>
      <text:p text:style-name="P138">Demongrip: 25% as fire</text:p>
      <text:p text:style-name="P138">Hellsiege: 25% as fire</text:p>
      <text:p text:style-name="P138">Desert wind: 15% as fire</text:p>
      <text:p text:style-name="P138">Marids gift: 15% as cold</text:p>
      <text:p text:style-name="P138">Eventide: 35% as cold</text:p>
      <text:p text:style-name="P138">Thurizas: 35% as light</text:p>
      <text:p text:style-name="P138">Crescent Moon: 15% as magic</text:p>
      <text:p text:style-name="P138">Cuchaviva: 15% as magic</text:p>
      <text:p text:style-name="P138"/>
      <text:p text:style-name="P155">Items:</text:p>
      <text:p text:style-name="P137">Cleanser of the unholy: 10% as fire</text:p>
      <text:p text:style-name="P138">Voice of the Storm: 15% as lightning</text:p>
      <text:p text:style-name="P144">Acolyte of the damned: 15% as magic</text:p>
      <text:p text:style-name="P138">Essence Spike: 8% as magic</text:p>
      <text:p text:style-name="P138">Hourglass of reshaping: 8% as magic</text:p>
      <text:p text:style-name="P120"><text:span text:style-name="T84">Zircon ring: 5% added as magic</text:span><text:span text:style-name="T79"><text:line-break/></text:span>Poisoner’s Precaution: 20% chance to poison</text:p>
      <text:p text:style-name="P99">The Stampede: +0,02 dmg multi per initiative higher than enemy</text:p>
      <text:p text:style-name="P110">ruby ring: 3% of dmg as fire per affliction on enemy</text:p>
      <text:p text:style-name="P110">amber ring: +0,07 mult if at full endurance</text:p>
      <text:p text:style-name="P110">soapstone ring: +0,08 mult if enemy restrained</text:p>
      <text:p text:style-name="P110">jet: +0,2 mult</text:p>
      <text:p text:style-name="P55"><text:span text:style-name="T79"><text:line-break/>---------------------------<text:line-break/>SPELL<text:line-break/>Perks:<text:line-break/></text:span>Destructor: +0.1 dmg multi</text:p>
      <text:p text:style-name="P55"/>
      <text:p text:style-name="P33"><text:span text:style-name="T92">Consumables</text:span><text:span text:style-name="T91">:</text:span></text:p>
      <text:p text:style-name="P33"><text:span text:style-name="T92">Potion</text:span><text:span text:style-name="T91"> </text:span><text:span text:style-name="T92">of</text:span><text:span text:style-name="T91"> </text:span><text:span text:style-name="T92">bitterness</text:span><text:span text:style-name="T91">: 10% </text:span><text:span text:style-name="T92">as</text:span><text:span text:style-name="T91"> </text:span><text:span text:style-name="T92">cold</text:span></text:p>
      <text:p text:style-name="P33"><text:span text:style-name="T91">G </text:span><text:span text:style-name="T92">potion</text:span><text:span text:style-name="T91"> of </text:span><text:span text:style-name="T92">bitterness</text:span><text:span text:style-name="T91">: 25% as cold</text:span></text:p>
      <text:p text:style-name="P92">Elixir of bitterness: 5% as cold per stack</text:p>
      <text:p text:style-name="P33"><text:span text:style-name="T92">Potion</text:span><text:span text:style-name="T91"> </text:span><text:span text:style-name="T92">of</text:span><text:span text:style-name="T91"> </text:span><text:span text:style-name="T93">wrath</text:span><text:span text:style-name="T91">: 10% </text:span><text:span text:style-name="T92">as</text:span><text:span text:style-name="T91"> f</text:span><text:span text:style-name="T93">ire</text:span></text:p>
      <text:p text:style-name="P33"><text:span text:style-name="T91">G </text:span><text:span text:style-name="T92">potion</text:span><text:span text:style-name="T91"> of </text:span><text:span text:style-name="T93">wrath</text:span><text:span text:style-name="T91">: 25% as fire</text:span></text:p>
      <text:p text:style-name="P160">Elixir of wrath: 5% as fire per stack</text:p>
      <text:p text:style-name="P33"><text:span text:style-name="T92">Potion</text:span><text:span text:style-name="T91"> </text:span><text:span text:style-name="T92">of</text:span><text:span text:style-name="T91"> </text:span><text:span text:style-name="T93">hatred</text:span><text:span text:style-name="T91">: 10% </text:span><text:span text:style-name="T92">as</text:span><text:span text:style-name="T91"> </text:span><text:span text:style-name="T93">light</text:span></text:p>
      <text:p text:style-name="P33"><text:span text:style-name="T91">G </text:span><text:span text:style-name="T92">potion</text:span><text:span text:style-name="T91"> of </text:span><text:span text:style-name="T93">hatred</text:span><text:span text:style-name="T91">: 25% as lightning</text:span></text:p>
      <text:p text:style-name="P160"><text:soft-page-break/>Elixir of hatred: 5% as lightning per stack</text:p>
      <text:p text:style-name="P33"><text:span text:style-name="T91"/></text:p>
      <text:p text:style-name="P86">Weapons:</text:p>
      <text:p text:style-name="P80">Crescent moon: After an attack crits, this deals +0,25 dmg multi</text:p>
      <text:p text:style-name="P80"/>
      <text:p text:style-name="P73"><text:span text:style-name="T80">Equipment</text:span>:</text:p>
      <text:p text:style-name="P55">Acolyte of the damned: spend 5% of currend end and half that to dmg</text:p>
      <text:p text:style-name="P80">Kinetic absorber: -1 to cd when you block</text:p>
      <text:p text:style-name="P62">Pledge of blood: if at max end, remove 10% of it and gain +4 rating</text:p>
      <text:p text:style-name="P62">Hourglass of reshaping: +0,05 dmg mult per spell on cd</text:p>
      <text:p text:style-name="P62">ancient puzzle box: if last use of spell, then +0,1 mult and +2 rating</text:p>
      <text:p text:style-name="P62">topaz ring: next attack deals 10% extra as lightning</text:p>
      <text:p text:style-name="P62">pearl ring: if first spell of combat, +3 rating</text:p>
      <text:p text:style-name="P62">nacre: 15% chance of not going into cd</text:p>
      <text:p text:style-name="P62">-------------------------------------------------------------</text:p>
      <text:p text:style-name="P269">LIGHTNING</text:p>
      <text:p text:style-name="P247">Perks:</text:p>
      <text:p text:style-name="P253"><text:span text:style-name="T103">Electromancer</text:span>: Minimum level 2</text:p>
      <text:p text:style-name="P254"><text:span text:style-name="T103">Storm</text:span>walker: +0,1 dmg multi</text:p>
      <text:p text:style-name="P253"><text:span text:style-name="T95">Pyromancer</text:span>: -1 to maximum level</text:p>
      <text:p text:style-name="P253"><text:span text:style-name="T103">Lich:</text:span> -1 to maximum level</text:p>
      <text:p text:style-name="P259"/>
      <text:p text:style-name="P242">Weapons:</text:p>
      <text:p text:style-name="P259"/>
      <text:p text:style-name="P259"/>
      <text:p text:style-name="P264"><text:span text:style-name="T80">Equipment</text:span>:</text:p>
      <text:p text:style-name="P259">Hand of the vizier: +1 to rating, next attack deals 10% extra dmg as <text:span text:style-name="T103">light</text:span></text:p>
      <text:p text:style-name="P259">------------------------------------------------------------------</text:p>
      <text:p text:style-name="P308">ELDRITCH</text:p>
      <text:p text:style-name="P293">Perks:</text:p>
      <text:p text:style-name="P296"><text:span text:style-name="T90">Occultist</text:span>: +2 to rating</text:p>
      <text:p text:style-name="P308">Toying with madness: -2 to +4 rating (at random)</text:p>
      <text:p text:style-name="P296"/>
      <text:p text:style-name="P299">Weapons:</text:p>
      <text:p text:style-name="P299"/>
      <text:p text:style-name="P302"/>
      <text:p text:style-name="P305"><text:span text:style-name="T80">Equipment</text:span>:</text:p>
      <text:p text:style-name="P296">Sorcerer’s Pledge: <text:span text:style-name="T78">+1 to rating if </text:span><text:span text:style-name="T90">eldritch</text:span></text:p>
      <text:p text:style-name="P296">Sorcerer’s Pledge: -0,1 dmg multi <text:span text:style-name="T78">if not </text:span><text:span text:style-name="T90">eldritch</text:span></text:p>
      <text:p text:style-name="P299"><text:span text:style-name="T90">forbidden tome</text:span>: +<text:span text:style-name="T89">2</text:span> rating, <text:span text:style-name="T90">applies random affliction to you and enemy</text:span></text:p>
      <text:p text:style-name="P311">mirror mask: +2 rating, removes afflictions and copies onto enemy</text:p>
      <text:p text:style-name="P311">------------------------------------------------</text:p>
      <text:p text:style-name="P312">OVERCHARGE<text:line-break/><text:line-break/>Perks:<text:line-break/>Closed circuit: Overcharge dmg has a 3% chance to stun<text:line-break/>Living battery: -0,5 mult for overcharge, overcharge triggers on basic attacks</text:p>
      <text:p text:style-name="P312"/>
      <text:p text:style-name="P313">Weapons:<text:line-break/><text:soft-page-break/><text:line-break/>Equipment:<text:line-break/>Voice of the storm: Overcharge +0,3 mult</text:p>
      <text:p text:style-name="P313">azurite ring: 33% for overcharge trigger to seal</text:p>
      <text:p text:style-name="P313"/>
      <text:p text:style-name="P338" loext:marker-style-name="T1"><text:span text:style-name="T1">Lightning Rituals:</text:span><text:span text:style-name="T1"/></text:p>
      <text:p text:style-name="P337" loext:marker-style-name="T1"/>
      <text:p text:style-name="P338" loext:marker-style-name="T2"><text:span text:style-name="T16">Storm Cloud (</text:span><text:span text:style-name="T2">Nature)</text:span></text:p>
      <text:p text:style-name="P338" loext:marker-style-name="T16"><text:span text:style-name="T16">Lvl1: Creates a cloud over your camp. Whenever you cast a spell, the cloud bolts the enemy for X lightning damage. Lasts 4 hours. Misshap: Take lightning damage<text:line-break/>Lvl2: Creates a cloud over your camp. Whenever you cast a spell, the cloud bolts the enemy for X lightning damage. Lasts 4 hours. Misshap: Take lightning damage<text:line-break/>Lvl3: Creates a cloud over your camp. Whenever you cast a spell, the cloud bolts the enemy for X lightning damage. Lasts 6 hours. Misshap: Take lightning damage<text:line-break/>Lvl4: Creates a cloud over your camp. Whenever you cast a spell, the cloud bolts the enemy for X lightning damage. Lasts 8 hours. Misshap: Take lightning damage</text:span><text:span text:style-name="T16"/></text:p>
      <text:p text:style-name="P338" loext:marker-style-name="T16"><text:span text:style-name="T16">Lvl5: Creates a cloud over your camp. Whenever you cast a spell, the cloud bolts the enemy for X lightning damage. Lasts 10 hours. Misshap: Take lightning damage<text:line-break/><text:line-break/>Discharge Field (</text:span><text:span text:style-name="T2">arcane)<text:line-break/></text:span><text:span text:style-name="T16">Lvl1: Surround your camp with agitated particles, causing ambushing enemies to take X lightning damage and be overcharged. Misshap: Take lightning damage<text:line-break/>Lvl2: Surround your camp with agitated particles, causing ambushing enemies to take X lightning damage and be overcharged. Misshap: Take lightning damage<text:line-break/>Lvl3: Surround your camp with agitated particles, causing ambushing enemies to take X lightning damage and be overcharged. Misshap: Take lightning damage<text:line-break/>Lvl4: Surround your camp with agitated particles, causing ambushing enemies to take X lightning damage and be overcharged. Misshap: Take lightning damage<text:line-break/>Lvl5: Surround your camp with agitated particles, causing ambushing enemies to take X lightning damage and be overcharged. Misshap: Take lightning damage<text:line-break/></text:span></text:p>
      <text:p text:style-name="P338" loext:marker-style-name="T16"><text:span text:style-name="T16">Aura of Conductivity (</text:span><text:span text:style-name="T2">Divine)<text:line-break/></text:span><text:span text:style-name="T16">Lvl1: At the end of your turn, deal X lightning damage to enemies. Only one aura can be active at a time. Lasts until next rest. Mishap: Take lightning damage</text:span></text:p>
      <text:p text:style-name="P338" loext:marker-style-name="T16"><text:span text:style-name="T16">Lvl2: At the end of your turn, deal X lightning damage to enemies. Only one aura can be active at a time. Lasts until next rest. Mishap: Take lightning damage</text:span><text:span text:style-name="T16"/></text:p>
      <text:p text:style-name="P338" loext:marker-style-name="T16"><text:span text:style-name="T16">Lvl3: At the end of your turn, deal X lightning damage to enemies with a 15% chance to overcharge. Only one aura can be active at a time. Lasts until next rest. Mishap: Take lightning damage</text:span><text:span text:style-name="T2"><text:line-break/></text:span><text:span text:style-name="T16">Lvl4: At the end of your turn, deal X lightning damage to enemies with a 20% chance to overcharge. Only one aura can be active at a time. Lasts until next rest. Mishap: Take lightning damage</text:span><text:span text:style-name="T2"><text:line-break/></text:span><text:span text:style-name="T16">Lvl5: At the end of your turn, deal X lightning damage to enemies with a 25% chance to overcharge. Only one aura can be active at a time. Lasts until next rest. Mishap: Take lightning damage</text:span></text:p>
      <text:p text:style-name="P334" loext:marker-style-name="T16"/>
      <text:p text:style-name="P338" loext:marker-style-name="T16"><text:span text:style-name="T16">Voltaxic Glyph (</text:span><text:span text:style-name="T2">arcane)<text:line-break/></text:span><text:span text:style-name="T16">Lvl1: Inscribe a weapon with lightning magic, causing your attacks and skills with it to deal an additional 10% damage as lightning and granting it +10% crit damage. Only one glyph can be active per weapon at a time. Lasts until the next rest. Mishap: Destroy weapon<text:line-break/>Lvl2: Inscribe a weapon with lightning magic, causing your attacks and skills with it to deal an additional 15% damage as lightning and granting it +10% crit damage. Only one glyph can be active </text:span><text:soft-page-break/><text:span text:style-name="T16">per weapon at a time. Lasts until the next rest. Mishap: Destroy weapon<text:line-break/>Lvl3: Inscribe a weapon with lightning magic, causing your attacks and skills with it to deal an additional 20% damage as lightning and granting it +12% crit damage. Only one glyph can be active per weapon at a time. Lasts until the next rest. Mishap: Destroy weapon<text:line-break/>Lvl4: Inscribe a weapon with lightning magic, causing your attacks and skills with it to deal an additional 25% damage as lightning and granting it +15% crit damage. Only one glyph can be active per weapon at a time. Lasts until the next rest. Mishap: Destroy weapon</text:span></text:p>
      <text:p text:style-name="P338" loext:marker-style-name="T16"><text:span text:style-name="T16">Lvl5: Inscribe a weapon with lightning magic, causing your attacks and skills with it to deal an additional 30% damage as lightning and granting it +18% crit damage. Only one glyph can be active per weapon at a time. Lasts until the next rest. Mishap: Destroy weapon</text:span><text:span text:style-name="T16"/></text:p>
      <text:p text:style-name="P334" loext:marker-style-name="T16"/>
      <text:p text:style-name="P338" loext:marker-style-name="T16"><text:span text:style-name="T16">Storm Aegis (</text:span><text:span text:style-name="T2">arcane</text:span><text:span text:style-name="T16">)</text:span></text:p>
      <text:p text:style-name="P338" loext:marker-style-name="T16"><text:span text:style-name="T16">Lvl1: Cover yourself with crackling lightning, granting you X lightning thorns. Only one aegis can be active at a time. Lasts until the next rest. Mishap: Reduce lightning resistance</text:span><text:span text:style-name="T16"/></text:p>
      <text:p text:style-name="P338" loext:marker-style-name="T16"><text:span text:style-name="T16">Lvl2: Cover yourself with crackling lightning, granting you X lightning thorns. Only one aegis can be active at a time. Lasts until the next rest. Mishap: Reduce lightning resistance</text:span><text:span text:style-name="T16"/></text:p>
      <text:p text:style-name="P338" loext:marker-style-name="T16"><text:span text:style-name="T16">Lvl3: Cover yourself with crackling lightning, granting you X lightning thorns, with a 5% chance to paralyze the attacking limb. Only one aegis can be active at a time. Lasts until the next rest. Mishap: Reduce lightning resistance</text:span><text:span text:style-name="T16"/></text:p>
      <text:p text:style-name="P338" loext:marker-style-name="T16"><text:span text:style-name="T16">Lvl4: Cover yourself with crackling lightning, granting you X lightning thorns, with a 8% chance to paralyze the attacking limb. Only one aegis can be active at a time. Lasts until the next rest. Mishap: Reduce lightning resistance</text:span><text:span text:style-name="T16"/></text:p>
      <text:p text:style-name="P338" loext:marker-style-name="T16"><text:span text:style-name="T16">Lvl5: Cover yourself with crackling lightning, granting you X lightning thorns, with a 10% chance to paralyze the attacking limb. Only one aegis can be active at a time. Lasts until the next rest. Mishap: Reduce lightning resistance</text:span><text:span text:style-name="T16"/></text:p>
      <text:p text:style-name="P334" loext:marker-style-name="T16"/>
      <text:p text:style-name="P338" loext:marker-style-name="T16"><text:span text:style-name="T16">Impundulu Form </text:span><text:span text:style-name="T2">(switches body parts to a new set) (eldritch)</text:span><text:span text:style-name="T16">:<text:line-break/>Lvl1: Does nothing. Mishap: Summon hostile elemental<text:line-break/>Lvl2: Does nothing. Mishap: Summon hostile elemental<text:line-break/>Lvl3: Transform yourself into a Impundulu. Only one form can be active at a time. Mishap: Summon hostile elemental<text:line-break/>Lvl4: Transform yourself into a Impundulu Only one form can be active at a time. 5% of permanent changes. Mishap: Summon hostile elemental<text:line-break/>Lvl5: Transform yourself into a Impundulu.Only one form can be active at a time. 10% of permanent changes. Mishap: Summon hostile elemental<text:line-break/></text:span></text:p>
      <text:p text:style-name="P336" loext:marker-style-name="T16">Defy the Heavens (<text:span text:style-name="T55">infernal)<text:line-break/></text:span><text:span text:style-name="T56">Lvl1: Does nothing. Misshap: Permanently reduce one random stat.</text:span></text:p>
      <text:p text:style-name="P336" loext:marker-style-name="T16"><text:span text:style-name="T56">Lvl2: Does nothing. Misshap: Permanently reduce one random stat.<text:line-break/>Lvl3: Permanently gain 1 faith (up to 18). Misshap: Permanently reduce one random stat.<text:line-break/>Lvl4: Permanently gain 1 faith (up to 20) Misshap: Permanently reduce one random stat.<text:line-break/>Lvl5: Permanently gain 1 faith (up to 22) Misshap: Permanently reduce one random stat.</text:span></text:p>
      <text:p text:style-name="P343" loext:marker-style-name="T16"><text:span text:style-name="T1"/></text:p>
      <text:p text:style-name="P337" loext:marker-style-name="T1"/>
      <text:p text:style-name="P338" loext:marker-style-name="T16"><text:span text:style-name="T1">Necromancy spells:</text:span><text:span text:style-name="T1"/></text:p>
      <text:p text:style-name="P334" loext:marker-style-name="T16"/>
      <text:p text:style-name="P338" loext:marker-style-name="T16"><text:span text:style-name="T16">Bone Knife (</text:span><text:span text:style-name="T2">arcane)</text:span></text:p>
      <text:p text:style-name="P338" loext:marker-style-name="T16"><text:span text:style-name="T16">Lvl1: Deal X damage<text:line-break/>Lvl2: Deal X damage</text:span><text:span text:style-name="T16"/></text:p>
      <text:p text:style-name="P338" loext:marker-style-name="T16"><text:soft-page-break/><text:span text:style-name="T16">Lvl3: Deal X damage, 20% chance to bleed for 12% of damage over 3 turns</text:span><text:span text:style-name="T16"/></text:p>
      <text:p text:style-name="P338" loext:marker-style-name="T16"><text:span text:style-name="T16">Lvl4: Deal X damage, 30% chance to bleed for 12% of damage over 3 turns</text:span><text:span text:style-name="T16"/></text:p>
      <text:p text:style-name="P338" loext:marker-style-name="T16"><text:span text:style-name="T16">Lvl5: Deal X damage, 40% chance to bleed for 12% of damage over 3 turns</text:span><text:span text:style-name="T16"/></text:p>
      <text:p text:style-name="P334" loext:marker-style-name="T16"/>
      <text:p text:style-name="P338" loext:marker-style-name="T16"><text:span text:style-name="T16">Drain Blood (</text:span><text:span text:style-name="T2">Infernal)</text:span></text:p>
      <text:p text:style-name="P338" loext:marker-style-name="T16"><text:span text:style-name="T16">Lvl1: Deal X damage and recover 10% of damage dealt as endurance<text:line-break/>Lvl2: Deal X damage and recover 10% of damage dealt as endurance</text:span><text:span text:style-name="T16"/></text:p>
      <text:p text:style-name="P338" loext:marker-style-name="T16"><text:span text:style-name="T16">Lvl3: Deal X damage and recover 15% of damage dealt as endurance</text:span><text:span text:style-name="T16"/></text:p>
      <text:p text:style-name="P338" loext:marker-style-name="T16"><text:span text:style-name="T16">Lvl4: Deal X damage and recover 20% of damage dealt as endurance</text:span><text:span text:style-name="T16"/></text:p>
      <text:p text:style-name="P338" loext:marker-style-name="T16"><text:span text:style-name="T16">Lvl5: Deal X damage and recover 25% of damage dealt as endurance</text:span><text:span text:style-name="T16"/></text:p>
      <text:p text:style-name="P334" loext:marker-style-name="T16"/>
      <text:p text:style-name="P338" loext:marker-style-name="T1"><text:span text:style-name="T16">Ghostly Touch (</text:span><text:span text:style-name="T2">eldritch)</text:span></text:p>
      <text:p text:style-name="P338" loext:marker-style-name="T16"><text:span text:style-name="T16">Lvl1: Deal X magic damage with </text:span><text:span text:style-name="T24">30</text:span><text:span text:style-name="T16">% to curse<text:line-break/>Lvl2: Deal X magic damage with </text:span><text:span text:style-name="T24">30</text:span><text:span text:style-name="T16">% to curse</text:span></text:p>
      <text:p text:style-name="P338" loext:marker-style-name="T16"><text:span text:style-name="T16">Lvl3: Deal X magic damage with </text:span><text:span text:style-name="T24">35</text:span><text:span text:style-name="T16">% to curse</text:span></text:p>
      <text:p text:style-name="P338" loext:marker-style-name="T16"><text:span text:style-name="T16">Lvl4: Deal X magic damage with </text:span><text:span text:style-name="T24">40</text:span><text:span text:style-name="T16">% to curse</text:span></text:p>
      <text:p text:style-name="P338" loext:marker-style-name="T16"><text:span text:style-name="T16">Lvl5: Deal X magic damage with </text:span><text:span text:style-name="T24">4</text:span><text:span text:style-name="T16">5% to curse</text:span></text:p>
      <text:p text:style-name="P337" loext:marker-style-name="T1"/>
      <text:p text:style-name="P28" loext:marker-style-name="T1"><text:span text:style-name="T24">Decay</text:span><text:span text:style-name="T16"> (</text:span><text:span text:style-name="T7">infernal</text:span><text:span text:style-name="T2">)</text:span></text:p>
      <text:p text:style-name="P28" loext:marker-style-name="T16"><text:span text:style-name="T16">Lvl1: Deal X </text:span><text:span text:style-name="T24">damage plus 2% of max endurance</text:span><text:span text:style-name="T16"><text:line-break/>Lvl2: Deal X </text:span><text:span text:style-name="T24">damage plus 2% of max endurance</text:span></text:p>
      <text:p text:style-name="P28" loext:marker-style-name="T16"><text:span text:style-name="T16">Lvl3: Deal X </text:span><text:span text:style-name="T24">damage plus 3% of max endurance</text:span></text:p>
      <text:p text:style-name="P28" loext:marker-style-name="T16"><text:span text:style-name="T16">Lvl4: Deal X </text:span><text:span text:style-name="T24">damage plus 4% of max endurance</text:span></text:p>
      <text:p text:style-name="P28" loext:marker-style-name="T16"><text:span text:style-name="T16">Lvl</text:span><text:span text:style-name="T24">5</text:span><text:span text:style-name="T16">: Deal X </text:span><text:span text:style-name="T24">damage plus 5% of max endurance</text:span></text:p>
      <text:p text:style-name="P337" loext:marker-style-name="T1"/>
      <text:p text:style-name="P337" loext:marker-style-name="T1"/>
      <text:p text:style-name="P338" loext:marker-style-name="T1"><text:span text:style-name="T1">Necromancy rituals:</text:span><text:span text:style-name="T1"/></text:p>
      <text:p text:style-name="P337" loext:marker-style-name="T1"/>
      <text:p text:style-name="P338" loext:marker-style-name="T1"><text:span text:style-name="T16">Unhallowed Ground (</text:span><text:span text:style-name="T2">Infernal</text:span><text:span text:style-name="T16">)</text:span></text:p>
      <text:p text:style-name="P338" loext:marker-style-name="T16"><text:span text:style-name="T16">Lvl1: Corrupts the ground around your camp. Whenever a creature reaches 4% endurance, it dies. Misshap: Take damage<text:line-break/>Lvl2: Corrupts the ground around your camp. Whenever a creature reaches 6% endurance, it dies. Misshap: Take damage<text:line-break/>Lvl3: Corrupts the ground around your camp. Whenever an enemy reaches 8% or you reach 4% endurance, it dies. Misshap: Take damage<text:line-break/>Lvl4: Corrupts the ground around your camp. Whenever an enemy reaches 10% or you reach 3% endurance, it dies. Misshap: Take damage</text:span><text:span text:style-name="T16"/></text:p>
      <text:p text:style-name="P338" loext:marker-style-name="T1"><text:span text:style-name="T16">Lvl5: Corrupts the ground around your camp. Whenever an enemy reaches 12% or you reach 1% endurance, it dies. Misshap: Take damage<text:line-break/></text:span><text:span text:style-name="T1"/></text:p>
      <text:p text:style-name="P338" loext:marker-style-name="T2"><text:span text:style-name="T16">Bone Aegis (</text:span><text:span text:style-name="T2">arcane)</text:span></text:p>
      <text:p text:style-name="P338" loext:marker-style-name="T16"><text:span text:style-name="T16">Lvl1: Cover yourself with an armor of bone that has X hit points. 30% of all damage taken is absorbed by Bone Aegis instead. Whenever you kill a creature, add 5% of its Endurance to Bone Aegis. Only one aegis can be active at a time. Lasts until the next rest. Mishap: Reduce your armor</text:span><text:span text:style-name="T16"/></text:p>
      <text:p text:style-name="P338" loext:marker-style-name="T16"><text:span text:style-name="T16">Lvl2: Cover yourself with an armor of bone that has X hit points. 30% of all damage taken is absorbed by Bone Aegis instead. Whenever you kill a creature, add 8% of its Endurance to Bone Aegis. Only one aegis can be active at a time. Lasts until the next rest. Mishap: Reduce your armor</text:span><text:span text:style-name="T16"/></text:p>
      <text:p text:style-name="P338" loext:marker-style-name="T16"><text:span text:style-name="T16">Lvl3: Cover yourself with an armor of bone that has X hit points. 33% of all damage taken is absorbed by Bone Aegis instead. Whenever you kill a creature, add 10% of its Endurance to Bone Aegis. Only </text:span><text:soft-page-break/><text:span text:style-name="T16">one aegis can be active at a time. Lasts until the next rest. Mishap: Reduce your armor</text:span><text:span text:style-name="T16"/></text:p>
      <text:p text:style-name="P338" loext:marker-style-name="T16"><text:span text:style-name="T16">Lvl4: Cover yourself with an armor of bone that has X hit points. 37% of all damage taken is absorbed by Bone Aegis instead. Whenever you kill a creature, add 12% of its Endurance to Bone Aegis. Only one aegis can be active at a time. Lasts until the next rest. Mishap: Reduce your armor</text:span><text:span text:style-name="T16"/></text:p>
      <text:p text:style-name="P338" loext:marker-style-name="T2"><text:span text:style-name="T16">Lvl5: Cover yourself with an armor of bone that has X hit points. 40% of all damage taken is absorbed by Bone Aegis instead. Whenever you kill a creature, add 15% of its Endurance to Bone Aegis. Only one aegis can be active at a time. Lasts until the next rest. Mishap: Reduce your armor</text:span><text:span text:style-name="T2"/></text:p>
      <text:p text:style-name="P334" loext:marker-style-name="T16"/>
      <text:p text:style-name="P338" loext:marker-style-name="T16"><text:span text:style-name="T16">Zombie Ritual (</text:span><text:span text:style-name="T2">eldritch)</text:span></text:p>
      <text:p text:style-name="P338" loext:marker-style-name="T16"><text:span text:style-name="T16">Lvl1: Transform a ­­</text:span><text:span text:style-name="T2">necrotic</text:span><text:span text:style-name="T16"> limb into undead. Misshap: Destroy it instead.</text:span></text:p>
      <text:p text:style-name="P338" loext:marker-style-name="T16"><text:span text:style-name="T16">Lvl2: Transform a ­­</text:span><text:span text:style-name="T2">necrotic</text:span><text:span text:style-name="T16"> limb into undead. Misshap: Destroy it instead.</text:span></text:p>
      <text:p text:style-name="P338" loext:marker-style-name="T16"><text:span text:style-name="T16">Lvl3: Transform a ­­</text:span><text:span text:style-name="T2">necrotic</text:span><text:span text:style-name="T16"> limb into undead and restore 10% of its endurance. Misshap: Destroy it instead.</text:span></text:p>
      <text:p text:style-name="P338" loext:marker-style-name="T16"><text:span text:style-name="T16">Lvl4: Transform a ­­</text:span><text:span text:style-name="T2">necrotic</text:span><text:span text:style-name="T16"> limb into undead and restore 15% of its endurance. Misshap: Destroy it instead.</text:span></text:p>
      <text:p text:style-name="P338" loext:marker-style-name="T16"><text:span text:style-name="T16">Lvl5: Transform a ­­</text:span><text:span text:style-name="T2">necrotic</text:span><text:span text:style-name="T16"> limb into undead and restore 20% of its endurance. Misshap: Destroy it instead.</text:span></text:p>
      <text:p text:style-name="P334" loext:marker-style-name="T16"/>
      <text:p text:style-name="P338" loext:marker-style-name="T2"><text:span text:style-name="T16">Ghoul Form (</text:span><text:span text:style-name="T2">eldritch)</text:span></text:p>
      <text:p text:style-name="P338" loext:marker-style-name="T1"><text:span text:style-name="T16">Lvl1: Does nothing. Mishap: Summon hostile undead<text:line-break/>Lvl2: Does nothing. Mishap: Summon hostile undead<text:line-break/>Lvl3: Transform yourself into a Ghoul. Only one form can be active at a time. Mishap: Summon hostile undead<text:line-break/>Lvl4: Transform yourself into a Ghoul. Only one form can be active at a time. 5% of permanent changes. Mishap: Summon hostile undead<text:line-break/>Lvl5: Transform yourself into a Ghoul. Only one form can be active at a time. 10% of permanent changes. Mishap: Summon hostile undead<text:line-break/></text:span></text:p>
      <text:p text:style-name="P336" loext:marker-style-name="T16">Flesh Growth (<text:span text:style-name="T55">infernal)<text:line-break/></text:span><text:span text:style-name="T56">Lvl1: Does nothing. Misshap: Permanently reduce maximum endurance.</text:span></text:p>
      <text:p text:style-name="P336" loext:marker-style-name="T16"><text:span text:style-name="T56">Lvl2: Does nothing. Misshap: Permanently reduce maximum endurance.<text:line-break/>Lvl3: Permanently gain 2 maximum endurance (up to 110). Misshap: Permanently reduce maximum endurance.<text:line-break/>Lvl4: Permanently gain 3 maximum endurance (up to 120) Misshap: Permanently reduce maximum endurance.<text:line-break/>Lvl5: Permanently gain 4 max endurance (up to 130) Misshap: Permanently reduce maximum endurance.</text:span></text:p>
      <text:p text:style-name="P343" loext:marker-style-name="T16"><text:span text:style-name="T1"/></text:p>
      <text:p text:style-name="P3">Healing <text:span text:style-name="T75">spells</text:span>:</text:p>
      <text:p text:style-name="P6"/>
      <text:p text:style-name="P7">Cure Wounds (<text:span text:style-name="T55">divine)</text:span></text:p>
      <text:p text:style-name="P347" loext:marker-style-name="T16"><text:span text:style-name="T16">Lvl1: </text:span><text:span text:style-name="T17">Restore X endurance</text:span><text:span text:style-name="T16"><text:line-break/>Lvl2: </text:span><text:span text:style-name="T17">Restore X endurance</text:span></text:p>
      <text:p text:style-name="P347" loext:marker-style-name="T16"><text:span text:style-name="T16">Lvl3: </text:span><text:span text:style-name="T17">Restore X endurance</text:span><text:span text:style-name="T16">, </text:span><text:span text:style-name="T17">30</text:span><text:span text:style-name="T16">% </text:span><text:span text:style-name="T17">extra if under 40% endurance</text:span></text:p>
      <text:p text:style-name="P347" loext:marker-style-name="T16"><text:span text:style-name="T16">Lvl4: </text:span><text:span text:style-name="T17">Restore X endurance</text:span><text:span text:style-name="T16">, </text:span><text:span text:style-name="T17">30</text:span><text:span text:style-name="T16">% </text:span><text:span text:style-name="T17">extra if under 45% endurance</text:span></text:p>
      <text:p text:style-name="P347" loext:marker-style-name="T16"><text:span text:style-name="T16">Lvl5: </text:span><text:span text:style-name="T17">Restore X endurance</text:span><text:span text:style-name="T16">, </text:span><text:span text:style-name="T17">30</text:span><text:span text:style-name="T16">% </text:span><text:span text:style-name="T17">extra if under 50% endurance</text:span></text:p>
      <text:p text:style-name="P6"/>
      <text:p text:style-name="P7">Restoration (<text:span text:style-name="T55">divine)</text:span></text:p>
      <text:p text:style-name="P347" loext:marker-style-name="T16"><text:span text:style-name="T16">Lvl1: </text:span><text:span text:style-name="T17">Removes 1 affliction from </text:span><text:span text:style-name="T4">Bleed, Burn, Poison or Blind</text:span><text:span text:style-name="T16"><text:line-break/></text:span><text:soft-page-break/><text:span text:style-name="T16">Lvl2: </text:span><text:span text:style-name="T17">Removes 2 afflictions from </text:span><text:span text:style-name="T4">Bleed, Burn, Poison or Blind</text:span></text:p>
      <text:p text:style-name="P347" loext:marker-style-name="T16"><text:span text:style-name="T16">Lvl3: </text:span><text:span text:style-name="T17">Removes 3 afflictions</text:span></text:p>
      <text:p text:style-name="P347" loext:marker-style-name="T16"><text:span text:style-name="T16">Lvl4: </text:span><text:span text:style-name="T17">Removes 4 afflictions</text:span></text:p>
      <text:p text:style-name="P347" loext:marker-style-name="T16"><text:span text:style-name="T16">Lvl5: </text:span><text:span text:style-name="T17">Removes all afflictions</text:span></text:p>
      <text:p text:style-name="P6"/>
      <text:p text:style-name="P7">Regrowth (<text:span text:style-name="T55">nature)<text:line-break/></text:span><text:span text:style-name="T39">Lvl1: Restore 10% of missing endurance<text:line-break/>Lvl2: Restore 12% of missing endurance</text:span></text:p>
      <text:p text:style-name="P9"><text:span text:style-name="T16">Lvl3: </text:span><text:span text:style-name="T17">Restore 14% of missing endurance plus 2% of maximum endurance</text:span></text:p>
      <text:p text:style-name="P9"><text:span text:style-name="T16">Lvl4: </text:span><text:span text:style-name="T17">Restore 16% of missing endurance plus 3% of maximum endurance</text:span></text:p>
      <text:p text:style-name="P15">Lvl5: Restore 18% of missing endurance plus 4% of maximum endurance</text:p>
      <text:p text:style-name="P1"><text:span text:style-name="T62"/></text:p>
      <text:p text:style-name="P7">Recreate Organs <text:s/>(<text:span text:style-name="T55">eldritch)<text:line-break/></text:span><text:span text:style-name="T39">Lvl1: Recover X endurance. Start bleeding for 75% of healed amount<text:line-break/>Lvl2: Recover X endurance. Start bleeding for 75% of healed amount</text:span></text:p>
      <text:p text:style-name="P9"><text:span text:style-name="T16">Lvl3: </text:span><text:span text:style-name="T17">Recover X endurance. Start bleeding for 75% of healed amount</text:span></text:p>
      <text:p text:style-name="P9"><text:span text:style-name="T16">Lvl4:</text:span><text:span text:style-name="T17"> Recover X endurance. Start bleeding for 70% of healed amount</text:span></text:p>
      <text:p text:style-name="P15">Lvl5: Recover X endurance. Start bleeding for 65% of healed amount</text:p>
      <text:p text:style-name="P2"/>
      <text:p text:style-name="P4">Healing <text:span text:style-name="T75">rituals:<text:line-break/><text:line-break/></text:span><text:span text:style-name="T58">Hallowed Ground (</text:span><text:span text:style-name="T76">divine)</text:span></text:p>
      <text:p text:style-name="P348" loext:marker-style-name="T16"><text:span text:style-name="T16">Lvl1: </text:span><text:span text:style-name="T18">Blesses</text:span><text:span text:style-name="T16"> the ground around your camp. Whenever a</text:span><text:span text:style-name="T18">n undead</text:span><text:span text:style-name="T16"> creature </text:span><text:span text:style-name="T18">enters it, it takes 15% of its max endurance as damage</text:span><text:span text:style-name="T16">. Misshap: </text:span><text:span text:style-name="T18">Summon weak undead</text:span><text:span text:style-name="T16"><text:line-break/>Lvl2: </text:span><text:span text:style-name="T18">Blesses</text:span><text:span text:style-name="T16"> the ground around your camp. Whenever a</text:span><text:span text:style-name="T18">n undead</text:span><text:span text:style-name="T16"> creature </text:span><text:span text:style-name="T18">enters it, it takes 30% of its max endurance as damage</text:span><text:span text:style-name="T16">. Misshap: </text:span><text:span text:style-name="T18">Summon weak undead</text:span><text:span text:style-name="T16"><text:line-break/>Lvl3: </text:span><text:span text:style-name="T18">Blesses</text:span><text:span text:style-name="T16"> the ground around your camp. Whenever a</text:span><text:span text:style-name="T18">n undead</text:span><text:span text:style-name="T16"> creature </text:span><text:span text:style-name="T18">enters it, it takes 45% of its max endurance as damage and is stunned</text:span><text:span text:style-name="T16">. Misshap: </text:span><text:span text:style-name="T18">Summon weak undead</text:span><text:span text:style-name="T16"><text:line-break/>Lvl4: <text:s/></text:span><text:span text:style-name="T18">Blesses</text:span><text:span text:style-name="T16"> the ground around your camp. Whenever a</text:span><text:span text:style-name="T18">n undead</text:span><text:span text:style-name="T16"> creature </text:span><text:span text:style-name="T18">enters it, it takes 60% of its max endurance as damage and is stunned</text:span><text:span text:style-name="T16">. Misshap: </text:span><text:span text:style-name="T18">Summon weak undead</text:span></text:p>
      <text:p text:style-name="P348" loext:marker-style-name="T1"><text:span text:style-name="T16">Lvl5: </text:span><text:span text:style-name="T18">Blesses</text:span><text:span text:style-name="T16"> the ground around your camp. Whenever a</text:span><text:span text:style-name="T18">n undead</text:span><text:span text:style-name="T16"> creature </text:span><text:span text:style-name="T18">enters it, it dies</text:span><text:span text:style-name="T16">. Misshap: </text:span><text:span text:style-name="T18">Summon weak undead</text:span><text:span text:style-name="T16"><text:line-break/></text:span></text:p>
      <text:p text:style-name="P356" loext:marker-style-name="T1"><text:span text:style-name="T16">Regen</text:span><text:span text:style-name="T20">e</text:span><text:span text:style-name="T16">rate (</text:span><text:span text:style-name="T3">divine)</text:span></text:p>
      <text:p text:style-name="P348" loext:marker-style-name="T16"><text:span text:style-name="T16">Lvl1: </text:span><text:span text:style-name="T18">Recover 4 endurance per hour</text:span><text:span text:style-name="T16">. </text:span><text:span text:style-name="T18">Lasts 4 hours.</text:span><text:span text:style-name="T16"> Misshap: </text:span><text:span text:style-name="T18">Worsen an afflicted limb</text:span><text:span text:style-name="T16"><text:line-break/>Lvl2: </text:span><text:span text:style-name="T18">Recover 4 endurance per hour. Lasts 6 hours. Misshap: Worsen an afflicted limb</text:span><text:span text:style-name="T16"><text:line-break/>Lvl3: </text:span><text:span text:style-name="T18">Recover 5 endurance per hour. Lasts 8 hours. Misshap: Worsen an afflicted limb</text:span><text:span text:style-name="T16"><text:line-break/>Lvl4: </text:span><text:span text:style-name="T18">Recover 6 endurance per hour. Lasts 8 hours. Misshap: Worsen an afflicted limb</text:span></text:p>
      <text:p text:style-name="P348" loext:marker-style-name="T1"><text:span text:style-name="T16">Lvl5:</text:span><text:span text:style-name="T18"> Recover 7 endurance per hour. Lasts 8 hours. Misshap: Worsen an afflicted limb</text:span></text:p>
      <text:p text:style-name="P348" loext:marker-style-name="T1"><text:span text:style-name="T18"/></text:p>
      <text:p text:style-name="P356" loext:marker-style-name="T1"><text:span text:style-name="T16">Safe Refuge (</text:span><text:span text:style-name="T3">nature)</text:span></text:p>
      <text:p text:style-name="P348" loext:marker-style-name="T16"><text:span text:style-name="T16">Lvl1: </text:span><text:span text:style-name="T18">Resting is 20% more effective.</text:span><text:span text:style-name="T16"> Misshap: </text:span><text:span text:style-name="T18">Resting is 10% less effective</text:span><text:span text:style-name="T16"><text:line-break/>Lvl2: </text:span><text:span text:style-name="T18">Resting is 25% more effective. Misshap: Resting is 10% less effective</text:span><text:span text:style-name="T16"><text:line-break/>Lvl3: </text:span><text:span text:style-name="T18">Resting is 30% more effective and body parts can’t worsen. Misshap: Resting is 10% less effective</text:span><text:span text:style-name="T16"><text:line-break/>Lvl4:</text:span><text:span text:style-name="T18"> Resting is 35% more effective and body parts can’t worsen. Misshap: Resting is 10% less effective</text:span></text:p>
      <text:p text:style-name="P348" loext:marker-style-name="T1"><text:span text:style-name="T16">Lvl5:</text:span><text:span text:style-name="T18"> Resting is 40% more effective and body parts can’t worsen. Misshap: Resting is 10% less effective</text:span></text:p>
      <text:p text:style-name="P348" loext:marker-style-name="T1"><text:soft-page-break/><text:span text:style-name="T18"/></text:p>
      <text:p text:style-name="P357" loext:marker-style-name="T1"><text:span text:style-name="T18">R</text:span><text:span text:style-name="T16">ecreate Limbs (</text:span><text:span text:style-name="T3">eldritch)</text:span></text:p>
      <text:p text:style-name="P349" loext:marker-style-name="T16"><text:span text:style-name="T16">Lvl1: </text:span><text:span text:style-name="T19">Nothing happens</text:span><text:span text:style-name="T18">.</text:span><text:span text:style-name="T16"> Misshap: </text:span><text:span text:style-name="T19">Recover a destroyed limb as a </text:span><text:span text:style-name="T5">misshapen one</text:span><text:span text:style-name="T16"><text:line-break/>Lvl2: </text:span><text:span text:style-name="T19">Nothing happens</text:span><text:span text:style-name="T18">. Misshap: </text:span><text:span text:style-name="T19">Recover a destroyed limb as a </text:span><text:span text:style-name="T5">misshapen one</text:span><text:span text:style-name="T16"><text:line-break/>Lvl3: </text:span><text:span text:style-name="T19">Recover a destroyed limb.</text:span><text:span text:style-name="T18"> Misshap: </text:span><text:span text:style-name="T19">Recover a destroyed limb as a </text:span><text:span text:style-name="T5">misshapen one</text:span><text:span text:style-name="T16"><text:line-break/>Lvl4:</text:span><text:span text:style-name="T18"> </text:span><text:span text:style-name="T19">Recover up to 2 destroyed limbs.</text:span><text:span text:style-name="T18"> Misshap: </text:span><text:span text:style-name="T19">Recover a destroyed limb as a </text:span><text:span text:style-name="T5">misshapen one</text:span></text:p>
      <text:p text:style-name="P349" loext:marker-style-name="T1"><text:span text:style-name="T18">Lvl5: </text:span><text:span text:style-name="T19">Recover all destroyed limbs.</text:span><text:span text:style-name="T18"> Misshap: </text:span><text:span text:style-name="T19">Recover a destroyed limb as a </text:span><text:span text:style-name="T5">misshapen one</text:span></text:p>
      <text:p text:style-name="P349" loext:marker-style-name="T1"><text:span text:style-name="T18"/></text:p>
      <text:p text:style-name="P10"><text:span text:style-name="T65">Psionic </text:span><text:span text:style-name="T66">spells</text:span><text:span text:style-name="T64">:</text:span><text:span text:style-name="T62"><text:line-break/></text:span></text:p>
      <text:p text:style-name="P10"><text:span text:style-name="T21">Mind Needle</text:span><text:span text:style-name="T16"> (</text:span><text:span text:style-name="T6">arcane</text:span><text:span text:style-name="T2">)</text:span></text:p>
      <text:p text:style-name="P350" loext:marker-style-name="T16"><text:span text:style-name="T16">Lvl1: </text:span><text:span text:style-name="T21">Deal X damage of the type the enemy is more vulnerable </text:span><text:span text:style-name="T16"><text:line-break/>Lvl2: </text:span><text:span text:style-name="T21">Deal X damage of the type the enemy is more vulnerable </text:span></text:p>
      <text:p text:style-name="P350" loext:marker-style-name="T16"><text:span text:style-name="T16">Lvl3: </text:span><text:span text:style-name="T21">Deal X damage of the type the enemy is more vulnerable and reduce their resistance to it by 5%</text:span></text:p>
      <text:p text:style-name="P350" loext:marker-style-name="T16"><text:span text:style-name="T16">Lvl4: </text:span><text:span text:style-name="T21">Deal X damage of the type the enemy is more vulnerable and reduce their resistance to it by 8%</text:span></text:p>
      <text:p text:style-name="P10"><text:span text:style-name="T16">Lvl5: </text:span><text:span text:style-name="T21">Deal X damage of the type the enemy is more vulnerable and reduce their resistance to it by 10%</text:span></text:p>
      <text:p text:style-name="P10"><text:span text:style-name="T62"/></text:p>
      <text:p text:style-name="P12"><text:span text:style-name="T62">Incapacitate (</text:span><text:span text:style-name="T69">arcane)</text:span></text:p>
      <text:p text:style-name="P350" loext:marker-style-name="T16"><text:span text:style-name="T16">Lvl1: </text:span><text:span text:style-name="T21">Set a random affliction from Blind, Silence, Clumsy, Overcharge or Restrain </text:span><text:span text:style-name="T16"><text:line-break/>Lvl2: </text:span><text:span text:style-name="T21">Set a random affliction from Blind, Silence, Clumsy, Overcharge, Restrain or Stun</text:span></text:p>
      <text:p text:style-name="P350" loext:marker-style-name="T16"><text:span text:style-name="T16">Lvl3: </text:span><text:span text:style-name="T21">Set 2 random afflictions from Blind, Silence, Clumsy, Overcharge, Restrain or Stun</text:span></text:p>
      <text:p text:style-name="P350" loext:marker-style-name="T16"><text:span text:style-name="T16">Lvl4: </text:span><text:span text:style-name="T21">Set 3 random afflictions from Blind, Silence, Clumsy, Overcharge, Restrain or Stun</text:span></text:p>
      <text:p text:style-name="P16">Lvl5: Set 4 random afflictions from Blind, Silence, Clumsy, Overcharge, Restrain or Stun</text:p>
      <text:p text:style-name="P10"><text:span text:style-name="T21"/></text:p>
      <text:p text:style-name="P10"><text:span text:style-name="T21">Dominate</text:span><text:span text:style-name="T16"> (</text:span><text:span text:style-name="T6">eldritch</text:span><text:span text:style-name="T2">)</text:span></text:p>
      <text:p text:style-name="P350" loext:marker-style-name="T16"><text:span text:style-name="T16">Lvl1: </text:span><text:span text:style-name="T21">Use the last spell or skill your enemy used against them</text:span><text:span text:style-name="T16"><text:line-break/>Lvl2: </text:span><text:span text:style-name="T21">Use the last spell or skill your enemy used against them, 5% chance to seal it</text:span></text:p>
      <text:p text:style-name="P350" loext:marker-style-name="T16"><text:span text:style-name="T16">Lvl3: </text:span><text:span text:style-name="T21">Use the last spell or skill your enemy used against them, 20% chance to seal it</text:span></text:p>
      <text:p text:style-name="P350" loext:marker-style-name="T16"><text:span text:style-name="T16">Lvl4: </text:span><text:span text:style-name="T21">Use the last spell or skill your enemy used against them, 30% chance to seal it</text:span></text:p>
      <text:p text:style-name="P10"><text:span text:style-name="T16">Lvl5: </text:span><text:span text:style-name="T21">Use the last spell or skill your enemy used against them, 40% chance to seal it</text:span></text:p>
      <text:p text:style-name="P10"><text:span text:style-name="T62"/></text:p>
      <text:p text:style-name="P12"><text:span text:style-name="T62">Ravage mind (</text:span><text:span text:style-name="T69">eldritch)<text:line-break/></text:span><text:span text:style-name="T62">Lvl1: </text:span><text:span text:style-name="T71">Deal X damage. If the enemy attacks next turn, they take 10% of the damage dealt back as thorns</text:span></text:p>
      <text:p text:style-name="P11"><text:span text:style-name="T63">Lvl</text:span><text:span text:style-name="T71">2</text:span><text:span text:style-name="T63">: </text:span><text:span text:style-name="T71">Deal X damage. If the enemy attacks next turn, they take 10% of the damage dealt back as thorns</text:span></text:p>
      <text:p text:style-name="P11"><text:span text:style-name="T63">Lvl</text:span><text:span text:style-name="T71">3</text:span><text:span text:style-name="T63">: </text:span><text:span text:style-name="T71">Deal X damage. If the enemy attacks next turn, they take 15% of the damage dealt back as thorns</text:span></text:p>
      <text:p text:style-name="P11"><text:span text:style-name="T63">Lvl</text:span><text:span text:style-name="T71">4</text:span><text:span text:style-name="T63">: </text:span><text:span text:style-name="T71">Deal X damage. If the enemy attacks next turn, they take 20% of the damage dealt back as thorns</text:span></text:p>
      <text:p text:style-name="P11"><text:span text:style-name="T63">Lvl</text:span><text:span text:style-name="T71">5</text:span><text:span text:style-name="T63">: </text:span><text:span text:style-name="T71">Deal X damage. If the enemy attacks next turn, they take 25% of the damage dealt back as thorns</text:span></text:p>
      <text:p text:style-name="P11"><text:span text:style-name="T71"/></text:p>
      <text:p text:style-name="P11"><text:span text:style-name="T65">Psionic </text:span><text:span text:style-name="T66">rituals:</text:span></text:p>
      <text:p text:style-name="P11"><text:span text:style-name="T66"/></text:p>
      <text:p text:style-name="P5"><text:span text:style-name="T59">Mirror Image</text:span><text:span text:style-name="T58"> (</text:span><text:span text:style-name="T77">arcane</text:span><text:span text:style-name="T76">)</text:span></text:p>
      <text:p text:style-name="P27" loext:marker-style-name="T16"><text:span text:style-name="T16">Lvl1: </text:span><text:span text:style-name="T22">Create illusions of you to confuse attackers</text:span><text:span text:style-name="T16">. </text:span><text:span text:style-name="T22">The next attack that hits you misses. Lasts 8 hours.</text:span><text:span text:style-name="T16"> Misshap: </text:span><text:span text:style-name="T22">Take X damage</text:span><text:span text:style-name="T16"><text:line-break/></text:span><text:soft-page-break/><text:span text:style-name="T16">Lvl2: </text:span><text:span text:style-name="T22">Create illusions of you to confuse attackers. The next attack that hits you misses. Lasts 12 hours. Misshap: Take X damage</text:span><text:span text:style-name="T16"><text:line-break/>Lvl3: </text:span><text:span text:style-name="T22">Create illusions of you to confuse attackers. The next two attacks that hit you miss. Lasts 12 hours. Misshap: Take X damage</text:span><text:span text:style-name="T16"><text:line-break/>Lvl4: </text:span><text:span text:style-name="T22">Create illusions of you to confuse attackers. The next three attacks that hit you miss. Lasts 12 hours. Misshap: Take X damage</text:span></text:p>
      <text:p text:style-name="P27" loext:marker-style-name="T1"><text:span text:style-name="T16">Lvl5: </text:span><text:span text:style-name="T18"><text:s/></text:span><text:span text:style-name="T22">Create illusions of you to confuse attackers. The next four attacks that hit you miss. Lasts 12 hours. Misshap: Take X damage</text:span></text:p>
      <text:p text:style-name="P11"><text:span text:style-name="T71"/></text:p>
      <text:p text:style-name="P5"><text:span text:style-name="T59">Conceal</text:span><text:span text:style-name="T58"> (</text:span><text:span text:style-name="T77">arcane</text:span><text:span text:style-name="T76">)</text:span></text:p>
      <text:p text:style-name="P27" loext:marker-style-name="T16"><text:span text:style-name="T16">Lvl1: </text:span><text:span text:style-name="T22">Hide</text:span><text:span text:style-name="T16"> your camp, reducing chance of ambushes. </text:span><text:span text:style-name="T22">If you are ambushed, you always go first. </text:span><text:span text:style-name="T16">Lasts </text:span><text:span text:style-name="T22">3</text:span><text:span text:style-name="T16"> hours. Misshap: Call enemy to your location<text:line-break/>Lvl2: </text:span><text:span text:style-name="T22">Hide</text:span><text:span text:style-name="T16"> your camp, reducing chance of ambushes. </text:span><text:span text:style-name="T22">If you are ambushed, you always go first. </text:span><text:span text:style-name="T16">Lasts </text:span><text:span text:style-name="T22">4</text:span><text:span text:style-name="T16"> hours. Misshap: Call enemy to your location<text:line-break/>Lvl3: </text:span><text:span text:style-name="T22">Hide</text:span><text:span text:style-name="T16"> your camp, reducing chance of ambushes. </text:span><text:span text:style-name="T22">If you are ambushed, you always go first. </text:span><text:span text:style-name="T16">Lasts </text:span><text:span text:style-name="T22">5</text:span><text:span text:style-name="T16"> hours. Misshap: Call enemy to your location<text:line-break/>Lvl4: <text:s/></text:span><text:span text:style-name="T22">Hide</text:span><text:span text:style-name="T16"> your camp, reducing chance of ambushes. </text:span><text:span text:style-name="T22">If you are ambushed, you always go first. </text:span><text:span text:style-name="T16">Lasts </text:span><text:span text:style-name="T22">6</text:span><text:span text:style-name="T16"> hours. Misshap: Call enemy to your location</text:span></text:p>
      <text:p text:style-name="P17">Lvl5: Hide your camp, reducing chance of ambushes. If you are ambushed, you always go first. Lasts 8 hours. Misshap: Call enemy to your location</text:p>
      <text:p text:style-name="P27"><text:span text:style-name="T41"/></text:p>
      <text:p text:style-name="P40"><text:span text:style-name="T40">Face of Horror (</text:span><text:span text:style-name="T14">Eldritch</text:span><text:span text:style-name="T40">)</text:span></text:p>
      <text:p text:style-name="P27" loext:marker-style-name="T16"><text:span text:style-name="T16">Lvl1: </text:span><text:span text:style-name="T22">Transform your face into a hideous form</text:span><text:span text:style-name="T16">. </text:span><text:span text:style-name="T22">Enemies that attack you have a 30% chance of being blinded.</text:span><text:span text:style-name="T16"> Misshap: </text:span><text:span text:style-name="T22">Blind yourself</text:span><text:span text:style-name="T16"><text:line-break/>Lvl2: </text:span><text:span text:style-name="T22">Transform your face into a hideous form</text:span><text:span text:style-name="T16">. </text:span><text:span text:style-name="T22">Enemies that attack you have a 35% chance of being blinded.</text:span><text:span text:style-name="T16"> Misshap: </text:span><text:span text:style-name="T22">Blind yourself</text:span><text:span text:style-name="T16"><text:line-break/>Lvl3: </text:span><text:span text:style-name="T22">Transform your face into a hideous form</text:span><text:span text:style-name="T16">. </text:span><text:span text:style-name="T22">Enemies that attack you have a 40% chance of being blinded and neutralized.</text:span><text:span text:style-name="T16"> Misshap: </text:span><text:span text:style-name="T22">Blind yourself</text:span><text:span text:style-name="T16"><text:line-break/>Lvl</text:span><text:span text:style-name="T23">4</text:span><text:span text:style-name="T16">: </text:span><text:span text:style-name="T22">Transform your face into a hideous form</text:span><text:span text:style-name="T16">. </text:span><text:span text:style-name="T22">Enemies that attack you have a 45% chance of being blinded and neutralized.</text:span><text:span text:style-name="T16"> Misshap: </text:span><text:span text:style-name="T22">Blind yourself</text:span></text:p>
      <text:p text:style-name="P27" loext:marker-style-name="T16"><text:span text:style-name="T41">Lvl</text:span><text:span text:style-name="T42">5</text:span><text:span text:style-name="T41">: Transform your face into a hideous form. Enemies that attack you have a </text:span><text:span text:style-name="T42">5</text:span><text:span text:style-name="T41">0% chance of being blinded and neutralized. Misshap: Blind yourself</text:span></text:p>
      <text:p text:style-name="P27"><text:span text:style-name="T41"/></text:p>
      <text:p text:style-name="P41"><text:span text:style-name="T42">From Beyond</text:span><text:span text:style-name="T40"> (</text:span><text:span text:style-name="T14">Eldritch</text:span><text:span text:style-name="T40">)</text:span></text:p>
      <text:p text:style-name="P352" loext:marker-style-name="T16"><text:span text:style-name="T16">Lvl1: </text:span><text:span text:style-name="T23">Permanently modify yourself in unknowable ways (Can increase or reduce ANY stat permanently. At higher levels, the odds and amount of good results increase)</text:span><text:span text:style-name="T16"><text:line-break/></text:span></text:p>
      <text:p text:style-name="P27"><text:span text:style-name="T41"/></text:p>
      <text:p text:style-name="P27"><text:span text:style-name="T72"><text:line-break/></text:span><text:span text:style-name="T67">Transmutation </text:span><text:span text:style-name="T68">spells</text:span><text:span text:style-name="T67">:</text:span></text:p>
      <text:p text:style-name="P27"><text:span text:style-name="T67"/></text:p>
      <text:p text:style-name="P44"><text:span text:style-name="T67"/></text:p>
      <text:p text:style-name="P13"><text:span text:style-name="T74">Explosive armor</text:span><text:span text:style-name="T73"> (</text:span><text:span text:style-name="T70">arcane</text:span><text:span text:style-name="T73">)<text:line-break/>Lvl1: </text:span><text:span text:style-name="T74">Deal X damage plus 3% extra per every point of armor you have</text:span></text:p>
      <text:p text:style-name="P13"><text:span text:style-name="T73">Lvl</text:span><text:span text:style-name="T74">2</text:span><text:span text:style-name="T73">: </text:span><text:span text:style-name="T74">Deal X damage plus 3% extra per every point of armor you have</text:span></text:p>
      <text:p text:style-name="P13"><text:span text:style-name="T73">Lvl</text:span><text:span text:style-name="T74">3</text:span><text:span text:style-name="T73">: </text:span><text:span text:style-name="T74">Deal X damage plus 4% extra per every point of armor you have</text:span></text:p>
      <text:p text:style-name="P13"><text:span text:style-name="T73">Lvl</text:span><text:span text:style-name="T74">4</text:span><text:span text:style-name="T73">: </text:span><text:span text:style-name="T74">Deal X damage plus 5% extra per every point of armor you have</text:span></text:p>
      <text:p text:style-name="P13"><text:span text:style-name="T73">Lvl</text:span><text:span text:style-name="T74">5</text:span><text:span text:style-name="T73">: </text:span><text:span text:style-name="T74">Deal X damage plus 6% extra per every point of armor you have</text:span></text:p>
      <text:p text:style-name="P13"><text:span text:style-name="T68"/></text:p>
      <text:p text:style-name="P13"><text:soft-page-break/><text:span text:style-name="T68"/></text:p>
      <text:p text:style-name="P13"><text:span text:style-name="T74">Acid Blood</text:span><text:span text:style-name="T73"> (</text:span><text:span text:style-name="T70">infernal</text:span><text:span text:style-name="T73">)<text:line-break/>Lvl1: </text:span><text:span text:style-name="T71">Deal X damage </text:span><text:span text:style-name="T74">with a 40% chance to poison</text:span></text:p>
      <text:p text:style-name="P13"><text:span text:style-name="T73">Lvl</text:span><text:span text:style-name="T74">2</text:span><text:span text:style-name="T73">: </text:span><text:span text:style-name="T71">Deal X damage </text:span><text:span text:style-name="T74">with a 40% chance to poison</text:span></text:p>
      <text:p text:style-name="P13"><text:span text:style-name="T73">Lvl</text:span><text:span text:style-name="T74">3</text:span><text:span text:style-name="T73">: </text:span><text:span text:style-name="T71">Deal X damage </text:span><text:span text:style-name="T74">with a 45% chance to poison</text:span></text:p>
      <text:p text:style-name="P13"><text:span text:style-name="T73">Lvl</text:span><text:span text:style-name="T74">4</text:span><text:span text:style-name="T73">: </text:span><text:span text:style-name="T71">Deal X damage </text:span><text:span text:style-name="T74">with a 50% chance to poison</text:span></text:p>
      <text:p text:style-name="P13"><text:span text:style-name="T73">Lvl</text:span><text:span text:style-name="T74">5</text:span><text:span text:style-name="T73">: </text:span><text:span text:style-name="T71">Deal X damage </text:span><text:span text:style-name="T74">with a 55% chance to poison</text:span></text:p>
      <text:p text:style-name="P13"><text:span text:style-name="T74"/></text:p>
      <text:p text:style-name="P13"><text:span text:style-name="T74"/></text:p>
      <text:p text:style-name="P14"><text:span text:style-name="T62">Metamorph (</text:span><text:span text:style-name="T69">eldritch)<text:line-break/></text:span><text:span text:style-name="T62">Lvl1: Copy the last skill or spell used by the enemy. Until end of combat, this spell becomes it.</text:span></text:p>
      <text:p text:style-name="P8">Lvl2: Copy the last skill or spell used by the enemy. Until end of combat, this spell becomes it with 10% extra damage.</text:p>
      <text:p text:style-name="P8">Lvl3: Copy the last skill or spell used by the enemy. Until end of combat, this spell becomes it with 15% extra damage.</text:p>
      <text:p text:style-name="P8">Lvl4: Copy the last skill or spell used by the enemy. Until end of combat, this spell becomes it with 20% extra damage.</text:p>
      <text:p text:style-name="P8">Lvl5: Copy the last skill or spell used by the enemy. Until end of combat, this spell becomes it with 25% extra damage.</text:p>
      <text:p text:style-name="P14"><text:span text:style-name="T62"/></text:p>
      <text:p text:style-name="P14"><text:span text:style-name="T62"/></text:p>
      <text:p text:style-name="P28"><text:span text:style-name="T67">Transmutation </text:span><text:span text:style-name="T68">rituals</text:span><text:span text:style-name="T67">:</text:span></text:p>
      <text:p text:style-name="P28"><text:span text:style-name="T67"/></text:p>
      <text:p text:style-name="P42"><text:span text:style-name="T43">Transmute</text:span><text:span text:style-name="T40"> (</text:span><text:span text:style-name="T15">arcane</text:span><text:span text:style-name="T40">)</text:span></text:p>
      <text:p text:style-name="P353" loext:marker-style-name="T16"><text:span text:style-name="T16">Lvl1: </text:span><text:span text:style-name="T24">Convert an item into gold equal to its value</text:span><text:span text:style-name="T22">.</text:span><text:span text:style-name="T16"> Misshap: </text:span><text:span text:style-name="T24">Into lead instead</text:span><text:span text:style-name="T16"><text:line-break/>Lvl2: </text:span><text:span text:style-name="T24">Convert an item into gold equal to 105% of its value</text:span><text:span text:style-name="T22">.</text:span><text:span text:style-name="T24"> Misshap: Into lead instead</text:span><text:span text:style-name="T16"><text:line-break/>Lvl3: </text:span><text:span text:style-name="T24">Convert an item into gold equal to 110% of its value</text:span><text:span text:style-name="T22">.</text:span><text:span text:style-name="T24"> Misshap: Into lead instead</text:span><text:span text:style-name="T16"><text:line-break/>Lvl</text:span><text:span text:style-name="T23">4</text:span><text:span text:style-name="T16">: </text:span><text:span text:style-name="T25">C</text:span><text:span text:style-name="T24">onvert an item into gold equal to 11</text:span><text:span text:style-name="T25">5</text:span><text:span text:style-name="T24">% of its value</text:span><text:span text:style-name="T22">.</text:span><text:span text:style-name="T24"> Misshap: Into lead instead</text:span></text:p>
      <text:p text:style-name="P353" loext:marker-style-name="T16"><text:span text:style-name="T41">Lvl</text:span><text:span text:style-name="T42">5</text:span><text:span text:style-name="T41">: </text:span><text:span text:style-name="T44">C</text:span><text:span text:style-name="T43">onvert an item into gold equal to 1</text:span><text:span text:style-name="T44">2</text:span><text:span text:style-name="T43">0% of its value</text:span><text:span text:style-name="T41">.</text:span><text:span text:style-name="T43"> Misshap: Into lead instead</text:span></text:p>
      <text:p text:style-name="P28"><text:span text:style-name="T67"/></text:p>
      <text:p text:style-name="P42"><text:span text:style-name="T43">Chameleon Skin</text:span><text:span text:style-name="T40"> (</text:span><text:span text:style-name="T15">nature</text:span><text:span text:style-name="T40">)</text:span></text:p>
      <text:p text:style-name="P28" loext:marker-style-name="T16"><text:span text:style-name="T16">Lvl1: </text:span><text:span text:style-name="T24">Gain 10% resistance to all elements</text:span><text:span text:style-name="T22">.</text:span><text:span text:style-name="T16"> Misshap: </text:span><text:span text:style-name="T24">Lose it instead</text:span><text:span text:style-name="T16"><text:line-break/>Lvl2: </text:span><text:span text:style-name="T24">Gain 15% resistance to all elements</text:span><text:span text:style-name="T22">. Misshap: </text:span><text:span text:style-name="T24">Lose it instead</text:span><text:span text:style-name="T16"><text:line-break/>Lvl3: </text:span><text:span text:style-name="T24">Gain 20% resistance to all elements</text:span><text:span text:style-name="T22">. Misshap: </text:span><text:span text:style-name="T24">Lose it instead</text:span><text:span text:style-name="T16"><text:line-break/>Lvl</text:span><text:span text:style-name="T23">4</text:span><text:span text:style-name="T16">: </text:span><text:span text:style-name="T24">Gain 25% resistance to all elements</text:span><text:span text:style-name="T22">. Misshap: </text:span><text:span text:style-name="T24">Lose it instead</text:span></text:p>
      <text:p text:style-name="P28" loext:marker-style-name="T16"><text:span text:style-name="T41">Lvl</text:span><text:span text:style-name="T42">5</text:span><text:span text:style-name="T41">: </text:span><text:span text:style-name="T43">Gain 30% resistance to all elements</text:span><text:span text:style-name="T41">. Misshap: </text:span><text:span text:style-name="T43">Lose it instead</text:span></text:p>
      <text:p text:style-name="P28" loext:marker-style-name="T16"><text:span text:style-name="T43"/></text:p>
      <text:p text:style-name="P353" loext:marker-style-name="T2"><text:span text:style-name="T25">Crystal</text:span><text:span text:style-name="T16"> Aegis (</text:span><text:span text:style-name="T2">arcane)</text:span></text:p>
      <text:p text:style-name="P353" loext:marker-style-name="T16"><text:span text:style-name="T16">Lvl1: Cover yourself with </text:span><text:span text:style-name="T25">hard brittle crystal that reduces the next instance of damage you take by 20</text:span><text:span text:style-name="T16">. Only one aegis can be active at a time. Lasts until the next rest. Mishap: Reduce your armor</text:span></text:p>
      <text:p text:style-name="P353" loext:marker-style-name="T16"><text:span text:style-name="T16">Lvl</text:span><text:span text:style-name="T26">2</text:span><text:span text:style-name="T16">: Cover yourself with </text:span><text:span text:style-name="T25">hard brittle crystal that reduces the next instance of damage you take by 23</text:span><text:span text:style-name="T16">. Only one aegis can be active at a time. Lasts until the next rest. Mishap: Reduce your armor</text:span></text:p>
      <text:p text:style-name="P353" loext:marker-style-name="T16"><text:span text:style-name="T16">Lvl3: Cover yourself with </text:span><text:span text:style-name="T25">hard brittle crystal that reduces the next 2 instances of damage you take by 25</text:span><text:span text:style-name="T16">. Only one aegis can be active at a time. Lasts until the next rest. Mishap: Reduce your armor</text:span></text:p>
      <text:p text:style-name="P353" loext:marker-style-name="T16"><text:span text:style-name="T16">Lvl4: Cover yourself with </text:span><text:span text:style-name="T25">hard brittle crystal that reduces the next 3 instances of damage you take by 28</text:span><text:span text:style-name="T16">. Only one aegis can be active at a time. Lasts until the next rest. Mishap: Reduce your armor</text:span></text:p>
      <text:p text:style-name="P353" loext:marker-style-name="T2"><text:span text:style-name="T43">Lvl5: Cover yourself with </text:span><text:span text:style-name="T44">hard brittle crystal that reduces the next 4 instances of damage you take by 30</text:span><text:span text:style-name="T43">. Only one aegis can be active at a time. Lasts until the next rest. Mishap: Reduce your armor</text:span></text:p>
      <text:p text:style-name="P353" loext:marker-style-name="T2"><text:span text:style-name="T43"/></text:p>
      <text:p text:style-name="P353" loext:marker-style-name="T2"><text:soft-page-break/><text:span text:style-name="T43"/></text:p>
      <text:p text:style-name="P43"><text:span text:style-name="T44">Reforge</text:span><text:span text:style-name="T40"> (</text:span><text:span text:style-name="T15">arcane</text:span><text:span text:style-name="T40">)</text:span></text:p>
      <text:p text:style-name="P353" loext:marker-style-name="T16"><text:span text:style-name="T16">Lvl1: </text:span><text:span text:style-name="T24">Convert an item’</text:span><text:span text:style-name="T25">s</text:span><text:span text:style-name="T24"> </text:span><text:span text:style-name="T25">base type into a different one of the same family. 20% chance of removing enchantments</text:span><text:span text:style-name="T22">.</text:span><text:span text:style-name="T16"> Misshap: </text:span><text:span text:style-name="T25">Destroy it instead</text:span><text:span text:style-name="T16"><text:line-break/>Lvl2: </text:span><text:span text:style-name="T24">Convert an item’</text:span><text:span text:style-name="T25">s</text:span><text:span text:style-name="T24"> </text:span><text:span text:style-name="T25">base type into a different one of the same family. 15% chance of removing enchantments</text:span><text:span text:style-name="T22">.</text:span><text:span text:style-name="T24"> Misshap: </text:span><text:span text:style-name="T25">Destroy it instead</text:span><text:span text:style-name="T16"><text:line-break/>Lvl3: </text:span><text:span text:style-name="T24">Convert an item’</text:span><text:span text:style-name="T25">s</text:span><text:span text:style-name="T24"> </text:span><text:span text:style-name="T25">base type into a different one of the same family. 10% chance of removing enchantments</text:span><text:span text:style-name="T22">.</text:span><text:span text:style-name="T24"> Misshap: </text:span><text:span text:style-name="T25">Destroy it instead</text:span><text:span text:style-name="T16"><text:line-break/>Lvl</text:span><text:span text:style-name="T23">4</text:span><text:span text:style-name="T16">: </text:span><text:span text:style-name="T24"><text:s/>Convert an item’</text:span><text:span text:style-name="T25">s</text:span><text:span text:style-name="T24"> </text:span><text:span text:style-name="T25">base type into a different one of the same family. 5% chance of removing enchantments</text:span><text:span text:style-name="T22">.</text:span><text:span text:style-name="T24"> Misshap: </text:span><text:span text:style-name="T25">Destroy it instead</text:span></text:p>
      <text:p text:style-name="P353" loext:marker-style-name="T16"><text:span text:style-name="T41">Lvl</text:span><text:span text:style-name="T42">5</text:span><text:span text:style-name="T41">: </text:span><text:span text:style-name="T43"><text:s/>Convert an item’</text:span><text:span text:style-name="T44">s</text:span><text:span text:style-name="T43"> </text:span><text:span text:style-name="T44">base type into a different one of the same family.</text:span><text:span text:style-name="T43"> Misshap: </text:span><text:span text:style-name="T44">Destroy it instead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none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1pt" fo:language="es" fo:country="none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085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Endnote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6-28T08:19:11.005000000</dc:date>
    <meta:editing-duration>PT4H22M22S</meta:editing-duration>
    <meta:editing-cycles>18</meta:editing-cycles>
    <meta:generator>LibreOffice/24.2.2.2$Windows_X86_64 LibreOffice_project/d56cc158d8a96260b836f100ef4b4ef25d6f1a01</meta:generator>
    <meta:document-statistic meta:table-count="0" meta:image-count="0" meta:object-count="0" meta:page-count="48" meta:paragraph-count="1390" meta:word-count="14440" meta:character-count="82579" meta:non-whitespace-character-count="69421"/>
  </office:meta>
</office:document-meta>
</file>